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3.298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7.061cm"/>
    </style:style>
    <style:style style:name="co9" style:family="table-column">
      <style:table-column-properties fo:break-before="auto" style:column-width="3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800080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order-bottom="0.06pt solid #000000" fo:background-color="#dedce6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4">
      <style:table-cell-properties fo:background-color="#800080"/>
    </style:style>
    <style:style style:name="ce7" style:family="table-cell" style:parent-style-name="Default">
      <style:table-cell-properties fo:background-color="#d4ea6b"/>
    </style: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rovnávací tabulka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6" table:number-columns-repeated="1015" table:default-cell-style-name="ce3"/>
        <table:table-row table:style-name="ro1">
          <table:table-cell table:style-name="ce2" office:value-type="string" calcext:value-type="string">
            <text:p>Algortimus</text:p>
          </table:table-cell>
          <table:table-cell table:style-name="ce2" office:value-type="string" calcext:value-type="string">
            <text:p>Minimum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Medián</text:p>
          </table:table-cell>
          <table:table-cell table:style-name="ce2" office:value-type="string" calcext:value-type="string">
            <text:p>Směrodatná odchylka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VN 1</text:p>
          </table:table-cell>
          <table:table-cell table:style-name="ce2" office:value-type="string" calcext:value-type="string">
            <text:p>VN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Insertion (random)</text:p>
          </table:table-cell>
          <table:table-cell table:style-name="ce5" office:value-type="float" office:value="34258.33" calcext:value-type="float">
            <text:p>34 258,33</text:p>
          </table:table-cell>
          <table:table-cell table:style-name="ce5" office:value-type="float" office:value="36956.07" calcext:value-type="float">
            <text:p>36 956,07</text:p>
          </table:table-cell>
          <table:table-cell table:style-name="ce5" office:value-type="float" office:value="35216.5" calcext:value-type="float">
            <text:p>35 216,50</text:p>
          </table:table-cell>
          <table:table-cell table:style-name="ce5" office:value-type="float" office:value="788.51" calcext:value-type="float">
            <text:p>788,51</text:p>
          </table:table-cell>
          <table:table-cell table:formula="of:=4*[.H2]" office:value-type="float" office:value="4512" calcext:value-type="float">
            <text:p>4512</text:p>
          </table:table-cell>
          <table:table-cell office:value-type="float" office:value="36894" calcext:value-type="float">
            <text:p>36894</text:p>
          </table:table-cell>
          <table:table-cell office:value-type="float" office:value="1128" calcext:value-type="float">
            <text:p>1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Insertion (nearest)</text:p>
          </table:table-cell>
          <table:table-cell table:style-name="ce5" office:value-type="float" office:value="34506.39" calcext:value-type="float">
            <text:p>34 506,39</text:p>
          </table:table-cell>
          <table:table-cell table:style-name="ce5" office:value-type="float" office:value="36933" calcext:value-type="float">
            <text:p>36 933,00</text:p>
          </table:table-cell>
          <table:table-cell table:style-name="ce5" office:value-type="float" office:value="35773.22" calcext:value-type="float">
            <text:p>35 773,22</text:p>
          </table:table-cell>
          <table:table-cell table:style-name="ce5" office:value-type="float" office:value="595.53" calcext:value-type="float">
            <text:p>595,53</text:p>
          </table:table-cell>
          <table:table-cell table:formula="of:=4*[.H3]" office:value-type="float" office:value="4512" calcext:value-type="float">
            <text:p>4512</text:p>
          </table:table-cell>
          <table:table-cell office:value-type="float" office:value="55271" calcext:value-type="float">
            <text:p>55271</text:p>
          </table:table-cell>
          <table:table-cell office:value-type="float" office:value="1128" calcext:value-type="float">
            <text:p>1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Insertion (farthest)</text:p>
          </table:table-cell>
          <table:table-cell table:style-name="ce5" office:value-type="float" office:value="34720.24" calcext:value-type="float">
            <text:p>34 720,24</text:p>
          </table:table-cell>
          <table:table-cell table:style-name="ce5" office:value-type="float" office:value="36933" calcext:value-type="float">
            <text:p>36 933,00</text:p>
          </table:table-cell>
          <table:table-cell table:style-name="ce5" office:value-type="float" office:value="35773.22" calcext:value-type="float">
            <text:p>35 773,22</text:p>
          </table:table-cell>
          <table:table-cell table:style-name="ce5" office:value-type="float" office:value="618.94" calcext:value-type="float">
            <text:p>618,94</text:p>
          </table:table-cell>
          <table:table-cell table:formula="of:=4*[.H4]" office:value-type="float" office:value="4512" calcext:value-type="float">
            <text:p>4512</text:p>
          </table:table-cell>
          <table:table-cell office:value-type="float" office:value="55271" calcext:value-type="float">
            <text:p>55271</text:p>
          </table:table-cell>
          <table:table-cell office:value-type="float" office:value="1128" calcext:value-type="float">
            <text:p>1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Insertion (cheapest)</text:p>
          </table:table-cell>
          <table:table-cell table:style-name="ce5" office:value-type="float" office:value="34817.95" calcext:value-type="float">
            <text:p>34 817,95</text:p>
          </table:table-cell>
          <table:table-cell table:style-name="ce5" office:value-type="float" office:value="38114.78" calcext:value-type="float">
            <text:p>38 114,78</text:p>
          </table:table-cell>
          <table:table-cell table:style-name="ce5" office:value-type="float" office:value="36112.9" calcext:value-type="float">
            <text:p>36 112,90</text:p>
          </table:table-cell>
          <table:table-cell table:style-name="ce5" office:value-type="float" office:value="774.2" calcext:value-type="float">
            <text:p>774,20</text:p>
          </table:table-cell>
          <table:table-cell table:formula="of:=4*[.H5]" office:value-type="float" office:value="77836" calcext:value-type="float">
            <text:p>77836</text:p>
          </table:table-cell>
          <table:table-cell office:value-type="float" office:value="480012" calcext:value-type="float">
            <text:p>480012</text:p>
          </table:table-cell>
          <table:table-cell office:value-type="float" office:value="19459" calcext:value-type="float">
            <text:p>19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Full Tabu</text:p>
          </table:table-cell>
          <table:table-cell table:style-name="ce5" office:value-type="float" office:value="37114.53" calcext:value-type="float">
            <text:p>37 114,53</text:p>
          </table:table-cell>
          <table:table-cell table:style-name="ce5" office:value-type="float" office:value="54277.86" calcext:value-type="float">
            <text:p>54 277,86</text:p>
          </table:table-cell>
          <table:table-cell table:style-name="ce5" office:value-type="float" office:value="43022.14" calcext:value-type="float">
            <text:p>43 022,14</text:p>
          </table:table-cell>
          <table:table-cell table:style-name="ce5" office:value-type="float" office:value="4697.5" calcext:value-type="float">
            <text:p>4 697,50</text:p>
          </table:table-cell>
          <table:table-cell table:formula="of:=4*[.H6]" office:value-type="float" office:value="121702" calcext:value-type="float">
            <text:p>121702</text:p>
          </table:table-cell>
          <table:table-cell office:value-type="float" office:value="1461696" calcext:value-type="float">
            <text:p>1461696</text:p>
          </table:table-cell>
          <table:table-cell office:value-type="float" office:value="30425.5" calcext:value-type="float">
            <text:p>30425,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Tabu</text:p>
          </table:table-cell>
          <table:table-cell table:style-name="ce6" office:value-type="float" office:value="37787.33" calcext:value-type="float">
            <text:p>37 787,33</text:p>
          </table:table-cell>
          <table:table-cell table:style-name="ce6" office:value-type="float" office:value="57716.88" calcext:value-type="float">
            <text:p>57 716,88</text:p>
          </table:table-cell>
          <table:table-cell table:style-name="ce6" office:value-type="float" office:value="43384.81" calcext:value-type="float">
            <text:p>43 384,81</text:p>
          </table:table-cell>
          <table:table-cell table:style-name="ce6" office:value-type="float" office:value="4790.75" calcext:value-type="float">
            <text:p>4 790,75</text:p>
          </table:table-cell>
          <table:table-cell table:style-name="ce4" table:formula="of:=4*[.H7]" office:value-type="float" office:value="40004" calcext:value-type="float">
            <text:p>40004</text:p>
          </table:table-cell>
          <table:table-cell table:style-name="ce4" office:value-type="float" office:value="481320" calcext:value-type="float">
            <text:p>481320</text:p>
          </table:table-cell>
          <table:table-cell table:style-name="ce4" office:value-type="float" office:value="10001" calcext:value-type="float">
            <text:p>10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reedy</text:p>
          </table:table-cell>
          <table:table-cell table:style-name="ce5" office:value-type="float" office:value="61314.33" calcext:value-type="float">
            <text:p>61 314,33</text:p>
          </table:table-cell>
          <table:table-cell table:style-name="ce5" office:value-type="float" office:value="160281.95" calcext:value-type="float">
            <text:p>160 281,95</text:p>
          </table:table-cell>
          <table:table-cell table:style-name="ce5" office:value-type="float" office:value="87697.95" calcext:value-type="float">
            <text:p>87 697,95</text:p>
          </table:table-cell>
          <table:table-cell table:style-name="ce5" office:value-type="float" office:value="27186.3" calcext:value-type="float">
            <text:p>27 186,30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Random</text:p>
          </table:table-cell>
          <table:table-cell table:style-name="ce5" office:value-type="float" office:value="127844.35" calcext:value-type="float">
            <text:p>127 844,35</text:p>
          </table:table-cell>
          <table:table-cell table:style-name="ce5" office:value-type="float" office:value="196684.31" calcext:value-type="float">
            <text:p>196 684,31</text:p>
          </table:table-cell>
          <table:table-cell table:style-name="ce5" office:value-type="float" office:value="158052.06" calcext:value-type="float">
            <text:p>158 052,06</text:p>
          </table:table-cell>
          <table:table-cell table:style-name="ce5" office:value-type="float" office:value="13868.86" calcext:value-type="float">
            <text:p>13 868,8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vergenční graf" table:style-name="ta1">
        <table:shapes>
          <draw:frame draw:z-index="0" draw:style-name="gr1" draw:text-style-name="P1" svg:width="54.224cm" svg:height="30.273cm" svg:x="0cm" svg:y="0.001cm">
            <draw:object draw:notify-on-update-of-ranges="'Zdrojová data 2'.A1:'Zdrojová data 2'.CV1 'Zdrojová data 2'.A2:'Zdrojová data 2'.CV2 'Zdrojová data 2'.A3:'Zdrojová data 2'.CV3 'Zdrojová data 2'.A4:'Zdrojová data 2'.CV4 'Zdrojová data 2'.A5:'Zdrojová data 2'.CV5 'Zdrojová data 2'.A6:'Zdrojová data 2'.CV6 'Zdrojová data 2'.A7:'Zdrojová data 2'.CV7 'Zdrojová data 2'.A8:'Zdrojová data 2'.CV8 'Zdrojová data 2'.A9:'Zdrojová data 2'.CV9 'Zdrojová data 2'.A10:'Zdrojová data 2'.CV10 'Zdrojová data 2'.A11:'Zdrojová data 2'.CV11 'Zdrojová data 2'.A12:'Zdrojová data 2'.CV12 'Zdrojová data 2'.A13:'Zdrojová data 2'.CV13 'Zdrojová data 2'.A14:'Zdrojová data 2'.CV14 'Zdrojová data 2'.A15:'Zdrojová data 2'.CV15 'Zdrojová data 2'.A16:'Zdrojová data 2'.CV16 'Zdrojová data 2'.A17:'Zdrojová data 2'.CV17 'Zdrojová data 2'.A18:'Zdrojová data 2'.CV18 'Zdrojová data 2'.A19:'Zdrojová data 2'.CV19 'Zdrojová data 2'.A20:'Zdrojová data 2'.CV20 'Zdrojová data 2'.A21:'Zdrojová data 2'.CV21 'Zdrojová data 2'.A22:'Zdrojová data 2'.CV22 'Zdrojová data 2'.A23:'Zdrojová data 2'.CV23 'Zdrojová data 2'.A24:'Zdrojová data 2'.CV24 'Zdrojová data 2'.A25:'Zdrojová data 2'.CV25 'Zdrojová data 2'.A26:'Zdrojová data 2'.CV26 'Zdrojová data 2'.A27:'Zdrojová data 2'.CV27 'Zdrojová data 2'.A28:'Zdrojová data 2'.CV28 'Zdrojová data 2'.A29:'Zdrojová data 2'.CV29 'Zdrojová data 2'.A30:'Zdrojová data 2'.CV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Sumární konvergence" table:style-name="ta1">
        <table:shapes>
          <draw:frame draw:z-index="0" draw:style-name="gr1" draw:text-style-name="P1" svg:width="50.981cm" svg:height="28.675cm" svg:x="0.001cm" svg:y="0.001cm">
            <draw:object draw:notify-on-update-of-ranges="'Zdrojová data'.A1:'Zdrojová data'.A1 'Zdrojová data 2'.A33:'Zdrojová data 2'.CV33 'Zdrojová data'.A1:'Zdrojová data'.A1 'Zdrojová data 2'.A34:'Zdrojová data 2'.CV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Zdrojová data" table:style-name="ta2"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Random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127844.35" calcext:value-type="float">
            <text:p>127844,35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196684.31" calcext:value-type="float">
            <text:p>196684,31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158052.06" calcext:value-type="float">
            <text:p>158052,06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13868.86" calcext:value-type="float">
            <text:p>13868,86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Random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ax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edia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Random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Greedy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61314.33" calcext:value-type="float">
            <text:p>61314,33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160281.95" calcext:value-type="float">
            <text:p>160281,95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87697.95" calcext:value-type="float">
            <text:p>87697,95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27186.3" calcext:value-type="float">
            <text:p>27186,3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Greedy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max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median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Greedy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d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Insertion (random)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34258.33" calcext:value-type="float">
            <text:p>34258,33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36956.07" calcext:value-type="float">
            <text:p>36956,07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35216.5" calcext:value-type="float">
            <text:p>35216,5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788.51" calcext:value-type="float">
            <text:p>788,51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random)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36894" calcext:value-type="float">
            <text:p>36894</text:p>
          </table:table-cell>
          <table:table-cell office:value-type="string" calcext:value-type="string">
            <text:p><text:s/>max</text:p>
          </table:table-cell>
          <table:table-cell office:value-type="float" office:value="36894" calcext:value-type="float">
            <text:p>36894</text:p>
          </table:table-cell>
          <table:table-cell office:value-type="string" calcext:value-type="string">
            <text:p><text:s/>median</text:p>
          </table:table-cell>
          <table:table-cell office:value-type="float" office:value="36894" calcext:value-type="float">
            <text:p>36894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random)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max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media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Insertion (nearest)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34506.39" calcext:value-type="float">
            <text:p>34506,39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36933" calcext:value-type="float">
            <text:p>36933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35773.22" calcext:value-type="float">
            <text:p>35773,22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595.53" calcext:value-type="float">
            <text:p>595,53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nearest)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<text:s/>max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<text:s/>median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nearest)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max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media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Insertion (farthest)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34720.24" calcext:value-type="float">
            <text:p>34720,24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36933" calcext:value-type="float">
            <text:p>36933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35773.22" calcext:value-type="float">
            <text:p>35773,22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618.94" calcext:value-type="float">
            <text:p>618,94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farthest)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<text:s/>max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<text:s/>median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farthest)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max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median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Insertion (cheapest)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34817.95" calcext:value-type="float">
            <text:p>34817,95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38114.78" calcext:value-type="float">
            <text:p>38114,78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36112.9" calcext:value-type="float">
            <text:p>36112,9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774.2" calcext:value-type="float">
            <text:p>774,2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cheapest)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480012" calcext:value-type="float">
            <text:p>480012</text:p>
          </table:table-cell>
          <table:table-cell office:value-type="string" calcext:value-type="string">
            <text:p><text:s/>max</text:p>
          </table:table-cell>
          <table:table-cell office:value-type="float" office:value="480012" calcext:value-type="float">
            <text:p>480012</text:p>
          </table:table-cell>
          <table:table-cell office:value-type="string" calcext:value-type="string">
            <text:p><text:s/>median</text:p>
          </table:table-cell>
          <table:table-cell office:value-type="float" office:value="480012" calcext:value-type="float">
            <text:p>480012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Insertion (cheapest)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9459" calcext:value-type="float">
            <text:p>19459</text:p>
          </table:table-cell>
          <table:table-cell office:value-type="string" calcext:value-type="string">
            <text:p><text:s/>max</text:p>
          </table:table-cell>
          <table:table-cell office:value-type="float" office:value="19459" calcext:value-type="float">
            <text:p>19459</text:p>
          </table:table-cell>
          <table:table-cell office:value-type="string" calcext:value-type="string">
            <text:p><text:s/>median</text:p>
          </table:table-cell>
          <table:table-cell office:value-type="float" office:value="19459" calcext:value-type="float">
            <text:p>19459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Full Tabu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37114.53" calcext:value-type="float">
            <text:p>37114,53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54277.86" calcext:value-type="float">
            <text:p>54277,86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43022.14" calcext:value-type="float">
            <text:p>43022,14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4697.5" calcext:value-type="float">
            <text:p>4697,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Full Tabu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975480" calcext:value-type="float">
            <text:p>975480</text:p>
          </table:table-cell>
          <table:table-cell office:value-type="string" calcext:value-type="string">
            <text:p><text:s/>max</text:p>
          </table:table-cell>
          <table:table-cell office:value-type="float" office:value="2435064" calcext:value-type="float">
            <text:p>2435064</text:p>
          </table:table-cell>
          <table:table-cell office:value-type="string" calcext:value-type="string">
            <text:p><text:s/>median</text:p>
          </table:table-cell>
          <table:table-cell office:value-type="float" office:value="1461696" calcext:value-type="float">
            <text:p>1461696</text:p>
          </table:table-cell>
          <table:table-cell office:value-type="string" calcext:value-type="string">
            <text:p><text:s/>stdev</text:p>
          </table:table-cell>
          <table:table-cell office:value-type="float" office:value="328790.99" calcext:value-type="float">
            <text:p>328790,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Full Tabu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20296" calcext:value-type="float">
            <text:p>20296</text:p>
          </table:table-cell>
          <table:table-cell office:value-type="string" calcext:value-type="string">
            <text:p><text:s/>max</text:p>
          </table:table-cell>
          <table:table-cell office:value-type="float" office:value="50704" calcext:value-type="float">
            <text:p>50704</text:p>
          </table:table-cell>
          <table:table-cell office:value-type="string" calcext:value-type="string">
            <text:p><text:s/>median</text:p>
          </table:table-cell>
          <table:table-cell office:value-type="float" office:value="30425.5" calcext:value-type="float">
            <text:p>30425,5</text:p>
          </table:table-cell>
          <table:table-cell office:value-type="string" calcext:value-type="string">
            <text:p><text:s/>stdev</text:p>
          </table:table-cell>
          <table:table-cell office:value-type="float" office:value="6849.81" calcext:value-type="float">
            <text:p>6849,8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<text:s/>Tabu</text:p>
          </table:table-cell>
          <table:table-cell table:style-name="ce7" office:value-type="string" calcext:value-type="string">
            <text:p><text:s/>iteration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<text:s/>min</text:p>
          </table:table-cell>
          <table:table-cell table:style-name="ce7" office:value-type="float" office:value="37787.33" calcext:value-type="float">
            <text:p>37787,33</text:p>
          </table:table-cell>
          <table:table-cell table:style-name="ce7" office:value-type="string" calcext:value-type="string">
            <text:p><text:s/>max</text:p>
          </table:table-cell>
          <table:table-cell table:style-name="ce7" office:value-type="float" office:value="57716.88" calcext:value-type="float">
            <text:p>57716,88</text:p>
          </table:table-cell>
          <table:table-cell table:style-name="ce7" office:value-type="string" calcext:value-type="string">
            <text:p><text:s/>median</text:p>
          </table:table-cell>
          <table:table-cell table:style-name="ce7" office:value-type="float" office:value="43384.81" calcext:value-type="float">
            <text:p>43384,81</text:p>
          </table:table-cell>
          <table:table-cell table:style-name="ce7" office:value-type="string" calcext:value-type="string">
            <text:p><text:s/>stdev</text:p>
          </table:table-cell>
          <table:table-cell table:style-name="ce7" office:value-type="float" office:value="4790.75" calcext:value-type="float">
            <text:p>4790,7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Tabu - Used Dist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481320" calcext:value-type="float">
            <text:p>481320</text:p>
          </table:table-cell>
          <table:table-cell office:value-type="string" calcext:value-type="string">
            <text:p><text:s/>max</text:p>
          </table:table-cell>
          <table:table-cell office:value-type="float" office:value="481320" calcext:value-type="float">
            <text:p>481320</text:p>
          </table:table-cell>
          <table:table-cell office:value-type="string" calcext:value-type="string">
            <text:p><text:s/>median</text:p>
          </table:table-cell>
          <table:table-cell office:value-type="float" office:value="481320" calcext:value-type="float">
            <text:p>481320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Tabu - Used Full Distnance</text:p>
          </table:table-cell>
          <table:table-cell office:value-type="string" calcext:value-type="string">
            <text:p><text:s/>iteratio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min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/>max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/>median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/>stdev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</table:table>
      <table:table table:name="Zdrojová data 2" table:style-name="ta2">
        <table:table-column table:style-name="co6" table:number-columns-repeated="100" table:default-cell-style-name="ce1"/>
        <table:table-row table:style-name="ro1">
          <table:table-cell office:value-type="float" office:value="99884.1191947892" calcext:value-type="float">
            <text:p>99 884,12</text:p>
          </table:table-cell>
          <table:table-cell office:value-type="float" office:value="93633.7940950744" calcext:value-type="float">
            <text:p>93 633,79</text:p>
          </table:table-cell>
          <table:table-cell office:value-type="float" office:value="87423.6765598434" calcext:value-type="float">
            <text:p>87 423,68</text:p>
          </table:table-cell>
          <table:table-cell office:value-type="float" office:value="85296.6782715167" calcext:value-type="float">
            <text:p>85 296,68</text:p>
          </table:table-cell>
          <table:table-cell office:value-type="float" office:value="80137.4177276344" calcext:value-type="float">
            <text:p>80 137,42</text:p>
          </table:table-cell>
          <table:table-cell office:value-type="float" office:value="77242.9295527428" calcext:value-type="float">
            <text:p>77 242,93</text:p>
          </table:table-cell>
          <table:table-cell office:value-type="float" office:value="75570.2019874054" calcext:value-type="float">
            <text:p>75 570,20</text:p>
          </table:table-cell>
          <table:table-cell office:value-type="float" office:value="73820.3092721001" calcext:value-type="float">
            <text:p>73 820,31</text:p>
          </table:table-cell>
          <table:table-cell office:value-type="float" office:value="69536.0693846477" calcext:value-type="float">
            <text:p>69 536,07</text:p>
          </table:table-cell>
          <table:table-cell office:value-type="float" office:value="67817.3454747072" calcext:value-type="float">
            <text:p>67 817,35</text:p>
          </table:table-cell>
          <table:table-cell office:value-type="float" office:value="67352.751078828" calcext:value-type="float">
            <text:p>67 352,75</text:p>
          </table:table-cell>
          <table:table-cell office:value-type="float" office:value="66817.3042204191" calcext:value-type="float">
            <text:p>66 817,30</text:p>
          </table:table-cell>
          <table:table-cell office:value-type="float" office:value="66430.0109402984" calcext:value-type="float">
            <text:p>66 430,01</text:p>
          </table:table-cell>
          <table:table-cell office:value-type="float" office:value="64677.2810731161" calcext:value-type="float">
            <text:p>64 677,28</text:p>
          </table:table-cell>
          <table:table-cell office:value-type="float" office:value="63941.1536309816" calcext:value-type="float">
            <text:p>63 941,15</text:p>
          </table:table-cell>
          <table:table-cell office:value-type="float" office:value="63567.3254918429" calcext:value-type="float">
            <text:p>63 567,33</text:p>
          </table:table-cell>
          <table:table-cell office:value-type="float" office:value="63283.7616554603" calcext:value-type="float">
            <text:p>63 283,76</text:p>
          </table:table-cell>
          <table:table-cell office:value-type="float" office:value="61665.4781452293" calcext:value-type="float">
            <text:p>61 665,48</text:p>
          </table:table-cell>
          <table:table-cell office:value-type="float" office:value="60872.0093446791" calcext:value-type="float">
            <text:p>60 872,01</text:p>
          </table:table-cell>
          <table:table-cell office:value-type="float" office:value="59916.19323597" calcext:value-type="float">
            <text:p>59 916,19</text:p>
          </table:table-cell>
          <table:table-cell office:value-type="float" office:value="59468.0345719989" calcext:value-type="float">
            <text:p>59 468,03</text:p>
          </table:table-cell>
          <table:table-cell office:value-type="float" office:value="59317.0419496678" calcext:value-type="float">
            <text:p>59 317,04</text:p>
          </table:table-cell>
          <table:table-cell office:value-type="float" office:value="58836.2838264176" calcext:value-type="float">
            <text:p>58 836,28</text:p>
          </table:table-cell>
          <table:table-cell office:value-type="float" office:value="58500.2792022328" calcext:value-type="float">
            <text:p>58 500,28</text:p>
          </table:table-cell>
          <table:table-cell table:number-columns-repeated="3" office:value-type="float" office:value="58117.2683620572" calcext:value-type="float">
            <text:p>58 117,27</text:p>
          </table:table-cell>
          <table:table-cell office:value-type="float" office:value="57854.2511809451" calcext:value-type="float">
            <text:p>57 854,25</text:p>
          </table:table-cell>
          <table:table-cell office:value-type="float" office:value="57164.4979824509" calcext:value-type="float">
            <text:p>57 164,50</text:p>
          </table:table-cell>
          <table:table-cell office:value-type="float" office:value="55819.2127624082" calcext:value-type="float">
            <text:p>55 819,21</text:p>
          </table:table-cell>
          <table:table-cell office:value-type="float" office:value="55720.0490695894" calcext:value-type="float">
            <text:p>55 720,05</text:p>
          </table:table-cell>
          <table:table-cell table:number-columns-repeated="4" office:value-type="float" office:value="55621.6339620449" calcext:value-type="float">
            <text:p>55 621,63</text:p>
          </table:table-cell>
          <table:table-cell table:number-columns-repeated="3" office:value-type="float" office:value="55468.0354076802" calcext:value-type="float">
            <text:p>55 468,04</text:p>
          </table:table-cell>
          <table:table-cell table:number-columns-repeated="2" office:value-type="float" office:value="55466.1302693579" calcext:value-type="float">
            <text:p>55 466,13</text:p>
          </table:table-cell>
          <table:table-cell office:value-type="float" office:value="55151.7126701335" calcext:value-type="float">
            <text:p>55 151,71</text:p>
          </table:table-cell>
          <table:table-cell table:number-columns-repeated="3" office:value-type="float" office:value="55048.2804461352" calcext:value-type="float">
            <text:p>55 048,28</text:p>
          </table:table-cell>
          <table:table-cell office:value-type="float" office:value="54981.8260898177" calcext:value-type="float">
            <text:p>54 981,83</text:p>
          </table:table-cell>
          <table:table-cell office:value-type="float" office:value="54886.2453394985" calcext:value-type="float">
            <text:p>54 886,25</text:p>
          </table:table-cell>
          <table:table-cell table:number-columns-repeated="2" office:value-type="float" office:value="53824.3988024765" calcext:value-type="float">
            <text:p>53 824,40</text:p>
          </table:table-cell>
          <table:table-cell table:number-columns-repeated="3" office:value-type="float" office:value="53114.6521290833" calcext:value-type="float">
            <text:p>53 114,65</text:p>
          </table:table-cell>
          <table:table-cell office:value-type="float" office:value="52891.3936543428" calcext:value-type="float">
            <text:p>52 891,39</text:p>
          </table:table-cell>
          <table:table-cell office:value-type="float" office:value="52848.65269373" calcext:value-type="float">
            <text:p>52 848,65</text:p>
          </table:table-cell>
          <table:table-cell table:number-columns-repeated="2" office:value-type="float" office:value="52575.6569176405" calcext:value-type="float">
            <text:p>52 575,66</text:p>
          </table:table-cell>
          <table:table-cell office:value-type="float" office:value="51759.6597710519" calcext:value-type="float">
            <text:p>51 759,66</text:p>
          </table:table-cell>
          <table:table-cell office:value-type="float" office:value="51682.1969262446" calcext:value-type="float">
            <text:p>51 682,20</text:p>
          </table:table-cell>
          <table:table-cell table:number-columns-repeated="2" office:value-type="float" office:value="51486.8860240301" calcext:value-type="float">
            <text:p>51 486,89</text:p>
          </table:table-cell>
          <table:table-cell office:value-type="float" office:value="51309.8350657805" calcext:value-type="float">
            <text:p>51 309,84</text:p>
          </table:table-cell>
          <table:table-cell table:number-columns-repeated="7" office:value-type="float" office:value="50848.1112765477" calcext:value-type="float">
            <text:p>50 848,11</text:p>
          </table:table-cell>
          <table:table-cell office:value-type="float" office:value="50670.9790860575" calcext:value-type="float">
            <text:p>50 670,98</text:p>
          </table:table-cell>
          <table:table-cell table:number-columns-repeated="5" office:value-type="float" office:value="50545.6495851943" calcext:value-type="float">
            <text:p>50 545,65</text:p>
          </table:table-cell>
          <table:table-cell table:number-columns-repeated="2" office:value-type="float" office:value="50428.2482686455" calcext:value-type="float">
            <text:p>50 428,25</text:p>
          </table:table-cell>
          <table:table-cell table:number-columns-repeated="3" office:value-type="float" office:value="49837.2136922072" calcext:value-type="float">
            <text:p>49 837,21</text:p>
          </table:table-cell>
          <table:table-cell office:value-type="float" office:value="49693.6749829742" calcext:value-type="float">
            <text:p>49 693,67</text:p>
          </table:table-cell>
          <table:table-cell office:value-type="float" office:value="49556.1303219471" calcext:value-type="float">
            <text:p>49 556,13</text:p>
          </table:table-cell>
          <table:table-cell table:number-columns-repeated="8" office:value-type="float" office:value="49438.9154229645" calcext:value-type="float">
            <text:p>49 438,92</text:p>
          </table:table-cell>
          <table:table-cell table:number-columns-repeated="6" office:value-type="float" office:value="48418.0239425557" calcext:value-type="float">
            <text:p>48 418,02</text:p>
          </table:table-cell>
          <table:table-cell office:value-type="float" office:value="48316.3589711262" calcext:value-type="float">
            <text:p>48 316,36</text:p>
          </table:table-cell>
          <table:table-cell table:number-columns-repeated="3" office:value-type="float" office:value="47695.3057595088" calcext:value-type="float">
            <text:p>47 695,31</text:p>
          </table:table-cell>
          <table:table-cell table:number-columns-repeated="2" office:value-type="float" office:value="47511.2562669538" calcext:value-type="float">
            <text:p>47 511,26</text:p>
          </table:table-cell>
        </table:table-row>
        <table:table-row table:style-name="ro1">
          <table:table-cell office:value-type="float" office:value="84137.2717355678" calcext:value-type="float">
            <text:p>84 137,27</text:p>
          </table:table-cell>
          <table:table-cell office:value-type="float" office:value="79433.1418478627" calcext:value-type="float">
            <text:p>79 433,14</text:p>
          </table:table-cell>
          <table:table-cell office:value-type="float" office:value="75171.2626001636" calcext:value-type="float">
            <text:p>75 171,26</text:p>
          </table:table-cell>
          <table:table-cell office:value-type="float" office:value="70591.2314314416" calcext:value-type="float">
            <text:p>70 591,23</text:p>
          </table:table-cell>
          <table:table-cell office:value-type="float" office:value="68096.5197975543" calcext:value-type="float">
            <text:p>68 096,52</text:p>
          </table:table-cell>
          <table:table-cell office:value-type="float" office:value="66339.7384636151" calcext:value-type="float">
            <text:p>66 339,74</text:p>
          </table:table-cell>
          <table:table-cell office:value-type="float" office:value="62757.6019092915" calcext:value-type="float">
            <text:p>62 757,60</text:p>
          </table:table-cell>
          <table:table-cell office:value-type="float" office:value="61909.6786405055" calcext:value-type="float">
            <text:p>61 909,68</text:p>
          </table:table-cell>
          <table:table-cell office:value-type="float" office:value="60379.0245773459" calcext:value-type="float">
            <text:p>60 379,02</text:p>
          </table:table-cell>
          <table:table-cell office:value-type="float" office:value="59529.0817905732" calcext:value-type="float">
            <text:p>59 529,08</text:p>
          </table:table-cell>
          <table:table-cell office:value-type="float" office:value="58666.3831183754" calcext:value-type="float">
            <text:p>58 666,38</text:p>
          </table:table-cell>
          <table:table-cell table:number-columns-repeated="2" office:value-type="float" office:value="57267.5198844384" calcext:value-type="float">
            <text:p>57 267,52</text:p>
          </table:table-cell>
          <table:table-cell table:number-columns-repeated="3" office:value-type="float" office:value="56769.9850366726" calcext:value-type="float">
            <text:p>56 769,99</text:p>
          </table:table-cell>
          <table:table-cell office:value-type="float" office:value="56149.5714456987" calcext:value-type="float">
            <text:p>56 149,57</text:p>
          </table:table-cell>
          <table:table-cell table:number-columns-repeated="3" office:value-type="float" office:value="55674.2768945944" calcext:value-type="float">
            <text:p>55 674,28</text:p>
          </table:table-cell>
          <table:table-cell office:value-type="float" office:value="55476.1545173579" calcext:value-type="float">
            <text:p>55 476,15</text:p>
          </table:table-cell>
          <table:table-cell office:value-type="float" office:value="54585.5113392604" calcext:value-type="float">
            <text:p>54 585,51</text:p>
          </table:table-cell>
          <table:table-cell table:number-columns-repeated="2" office:value-type="float" office:value="52408.0100871803" calcext:value-type="float">
            <text:p>52 408,01</text:p>
          </table:table-cell>
          <table:table-cell office:value-type="float" office:value="52132.2337847323" calcext:value-type="float">
            <text:p>52 132,23</text:p>
          </table:table-cell>
          <table:table-cell office:value-type="float" office:value="51854.0943597717" calcext:value-type="float">
            <text:p>51 854,09</text:p>
          </table:table-cell>
          <table:table-cell table:number-columns-repeated="2" office:value-type="float" office:value="50721.9489690787" calcext:value-type="float">
            <text:p>50 721,95</text:p>
          </table:table-cell>
          <table:table-cell table:number-columns-repeated="2" office:value-type="float" office:value="50173.361329303" calcext:value-type="float">
            <text:p>50 173,36</text:p>
          </table:table-cell>
          <table:table-cell office:value-type="float" office:value="49957.0055141361" calcext:value-type="float">
            <text:p>49 957,01</text:p>
          </table:table-cell>
          <table:table-cell office:value-type="float" office:value="49871.6855396117" calcext:value-type="float">
            <text:p>49 871,69</text:p>
          </table:table-cell>
          <table:table-cell office:value-type="float" office:value="49671.5757993155" calcext:value-type="float">
            <text:p>49 671,58</text:p>
          </table:table-cell>
          <table:table-cell office:value-type="float" office:value="48767.5454924518" calcext:value-type="float">
            <text:p>48 767,55</text:p>
          </table:table-cell>
          <table:table-cell table:number-columns-repeated="2" office:value-type="float" office:value="48371.2215055383" calcext:value-type="float">
            <text:p>48 371,22</text:p>
          </table:table-cell>
          <table:table-cell office:value-type="float" office:value="48327.4841147093" calcext:value-type="float">
            <text:p>48 327,48</text:p>
          </table:table-cell>
          <table:table-cell table:number-columns-repeated="3" office:value-type="float" office:value="48077.1134218584" calcext:value-type="float">
            <text:p>48 077,11</text:p>
          </table:table-cell>
          <table:table-cell office:value-type="float" office:value="47768.7065337282" calcext:value-type="float">
            <text:p>47 768,71</text:p>
          </table:table-cell>
          <table:table-cell table:number-columns-repeated="2" office:value-type="float" office:value="47397.3559688365" calcext:value-type="float">
            <text:p>47 397,36</text:p>
          </table:table-cell>
          <table:table-cell office:value-type="float" office:value="47344.978495126" calcext:value-type="float">
            <text:p>47 344,98</text:p>
          </table:table-cell>
          <table:table-cell table:number-columns-repeated="4" office:value-type="float" office:value="46953.9498213542" calcext:value-type="float">
            <text:p>46 953,95</text:p>
          </table:table-cell>
          <table:table-cell office:value-type="float" office:value="46753.6156033676" calcext:value-type="float">
            <text:p>46 753,62</text:p>
          </table:table-cell>
          <table:table-cell table:number-columns-repeated="4" office:value-type="float" office:value="46733.4363648039" calcext:value-type="float">
            <text:p>46 733,44</text:p>
          </table:table-cell>
          <table:table-cell table:number-columns-repeated="2" office:value-type="float" office:value="46480.4900300749" calcext:value-type="float">
            <text:p>46 480,49</text:p>
          </table:table-cell>
          <table:table-cell office:value-type="float" office:value="46471.4490810921" calcext:value-type="float">
            <text:p>46 471,45</text:p>
          </table:table-cell>
          <table:table-cell table:number-columns-repeated="9" office:value-type="float" office:value="46383.8044162517" calcext:value-type="float">
            <text:p>46 383,80</text:p>
          </table:table-cell>
          <table:table-cell office:value-type="float" office:value="46299.5433969964" calcext:value-type="float">
            <text:p>46 299,54</text:p>
          </table:table-cell>
          <table:table-cell table:number-columns-repeated="4" office:value-type="float" office:value="46259.6112086707" calcext:value-type="float">
            <text:p>46 259,61</text:p>
          </table:table-cell>
          <table:table-cell table:number-columns-repeated="12" office:value-type="float" office:value="46025.9744816964" calcext:value-type="float">
            <text:p>46 025,97</text:p>
          </table:table-cell>
          <table:table-cell office:value-type="float" office:value="45901.0971461733" calcext:value-type="float">
            <text:p>45 901,10</text:p>
          </table:table-cell>
          <table:table-cell office:value-type="float" office:value="45708.8032429938" calcext:value-type="float">
            <text:p>45 708,80</text:p>
          </table:table-cell>
          <table:table-cell table:number-columns-repeated="13" office:value-type="float" office:value="45678.1440443094" calcext:value-type="float">
            <text:p>45 678,14</text:p>
          </table:table-cell>
          <table:table-cell office:value-type="float" office:value="45252.2096625107" calcext:value-type="float">
            <text:p>45 252,21</text:p>
          </table:table-cell>
          <table:table-cell office:value-type="float" office:value="45141.232374192" calcext:value-type="float">
            <text:p>45 141,23</text:p>
          </table:table-cell>
          <table:table-cell office:value-type="float" office:value="44923.3422394256" calcext:value-type="float">
            <text:p>44 923,34</text:p>
          </table:table-cell>
        </table:table-row>
        <table:table-row table:style-name="ro1">
          <table:table-cell office:value-type="float" office:value="65004.3313438225" calcext:value-type="float">
            <text:p>65 004,33</text:p>
          </table:table-cell>
          <table:table-cell office:value-type="float" office:value="63151.6954391098" calcext:value-type="float">
            <text:p>63 151,70</text:p>
          </table:table-cell>
          <table:table-cell office:value-type="float" office:value="60987.7018189572" calcext:value-type="float">
            <text:p>60 987,70</text:p>
          </table:table-cell>
          <table:table-cell office:value-type="float" office:value="58451.3508638525" calcext:value-type="float">
            <text:p>58 451,35</text:p>
          </table:table-cell>
          <table:table-cell office:value-type="float" office:value="57219.1924521473" calcext:value-type="float">
            <text:p>57 219,19</text:p>
          </table:table-cell>
          <table:table-cell office:value-type="float" office:value="57163.4386593878" calcext:value-type="float">
            <text:p>57 163,44</text:p>
          </table:table-cell>
          <table:table-cell office:value-type="float" office:value="57120.6232972697" calcext:value-type="float">
            <text:p>57 120,62</text:p>
          </table:table-cell>
          <table:table-cell office:value-type="float" office:value="55258.4741008462" calcext:value-type="float">
            <text:p>55 258,47</text:p>
          </table:table-cell>
          <table:table-cell office:value-type="float" office:value="53247.820736539" calcext:value-type="float">
            <text:p>53 247,82</text:p>
          </table:table-cell>
          <table:table-cell office:value-type="float" office:value="51972.245088252" calcext:value-type="float">
            <text:p>51 972,25</text:p>
          </table:table-cell>
          <table:table-cell office:value-type="float" office:value="51527.4634186411" calcext:value-type="float">
            <text:p>51 527,46</text:p>
          </table:table-cell>
          <table:table-cell office:value-type="float" office:value="50772.6489936368" calcext:value-type="float">
            <text:p>50 772,65</text:p>
          </table:table-cell>
          <table:table-cell office:value-type="float" office:value="49939.4483911781" calcext:value-type="float">
            <text:p>49 939,45</text:p>
          </table:table-cell>
          <table:table-cell office:value-type="float" office:value="49492.8512449768" calcext:value-type="float">
            <text:p>49 492,85</text:p>
          </table:table-cell>
          <table:table-cell office:value-type="float" office:value="49302.3342050023" calcext:value-type="float">
            <text:p>49 302,33</text:p>
          </table:table-cell>
          <table:table-cell office:value-type="float" office:value="49292.23164018" calcext:value-type="float">
            <text:p>49 292,23</text:p>
          </table:table-cell>
          <table:table-cell office:value-type="float" office:value="49133.9723855708" calcext:value-type="float">
            <text:p>49 133,97</text:p>
          </table:table-cell>
          <table:table-cell office:value-type="float" office:value="48887.4375430139" calcext:value-type="float">
            <text:p>48 887,44</text:p>
          </table:table-cell>
          <table:table-cell table:number-columns-repeated="8" office:value-type="float" office:value="48312.0770430102" calcext:value-type="float">
            <text:p>48 312,08</text:p>
          </table:table-cell>
          <table:table-cell office:value-type="float" office:value="48246.1243786524" calcext:value-type="float">
            <text:p>48 246,12</text:p>
          </table:table-cell>
          <table:table-cell table:number-columns-repeated="4" office:value-type="float" office:value="48002.7504176533" calcext:value-type="float">
            <text:p>48 002,75</text:p>
          </table:table-cell>
          <table:table-cell table:number-columns-repeated="2" office:value-type="float" office:value="47623.8937575117" calcext:value-type="float">
            <text:p>47 623,89</text:p>
          </table:table-cell>
          <table:table-cell office:value-type="float" office:value="46907.3086539387" calcext:value-type="float">
            <text:p>46 907,31</text:p>
          </table:table-cell>
          <table:table-cell office:value-type="float" office:value="46754.7633176311" calcext:value-type="float">
            <text:p>46 754,76</text:p>
          </table:table-cell>
          <table:table-cell table:number-columns-repeated="2" office:value-type="float" office:value="46713.7189620044" calcext:value-type="float">
            <text:p>46 713,72</text:p>
          </table:table-cell>
          <table:table-cell table:number-columns-repeated="3" office:value-type="float" office:value="46690.2911423739" calcext:value-type="float">
            <text:p>46 690,29</text:p>
          </table:table-cell>
          <table:table-cell table:number-columns-repeated="3" office:value-type="float" office:value="46626.895288615" calcext:value-type="float">
            <text:p>46 626,90</text:p>
          </table:table-cell>
          <table:table-cell office:value-type="float" office:value="46364.0203535391" calcext:value-type="float">
            <text:p>46 364,02</text:p>
          </table:table-cell>
          <table:table-cell office:value-type="float" office:value="46055.3542984108" calcext:value-type="float">
            <text:p>46 055,35</text:p>
          </table:table-cell>
          <table:table-cell table:number-columns-repeated="6" office:value-type="float" office:value="45973.7507159191" calcext:value-type="float">
            <text:p>45 973,75</text:p>
          </table:table-cell>
          <table:table-cell office:value-type="float" office:value="45708.6326155667" calcext:value-type="float">
            <text:p>45 708,63</text:p>
          </table:table-cell>
          <table:table-cell office:value-type="float" office:value="45619.7709363856" calcext:value-type="float">
            <text:p>45 619,77</text:p>
          </table:table-cell>
          <table:table-cell office:value-type="float" office:value="45580.2149947793" calcext:value-type="float">
            <text:p>45 580,21</text:p>
          </table:table-cell>
          <table:table-cell table:number-columns-repeated="46" office:value-type="float" office:value="45299.339376752" calcext:value-type="float">
            <text:p>45 299,34</text:p>
          </table:table-cell>
        </table:table-row>
        <table:table-row table:style-name="ro1">
          <table:table-cell office:value-type="float" office:value="62299.9937800267" calcext:value-type="float">
            <text:p>62 299,99</text:p>
          </table:table-cell>
          <table:table-cell office:value-type="float" office:value="61169.2257671479" calcext:value-type="float">
            <text:p>61 169,23</text:p>
          </table:table-cell>
          <table:table-cell office:value-type="float" office:value="57902.088877487" calcext:value-type="float">
            <text:p>57 902,09</text:p>
          </table:table-cell>
          <table:table-cell office:value-type="float" office:value="56217.6181608114" calcext:value-type="float">
            <text:p>56 217,62</text:p>
          </table:table-cell>
          <table:table-cell office:value-type="float" office:value="54379.5346391899" calcext:value-type="float">
            <text:p>54 379,53</text:p>
          </table:table-cell>
          <table:table-cell office:value-type="float" office:value="52741.4931139004" calcext:value-type="float">
            <text:p>52 741,49</text:p>
          </table:table-cell>
          <table:table-cell office:value-type="float" office:value="51929.6557454329" calcext:value-type="float">
            <text:p>51 929,66</text:p>
          </table:table-cell>
          <table:table-cell office:value-type="float" office:value="51537.7281178105" calcext:value-type="float">
            <text:p>51 537,73</text:p>
          </table:table-cell>
          <table:table-cell office:value-type="float" office:value="50727.9635807731" calcext:value-type="float">
            <text:p>50 727,96</text:p>
          </table:table-cell>
          <table:table-cell office:value-type="float" office:value="50524.140437055" calcext:value-type="float">
            <text:p>50 524,14</text:p>
          </table:table-cell>
          <table:table-cell office:value-type="float" office:value="50331.9424254647" calcext:value-type="float">
            <text:p>50 331,94</text:p>
          </table:table-cell>
          <table:table-cell office:value-type="float" office:value="50275.6577472508" calcext:value-type="float">
            <text:p>50 275,66</text:p>
          </table:table-cell>
          <table:table-cell table:number-columns-repeated="5" office:value-type="float" office:value="49715.728115396" calcext:value-type="float">
            <text:p>49 715,73</text:p>
          </table:table-cell>
          <table:table-cell office:value-type="float" office:value="49702.5951152232" calcext:value-type="float">
            <text:p>49 702,60</text:p>
          </table:table-cell>
          <table:table-cell office:value-type="float" office:value="49162.9061516104" calcext:value-type="float">
            <text:p>49 162,91</text:p>
          </table:table-cell>
          <table:table-cell office:value-type="float" office:value="49076.474757728" calcext:value-type="float">
            <text:p>49 076,47</text:p>
          </table:table-cell>
          <table:table-cell office:value-type="float" office:value="48361.5410262399" calcext:value-type="float">
            <text:p>48 361,54</text:p>
          </table:table-cell>
          <table:table-cell office:value-type="float" office:value="48105.2596903956" calcext:value-type="float">
            <text:p>48 105,26</text:p>
          </table:table-cell>
          <table:table-cell office:value-type="float" office:value="47984.0902663085" calcext:value-type="float">
            <text:p>47 984,09</text:p>
          </table:table-cell>
          <table:table-cell office:value-type="float" office:value="46938.3029957308" calcext:value-type="float">
            <text:p>46 938,30</text:p>
          </table:table-cell>
          <table:table-cell table:number-columns-repeated="2" office:value-type="float" office:value="46677.4353340176" calcext:value-type="float">
            <text:p>46 677,44</text:p>
          </table:table-cell>
          <table:table-cell office:value-type="float" office:value="46306.6435687929" calcext:value-type="float">
            <text:p>46 306,64</text:p>
          </table:table-cell>
          <table:table-cell office:value-type="float" office:value="45751.0002080322" calcext:value-type="float">
            <text:p>45 751,00</text:p>
          </table:table-cell>
          <table:table-cell office:value-type="float" office:value="45640.0229197135" calcext:value-type="float">
            <text:p>45 640,02</text:p>
          </table:table-cell>
          <table:table-cell office:value-type="float" office:value="45565.2604587201" calcext:value-type="float">
            <text:p>45 565,26</text:p>
          </table:table-cell>
          <table:table-cell office:value-type="float" office:value="45256.5944035917" calcext:value-type="float">
            <text:p>45 256,59</text:p>
          </table:table-cell>
          <table:table-cell office:value-type="float" office:value="44643.4094862907" calcext:value-type="float">
            <text:p>44 643,41</text:p>
          </table:table-cell>
          <table:table-cell table:number-columns-repeated="8" office:value-type="float" office:value="44540.4443869013" calcext:value-type="float">
            <text:p>44 540,44</text:p>
          </table:table-cell>
          <table:table-cell office:value-type="float" office:value="44399.5931139351" calcext:value-type="float">
            <text:p>44 399,59</text:p>
          </table:table-cell>
          <table:table-cell table:number-columns-repeated="8" office:value-type="float" office:value="44071.2363699176" calcext:value-type="float">
            <text:p>44 071,24</text:p>
          </table:table-cell>
          <table:table-cell office:value-type="float" office:value="44001.3200638928" calcext:value-type="float">
            <text:p>44 001,32</text:p>
          </table:table-cell>
          <table:table-cell office:value-type="float" office:value="43741.4540640939" calcext:value-type="float">
            <text:p>43 741,45</text:p>
          </table:table-cell>
          <table:table-cell office:value-type="float" office:value="43365.6451824154" calcext:value-type="float">
            <text:p>43 365,65</text:p>
          </table:table-cell>
          <table:table-cell office:value-type="float" office:value="43075.1187722201" calcext:value-type="float">
            <text:p>43 075,12</text:p>
          </table:table-cell>
          <table:table-cell table:number-columns-repeated="47" office:value-type="float" office:value="42900.3577200972" calcext:value-type="float">
            <text:p>42 900,36</text:p>
          </table:table-cell>
        </table:table-row>
        <table:table-row table:style-name="ro1">
          <table:table-cell office:value-type="float" office:value="62080.7515628532" calcext:value-type="float">
            <text:p>62 080,75</text:p>
          </table:table-cell>
          <table:table-cell office:value-type="float" office:value="59200.9481303407" calcext:value-type="float">
            <text:p>59 200,95</text:p>
          </table:table-cell>
          <table:table-cell office:value-type="float" office:value="55540.7368840093" calcext:value-type="float">
            <text:p>55 540,74</text:p>
          </table:table-cell>
          <table:table-cell office:value-type="float" office:value="53645.8682077673" calcext:value-type="float">
            <text:p>53 645,87</text:p>
          </table:table-cell>
          <table:table-cell office:value-type="float" office:value="51251.1374995081" calcext:value-type="float">
            <text:p>51 251,14</text:p>
          </table:table-cell>
          <table:table-cell office:value-type="float" office:value="50907.237129311" calcext:value-type="float">
            <text:p>50 907,24</text:p>
          </table:table-cell>
          <table:table-cell office:value-type="float" office:value="49484.5567717471" calcext:value-type="float">
            <text:p>49 484,56</text:p>
          </table:table-cell>
          <table:table-cell table:number-columns-repeated="3" office:value-type="float" office:value="49174.2392818708" calcext:value-type="float">
            <text:p>49 174,24</text:p>
          </table:table-cell>
          <table:table-cell office:value-type="float" office:value="48978.8677538769" calcext:value-type="float">
            <text:p>48 978,87</text:p>
          </table:table-cell>
          <table:table-cell office:value-type="float" office:value="48927.5344184975" calcext:value-type="float">
            <text:p>48 927,53</text:p>
          </table:table-cell>
          <table:table-cell office:value-type="float" office:value="48656.5844365335" calcext:value-type="float">
            <text:p>48 656,58</text:p>
          </table:table-cell>
          <table:table-cell office:value-type="float" office:value="48331.4749818332" calcext:value-type="float">
            <text:p>48 331,47</text:p>
          </table:table-cell>
          <table:table-cell office:value-type="float" office:value="48171.5905950559" calcext:value-type="float">
            <text:p>48 171,59</text:p>
          </table:table-cell>
          <table:table-cell office:value-type="float" office:value="47962.6074116248" calcext:value-type="float">
            <text:p>47 962,61</text:p>
          </table:table-cell>
          <table:table-cell office:value-type="float" office:value="46738.4027140914" calcext:value-type="float">
            <text:p>46 738,40</text:p>
          </table:table-cell>
          <table:table-cell office:value-type="float" office:value="46586.1879107671" calcext:value-type="float">
            <text:p>46 586,19</text:p>
          </table:table-cell>
          <table:table-cell office:value-type="float" office:value="46440.7050153317" calcext:value-type="float">
            <text:p>46 440,71</text:p>
          </table:table-cell>
          <table:table-cell office:value-type="float" office:value="46435.6380826277" calcext:value-type="float">
            <text:p>46 435,64</text:p>
          </table:table-cell>
          <table:table-cell office:value-type="float" office:value="46169.0668918689" calcext:value-type="float">
            <text:p>46 169,07</text:p>
          </table:table-cell>
          <table:table-cell office:value-type="float" office:value="45822.7605581798" calcext:value-type="float">
            <text:p>45 822,76</text:p>
          </table:table-cell>
          <table:table-cell office:value-type="float" office:value="45627.9532648207" calcext:value-type="float">
            <text:p>45 627,95</text:p>
          </table:table-cell>
          <table:table-cell office:value-type="float" office:value="44764.2957143206" calcext:value-type="float">
            <text:p>44 764,30</text:p>
          </table:table-cell>
          <table:table-cell office:value-type="float" office:value="44687.7590645329" calcext:value-type="float">
            <text:p>44 687,76</text:p>
          </table:table-cell>
          <table:table-cell table:number-columns-repeated="4" office:value-type="float" office:value="43553.9484467379" calcext:value-type="float">
            <text:p>43 553,95</text:p>
          </table:table-cell>
          <table:table-cell table:number-columns-repeated="3" office:value-type="float" office:value="43512.92455915" calcext:value-type="float">
            <text:p>43 512,92</text:p>
          </table:table-cell>
          <table:table-cell table:number-columns-repeated="6" office:value-type="float" office:value="43280.947801701" calcext:value-type="float">
            <text:p>43 280,95</text:p>
          </table:table-cell>
          <table:table-cell office:value-type="float" office:value="43226.1638647424" calcext:value-type="float">
            <text:p>43 226,16</text:p>
          </table:table-cell>
          <table:table-cell office:value-type="float" office:value="43118.7911453614" calcext:value-type="float">
            <text:p>43 118,79</text:p>
          </table:table-cell>
          <table:table-cell table:number-columns-repeated="2" office:value-type="float" office:value="42003.9255114274" calcext:value-type="float">
            <text:p>42 003,93</text:p>
          </table:table-cell>
          <table:table-cell table:number-columns-repeated="2" office:value-type="float" office:value="41494.6219273963" calcext:value-type="float">
            <text:p>41 494,62</text:p>
          </table:table-cell>
          <table:table-cell office:value-type="float" office:value="41051.0220678548" calcext:value-type="float">
            <text:p>41 051,02</text:p>
          </table:table-cell>
          <table:table-cell office:value-type="float" office:value="40784.450877096" calcext:value-type="float">
            <text:p>40 784,45</text:p>
          </table:table-cell>
          <table:table-cell table:number-columns-repeated="2" office:value-type="float" office:value="40662.7627731357" calcext:value-type="float">
            <text:p>40 662,76</text:p>
          </table:table-cell>
          <table:table-cell table:number-columns-repeated="52" office:value-type="float" office:value="40066.090035128" calcext:value-type="float">
            <text:p>40 066,09</text:p>
          </table:table-cell>
        </table:table-row>
        <table:table-row table:style-name="ro1">
          <table:table-cell office:value-type="float" office:value="101293.544832652" calcext:value-type="float">
            <text:p>101 293,54</text:p>
          </table:table-cell>
          <table:table-cell office:value-type="float" office:value="90809.0952883886" calcext:value-type="float">
            <text:p>90 809,10</text:p>
          </table:table-cell>
          <table:table-cell office:value-type="float" office:value="84042.2823320058" calcext:value-type="float">
            <text:p>84 042,28</text:p>
          </table:table-cell>
          <table:table-cell office:value-type="float" office:value="80677.4987478837" calcext:value-type="float">
            <text:p>80 677,50</text:p>
          </table:table-cell>
          <table:table-cell office:value-type="float" office:value="73453.4529129087" calcext:value-type="float">
            <text:p>73 453,45</text:p>
          </table:table-cell>
          <table:table-cell office:value-type="float" office:value="71922.9939627821" calcext:value-type="float">
            <text:p>71 922,99</text:p>
          </table:table-cell>
          <table:table-cell office:value-type="float" office:value="70507.2749070556" calcext:value-type="float">
            <text:p>70 507,27</text:p>
          </table:table-cell>
          <table:table-cell office:value-type="float" office:value="68754.9109182212" calcext:value-type="float">
            <text:p>68 754,91</text:p>
          </table:table-cell>
          <table:table-cell office:value-type="float" office:value="67302.2556325837" calcext:value-type="float">
            <text:p>67 302,26</text:p>
          </table:table-cell>
          <table:table-cell office:value-type="float" office:value="65379.5168141939" calcext:value-type="float">
            <text:p>65 379,52</text:p>
          </table:table-cell>
          <table:table-cell office:value-type="float" office:value="64584.6457980754" calcext:value-type="float">
            <text:p>64 584,65</text:p>
          </table:table-cell>
          <table:table-cell office:value-type="float" office:value="63437.7923482568" calcext:value-type="float">
            <text:p>63 437,79</text:p>
          </table:table-cell>
          <table:table-cell office:value-type="float" office:value="62470.4621675976" calcext:value-type="float">
            <text:p>62 470,46</text:p>
          </table:table-cell>
          <table:table-cell table:number-columns-repeated="2" office:value-type="float" office:value="61494.5771186456" calcext:value-type="float">
            <text:p>61 494,58</text:p>
          </table:table-cell>
          <table:table-cell office:value-type="float" office:value="59876.8204176676" calcext:value-type="float">
            <text:p>59 876,82</text:p>
          </table:table-cell>
          <table:table-cell office:value-type="float" office:value="59576.3277064043" calcext:value-type="float">
            <text:p>59 576,33</text:p>
          </table:table-cell>
          <table:table-cell office:value-type="float" office:value="58787.6857929186" calcext:value-type="float">
            <text:p>58 787,69</text:p>
          </table:table-cell>
          <table:table-cell office:value-type="float" office:value="57993.8573885507" calcext:value-type="float">
            <text:p>57 993,86</text:p>
          </table:table-cell>
          <table:table-cell office:value-type="float" office:value="57555.5792583618" calcext:value-type="float">
            <text:p>57 555,58</text:p>
          </table:table-cell>
          <table:table-cell table:number-columns-repeated="2" office:value-type="float" office:value="57201.7293377919" calcext:value-type="float">
            <text:p>57 201,73</text:p>
          </table:table-cell>
          <table:table-cell office:value-type="float" office:value="57072.9263338477" calcext:value-type="float">
            <text:p>57 072,93</text:p>
          </table:table-cell>
          <table:table-cell office:value-type="float" office:value="56309.5484492054" calcext:value-type="float">
            <text:p>56 309,55</text:p>
          </table:table-cell>
          <table:table-cell office:value-type="float" office:value="55277.7392030104" calcext:value-type="float">
            <text:p>55 277,74</text:p>
          </table:table-cell>
          <table:table-cell table:number-columns-repeated="2" office:value-type="float" office:value="53770.4659166411" calcext:value-type="float">
            <text:p>53 770,47</text:p>
          </table:table-cell>
          <table:table-cell office:value-type="float" office:value="53757.0115810515" calcext:value-type="float">
            <text:p>53 757,01</text:p>
          </table:table-cell>
          <table:table-cell office:value-type="float" office:value="53461.1079670365" calcext:value-type="float">
            <text:p>53 461,11</text:p>
          </table:table-cell>
          <table:table-cell office:value-type="float" office:value="52492.0857813346" calcext:value-type="float">
            <text:p>52 492,09</text:p>
          </table:table-cell>
          <table:table-cell office:value-type="float" office:value="51783.5459318716" calcext:value-type="float">
            <text:p>51 783,55</text:p>
          </table:table-cell>
          <table:table-cell table:number-columns-repeated="2" office:value-type="float" office:value="51670.5159443257" calcext:value-type="float">
            <text:p>51 670,52</text:p>
          </table:table-cell>
          <table:table-cell table:number-columns-repeated="2" office:value-type="float" office:value="51570.747354478" calcext:value-type="float">
            <text:p>51 570,75</text:p>
          </table:table-cell>
          <table:table-cell office:value-type="float" office:value="51531.8322019164" calcext:value-type="float">
            <text:p>51 531,83</text:p>
          </table:table-cell>
          <table:table-cell office:value-type="float" office:value="50732.7165373749" calcext:value-type="float">
            <text:p>50 732,72</text:p>
          </table:table-cell>
          <table:table-cell office:value-type="float" office:value="50602.4755181704" calcext:value-type="float">
            <text:p>50 602,48</text:p>
          </table:table-cell>
          <table:table-cell table:number-columns-repeated="7" office:value-type="float" office:value="50161.4435401797" calcext:value-type="float">
            <text:p>50 161,44</text:p>
          </table:table-cell>
          <table:table-cell table:number-columns-repeated="2" office:value-type="float" office:value="49973.849713385" calcext:value-type="float">
            <text:p>49 973,85</text:p>
          </table:table-cell>
          <table:table-cell table:number-columns-repeated="2" office:value-type="float" office:value="49894.329300026" calcext:value-type="float">
            <text:p>49 894,33</text:p>
          </table:table-cell>
          <table:table-cell office:value-type="float" office:value="49889.7108253675" calcext:value-type="float">
            <text:p>49 889,71</text:p>
          </table:table-cell>
          <table:table-cell table:number-columns-repeated="2" office:value-type="float" office:value="49772.1048863906" calcext:value-type="float">
            <text:p>49 772,10</text:p>
          </table:table-cell>
          <table:table-cell office:value-type="float" office:value="49243.1894333416" calcext:value-type="float">
            <text:p>49 243,19</text:p>
          </table:table-cell>
          <table:table-cell office:value-type="float" office:value="49151.8770509208" calcext:value-type="float">
            <text:p>49 151,88</text:p>
          </table:table-cell>
          <table:table-cell table:number-columns-repeated="2" office:value-type="float" office:value="49085.9141559034" calcext:value-type="float">
            <text:p>49 085,91</text:p>
          </table:table-cell>
          <table:table-cell office:value-type="float" office:value="49007.01286194" calcext:value-type="float">
            <text:p>49 007,01</text:p>
          </table:table-cell>
          <table:table-cell table:number-columns-repeated="2" office:value-type="float" office:value="48891.23394786" calcext:value-type="float">
            <text:p>48 891,23</text:p>
          </table:table-cell>
          <table:table-cell office:value-type="float" office:value="48853.2840120945" calcext:value-type="float">
            <text:p>48 853,28</text:p>
          </table:table-cell>
          <table:table-cell table:number-columns-repeated="4" office:value-type="float" office:value="48646.8293268431" calcext:value-type="float">
            <text:p>48 646,83</text:p>
          </table:table-cell>
          <table:table-cell office:value-type="float" office:value="48288.348789114" calcext:value-type="float">
            <text:p>48 288,35</text:p>
          </table:table-cell>
          <table:table-cell table:number-columns-repeated="3" office:value-type="float" office:value="48214.7406348273" calcext:value-type="float">
            <text:p>48 214,74</text:p>
          </table:table-cell>
          <table:table-cell office:value-type="float" office:value="48177.8094962237" calcext:value-type="float">
            <text:p>48 177,81</text:p>
          </table:table-cell>
          <table:table-cell table:number-columns-repeated="5" office:value-type="float" office:value="47552.6415937352" calcext:value-type="float">
            <text:p>47 552,64</text:p>
          </table:table-cell>
          <table:table-cell office:value-type="float" office:value="47533.1331337376" calcext:value-type="float">
            <text:p>47 533,13</text:p>
          </table:table-cell>
          <table:table-cell office:value-type="float" office:value="47239.8574177149" calcext:value-type="float">
            <text:p>47 239,86</text:p>
          </table:table-cell>
          <table:table-cell table:number-columns-repeated="17" office:value-type="float" office:value="46986.4072834722" calcext:value-type="float">
            <text:p>46 986,41</text:p>
          </table:table-cell>
          <table:table-cell office:value-type="float" office:value="46885.5713130254" calcext:value-type="float">
            <text:p>46 885,57</text:p>
          </table:table-cell>
          <table:table-cell table:number-columns-repeated="3" office:value-type="float" office:value="46818.4482209717" calcext:value-type="float">
            <text:p>46 818,45</text:p>
          </table:table-cell>
          <table:table-cell table:number-columns-repeated="2" office:value-type="float" office:value="46625.2760520271" calcext:value-type="float">
            <text:p>46 625,28</text:p>
          </table:table-cell>
          <table:table-cell office:value-type="float" office:value="46543.6507912136" calcext:value-type="float">
            <text:p>46 543,65</text:p>
          </table:table-cell>
        </table:table-row>
        <table:table-row table:style-name="ro1">
          <table:table-cell office:value-type="float" office:value="133329.479623329" calcext:value-type="float">
            <text:p>133 329,48</text:p>
          </table:table-cell>
          <table:table-cell office:value-type="float" office:value="121985.591029135" calcext:value-type="float">
            <text:p>121 985,59</text:p>
          </table:table-cell>
          <table:table-cell office:value-type="float" office:value="112191.28142416" calcext:value-type="float">
            <text:p>112 191,28</text:p>
          </table:table-cell>
          <table:table-cell office:value-type="float" office:value="105762.382850986" calcext:value-type="float">
            <text:p>105 762,38</text:p>
          </table:table-cell>
          <table:table-cell office:value-type="float" office:value="99258.3625587023" calcext:value-type="float">
            <text:p>99 258,36</text:p>
          </table:table-cell>
          <table:table-cell office:value-type="float" office:value="92101.0985091444" calcext:value-type="float">
            <text:p>92 101,10</text:p>
          </table:table-cell>
          <table:table-cell office:value-type="float" office:value="88838.7135161646" calcext:value-type="float">
            <text:p>88 838,71</text:p>
          </table:table-cell>
          <table:table-cell office:value-type="float" office:value="86453.3254426462" calcext:value-type="float">
            <text:p>86 453,33</text:p>
          </table:table-cell>
          <table:table-cell office:value-type="float" office:value="84370.7316913274" calcext:value-type="float">
            <text:p>84 370,73</text:p>
          </table:table-cell>
          <table:table-cell office:value-type="float" office:value="82986.0970217863" calcext:value-type="float">
            <text:p>82 986,10</text:p>
          </table:table-cell>
          <table:table-cell office:value-type="float" office:value="80805.7594687638" calcext:value-type="float">
            <text:p>80 805,76</text:p>
          </table:table-cell>
          <table:table-cell office:value-type="float" office:value="79355.0426739328" calcext:value-type="float">
            <text:p>79 355,04</text:p>
          </table:table-cell>
          <table:table-cell office:value-type="float" office:value="76990.449378958" calcext:value-type="float">
            <text:p>76 990,45</text:p>
          </table:table-cell>
          <table:table-cell office:value-type="float" office:value="74415.2276643489" calcext:value-type="float">
            <text:p>74 415,23</text:p>
          </table:table-cell>
          <table:table-cell office:value-type="float" office:value="73446.1885202235" calcext:value-type="float">
            <text:p>73 446,19</text:p>
          </table:table-cell>
          <table:table-cell office:value-type="float" office:value="72565.1063964291" calcext:value-type="float">
            <text:p>72 565,11</text:p>
          </table:table-cell>
          <table:table-cell office:value-type="float" office:value="71540.958808537" calcext:value-type="float">
            <text:p>71 540,96</text:p>
          </table:table-cell>
          <table:table-cell office:value-type="float" office:value="67856.0782388405" calcext:value-type="float">
            <text:p>67 856,08</text:p>
          </table:table-cell>
          <table:table-cell table:number-columns-repeated="2" office:value-type="float" office:value="66407.8110723871" calcext:value-type="float">
            <text:p>66 407,81</text:p>
          </table:table-cell>
          <table:table-cell office:value-type="float" office:value="65247.1067887926" calcext:value-type="float">
            <text:p>65 247,11</text:p>
          </table:table-cell>
          <table:table-cell office:value-type="float" office:value="64109.6648269701" calcext:value-type="float">
            <text:p>64 109,66</text:p>
          </table:table-cell>
          <table:table-cell office:value-type="float" office:value="63828.8678264465" calcext:value-type="float">
            <text:p>63 828,87</text:p>
          </table:table-cell>
          <table:table-cell office:value-type="float" office:value="62692.4465611852" calcext:value-type="float">
            <text:p>62 692,45</text:p>
          </table:table-cell>
          <table:table-cell office:value-type="float" office:value="62300.4515713813" calcext:value-type="float">
            <text:p>62 300,45</text:p>
          </table:table-cell>
          <table:table-cell office:value-type="float" office:value="61220.6678131389" calcext:value-type="float">
            <text:p>61 220,67</text:p>
          </table:table-cell>
          <table:table-cell office:value-type="float" office:value="60826.2754838635" calcext:value-type="float">
            <text:p>60 826,28</text:p>
          </table:table-cell>
          <table:table-cell table:number-columns-repeated="2" office:value-type="float" office:value="60449.7364250479" calcext:value-type="float">
            <text:p>60 449,74</text:p>
          </table:table-cell>
          <table:table-cell office:value-type="float" office:value="60171.4412435732" calcext:value-type="float">
            <text:p>60 171,44</text:p>
          </table:table-cell>
          <table:table-cell office:value-type="float" office:value="59957.1515059169" calcext:value-type="float">
            <text:p>59 957,15</text:p>
          </table:table-cell>
          <table:table-cell office:value-type="float" office:value="59926.7175161372" calcext:value-type="float">
            <text:p>59 926,72</text:p>
          </table:table-cell>
          <table:table-cell office:value-type="float" office:value="59623.4393607524" calcext:value-type="float">
            <text:p>59 623,44</text:p>
          </table:table-cell>
          <table:table-cell office:value-type="float" office:value="59387.309727704" calcext:value-type="float">
            <text:p>59 387,31</text:p>
          </table:table-cell>
          <table:table-cell office:value-type="float" office:value="59248.3316356387" calcext:value-type="float">
            <text:p>59 248,33</text:p>
          </table:table-cell>
          <table:table-cell office:value-type="float" office:value="58572.1210243493" calcext:value-type="float">
            <text:p>58 572,12</text:p>
          </table:table-cell>
          <table:table-cell office:value-type="float" office:value="58114.1449473914" calcext:value-type="float">
            <text:p>58 114,14</text:p>
          </table:table-cell>
          <table:table-cell table:number-columns-repeated="2" office:value-type="float" office:value="54535.6096255881" calcext:value-type="float">
            <text:p>54 535,61</text:p>
          </table:table-cell>
          <table:table-cell table:number-columns-repeated="9" office:value-type="float" office:value="54056.4933901158" calcext:value-type="float">
            <text:p>54 056,49</text:p>
          </table:table-cell>
          <table:table-cell office:value-type="float" office:value="54011.1701154973" calcext:value-type="float">
            <text:p>54 011,17</text:p>
          </table:table-cell>
          <table:table-cell office:value-type="float" office:value="53728.5721923005" calcext:value-type="float">
            <text:p>53 728,57</text:p>
          </table:table-cell>
          <table:table-cell office:value-type="float" office:value="53523.3383611705" calcext:value-type="float">
            <text:p>53 523,34</text:p>
          </table:table-cell>
          <table:table-cell office:value-type="float" office:value="53258.3215668318" calcext:value-type="float">
            <text:p>53 258,32</text:p>
          </table:table-cell>
          <table:table-cell office:value-type="float" office:value="53020.0111714744" calcext:value-type="float">
            <text:p>53 020,01</text:p>
          </table:table-cell>
          <table:table-cell table:number-columns-repeated="8" office:value-type="float" office:value="52752.8469171793" calcext:value-type="float">
            <text:p>52 752,85</text:p>
          </table:table-cell>
          <table:table-cell office:value-type="float" office:value="52324.7268108309" calcext:value-type="float">
            <text:p>52 324,73</text:p>
          </table:table-cell>
          <table:table-cell table:number-columns-repeated="2" office:value-type="float" office:value="52101.5889338208" calcext:value-type="float">
            <text:p>52 101,59</text:p>
          </table:table-cell>
          <table:table-cell office:value-type="float" office:value="51413.4993766018" calcext:value-type="float">
            <text:p>51 413,50</text:p>
          </table:table-cell>
          <table:table-cell table:number-columns-repeated="2" office:value-type="float" office:value="51060.3263175028" calcext:value-type="float">
            <text:p>51 060,33</text:p>
          </table:table-cell>
          <table:table-cell office:value-type="float" office:value="50976.8408815828" calcext:value-type="float">
            <text:p>50 976,84</text:p>
          </table:table-cell>
          <table:table-cell office:value-type="float" office:value="50601.0186764368" calcext:value-type="float">
            <text:p>50 601,02</text:p>
          </table:table-cell>
          <table:table-cell table:number-columns-repeated="4" office:value-type="float" office:value="50528.8118899592" calcext:value-type="float">
            <text:p>50 528,81</text:p>
          </table:table-cell>
          <table:table-cell office:value-type="float" office:value="50515.0854066079" calcext:value-type="float">
            <text:p>50 515,09</text:p>
          </table:table-cell>
          <table:table-cell table:number-columns-repeated="2" office:value-type="float" office:value="50297.1952718415" calcext:value-type="float">
            <text:p>50 297,20</text:p>
          </table:table-cell>
          <table:table-cell table:number-columns-repeated="4" office:value-type="float" office:value="49999.5990094218" calcext:value-type="float">
            <text:p>49 999,60</text:p>
          </table:table-cell>
          <table:table-cell office:value-type="float" office:value="49668.4270866059" calcext:value-type="float">
            <text:p>49 668,43</text:p>
          </table:table-cell>
          <table:table-cell table:number-columns-repeated="3" office:value-type="float" office:value="49653.7579524468" calcext:value-type="float">
            <text:p>49 653,76</text:p>
          </table:table-cell>
          <table:table-cell office:value-type="float" office:value="48212.9094942262" calcext:value-type="float">
            <text:p>48 212,91</text:p>
          </table:table-cell>
          <table:table-cell office:value-type="float" office:value="47545.6780884796" calcext:value-type="float">
            <text:p>47 545,68</text:p>
          </table:table-cell>
          <table:table-cell table:number-columns-repeated="2" office:value-type="float" office:value="47343.3484831071" calcext:value-type="float">
            <text:p>47 343,35</text:p>
          </table:table-cell>
          <table:table-cell office:value-type="float" office:value="47283.6392482668" calcext:value-type="float">
            <text:p>47 283,64</text:p>
          </table:table-cell>
          <table:table-cell table:number-columns-repeated="7" office:value-type="float" office:value="47026.4157496541" calcext:value-type="float">
            <text:p>47 026,42</text:p>
          </table:table-cell>
          <table:table-cell office:value-type="float" office:value="45810.9025660003" calcext:value-type="float">
            <text:p>45 810,90</text:p>
          </table:table-cell>
          <table:table-cell office:value-type="float" office:value="45703.5910583849" calcext:value-type="float">
            <text:p>45 703,59</text:p>
          </table:table-cell>
          <table:table-cell table:number-columns-repeated="2" office:value-type="float" office:value="45446.6959924164" calcext:value-type="float">
            <text:p>45 446,70</text:p>
          </table:table-cell>
        </table:table-row>
        <table:table-row table:style-name="ro1">
          <table:table-cell office:value-type="float" office:value="137386.956701916" calcext:value-type="float">
            <text:p>137 386,96</text:p>
          </table:table-cell>
          <table:table-cell office:value-type="float" office:value="120079.389345618" calcext:value-type="float">
            <text:p>120 079,39</text:p>
          </table:table-cell>
          <table:table-cell office:value-type="float" office:value="107829.924784428" calcext:value-type="float">
            <text:p>107 829,92</text:p>
          </table:table-cell>
          <table:table-cell office:value-type="float" office:value="97137.1846922624" calcext:value-type="float">
            <text:p>97 137,18</text:p>
          </table:table-cell>
          <table:table-cell office:value-type="float" office:value="93971.6328513894" calcext:value-type="float">
            <text:p>93 971,63</text:p>
          </table:table-cell>
          <table:table-cell office:value-type="float" office:value="91236.0728681111" calcext:value-type="float">
            <text:p>91 236,07</text:p>
          </table:table-cell>
          <table:table-cell office:value-type="float" office:value="88015.5906999655" calcext:value-type="float">
            <text:p>88 015,59</text:p>
          </table:table-cell>
          <table:table-cell office:value-type="float" office:value="84882.7057627751" calcext:value-type="float">
            <text:p>84 882,71</text:p>
          </table:table-cell>
          <table:table-cell office:value-type="float" office:value="82471.6237757178" calcext:value-type="float">
            <text:p>82 471,62</text:p>
          </table:table-cell>
          <table:table-cell office:value-type="float" office:value="80970.1050427663" calcext:value-type="float">
            <text:p>80 970,11</text:p>
          </table:table-cell>
          <table:table-cell office:value-type="float" office:value="78326.9103396916" calcext:value-type="float">
            <text:p>78 326,91</text:p>
          </table:table-cell>
          <table:table-cell office:value-type="float" office:value="77221.0957056917" calcext:value-type="float">
            <text:p>77 221,10</text:p>
          </table:table-cell>
          <table:table-cell office:value-type="float" office:value="75470.1669512955" calcext:value-type="float">
            <text:p>75 470,17</text:p>
          </table:table-cell>
          <table:table-cell office:value-type="float" office:value="74126.881796233" calcext:value-type="float">
            <text:p>74 126,88</text:p>
          </table:table-cell>
          <table:table-cell office:value-type="float" office:value="73412.9285128023" calcext:value-type="float">
            <text:p>73 412,93</text:p>
          </table:table-cell>
          <table:table-cell office:value-type="float" office:value="71210.7917559286" calcext:value-type="float">
            <text:p>71 210,79</text:p>
          </table:table-cell>
          <table:table-cell office:value-type="float" office:value="70050.9658914629" calcext:value-type="float">
            <text:p>70 050,97</text:p>
          </table:table-cell>
          <table:table-cell office:value-type="float" office:value="69600.4037616214" calcext:value-type="float">
            <text:p>69 600,40</text:p>
          </table:table-cell>
          <table:table-cell office:value-type="float" office:value="67160.9937176937" calcext:value-type="float">
            <text:p>67 160,99</text:p>
          </table:table-cell>
          <table:table-cell office:value-type="float" office:value="66798.9082820679" calcext:value-type="float">
            <text:p>66 798,91</text:p>
          </table:table-cell>
          <table:table-cell office:value-type="float" office:value="64981.7781610512" calcext:value-type="float">
            <text:p>64 981,78</text:p>
          </table:table-cell>
          <table:table-cell office:value-type="float" office:value="64608.4847824916" calcext:value-type="float">
            <text:p>64 608,48</text:p>
          </table:table-cell>
          <table:table-cell office:value-type="float" office:value="64189.050135226" calcext:value-type="float">
            <text:p>64 189,05</text:p>
          </table:table-cell>
          <table:table-cell office:value-type="float" office:value="63616.3164871368" calcext:value-type="float">
            <text:p>63 616,32</text:p>
          </table:table-cell>
          <table:table-cell office:value-type="float" office:value="62711.9048351419" calcext:value-type="float">
            <text:p>62 711,90</text:p>
          </table:table-cell>
          <table:table-cell office:value-type="float" office:value="62511.3617654206" calcext:value-type="float">
            <text:p>62 511,36</text:p>
          </table:table-cell>
          <table:table-cell office:value-type="float" office:value="62160.2121411789" calcext:value-type="float">
            <text:p>62 160,21</text:p>
          </table:table-cell>
          <table:table-cell office:value-type="float" office:value="62032.7520317641" calcext:value-type="float">
            <text:p>62 032,75</text:p>
          </table:table-cell>
          <table:table-cell office:value-type="float" office:value="61456.2309898214" calcext:value-type="float">
            <text:p>61 456,23</text:p>
          </table:table-cell>
          <table:table-cell office:value-type="float" office:value="60626.4190600291" calcext:value-type="float">
            <text:p>60 626,42</text:p>
          </table:table-cell>
          <table:table-cell office:value-type="float" office:value="60071.5424759498" calcext:value-type="float">
            <text:p>60 071,54</text:p>
          </table:table-cell>
          <table:table-cell office:value-type="float" office:value="59669.240384204" calcext:value-type="float">
            <text:p>59 669,24</text:p>
          </table:table-cell>
          <table:table-cell office:value-type="float" office:value="59498.4791405394" calcext:value-type="float">
            <text:p>59 498,48</text:p>
          </table:table-cell>
          <table:table-cell office:value-type="float" office:value="59239.3616268801" calcext:value-type="float">
            <text:p>59 239,36</text:p>
          </table:table-cell>
          <table:table-cell office:value-type="float" office:value="59110.0251806163" calcext:value-type="float">
            <text:p>59 110,03</text:p>
          </table:table-cell>
          <table:table-cell office:value-type="float" office:value="58665.9287744775" calcext:value-type="float">
            <text:p>58 665,93</text:p>
          </table:table-cell>
          <table:table-cell table:number-columns-repeated="5" office:value-type="float" office:value="58226.6895972455" calcext:value-type="float">
            <text:p>58 226,69</text:p>
          </table:table-cell>
          <table:table-cell office:value-type="float" office:value="58004.6971405624" calcext:value-type="float">
            <text:p>58 004,70</text:p>
          </table:table-cell>
          <table:table-cell office:value-type="float" office:value="57558.7116062837" calcext:value-type="float">
            <text:p>57 558,71</text:p>
          </table:table-cell>
          <table:table-cell office:value-type="float" office:value="57032.3175718234" calcext:value-type="float">
            <text:p>57 032,32</text:p>
          </table:table-cell>
          <table:table-cell office:value-type="float" office:value="56937.266542977" calcext:value-type="float">
            <text:p>56 937,27</text:p>
          </table:table-cell>
          <table:table-cell office:value-type="float" office:value="56676.3546442619" calcext:value-type="float">
            <text:p>56 676,35</text:p>
          </table:table-cell>
          <table:table-cell office:value-type="float" office:value="56146.7237696002" calcext:value-type="float">
            <text:p>56 146,72</text:p>
          </table:table-cell>
          <table:table-cell office:value-type="float" office:value="55552.8112528123" calcext:value-type="float">
            <text:p>55 552,81</text:p>
          </table:table-cell>
          <table:table-cell table:number-columns-repeated="4" office:value-type="float" office:value="55499.9937882022" calcext:value-type="float">
            <text:p>55 499,99</text:p>
          </table:table-cell>
          <table:table-cell table:number-columns-repeated="3" office:value-type="float" office:value="55374.7883210241" calcext:value-type="float">
            <text:p>55 374,79</text:p>
          </table:table-cell>
          <table:table-cell office:value-type="float" office:value="55015.7733391309" calcext:value-type="float">
            <text:p>55 015,77</text:p>
          </table:table-cell>
          <table:table-cell table:number-columns-repeated="5" office:value-type="float" office:value="54706.6297006557" calcext:value-type="float">
            <text:p>54 706,63</text:p>
          </table:table-cell>
          <table:table-cell office:value-type="float" office:value="54691.7429610395" calcext:value-type="float">
            <text:p>54 691,74</text:p>
          </table:table-cell>
          <table:table-cell table:number-columns-repeated="38" office:value-type="float" office:value="54410.8673430122" calcext:value-type="float">
            <text:p>54 410,87</text:p>
          </table:table-cell>
        </table:table-row>
        <table:table-row table:style-name="ro1">
          <table:table-cell office:value-type="float" office:value="58435.3258704407" calcext:value-type="float">
            <text:p>58 435,33</text:p>
          </table:table-cell>
          <table:table-cell office:value-type="float" office:value="57950.5110520063" calcext:value-type="float">
            <text:p>57 950,51</text:p>
          </table:table-cell>
          <table:table-cell office:value-type="float" office:value="55677.133642651" calcext:value-type="float">
            <text:p>55 677,13</text:p>
          </table:table-cell>
          <table:table-cell office:value-type="float" office:value="55032.3917023555" calcext:value-type="float">
            <text:p>55 032,39</text:p>
          </table:table-cell>
          <table:table-cell office:value-type="float" office:value="52186.0828334851" calcext:value-type="float">
            <text:p>52 186,08</text:p>
          </table:table-cell>
          <table:table-cell office:value-type="float" office:value="51869.9568536395" calcext:value-type="float">
            <text:p>51 869,96</text:p>
          </table:table-cell>
          <table:table-cell office:value-type="float" office:value="51020.0771955104" calcext:value-type="float">
            <text:p>51 020,08</text:p>
          </table:table-cell>
          <table:table-cell office:value-type="float" office:value="50954.458812892" calcext:value-type="float">
            <text:p>50 954,46</text:p>
          </table:table-cell>
          <table:table-cell office:value-type="float" office:value="50684.2927312828" calcext:value-type="float">
            <text:p>50 684,29</text:p>
          </table:table-cell>
          <table:table-cell office:value-type="float" office:value="49688.0414552225" calcext:value-type="float">
            <text:p>49 688,04</text:p>
          </table:table-cell>
          <table:table-cell office:value-type="float" office:value="49164.8713933576" calcext:value-type="float">
            <text:p>49 164,87</text:p>
          </table:table-cell>
          <table:table-cell office:value-type="float" office:value="49158.8914966078" calcext:value-type="float">
            <text:p>49 158,89</text:p>
          </table:table-cell>
          <table:table-cell office:value-type="float" office:value="48877.1906798049" calcext:value-type="float">
            <text:p>48 877,19</text:p>
          </table:table-cell>
          <table:table-cell office:value-type="float" office:value="48406.7787521941" calcext:value-type="float">
            <text:p>48 406,78</text:p>
          </table:table-cell>
          <table:table-cell office:value-type="float" office:value="47846.5603808148" calcext:value-type="float">
            <text:p>47 846,56</text:p>
          </table:table-cell>
          <table:table-cell office:value-type="float" office:value="47495.7402369851" calcext:value-type="float">
            <text:p>47 495,74</text:p>
          </table:table-cell>
          <table:table-cell office:value-type="float" office:value="46921.8118796451" calcext:value-type="float">
            <text:p>46 921,81</text:p>
          </table:table-cell>
          <table:table-cell office:value-type="float" office:value="46668.3617454024" calcext:value-type="float">
            <text:p>46 668,36</text:p>
          </table:table-cell>
          <table:table-cell table:number-columns-repeated="4" office:value-type="float" office:value="45820.8403188076" calcext:value-type="float">
            <text:p>45 820,84</text:p>
          </table:table-cell>
          <table:table-cell office:value-type="float" office:value="45735.6797814932" calcext:value-type="float">
            <text:p>45 735,68</text:p>
          </table:table-cell>
          <table:table-cell table:number-columns-repeated="2" office:value-type="float" office:value="45082.4887879503" calcext:value-type="float">
            <text:p>45 082,49</text:p>
          </table:table-cell>
          <table:table-cell table:number-columns-repeated="6" office:value-type="float" office:value="44979.8918351829" calcext:value-type="float">
            <text:p>44 979,89</text:p>
          </table:table-cell>
          <table:table-cell office:value-type="float" office:value="44895.7208353271" calcext:value-type="float">
            <text:p>44 895,72</text:p>
          </table:table-cell>
          <table:table-cell office:value-type="float" office:value="44227.5885221696" calcext:value-type="float">
            <text:p>44 227,59</text:p>
          </table:table-cell>
          <table:table-cell office:value-type="float" office:value="44198.9546494296" calcext:value-type="float">
            <text:p>44 198,95</text:p>
          </table:table-cell>
          <table:table-cell office:value-type="float" office:value="44019.3170498864" calcext:value-type="float">
            <text:p>44 019,32</text:p>
          </table:table-cell>
          <table:table-cell office:value-type="float" office:value="43829.2173522211" calcext:value-type="float">
            <text:p>43 829,22</text:p>
          </table:table-cell>
          <table:table-cell office:value-type="float" office:value="43808.3443114401" calcext:value-type="float">
            <text:p>43 808,34</text:p>
          </table:table-cell>
          <table:table-cell office:value-type="float" office:value="43781.5380229772" calcext:value-type="float">
            <text:p>43 781,54</text:p>
          </table:table-cell>
          <table:table-cell table:number-columns-repeated="25" office:value-type="float" office:value="43664.4789053324" calcext:value-type="float">
            <text:p>43 664,48</text:p>
          </table:table-cell>
          <table:table-cell table:number-columns-repeated="19" office:value-type="float" office:value="43513.4371554752" calcext:value-type="float">
            <text:p>43 513,44</text:p>
          </table:table-cell>
          <table:table-cell table:number-columns-repeated="7" office:value-type="float" office:value="43356.2040483319" calcext:value-type="float">
            <text:p>43 356,20</text:p>
          </table:table-cell>
          <table:table-cell table:number-columns-repeated="11" office:value-type="float" office:value="43295.888682987" calcext:value-type="float">
            <text:p>43 295,89</text:p>
          </table:table-cell>
        </table:table-row>
        <table:table-row table:style-name="ro1">
          <table:table-cell office:value-type="float" office:value="58435.3258704407" calcext:value-type="float">
            <text:p>58 435,33</text:p>
          </table:table-cell>
          <table:table-cell office:value-type="float" office:value="54502.498484781" calcext:value-type="float">
            <text:p>54 502,50</text:p>
          </table:table-cell>
          <table:table-cell office:value-type="float" office:value="52186.1350317778" calcext:value-type="float">
            <text:p>52 186,14</text:p>
          </table:table-cell>
          <table:table-cell office:value-type="float" office:value="51740.0166315743" calcext:value-type="float">
            <text:p>51 740,02</text:p>
          </table:table-cell>
          <table:table-cell table:number-columns-repeated="2" office:value-type="float" office:value="49850.5890127074" calcext:value-type="float">
            <text:p>49 850,59</text:p>
          </table:table-cell>
          <table:table-cell office:value-type="float" office:value="49543.6893312767" calcext:value-type="float">
            <text:p>49 543,69</text:p>
          </table:table-cell>
          <table:table-cell office:value-type="float" office:value="49208.1409871328" calcext:value-type="float">
            <text:p>49 208,14</text:p>
          </table:table-cell>
          <table:table-cell table:number-columns-repeated="2" office:value-type="float" office:value="48940.1772858176" calcext:value-type="float">
            <text:p>48 940,18</text:p>
          </table:table-cell>
          <table:table-cell office:value-type="float" office:value="48547.96107193" calcext:value-type="float">
            <text:p>48 547,96</text:p>
          </table:table-cell>
          <table:table-cell office:value-type="float" office:value="47896.7148660567" calcext:value-type="float">
            <text:p>47 896,71</text:p>
          </table:table-cell>
          <table:table-cell office:value-type="float" office:value="47502.9778885141" calcext:value-type="float">
            <text:p>47 502,98</text:p>
          </table:table-cell>
          <table:table-cell office:value-type="float" office:value="47155.6100318696" calcext:value-type="float">
            <text:p>47 155,61</text:p>
          </table:table-cell>
          <table:table-cell office:value-type="float" office:value="46799.3946221296" calcext:value-type="float">
            <text:p>46 799,39</text:p>
          </table:table-cell>
          <table:table-cell table:number-columns-repeated="2" office:value-type="float" office:value="46303.0655670013" calcext:value-type="float">
            <text:p>46 303,07</text:p>
          </table:table-cell>
          <table:table-cell table:number-columns-repeated="3" office:value-type="float" office:value="46261.6272033146" calcext:value-type="float">
            <text:p>46 261,63</text:p>
          </table:table-cell>
          <table:table-cell office:value-type="float" office:value="45937.52634251" calcext:value-type="float">
            <text:p>45 937,53</text:p>
          </table:table-cell>
          <table:table-cell office:value-type="float" office:value="44318.2815088412" calcext:value-type="float">
            <text:p>44 318,28</text:p>
          </table:table-cell>
          <table:table-cell office:value-type="float" office:value="43942.6460093955" calcext:value-type="float">
            <text:p>43 942,65</text:p>
          </table:table-cell>
          <table:table-cell table:number-columns-repeated="3" office:value-type="float" office:value="43509.1505846165" calcext:value-type="float">
            <text:p>43 509,15</text:p>
          </table:table-cell>
          <table:table-cell table:number-columns-repeated="4" office:value-type="float" office:value="43430.236161023" calcext:value-type="float">
            <text:p>43 430,24</text:p>
          </table:table-cell>
          <table:table-cell table:number-columns-repeated="5" office:value-type="float" office:value="43074.1968805096" calcext:value-type="float">
            <text:p>43 074,20</text:p>
          </table:table-cell>
          <table:table-cell office:value-type="float" office:value="42224.7561017894" calcext:value-type="float">
            <text:p>42 224,76</text:p>
          </table:table-cell>
          <table:table-cell table:number-columns-repeated="2" office:value-type="float" office:value="41822.4540100435" calcext:value-type="float">
            <text:p>41 822,45</text:p>
          </table:table-cell>
          <table:table-cell office:value-type="float" office:value="41551.4960789311" calcext:value-type="float">
            <text:p>41 551,50</text:p>
          </table:table-cell>
          <table:table-cell office:value-type="float" office:value="41366.6527348094" calcext:value-type="float">
            <text:p>41 366,65</text:p>
          </table:table-cell>
          <table:table-cell table:number-columns-repeated="3" office:value-type="float" office:value="41208.3934802002" calcext:value-type="float">
            <text:p>41 208,39</text:p>
          </table:table-cell>
          <table:table-cell table:number-columns-repeated="4" office:value-type="float" office:value="40532.9391314031" calcext:value-type="float">
            <text:p>40 532,94</text:p>
          </table:table-cell>
          <table:table-cell table:number-columns-repeated="2" office:value-type="float" office:value="40441.3852942829" calcext:value-type="float">
            <text:p>40 441,39</text:p>
          </table:table-cell>
          <table:table-cell table:number-columns-repeated="23" office:value-type="float" office:value="40302.575999771" calcext:value-type="float">
            <text:p>40 302,58</text:p>
          </table:table-cell>
          <table:table-cell table:number-columns-repeated="28" office:value-type="float" office:value="40200.7741303962" calcext:value-type="float">
            <text:p>40 200,77</text:p>
          </table:table-cell>
        </table:table-row>
        <table:table-row table:style-name="ro1">
          <table:table-cell office:value-type="float" office:value="103066.259870414" calcext:value-type="float">
            <text:p>103 066,26</text:p>
          </table:table-cell>
          <table:table-cell office:value-type="float" office:value="92490.910627211" calcext:value-type="float">
            <text:p>92 490,91</text:p>
          </table:table-cell>
          <table:table-cell office:value-type="float" office:value="88935.0064436149" calcext:value-type="float">
            <text:p>88 935,01</text:p>
          </table:table-cell>
          <table:table-cell office:value-type="float" office:value="88075.1831866941" calcext:value-type="float">
            <text:p>88 075,18</text:p>
          </table:table-cell>
          <table:table-cell office:value-type="float" office:value="86049.9387947831" calcext:value-type="float">
            <text:p>86 049,94</text:p>
          </table:table-cell>
          <table:table-cell office:value-type="float" office:value="85050.1693436283" calcext:value-type="float">
            <text:p>85 050,17</text:p>
          </table:table-cell>
          <table:table-cell office:value-type="float" office:value="83159.5679266514" calcext:value-type="float">
            <text:p>83 159,57</text:p>
          </table:table-cell>
          <table:table-cell office:value-type="float" office:value="81671.5751090856" calcext:value-type="float">
            <text:p>81 671,58</text:p>
          </table:table-cell>
          <table:table-cell office:value-type="float" office:value="78901.5478971889" calcext:value-type="float">
            <text:p>78 901,55</text:p>
          </table:table-cell>
          <table:table-cell office:value-type="float" office:value="78547.3219054538" calcext:value-type="float">
            <text:p>78 547,32</text:p>
          </table:table-cell>
          <table:table-cell office:value-type="float" office:value="76534.0085360969" calcext:value-type="float">
            <text:p>76 534,01</text:p>
          </table:table-cell>
          <table:table-cell office:value-type="float" office:value="72039.4369929064" calcext:value-type="float">
            <text:p>72 039,44</text:p>
          </table:table-cell>
          <table:table-cell office:value-type="float" office:value="69829.6487821249" calcext:value-type="float">
            <text:p>69 829,65</text:p>
          </table:table-cell>
          <table:table-cell office:value-type="float" office:value="68232.9549207937" calcext:value-type="float">
            <text:p>68 232,95</text:p>
          </table:table-cell>
          <table:table-cell office:value-type="float" office:value="67933.1232840334" calcext:value-type="float">
            <text:p>67 933,12</text:p>
          </table:table-cell>
          <table:table-cell office:value-type="float" office:value="66872.172769396" calcext:value-type="float">
            <text:p>66 872,17</text:p>
          </table:table-cell>
          <table:table-cell office:value-type="float" office:value="66201.8779389166" calcext:value-type="float">
            <text:p>66 201,88</text:p>
          </table:table-cell>
          <table:table-cell office:value-type="float" office:value="65167.8052893438" calcext:value-type="float">
            <text:p>65 167,81</text:p>
          </table:table-cell>
          <table:table-cell office:value-type="float" office:value="64280.1740918497" calcext:value-type="float">
            <text:p>64 280,17</text:p>
          </table:table-cell>
          <table:table-cell office:value-type="float" office:value="63513.3914832363" calcext:value-type="float">
            <text:p>63 513,39</text:p>
          </table:table-cell>
          <table:table-cell office:value-type="float" office:value="63047.2683231367" calcext:value-type="float">
            <text:p>63 047,27</text:p>
          </table:table-cell>
          <table:table-cell office:value-type="float" office:value="62540.3521682664" calcext:value-type="float">
            <text:p>62 540,35</text:p>
          </table:table-cell>
          <table:table-cell office:value-type="float" office:value="61234.8434659494" calcext:value-type="float">
            <text:p>61 234,84</text:p>
          </table:table-cell>
          <table:table-cell office:value-type="float" office:value="61205.6603354889" calcext:value-type="float">
            <text:p>61 205,66</text:p>
          </table:table-cell>
          <table:table-cell office:value-type="float" office:value="61015.296068914" calcext:value-type="float">
            <text:p>61 015,30</text:p>
          </table:table-cell>
          <table:table-cell office:value-type="float" office:value="60929.1733626205" calcext:value-type="float">
            <text:p>60 929,17</text:p>
          </table:table-cell>
          <table:table-cell office:value-type="float" office:value="60577.8630958764" calcext:value-type="float">
            <text:p>60 577,86</text:p>
          </table:table-cell>
          <table:table-cell table:number-columns-repeated="3" office:value-type="float" office:value="60499.0909594935" calcext:value-type="float">
            <text:p>60 499,09</text:p>
          </table:table-cell>
          <table:table-cell office:value-type="float" office:value="60169.1757921515" calcext:value-type="float">
            <text:p>60 169,18</text:p>
          </table:table-cell>
          <table:table-cell office:value-type="float" office:value="58547.1644366276" calcext:value-type="float">
            <text:p>58 547,16</text:p>
          </table:table-cell>
          <table:table-cell office:value-type="float" office:value="57675.4321645052" calcext:value-type="float">
            <text:p>57 675,43</text:p>
          </table:table-cell>
          <table:table-cell office:value-type="float" office:value="57416.314650846" calcext:value-type="float">
            <text:p>57 416,31</text:p>
          </table:table-cell>
          <table:table-cell office:value-type="float" office:value="57150.2809118438" calcext:value-type="float">
            <text:p>57 150,28</text:p>
          </table:table-cell>
          <table:table-cell table:number-columns-repeated="4" office:value-type="float" office:value="56604.6893998553" calcext:value-type="float">
            <text:p>56 604,69</text:p>
          </table:table-cell>
          <table:table-cell office:value-type="float" office:value="55892.3954290239" calcext:value-type="float">
            <text:p>55 892,40</text:p>
          </table:table-cell>
          <table:table-cell office:value-type="float" office:value="55685.5393968111" calcext:value-type="float">
            <text:p>55 685,54</text:p>
          </table:table-cell>
          <table:table-cell office:value-type="float" office:value="54557.7693815258" calcext:value-type="float">
            <text:p>54 557,77</text:p>
          </table:table-cell>
          <table:table-cell office:value-type="float" office:value="54472.2988644443" calcext:value-type="float">
            <text:p>54 472,30</text:p>
          </table:table-cell>
          <table:table-cell office:value-type="float" office:value="53994.4718612121" calcext:value-type="float">
            <text:p>53 994,47</text:p>
          </table:table-cell>
          <table:table-cell table:number-columns-repeated="2" office:value-type="float" office:value="53882.1793774568" calcext:value-type="float">
            <text:p>53 882,18</text:p>
          </table:table-cell>
          <table:table-cell office:value-type="float" office:value="52983.6143696864" calcext:value-type="float">
            <text:p>52 983,61</text:p>
          </table:table-cell>
          <table:table-cell table:number-columns-repeated="2" office:value-type="float" office:value="52702.7387516591" calcext:value-type="float">
            <text:p>52 702,74</text:p>
          </table:table-cell>
          <table:table-cell table:number-columns-repeated="4" office:value-type="float" office:value="52287.4360996961" calcext:value-type="float">
            <text:p>52 287,44</text:p>
          </table:table-cell>
          <table:table-cell office:value-type="float" office:value="51932.7987860883" calcext:value-type="float">
            <text:p>51 932,80</text:p>
          </table:table-cell>
          <table:table-cell office:value-type="float" office:value="51454.0834614265" calcext:value-type="float">
            <text:p>51 454,08</text:p>
          </table:table-cell>
          <table:table-cell office:value-type="float" office:value="51034.5733418197" calcext:value-type="float">
            <text:p>51 034,57</text:p>
          </table:table-cell>
          <table:table-cell office:value-type="float" office:value="50823.5480099522" calcext:value-type="float">
            <text:p>50 823,55</text:p>
          </table:table-cell>
          <table:table-cell table:number-columns-repeated="35" office:value-type="float" office:value="50567.9459259428" calcext:value-type="float">
            <text:p>50 567,95</text:p>
          </table:table-cell>
          <table:table-cell table:number-columns-repeated="3" office:value-type="float" office:value="50562.8316826317" calcext:value-type="float">
            <text:p>50 562,83</text:p>
          </table:table-cell>
          <table:table-cell table:number-columns-repeated="3" office:value-type="float" office:value="50555.1864233624" calcext:value-type="float">
            <text:p>50 555,19</text:p>
          </table:table-cell>
          <table:table-cell table:number-columns-repeated="2" office:value-type="float" office:value="50509.1282765495" calcext:value-type="float">
            <text:p>50 509,13</text:p>
          </table:table-cell>
        </table:table-row>
        <table:table-row table:style-name="ro1">
          <table:table-cell office:value-type="float" office:value="69346.3138529411" calcext:value-type="float">
            <text:p>69 346,31</text:p>
          </table:table-cell>
          <table:table-cell office:value-type="float" office:value="67548.4740055638" calcext:value-type="float">
            <text:p>67 548,47</text:p>
          </table:table-cell>
          <table:table-cell office:value-type="float" office:value="63936.5046257114" calcext:value-type="float">
            <text:p>63 936,50</text:p>
          </table:table-cell>
          <table:table-cell office:value-type="float" office:value="62524.7738053916" calcext:value-type="float">
            <text:p>62 524,77</text:p>
          </table:table-cell>
          <table:table-cell office:value-type="float" office:value="61301.9298060378" calcext:value-type="float">
            <text:p>61 301,93</text:p>
          </table:table-cell>
          <table:table-cell office:value-type="float" office:value="57870.6753523581" calcext:value-type="float">
            <text:p>57 870,68</text:p>
          </table:table-cell>
          <table:table-cell office:value-type="float" office:value="56548.4173216813" calcext:value-type="float">
            <text:p>56 548,42</text:p>
          </table:table-cell>
          <table:table-cell office:value-type="float" office:value="56405.4481768944" calcext:value-type="float">
            <text:p>56 405,45</text:p>
          </table:table-cell>
          <table:table-cell office:value-type="float" office:value="55255.8031302791" calcext:value-type="float">
            <text:p>55 255,80</text:p>
          </table:table-cell>
          <table:table-cell office:value-type="float" office:value="53703.7999845068" calcext:value-type="float">
            <text:p>53 703,80</text:p>
          </table:table-cell>
          <table:table-cell office:value-type="float" office:value="53496.512767685" calcext:value-type="float">
            <text:p>53 496,51</text:p>
          </table:table-cell>
          <table:table-cell office:value-type="float" office:value="53406.9444207899" calcext:value-type="float">
            <text:p>53 406,94</text:p>
          </table:table-cell>
          <table:table-cell office:value-type="float" office:value="53286.6662138645" calcext:value-type="float">
            <text:p>53 286,67</text:p>
          </table:table-cell>
          <table:table-cell office:value-type="float" office:value="52823.2649659466" calcext:value-type="float">
            <text:p>52 823,26</text:p>
          </table:table-cell>
          <table:table-cell office:value-type="float" office:value="52663.6470269011" calcext:value-type="float">
            <text:p>52 663,65</text:p>
          </table:table-cell>
          <table:table-cell office:value-type="float" office:value="52333.1770869535" calcext:value-type="float">
            <text:p>52 333,18</text:p>
          </table:table-cell>
          <table:table-cell office:value-type="float" office:value="51276.7869079079" calcext:value-type="float">
            <text:p>51 276,79</text:p>
          </table:table-cell>
          <table:table-cell office:value-type="float" office:value="50814.1006032944" calcext:value-type="float">
            <text:p>50 814,10</text:p>
          </table:table-cell>
          <table:table-cell office:value-type="float" office:value="50239.4421191745" calcext:value-type="float">
            <text:p>50 239,44</text:p>
          </table:table-cell>
          <table:table-cell office:value-type="float" office:value="50000.2476347858" calcext:value-type="float">
            <text:p>50 000,25</text:p>
          </table:table-cell>
          <table:table-cell office:value-type="float" office:value="49247.7992680612" calcext:value-type="float">
            <text:p>49 247,80</text:p>
          </table:table-cell>
          <table:table-cell office:value-type="float" office:value="48121.2096359623" calcext:value-type="float">
            <text:p>48 121,21</text:p>
          </table:table-cell>
          <table:table-cell office:value-type="float" office:value="47843.9408472651" calcext:value-type="float">
            <text:p>47 843,94</text:p>
          </table:table-cell>
          <table:table-cell table:number-columns-repeated="2" office:value-type="float" office:value="46934.4046264529" calcext:value-type="float">
            <text:p>46 934,40</text:p>
          </table:table-cell>
          <table:table-cell office:value-type="float" office:value="46848.1557612432" calcext:value-type="float">
            <text:p>46 848,16</text:p>
          </table:table-cell>
          <table:table-cell office:value-type="float" office:value="46655.4754660843" calcext:value-type="float">
            <text:p>46 655,48</text:p>
          </table:table-cell>
          <table:table-cell office:value-type="float" office:value="46398.2519674716" calcext:value-type="float">
            <text:p>46 398,25</text:p>
          </table:table-cell>
          <table:table-cell office:value-type="float" office:value="46081.6143367733" calcext:value-type="float">
            <text:p>46 081,61</text:p>
          </table:table-cell>
          <table:table-cell table:number-columns-repeated="4" office:value-type="float" office:value="46010.9000398658" calcext:value-type="float">
            <text:p>46 010,90</text:p>
          </table:table-cell>
          <table:table-cell table:number-columns-repeated="3" office:value-type="float" office:value="45994.6262614964" calcext:value-type="float">
            <text:p>45 994,63</text:p>
          </table:table-cell>
          <table:table-cell table:number-columns-repeated="4" office:value-type="float" office:value="45917.6783443273" calcext:value-type="float">
            <text:p>45 917,68</text:p>
          </table:table-cell>
          <table:table-cell table:number-columns-repeated="2" office:value-type="float" office:value="45904.1209669309" calcext:value-type="float">
            <text:p>45 904,12</text:p>
          </table:table-cell>
          <table:table-cell table:number-columns-repeated="2" office:value-type="float" office:value="45886.5486387529" calcext:value-type="float">
            <text:p>45 886,55</text:p>
          </table:table-cell>
          <table:table-cell office:value-type="float" office:value="45804.774743171" calcext:value-type="float">
            <text:p>45 804,77</text:p>
          </table:table-cell>
          <table:table-cell office:value-type="float" office:value="45696.4489410876" calcext:value-type="float">
            <text:p>45 696,45</text:p>
          </table:table-cell>
          <table:table-cell office:value-type="float" office:value="45520.3530955069" calcext:value-type="float">
            <text:p>45 520,35</text:p>
          </table:table-cell>
          <table:table-cell office:value-type="float" office:value="45406.4955522162" calcext:value-type="float">
            <text:p>45 406,50</text:p>
          </table:table-cell>
          <table:table-cell table:number-columns-repeated="4" office:value-type="float" office:value="45266.833532344" calcext:value-type="float">
            <text:p>45 266,83</text:p>
          </table:table-cell>
          <table:table-cell office:value-type="float" office:value="45061.2749882926" calcext:value-type="float">
            <text:p>45 061,27</text:p>
          </table:table-cell>
          <table:table-cell office:value-type="float" office:value="44898.5229770504" calcext:value-type="float">
            <text:p>44 898,52</text:p>
          </table:table-cell>
          <table:table-cell table:number-columns-repeated="6" office:value-type="float" office:value="44708.4232793851" calcext:value-type="float">
            <text:p>44 708,42</text:p>
          </table:table-cell>
          <table:table-cell office:value-type="float" office:value="43754.8910682969" calcext:value-type="float">
            <text:p>43 754,89</text:p>
          </table:table-cell>
          <table:table-cell table:number-columns-repeated="4" office:value-type="float" office:value="43657.7473764195" calcext:value-type="float">
            <text:p>43 657,75</text:p>
          </table:table-cell>
          <table:table-cell table:number-columns-repeated="2" office:value-type="float" office:value="43345.4497694434" calcext:value-type="float">
            <text:p>43 345,45</text:p>
          </table:table-cell>
          <table:table-cell table:number-columns-repeated="2" office:value-type="float" office:value="43205.6797411111" calcext:value-type="float">
            <text:p>43 205,68</text:p>
          </table:table-cell>
          <table:table-cell table:number-columns-repeated="7" office:value-type="float" office:value="43064.3720232401" calcext:value-type="float">
            <text:p>43 064,37</text:p>
          </table:table-cell>
          <table:table-cell office:value-type="float" office:value="42963.2544532939" calcext:value-type="float">
            <text:p>42 963,25</text:p>
          </table:table-cell>
          <table:table-cell office:value-type="float" office:value="42829.710004336" calcext:value-type="float">
            <text:p>42 829,71</text:p>
          </table:table-cell>
          <table:table-cell office:value-type="float" office:value="42787.1921484496" calcext:value-type="float">
            <text:p>42 787,19</text:p>
          </table:table-cell>
          <table:table-cell office:value-type="float" office:value="42634.5349507833" calcext:value-type="float">
            <text:p>42 634,53</text:p>
          </table:table-cell>
          <table:table-cell table:number-columns-repeated="3" office:value-type="float" office:value="42353.659332756" calcext:value-type="float">
            <text:p>42 353,66</text:p>
          </table:table-cell>
          <table:table-cell office:value-type="float" office:value="42183.78464459" calcext:value-type="float">
            <text:p>42 183,78</text:p>
          </table:table-cell>
          <table:table-cell table:number-columns-repeated="10" office:value-type="float" office:value="41873.4006915325" calcext:value-type="float">
            <text:p>41 873,40</text:p>
          </table:table-cell>
          <table:table-cell table:number-columns-repeated="6" office:value-type="float" office:value="41571.1782880415" calcext:value-type="float">
            <text:p>41 571,18</text:p>
          </table:table-cell>
        </table:table-row>
        <table:table-row table:style-name="ro1">
          <table:table-cell office:value-type="float" office:value="90302.9336405207" calcext:value-type="float">
            <text:p>90 302,93</text:p>
          </table:table-cell>
          <table:table-cell office:value-type="float" office:value="87079.9074779168" calcext:value-type="float">
            <text:p>87 079,91</text:p>
          </table:table-cell>
          <table:table-cell office:value-type="float" office:value="82130.2646365501" calcext:value-type="float">
            <text:p>82 130,26</text:p>
          </table:table-cell>
          <table:table-cell office:value-type="float" office:value="75440.1246360422" calcext:value-type="float">
            <text:p>75 440,12</text:p>
          </table:table-cell>
          <table:table-cell office:value-type="float" office:value="73034.0488727137" calcext:value-type="float">
            <text:p>73 034,05</text:p>
          </table:table-cell>
          <table:table-cell office:value-type="float" office:value="71339.5868176986" calcext:value-type="float">
            <text:p>71 339,59</text:p>
          </table:table-cell>
          <table:table-cell office:value-type="float" office:value="68742.9321138742" calcext:value-type="float">
            <text:p>68 742,93</text:p>
          </table:table-cell>
          <table:table-cell office:value-type="float" office:value="66202.0210003475" calcext:value-type="float">
            <text:p>66 202,02</text:p>
          </table:table-cell>
          <table:table-cell office:value-type="float" office:value="65455.8287485715" calcext:value-type="float">
            <text:p>65 455,83</text:p>
          </table:table-cell>
          <table:table-cell office:value-type="float" office:value="63994.352299845" calcext:value-type="float">
            <text:p>63 994,35</text:p>
          </table:table-cell>
          <table:table-cell office:value-type="float" office:value="63154.4402756986" calcext:value-type="float">
            <text:p>63 154,44</text:p>
          </table:table-cell>
          <table:table-cell office:value-type="float" office:value="60452.3608719419" calcext:value-type="float">
            <text:p>60 452,36</text:p>
          </table:table-cell>
          <table:table-cell office:value-type="float" office:value="60190.0097648256" calcext:value-type="float">
            <text:p>60 190,01</text:p>
          </table:table-cell>
          <table:table-cell office:value-type="float" office:value="59479.177382377" calcext:value-type="float">
            <text:p>59 479,18</text:p>
          </table:table-cell>
          <table:table-cell office:value-type="float" office:value="59087.3425793509" calcext:value-type="float">
            <text:p>59 087,34</text:p>
          </table:table-cell>
          <table:table-cell office:value-type="float" office:value="58184.2267299163" calcext:value-type="float">
            <text:p>58 184,23</text:p>
          </table:table-cell>
          <table:table-cell office:value-type="float" office:value="57450.8115920454" calcext:value-type="float">
            <text:p>57 450,81</text:p>
          </table:table-cell>
          <table:table-cell office:value-type="float" office:value="57203.4904074209" calcext:value-type="float">
            <text:p>57 203,49</text:p>
          </table:table-cell>
          <table:table-cell table:number-columns-repeated="3" office:value-type="float" office:value="56858.6853815063" calcext:value-type="float">
            <text:p>56 858,69</text:p>
          </table:table-cell>
          <table:table-cell office:value-type="float" office:value="56324.7476946641" calcext:value-type="float">
            <text:p>56 324,75</text:p>
          </table:table-cell>
          <table:table-cell office:value-type="float" office:value="54193.9034492612" calcext:value-type="float">
            <text:p>54 193,90</text:p>
          </table:table-cell>
          <table:table-cell office:value-type="float" office:value="54144.2310415551" calcext:value-type="float">
            <text:p>54 144,23</text:p>
          </table:table-cell>
          <table:table-cell table:number-columns-repeated="2" office:value-type="float" office:value="54006.1274423726" calcext:value-type="float">
            <text:p>54 006,13</text:p>
          </table:table-cell>
          <table:table-cell office:value-type="float" office:value="52871.2185760018" calcext:value-type="float">
            <text:p>52 871,22</text:p>
          </table:table-cell>
          <table:table-cell office:value-type="float" office:value="52723.4760983581" calcext:value-type="float">
            <text:p>52 723,48</text:p>
          </table:table-cell>
          <table:table-cell office:value-type="float" office:value="52286.1771868822" calcext:value-type="float">
            <text:p>52 286,18</text:p>
          </table:table-cell>
          <table:table-cell table:number-columns-repeated="4" office:value-type="float" office:value="51949.9239550849" calcext:value-type="float">
            <text:p>51 949,92</text:p>
          </table:table-cell>
          <table:table-cell table:number-columns-repeated="3" office:value-type="float" office:value="51158.2047628605" calcext:value-type="float">
            <text:p>51 158,20</text:p>
          </table:table-cell>
          <table:table-cell office:value-type="float" office:value="50211.855403218" calcext:value-type="float">
            <text:p>50 211,86</text:p>
          </table:table-cell>
          <table:table-cell office:value-type="float" office:value="50141.9358761415" calcext:value-type="float">
            <text:p>50 141,94</text:p>
          </table:table-cell>
          <table:table-cell office:value-type="float" office:value="49666.5697783056" calcext:value-type="float">
            <text:p>49 666,57</text:p>
          </table:table-cell>
          <table:table-cell table:number-columns-repeated="5" office:value-type="float" office:value="48795.6456450559" calcext:value-type="float">
            <text:p>48 795,65</text:p>
          </table:table-cell>
          <table:table-cell table:number-columns-repeated="8" office:value-type="float" office:value="48611.2262221024" calcext:value-type="float">
            <text:p>48 611,23</text:p>
          </table:table-cell>
          <table:table-cell table:number-columns-repeated="3" office:value-type="float" office:value="48489.9183222063" calcext:value-type="float">
            <text:p>48 489,92</text:p>
          </table:table-cell>
          <table:table-cell office:value-type="float" office:value="48291.4289129317" calcext:value-type="float">
            <text:p>48 291,43</text:p>
          </table:table-cell>
          <table:table-cell table:number-columns-repeated="2" office:value-type="float" office:value="47862.0909291478" calcext:value-type="float">
            <text:p>47 862,09</text:p>
          </table:table-cell>
          <table:table-cell table:number-columns-repeated="4" office:value-type="float" office:value="47424.4159624953" calcext:value-type="float">
            <text:p>47 424,42</text:p>
          </table:table-cell>
          <table:table-cell office:value-type="float" office:value="47343.7732949314" calcext:value-type="float">
            <text:p>47 343,77</text:p>
          </table:table-cell>
          <table:table-cell office:value-type="float" office:value="47342.1874792899" calcext:value-type="float">
            <text:p>47 342,19</text:p>
          </table:table-cell>
          <table:table-cell office:value-type="float" office:value="47246.1219015994" calcext:value-type="float">
            <text:p>47 246,12</text:p>
          </table:table-cell>
          <table:table-cell office:value-type="float" office:value="46874.041154857" calcext:value-type="float">
            <text:p>46 874,04</text:p>
          </table:table-cell>
          <table:table-cell table:number-columns-repeated="3" office:value-type="float" office:value="46845.407282117" calcext:value-type="float">
            <text:p>46 845,41</text:p>
          </table:table-cell>
          <table:table-cell table:number-columns-repeated="31" office:value-type="float" office:value="46621.4912119879" calcext:value-type="float">
            <text:p>46 621,49</text:p>
          </table:table-cell>
        </table:table-row>
        <table:table-row table:style-name="ro1">
          <table:table-cell office:value-type="float" office:value="69162.4673595037" calcext:value-type="float">
            <text:p>69 162,47</text:p>
          </table:table-cell>
          <table:table-cell office:value-type="float" office:value="67184.1258079013" calcext:value-type="float">
            <text:p>67 184,13</text:p>
          </table:table-cell>
          <table:table-cell office:value-type="float" office:value="64413.1066852453" calcext:value-type="float">
            <text:p>64 413,11</text:p>
          </table:table-cell>
          <table:table-cell office:value-type="float" office:value="61896.3383510939" calcext:value-type="float">
            <text:p>61 896,34</text:p>
          </table:table-cell>
          <table:table-cell office:value-type="float" office:value="60994.1364624482" calcext:value-type="float">
            <text:p>60 994,14</text:p>
          </table:table-cell>
          <table:table-cell office:value-type="float" office:value="59576.3253322726" calcext:value-type="float">
            <text:p>59 576,33</text:p>
          </table:table-cell>
          <table:table-cell office:value-type="float" office:value="58441.041139527" calcext:value-type="float">
            <text:p>58 441,04</text:p>
          </table:table-cell>
          <table:table-cell office:value-type="float" office:value="57375.4541419591" calcext:value-type="float">
            <text:p>57 375,45</text:p>
          </table:table-cell>
          <table:table-cell office:value-type="float" office:value="56915.0638668388" calcext:value-type="float">
            <text:p>56 915,06</text:p>
          </table:table-cell>
          <table:table-cell office:value-type="float" office:value="56549.2623840154" calcext:value-type="float">
            <text:p>56 549,26</text:p>
          </table:table-cell>
          <table:table-cell office:value-type="float" office:value="55283.5266012915" calcext:value-type="float">
            <text:p>55 283,53</text:p>
          </table:table-cell>
          <table:table-cell office:value-type="float" office:value="54990.5587506081" calcext:value-type="float">
            <text:p>54 990,56</text:p>
          </table:table-cell>
          <table:table-cell office:value-type="float" office:value="54816.6779577063" calcext:value-type="float">
            <text:p>54 816,68</text:p>
          </table:table-cell>
          <table:table-cell office:value-type="float" office:value="54787.1448753376" calcext:value-type="float">
            <text:p>54 787,14</text:p>
          </table:table-cell>
          <table:table-cell office:value-type="float" office:value="54267.3552297817" calcext:value-type="float">
            <text:p>54 267,36</text:p>
          </table:table-cell>
          <table:table-cell office:value-type="float" office:value="53593.6088046844" calcext:value-type="float">
            <text:p>53 593,61</text:p>
          </table:table-cell>
          <table:table-cell office:value-type="float" office:value="53476.9247705064" calcext:value-type="float">
            <text:p>53 476,92</text:p>
          </table:table-cell>
          <table:table-cell office:value-type="float" office:value="52957.0562382138" calcext:value-type="float">
            <text:p>52 957,06</text:p>
          </table:table-cell>
          <table:table-cell office:value-type="float" office:value="51774.2879574643" calcext:value-type="float">
            <text:p>51 774,29</text:p>
          </table:table-cell>
          <table:table-cell office:value-type="float" office:value="49066.598253186" calcext:value-type="float">
            <text:p>49 066,60</text:p>
          </table:table-cell>
          <table:table-cell office:value-type="float" office:value="48876.7762133905" calcext:value-type="float">
            <text:p>48 876,78</text:p>
          </table:table-cell>
          <table:table-cell office:value-type="float" office:value="48381.4784819076" calcext:value-type="float">
            <text:p>48 381,48</text:p>
          </table:table-cell>
          <table:table-cell office:value-type="float" office:value="48124.5834159392" calcext:value-type="float">
            <text:p>48 124,58</text:p>
          </table:table-cell>
          <table:table-cell table:number-columns-repeated="2" office:value-type="float" office:value="47527.2266659989" calcext:value-type="float">
            <text:p>47 527,23</text:p>
          </table:table-cell>
          <table:table-cell table:number-columns-repeated="2" office:value-type="float" office:value="47090.7082987992" calcext:value-type="float">
            <text:p>47 090,71</text:p>
          </table:table-cell>
          <table:table-cell table:number-columns-repeated="5" office:value-type="float" office:value="46113.0756476439" calcext:value-type="float">
            <text:p>46 113,08</text:p>
          </table:table-cell>
          <table:table-cell office:value-type="float" office:value="45495.1209682029" calcext:value-type="float">
            <text:p>45 495,12</text:p>
          </table:table-cell>
          <table:table-cell office:value-type="float" office:value="45054.6165273947" calcext:value-type="float">
            <text:p>45 054,62</text:p>
          </table:table-cell>
          <table:table-cell office:value-type="float" office:value="44837.6636334287" calcext:value-type="float">
            <text:p>44 837,66</text:p>
          </table:table-cell>
          <table:table-cell table:number-columns-repeated="2" office:value-type="float" office:value="44602.0425310837" calcext:value-type="float">
            <text:p>44 602,04</text:p>
          </table:table-cell>
          <table:table-cell table:number-columns-repeated="2" office:value-type="float" office:value="44480.4543439207" calcext:value-type="float">
            <text:p>44 480,45</text:p>
          </table:table-cell>
          <table:table-cell office:value-type="float" office:value="43493.2793977132" calcext:value-type="float">
            <text:p>43 493,28</text:p>
          </table:table-cell>
          <table:table-cell office:value-type="float" office:value="43398.204646951" calcext:value-type="float">
            <text:p>43 398,20</text:p>
          </table:table-cell>
          <table:table-cell table:number-columns-repeated="6" office:value-type="float" office:value="42776.7712654019" calcext:value-type="float">
            <text:p>42 776,77</text:p>
          </table:table-cell>
          <table:table-cell office:value-type="float" office:value="42602.8176773877" calcext:value-type="float">
            <text:p>42 602,82</text:p>
          </table:table-cell>
          <table:table-cell table:number-columns-repeated="9" office:value-type="float" office:value="42458.3212968666" calcext:value-type="float">
            <text:p>42 458,32</text:p>
          </table:table-cell>
          <table:table-cell table:number-columns-repeated="4" office:value-type="float" office:value="42420.2930981815" calcext:value-type="float">
            <text:p>42 420,29</text:p>
          </table:table-cell>
          <table:table-cell office:value-type="float" office:value="42233.4067427208" calcext:value-type="float">
            <text:p>42 233,41</text:p>
          </table:table-cell>
          <table:table-cell table:number-columns-repeated="3" office:value-type="float" office:value="42181.9087751118" calcext:value-type="float">
            <text:p>42 181,91</text:p>
          </table:table-cell>
          <table:table-cell table:number-columns-repeated="4" office:value-type="float" office:value="42001.3955279439" calcext:value-type="float">
            <text:p>42 001,40</text:p>
          </table:table-cell>
          <table:table-cell table:number-columns-repeated="6" office:value-type="float" office:value="41471.4122703888" calcext:value-type="float">
            <text:p>41 471,41</text:p>
          </table:table-cell>
          <table:table-cell office:value-type="float" office:value="41323.7892886639" calcext:value-type="float">
            <text:p>41 323,79</text:p>
          </table:table-cell>
          <table:table-cell table:number-columns-repeated="14" office:value-type="float" office:value="41106.5204343845" calcext:value-type="float">
            <text:p>41 106,52</text:p>
          </table:table-cell>
          <table:table-cell table:number-columns-repeated="2" office:value-type="float" office:value="40768.1449504226" calcext:value-type="float">
            <text:p>40 768,14</text:p>
          </table:table-cell>
          <table:table-cell office:value-type="float" office:value="40567.352160228" calcext:value-type="float">
            <text:p>40 567,35</text:p>
          </table:table-cell>
          <table:table-cell office:value-type="float" office:value="40523.3028319856" calcext:value-type="float">
            <text:p>40 523,30</text:p>
          </table:table-cell>
          <table:table-cell table:number-columns-repeated="3" office:value-type="float" office:value="40427.1008011794" calcext:value-type="float">
            <text:p>40 427,10</text:p>
          </table:table-cell>
          <table:table-cell table:number-columns-repeated="3" office:value-type="float" office:value="40308.7759376483" calcext:value-type="float">
            <text:p>40 308,78</text:p>
          </table:table-cell>
        </table:table-row>
        <table:table-row table:style-name="ro1">
          <table:table-cell office:value-type="float" office:value="99252.7015846726" calcext:value-type="float">
            <text:p>99 252,70</text:p>
          </table:table-cell>
          <table:table-cell office:value-type="float" office:value="95540.843829034" calcext:value-type="float">
            <text:p>95 540,84</text:p>
          </table:table-cell>
          <table:table-cell office:value-type="float" office:value="91885.6830558406" calcext:value-type="float">
            <text:p>91 885,68</text:p>
          </table:table-cell>
          <table:table-cell office:value-type="float" office:value="90299.98791149" calcext:value-type="float">
            <text:p>90 299,99</text:p>
          </table:table-cell>
          <table:table-cell office:value-type="float" office:value="88256.1125834399" calcext:value-type="float">
            <text:p>88 256,11</text:p>
          </table:table-cell>
          <table:table-cell office:value-type="float" office:value="85559.4501431487" calcext:value-type="float">
            <text:p>85 559,45</text:p>
          </table:table-cell>
          <table:table-cell office:value-type="float" office:value="84354.7078497392" calcext:value-type="float">
            <text:p>84 354,71</text:p>
          </table:table-cell>
          <table:table-cell office:value-type="float" office:value="82609.8070555692" calcext:value-type="float">
            <text:p>82 609,81</text:p>
          </table:table-cell>
          <table:table-cell office:value-type="float" office:value="81495.1329007029" calcext:value-type="float">
            <text:p>81 495,13</text:p>
          </table:table-cell>
          <table:table-cell office:value-type="float" office:value="80924.8783567045" calcext:value-type="float">
            <text:p>80 924,88</text:p>
          </table:table-cell>
          <table:table-cell office:value-type="float" office:value="79520.1333780288" calcext:value-type="float">
            <text:p>79 520,13</text:p>
          </table:table-cell>
          <table:table-cell office:value-type="float" office:value="75059.4878034649" calcext:value-type="float">
            <text:p>75 059,49</text:p>
          </table:table-cell>
          <table:table-cell office:value-type="float" office:value="72085.2686222545" calcext:value-type="float">
            <text:p>72 085,27</text:p>
          </table:table-cell>
          <table:table-cell office:value-type="float" office:value="71526.7630315318" calcext:value-type="float">
            <text:p>71 526,76</text:p>
          </table:table-cell>
          <table:table-cell office:value-type="float" office:value="69541.6948483542" calcext:value-type="float">
            <text:p>69 541,69</text:p>
          </table:table-cell>
          <table:table-cell office:value-type="float" office:value="67996.3025833024" calcext:value-type="float">
            <text:p>67 996,30</text:p>
          </table:table-cell>
          <table:table-cell office:value-type="float" office:value="65614.9710558345" calcext:value-type="float">
            <text:p>65 614,97</text:p>
          </table:table-cell>
          <table:table-cell office:value-type="float" office:value="64578.8457041019" calcext:value-type="float">
            <text:p>64 578,85</text:p>
          </table:table-cell>
          <table:table-cell office:value-type="float" office:value="62851.2354464639" calcext:value-type="float">
            <text:p>62 851,24</text:p>
          </table:table-cell>
          <table:table-cell office:value-type="float" office:value="62335.5714497477" calcext:value-type="float">
            <text:p>62 335,57</text:p>
          </table:table-cell>
          <table:table-cell office:value-type="float" office:value="61272.1004042884" calcext:value-type="float">
            <text:p>61 272,10</text:p>
          </table:table-cell>
          <table:table-cell office:value-type="float" office:value="60278.236053327" calcext:value-type="float">
            <text:p>60 278,24</text:p>
          </table:table-cell>
          <table:table-cell office:value-type="float" office:value="59474.4183148701" calcext:value-type="float">
            <text:p>59 474,42</text:p>
          </table:table-cell>
          <table:table-cell office:value-type="float" office:value="58640.7875360542" calcext:value-type="float">
            <text:p>58 640,79</text:p>
          </table:table-cell>
          <table:table-cell office:value-type="float" office:value="58149.7309687401" calcext:value-type="float">
            <text:p>58 149,73</text:p>
          </table:table-cell>
          <table:table-cell office:value-type="float" office:value="57717.011386108" calcext:value-type="float">
            <text:p>57 717,01</text:p>
          </table:table-cell>
          <table:table-cell office:value-type="float" office:value="57417.5752409556" calcext:value-type="float">
            <text:p>57 417,58</text:p>
          </table:table-cell>
          <table:table-cell office:value-type="float" office:value="56329.2922641518" calcext:value-type="float">
            <text:p>56 329,29</text:p>
          </table:table-cell>
          <table:table-cell table:number-columns-repeated="3" office:value-type="float" office:value="55853.8232945127" calcext:value-type="float">
            <text:p>55 853,82</text:p>
          </table:table-cell>
          <table:table-cell table:number-columns-repeated="6" office:value-type="float" office:value="55599.6920752487" calcext:value-type="float">
            <text:p>55 599,69</text:p>
          </table:table-cell>
          <table:table-cell office:value-type="float" office:value="55566.6203270401" calcext:value-type="float">
            <text:p>55 566,62</text:p>
          </table:table-cell>
          <table:table-cell office:value-type="float" office:value="54899.3889212935" calcext:value-type="float">
            <text:p>54 899,39</text:p>
          </table:table-cell>
          <table:table-cell office:value-type="float" office:value="54501.4800969417" calcext:value-type="float">
            <text:p>54 501,48</text:p>
          </table:table-cell>
          <table:table-cell table:number-columns-repeated="8" office:value-type="float" office:value="54375.2611654071" calcext:value-type="float">
            <text:p>54 375,26</text:p>
          </table:table-cell>
          <table:table-cell office:value-type="float" office:value="54196.0902932145" calcext:value-type="float">
            <text:p>54 196,09</text:p>
          </table:table-cell>
          <table:table-cell office:value-type="float" office:value="54020.9526942459" calcext:value-type="float">
            <text:p>54 020,95</text:p>
          </table:table-cell>
          <table:table-cell table:number-columns-repeated="2" office:value-type="float" office:value="53331.9611398277" calcext:value-type="float">
            <text:p>53 331,96</text:p>
          </table:table-cell>
          <table:table-cell office:value-type="float" office:value="53154.4529781562" calcext:value-type="float">
            <text:p>53 154,45</text:p>
          </table:table-cell>
          <table:table-cell office:value-type="float" office:value="53070.074111185" calcext:value-type="float">
            <text:p>53 070,07</text:p>
          </table:table-cell>
          <table:table-cell table:number-columns-repeated="7" office:value-type="float" office:value="53044.1216055533" calcext:value-type="float">
            <text:p>53 044,12</text:p>
          </table:table-cell>
          <table:table-cell office:value-type="float" office:value="52934.2751990756" calcext:value-type="float">
            <text:p>52 934,28</text:p>
          </table:table-cell>
          <table:table-cell office:value-type="float" office:value="52826.4180133138" calcext:value-type="float">
            <text:p>52 826,42</text:p>
          </table:table-cell>
          <table:table-cell table:number-columns-repeated="3" office:value-type="float" office:value="52670.8241108737" calcext:value-type="float">
            <text:p>52 670,82</text:p>
          </table:table-cell>
          <table:table-cell office:value-type="float" office:value="52616.1413174799" calcext:value-type="float">
            <text:p>52 616,14</text:p>
          </table:table-cell>
          <table:table-cell table:number-columns-repeated="7" office:value-type="float" office:value="52364.9205100794" calcext:value-type="float">
            <text:p>52 364,92</text:p>
          </table:table-cell>
          <table:table-cell office:value-type="float" office:value="52087.9321311031" calcext:value-type="float">
            <text:p>52 087,93</text:p>
          </table:table-cell>
          <table:table-cell table:number-columns-repeated="16" office:value-type="float" office:value="51616.6340223308" calcext:value-type="float">
            <text:p>51 616,63</text:p>
          </table:table-cell>
          <table:table-cell table:number-columns-repeated="9" office:value-type="float" office:value="51493.1504398373" calcext:value-type="float">
            <text:p>51 493,15</text:p>
          </table:table-cell>
        </table:table-row>
        <table:table-row table:style-name="ro1">
          <table:table-cell office:value-type="float" office:value="92833.2271717058" calcext:value-type="float">
            <text:p>92 833,23</text:p>
          </table:table-cell>
          <table:table-cell office:value-type="float" office:value="81582.8852949982" calcext:value-type="float">
            <text:p>81 582,89</text:p>
          </table:table-cell>
          <table:table-cell office:value-type="float" office:value="80096.8554313381" calcext:value-type="float">
            <text:p>80 096,86</text:p>
          </table:table-cell>
          <table:table-cell office:value-type="float" office:value="77929.8938537084" calcext:value-type="float">
            <text:p>77 929,89</text:p>
          </table:table-cell>
          <table:table-cell office:value-type="float" office:value="72587.8724731371" calcext:value-type="float">
            <text:p>72 587,87</text:p>
          </table:table-cell>
          <table:table-cell office:value-type="float" office:value="69748.7690940112" calcext:value-type="float">
            <text:p>69 748,77</text:p>
          </table:table-cell>
          <table:table-cell office:value-type="float" office:value="68835.8847459148" calcext:value-type="float">
            <text:p>68 835,88</text:p>
          </table:table-cell>
          <table:table-cell office:value-type="float" office:value="67377.0877328194" calcext:value-type="float">
            <text:p>67 377,09</text:p>
          </table:table-cell>
          <table:table-cell office:value-type="float" office:value="66218.5464680869" calcext:value-type="float">
            <text:p>66 218,55</text:p>
          </table:table-cell>
          <table:table-cell office:value-type="float" office:value="65608.1794958961" calcext:value-type="float">
            <text:p>65 608,18</text:p>
          </table:table-cell>
          <table:table-cell office:value-type="float" office:value="62988.579120695" calcext:value-type="float">
            <text:p>62 988,58</text:p>
          </table:table-cell>
          <table:table-cell office:value-type="float" office:value="61281.7065536806" calcext:value-type="float">
            <text:p>61 281,71</text:p>
          </table:table-cell>
          <table:table-cell office:value-type="float" office:value="60875.9486798855" calcext:value-type="float">
            <text:p>60 875,95</text:p>
          </table:table-cell>
          <table:table-cell office:value-type="float" office:value="59916.8517741642" calcext:value-type="float">
            <text:p>59 916,85</text:p>
          </table:table-cell>
          <table:table-cell office:value-type="float" office:value="59227.3188811597" calcext:value-type="float">
            <text:p>59 227,32</text:p>
          </table:table-cell>
          <table:table-cell office:value-type="float" office:value="58702.4736830452" calcext:value-type="float">
            <text:p>58 702,47</text:p>
          </table:table-cell>
          <table:table-cell office:value-type="float" office:value="58441.0916253678" calcext:value-type="float">
            <text:p>58 441,09</text:p>
          </table:table-cell>
          <table:table-cell office:value-type="float" office:value="58255.8982861435" calcext:value-type="float">
            <text:p>58 255,90</text:p>
          </table:table-cell>
          <table:table-cell office:value-type="float" office:value="58142.3400683547" calcext:value-type="float">
            <text:p>58 142,34</text:p>
          </table:table-cell>
          <table:table-cell office:value-type="float" office:value="57710.1241744916" calcext:value-type="float">
            <text:p>57 710,12</text:p>
          </table:table-cell>
          <table:table-cell office:value-type="float" office:value="57639.3874493144" calcext:value-type="float">
            <text:p>57 639,39</text:p>
          </table:table-cell>
          <table:table-cell office:value-type="float" office:value="56869.756193661" calcext:value-type="float">
            <text:p>56 869,76</text:p>
          </table:table-cell>
          <table:table-cell office:value-type="float" office:value="56722.5034641628" calcext:value-type="float">
            <text:p>56 722,50</text:p>
          </table:table-cell>
          <table:table-cell table:number-columns-repeated="3" office:value-type="float" office:value="56653.470462375" calcext:value-type="float">
            <text:p>56 653,47</text:p>
          </table:table-cell>
          <table:table-cell table:number-columns-repeated="3" office:value-type="float" office:value="56642.1321363864" calcext:value-type="float">
            <text:p>56 642,13</text:p>
          </table:table-cell>
          <table:table-cell table:number-columns-repeated="2" office:value-type="float" office:value="56351.7575699457" calcext:value-type="float">
            <text:p>56 351,76</text:p>
          </table:table-cell>
          <table:table-cell office:value-type="float" office:value="56311.9860567899" calcext:value-type="float">
            <text:p>56 311,99</text:p>
          </table:table-cell>
          <table:table-cell office:value-type="float" office:value="55911.9615746689" calcext:value-type="float">
            <text:p>55 911,96</text:p>
          </table:table-cell>
          <table:table-cell office:value-type="float" office:value="55775.2451417839" calcext:value-type="float">
            <text:p>55 775,25</text:p>
          </table:table-cell>
          <table:table-cell table:number-columns-repeated="3" office:value-type="float" office:value="55407.9895986989" calcext:value-type="float">
            <text:p>55 407,99</text:p>
          </table:table-cell>
          <table:table-cell table:number-columns-repeated="4" office:value-type="float" office:value="54878.3975130299" calcext:value-type="float">
            <text:p>54 878,40</text:p>
          </table:table-cell>
          <table:table-cell office:value-type="float" office:value="54499.1275845413" calcext:value-type="float">
            <text:p>54 499,13</text:p>
          </table:table-cell>
          <table:table-cell table:number-columns-repeated="4" office:value-type="float" office:value="54005.8002769618" calcext:value-type="float">
            <text:p>54 005,80</text:p>
          </table:table-cell>
          <table:table-cell table:number-columns-repeated="6" office:value-type="float" office:value="53707.3989043375" calcext:value-type="float">
            <text:p>53 707,40</text:p>
          </table:table-cell>
          <table:table-cell table:number-columns-repeated="17" office:value-type="float" office:value="53666.0598788986" calcext:value-type="float">
            <text:p>53 666,06</text:p>
          </table:table-cell>
          <table:table-cell table:number-columns-repeated="3" office:value-type="float" office:value="53471.9091826375" calcext:value-type="float">
            <text:p>53 471,91</text:p>
          </table:table-cell>
          <table:table-cell table:number-columns-repeated="7" office:value-type="float" office:value="52911.4560629904" calcext:value-type="float">
            <text:p>52 911,46</text:p>
          </table:table-cell>
          <table:table-cell office:value-type="float" office:value="52503.8918084907" calcext:value-type="float">
            <text:p>52 503,89</text:p>
          </table:table-cell>
          <table:table-cell table:number-columns-repeated="12" office:value-type="float" office:value="51977.6389602628" calcext:value-type="float">
            <text:p>51 977,64</text:p>
          </table:table-cell>
          <table:table-cell office:value-type="float" office:value="51769.2011018113" calcext:value-type="float">
            <text:p>51 769,20</text:p>
          </table:table-cell>
          <table:table-cell office:value-type="float" office:value="51559.3244379571" calcext:value-type="float">
            <text:p>51 559,32</text:p>
          </table:table-cell>
          <table:table-cell office:value-type="float" office:value="51114.0924413946" calcext:value-type="float">
            <text:p>51 114,09</text:p>
          </table:table-cell>
          <table:table-cell table:number-columns-repeated="5" office:value-type="float" office:value="50877.9628083462" calcext:value-type="float">
            <text:p>50 877,96</text:p>
          </table:table-cell>
        </table:table-row>
        <table:table-row table:style-name="ro1">
          <table:table-cell office:value-type="float" office:value="86148.1932476744" calcext:value-type="float">
            <text:p>86 148,19</text:p>
          </table:table-cell>
          <table:table-cell office:value-type="float" office:value="81276.475590283" calcext:value-type="float">
            <text:p>81 276,48</text:p>
          </table:table-cell>
          <table:table-cell office:value-type="float" office:value="79108.5624694445" calcext:value-type="float">
            <text:p>79 108,56</text:p>
          </table:table-cell>
          <table:table-cell office:value-type="float" office:value="77885.7184700907" calcext:value-type="float">
            <text:p>77 885,72</text:p>
          </table:table-cell>
          <table:table-cell office:value-type="float" office:value="74076.6683386995" calcext:value-type="float">
            <text:p>74 076,67</text:p>
          </table:table-cell>
          <table:table-cell office:value-type="float" office:value="70825.247225424" calcext:value-type="float">
            <text:p>70 825,25</text:p>
          </table:table-cell>
          <table:table-cell office:value-type="float" office:value="68966.0782347209" calcext:value-type="float">
            <text:p>68 966,08</text:p>
          </table:table-cell>
          <table:table-cell office:value-type="float" office:value="67532.1881442795" calcext:value-type="float">
            <text:p>67 532,19</text:p>
          </table:table-cell>
          <table:table-cell office:value-type="float" office:value="65057.0937768694" calcext:value-type="float">
            <text:p>65 057,09</text:p>
          </table:table-cell>
          <table:table-cell office:value-type="float" office:value="62982.8125356" calcext:value-type="float">
            <text:p>62 982,81</text:p>
          </table:table-cell>
          <table:table-cell office:value-type="float" office:value="62717.8886192392" calcext:value-type="float">
            <text:p>62 717,89</text:p>
          </table:table-cell>
          <table:table-cell office:value-type="float" office:value="62047.6712735323" calcext:value-type="float">
            <text:p>62 047,67</text:p>
          </table:table-cell>
          <table:table-cell office:value-type="float" office:value="61161.6523792627" calcext:value-type="float">
            <text:p>61 161,65</text:p>
          </table:table-cell>
          <table:table-cell office:value-type="float" office:value="60677.0684708647" calcext:value-type="float">
            <text:p>60 677,07</text:p>
          </table:table-cell>
          <table:table-cell office:value-type="float" office:value="60114.6003491829" calcext:value-type="float">
            <text:p>60 114,60</text:p>
          </table:table-cell>
          <table:table-cell office:value-type="float" office:value="59529.1637047925" calcext:value-type="float">
            <text:p>59 529,16</text:p>
          </table:table-cell>
          <table:table-cell office:value-type="float" office:value="58579.3811671891" calcext:value-type="float">
            <text:p>58 579,38</text:p>
          </table:table-cell>
          <table:table-cell office:value-type="float" office:value="58268.3029979707" calcext:value-type="float">
            <text:p>58 268,30</text:p>
          </table:table-cell>
          <table:table-cell table:number-columns-repeated="2" office:value-type="float" office:value="57725.2240511568" calcext:value-type="float">
            <text:p>57 725,22</text:p>
          </table:table-cell>
          <table:table-cell office:value-type="float" office:value="57117.072921437" calcext:value-type="float">
            <text:p>57 117,07</text:p>
          </table:table-cell>
          <table:table-cell office:value-type="float" office:value="56814.7728999556" calcext:value-type="float">
            <text:p>56 814,77</text:p>
          </table:table-cell>
          <table:table-cell office:value-type="float" office:value="56145.6966089519" calcext:value-type="float">
            <text:p>56 145,70</text:p>
          </table:table-cell>
          <table:table-cell office:value-type="float" office:value="54470.3379860096" calcext:value-type="float">
            <text:p>54 470,34</text:p>
          </table:table-cell>
          <table:table-cell office:value-type="float" office:value="53936.9733232666" calcext:value-type="float">
            <text:p>53 936,97</text:p>
          </table:table-cell>
          <table:table-cell office:value-type="float" office:value="53568.4557670544" calcext:value-type="float">
            <text:p>53 568,46</text:p>
          </table:table-cell>
          <table:table-cell table:number-columns-repeated="2" office:value-type="float" office:value="53380.9202285944" calcext:value-type="float">
            <text:p>53 380,92</text:p>
          </table:table-cell>
          <table:table-cell office:value-type="float" office:value="53314.3918489387" calcext:value-type="float">
            <text:p>53 314,39</text:p>
          </table:table-cell>
          <table:table-cell table:number-columns-repeated="3" office:value-type="float" office:value="53158.3543524344" calcext:value-type="float">
            <text:p>53 158,35</text:p>
          </table:table-cell>
          <table:table-cell office:value-type="float" office:value="53108.0743171108" calcext:value-type="float">
            <text:p>53 108,07</text:p>
          </table:table-cell>
          <table:table-cell office:value-type="float" office:value="52520.9739553134" calcext:value-type="float">
            <text:p>52 520,97</text:p>
          </table:table-cell>
          <table:table-cell table:number-columns-repeated="2" office:value-type="float" office:value="52298.9315272861" calcext:value-type="float">
            <text:p>52 298,93</text:p>
          </table:table-cell>
          <table:table-cell office:value-type="float" office:value="52269.9213491887" calcext:value-type="float">
            <text:p>52 269,92</text:p>
          </table:table-cell>
          <table:table-cell office:value-type="float" office:value="51843.2263265194" calcext:value-type="float">
            <text:p>51 843,23</text:p>
          </table:table-cell>
          <table:table-cell office:value-type="float" office:value="51105.6515339765" calcext:value-type="float">
            <text:p>51 105,65</text:p>
          </table:table-cell>
          <table:table-cell table:number-columns-repeated="2" office:value-type="float" office:value="50879.381498116" calcext:value-type="float">
            <text:p>50 879,38</text:p>
          </table:table-cell>
          <table:table-cell office:value-type="float" office:value="50879.1118513328" calcext:value-type="float">
            <text:p>50 879,11</text:p>
          </table:table-cell>
          <table:table-cell office:value-type="float" office:value="50646.1490575105" calcext:value-type="float">
            <text:p>50 646,15</text:p>
          </table:table-cell>
          <table:table-cell office:value-type="float" office:value="50090.4894829682" calcext:value-type="float">
            <text:p>50 090,49</text:p>
          </table:table-cell>
          <table:table-cell table:number-columns-repeated="2" office:value-type="float" office:value="49777.5219316809" calcext:value-type="float">
            <text:p>49 777,52</text:p>
          </table:table-cell>
          <table:table-cell office:value-type="float" office:value="48662.0657524234" calcext:value-type="float">
            <text:p>48 662,07</text:p>
          </table:table-cell>
          <table:table-cell office:value-type="float" office:value="48440.4433739402" calcext:value-type="float">
            <text:p>48 440,44</text:p>
          </table:table-cell>
          <table:table-cell office:value-type="float" office:value="48067.1817758809" calcext:value-type="float">
            <text:p>48 067,18</text:p>
          </table:table-cell>
          <table:table-cell office:value-type="float" office:value="47741.4068155843" calcext:value-type="float">
            <text:p>47 741,41</text:p>
          </table:table-cell>
          <table:table-cell table:number-columns-repeated="9" office:value-type="float" office:value="47437.3056882413" calcext:value-type="float">
            <text:p>47 437,31</text:p>
          </table:table-cell>
          <table:table-cell office:value-type="float" office:value="47213.8845024937" calcext:value-type="float">
            <text:p>47 213,88</text:p>
          </table:table-cell>
          <table:table-cell office:value-type="float" office:value="46726.9618005408" calcext:value-type="float">
            <text:p>46 726,96</text:p>
          </table:table-cell>
          <table:table-cell office:value-type="float" office:value="46498.1804195639" calcext:value-type="float">
            <text:p>46 498,18</text:p>
          </table:table-cell>
          <table:table-cell office:value-type="float" office:value="46240.5115376773" calcext:value-type="float">
            <text:p>46 240,51</text:p>
          </table:table-cell>
          <table:table-cell office:value-type="float" office:value="45710.0738588507" calcext:value-type="float">
            <text:p>45 710,07</text:p>
          </table:table-cell>
          <table:table-cell office:value-type="float" office:value="45599.096570532" calcext:value-type="float">
            <text:p>45 599,10</text:p>
          </table:table-cell>
          <table:table-cell office:value-type="float" office:value="45295.9491647355" calcext:value-type="float">
            <text:p>45 295,95</text:p>
          </table:table-cell>
          <table:table-cell table:number-columns-repeated="5" office:value-type="float" office:value="45258.2090783022" calcext:value-type="float">
            <text:p>45 258,21</text:p>
          </table:table-cell>
          <table:table-cell office:value-type="float" office:value="44988.254856589" calcext:value-type="float">
            <text:p>44 988,25</text:p>
          </table:table-cell>
          <table:table-cell office:value-type="float" office:value="44911.7592841732" calcext:value-type="float">
            <text:p>44 911,76</text:p>
          </table:table-cell>
          <table:table-cell table:number-columns-repeated="2" office:value-type="float" office:value="44676.8048609148" calcext:value-type="float">
            <text:p>44 676,80</text:p>
          </table:table-cell>
          <table:table-cell office:value-type="float" office:value="44257.0809460661" calcext:value-type="float">
            <text:p>44 257,08</text:p>
          </table:table-cell>
          <table:table-cell office:value-type="float" office:value="44064.8829344758" calcext:value-type="float">
            <text:p>44 064,88</text:p>
          </table:table-cell>
          <table:table-cell office:value-type="float" office:value="43872.5890312963" calcext:value-type="float">
            <text:p>43 872,59</text:p>
          </table:table-cell>
          <table:table-cell table:number-columns-repeated="2" office:value-type="float" office:value="43335.1107051422" calcext:value-type="float">
            <text:p>43 335,11</text:p>
          </table:table-cell>
          <table:table-cell office:value-type="float" office:value="43013.1129953658" calcext:value-type="float">
            <text:p>43 013,11</text:p>
          </table:table-cell>
          <table:table-cell table:number-columns-repeated="4" office:value-type="float" office:value="42641.6191714626" calcext:value-type="float">
            <text:p>42 641,62</text:p>
          </table:table-cell>
          <table:table-cell table:number-columns-repeated="2" office:value-type="float" office:value="42091.4306962227" calcext:value-type="float">
            <text:p>42 091,43</text:p>
          </table:table-cell>
          <table:table-cell table:number-columns-repeated="13" office:value-type="float" office:value="41634.386271186" calcext:value-type="float">
            <text:p>41 634,39</text:p>
          </table:table-cell>
        </table:table-row>
        <table:table-row table:style-name="ro1">
          <table:table-cell office:value-type="float" office:value="89293.9297800209" calcext:value-type="float">
            <text:p>89 293,93</text:p>
          </table:table-cell>
          <table:table-cell office:value-type="float" office:value="83024.8616854736" calcext:value-type="float">
            <text:p>83 024,86</text:p>
          </table:table-cell>
          <table:table-cell office:value-type="float" office:value="78841.9111372654" calcext:value-type="float">
            <text:p>78 841,91</text:p>
          </table:table-cell>
          <table:table-cell office:value-type="float" office:value="74742.0929397033" calcext:value-type="float">
            <text:p>74 742,09</text:p>
          </table:table-cell>
          <table:table-cell office:value-type="float" office:value="68318.9021707018" calcext:value-type="float">
            <text:p>68 318,90</text:p>
          </table:table-cell>
          <table:table-cell office:value-type="float" office:value="67395.4199233622" calcext:value-type="float">
            <text:p>67 395,42</text:p>
          </table:table-cell>
          <table:table-cell office:value-type="float" office:value="66406.1552405518" calcext:value-type="float">
            <text:p>66 406,16</text:p>
          </table:table-cell>
          <table:table-cell office:value-type="float" office:value="63502.3973148377" calcext:value-type="float">
            <text:p>63 502,40</text:p>
          </table:table-cell>
          <table:table-cell office:value-type="float" office:value="62809.1819706785" calcext:value-type="float">
            <text:p>62 809,18</text:p>
          </table:table-cell>
          <table:table-cell office:value-type="float" office:value="61097.392740599" calcext:value-type="float">
            <text:p>61 097,39</text:p>
          </table:table-cell>
          <table:table-cell office:value-type="float" office:value="60527.0324535951" calcext:value-type="float">
            <text:p>60 527,03</text:p>
          </table:table-cell>
          <table:table-cell office:value-type="float" office:value="59881.526477164" calcext:value-type="float">
            <text:p>59 881,53</text:p>
          </table:table-cell>
          <table:table-cell office:value-type="float" office:value="59634.7695252489" calcext:value-type="float">
            <text:p>59 634,77</text:p>
          </table:table-cell>
          <table:table-cell office:value-type="float" office:value="58197.1767179191" calcext:value-type="float">
            <text:p>58 197,18</text:p>
          </table:table-cell>
          <table:table-cell office:value-type="float" office:value="57919.9079292219" calcext:value-type="float">
            <text:p>57 919,91</text:p>
          </table:table-cell>
          <table:table-cell table:number-columns-repeated="4" office:value-type="float" office:value="57096.2290835837" calcext:value-type="float">
            <text:p>57 096,23</text:p>
          </table:table-cell>
          <table:table-cell office:value-type="float" office:value="56534.7047221569" calcext:value-type="float">
            <text:p>56 534,70</text:p>
          </table:table-cell>
          <table:table-cell table:number-columns-repeated="2" office:value-type="float" office:value="56294.5701502525" calcext:value-type="float">
            <text:p>56 294,57</text:p>
          </table:table-cell>
          <table:table-cell office:value-type="float" office:value="56123.9495341041" calcext:value-type="float">
            <text:p>56 123,95</text:p>
          </table:table-cell>
          <table:table-cell office:value-type="float" office:value="55981.9164020071" calcext:value-type="float">
            <text:p>55 981,92</text:p>
          </table:table-cell>
          <table:table-cell office:value-type="float" office:value="55973.2214872982" calcext:value-type="float">
            <text:p>55 973,22</text:p>
          </table:table-cell>
          <table:table-cell office:value-type="float" office:value="55868.0632064087" calcext:value-type="float">
            <text:p>55 868,06</text:p>
          </table:table-cell>
          <table:table-cell office:value-type="float" office:value="55132.7236313901" calcext:value-type="float">
            <text:p>55 132,72</text:p>
          </table:table-cell>
          <table:table-cell office:value-type="float" office:value="53867.0773166427" calcext:value-type="float">
            <text:p>53 867,08</text:p>
          </table:table-cell>
          <table:table-cell office:value-type="float" office:value="53764.1724163967" calcext:value-type="float">
            <text:p>53 764,17</text:p>
          </table:table-cell>
          <table:table-cell office:value-type="float" office:value="53436.9387858731" calcext:value-type="float">
            <text:p>53 436,94</text:p>
          </table:table-cell>
          <table:table-cell office:value-type="float" office:value="52819.176816815" calcext:value-type="float">
            <text:p>52 819,18</text:p>
          </table:table-cell>
          <table:table-cell office:value-type="float" office:value="52768.695612541" calcext:value-type="float">
            <text:p>52 768,70</text:p>
          </table:table-cell>
          <table:table-cell office:value-type="float" office:value="52708.2882917567" calcext:value-type="float">
            <text:p>52 708,29</text:p>
          </table:table-cell>
          <table:table-cell office:value-type="float" office:value="52185.3057197135" calcext:value-type="float">
            <text:p>52 185,31</text:p>
          </table:table-cell>
          <table:table-cell office:value-type="float" office:value="51510.9110846335" calcext:value-type="float">
            <text:p>51 510,91</text:p>
          </table:table-cell>
          <table:table-cell office:value-type="float" office:value="50646.7858240011" calcext:value-type="float">
            <text:p>50 646,79</text:p>
          </table:table-cell>
          <table:table-cell office:value-type="float" office:value="50537.4946069628" calcext:value-type="float">
            <text:p>50 537,49</text:p>
          </table:table-cell>
          <table:table-cell office:value-type="float" office:value="48793.0666796356" calcext:value-type="float">
            <text:p>48 793,07</text:p>
          </table:table-cell>
          <table:table-cell office:value-type="float" office:value="48616.9772874841" calcext:value-type="float">
            <text:p>48 616,98</text:p>
          </table:table-cell>
          <table:table-cell office:value-type="float" office:value="48441.4798964435" calcext:value-type="float">
            <text:p>48 441,48</text:p>
          </table:table-cell>
          <table:table-cell office:value-type="float" office:value="48080.0401699426" calcext:value-type="float">
            <text:p>48 080,04</text:p>
          </table:table-cell>
          <table:table-cell office:value-type="float" office:value="47924.1024391406" calcext:value-type="float">
            <text:p>47 924,10</text:p>
          </table:table-cell>
          <table:table-cell office:value-type="float" office:value="47617.0239255922" calcext:value-type="float">
            <text:p>47 617,02</text:p>
          </table:table-cell>
          <table:table-cell office:value-type="float" office:value="47214.7796265435" calcext:value-type="float">
            <text:p>47 214,78</text:p>
          </table:table-cell>
          <table:table-cell office:value-type="float" office:value="46937.5108378462" calcext:value-type="float">
            <text:p>46 937,51</text:p>
          </table:table-cell>
          <table:table-cell office:value-type="float" office:value="46900.8422479711" calcext:value-type="float">
            <text:p>46 900,84</text:p>
          </table:table-cell>
          <table:table-cell office:value-type="float" office:value="46589.8715950199" calcext:value-type="float">
            <text:p>46 589,87</text:p>
          </table:table-cell>
          <table:table-cell office:value-type="float" office:value="46408.0274845243" calcext:value-type="float">
            <text:p>46 408,03</text:p>
          </table:table-cell>
          <table:table-cell office:value-type="float" office:value="46026.6247296781" calcext:value-type="float">
            <text:p>46 026,62</text:p>
          </table:table-cell>
          <table:table-cell office:value-type="float" office:value="45501.6790183922" calcext:value-type="float">
            <text:p>45 501,68</text:p>
          </table:table-cell>
          <table:table-cell office:value-type="float" office:value="45436.5684418753" calcext:value-type="float">
            <text:p>45 436,57</text:p>
          </table:table-cell>
          <table:table-cell office:value-type="float" office:value="45368.1568481704" calcext:value-type="float">
            <text:p>45 368,16</text:p>
          </table:table-cell>
          <table:table-cell table:number-columns-repeated="2" office:value-type="float" office:value="45027.5114670273" calcext:value-type="float">
            <text:p>45 027,51</text:p>
          </table:table-cell>
          <table:table-cell table:number-columns-repeated="12" office:value-type="float" office:value="45025.1098339337" calcext:value-type="float">
            <text:p>45 025,11</text:p>
          </table:table-cell>
          <table:table-cell table:number-columns-repeated="2" office:value-type="float" office:value="44820.8679929309" calcext:value-type="float">
            <text:p>44 820,87</text:p>
          </table:table-cell>
          <table:table-cell table:number-columns-repeated="9" office:value-type="float" office:value="44726.5875850386" calcext:value-type="float">
            <text:p>44 726,59</text:p>
          </table:table-cell>
          <table:table-cell office:value-type="float" office:value="44700.2193035614" calcext:value-type="float">
            <text:p>44 700,22</text:p>
          </table:table-cell>
          <table:table-cell office:value-type="float" office:value="44443.3242375929" calcext:value-type="float">
            <text:p>44 443,32</text:p>
          </table:table-cell>
          <table:table-cell office:value-type="float" office:value="44222.5555533211" calcext:value-type="float">
            <text:p>44 222,56</text:p>
          </table:table-cell>
          <table:table-cell office:value-type="float" office:value="43945.2867646239" calcext:value-type="float">
            <text:p>43 945,29</text:p>
          </table:table-cell>
          <table:table-cell table:number-columns-repeated="3" office:value-type="float" office:value="43834.3094763052" calcext:value-type="float">
            <text:p>43 834,31</text:p>
          </table:table-cell>
          <table:table-cell office:value-type="float" office:value="43803.8754865255" calcext:value-type="float">
            <text:p>43 803,88</text:p>
          </table:table-cell>
          <table:table-cell table:number-columns-repeated="6" office:value-type="float" office:value="43616.040208741" calcext:value-type="float">
            <text:p>43 616,04</text:p>
          </table:table-cell>
          <table:table-cell office:value-type="float" office:value="43341.4717805584" calcext:value-type="float">
            <text:p>43 341,47</text:p>
          </table:table-cell>
          <table:table-cell office:value-type="float" office:value="43057.4741301255" calcext:value-type="float">
            <text:p>43 057,47</text:p>
          </table:table-cell>
          <table:table-cell table:number-columns-repeated="7" office:value-type="float" office:value="42876.4237598763" calcext:value-type="float">
            <text:p>42 876,42</text:p>
          </table:table-cell>
        </table:table-row>
        <table:table-row table:style-name="ro1">
          <table:table-cell office:value-type="float" office:value="86042.7597755822" calcext:value-type="float">
            <text:p>86 042,76</text:p>
          </table:table-cell>
          <table:table-cell office:value-type="float" office:value="82520.3788487652" calcext:value-type="float">
            <text:p>82 520,38</text:p>
          </table:table-cell>
          <table:table-cell office:value-type="float" office:value="79314.0862710334" calcext:value-type="float">
            <text:p>79 314,09</text:p>
          </table:table-cell>
          <table:table-cell office:value-type="float" office:value="76374.4431610906" calcext:value-type="float">
            <text:p>76 374,44</text:p>
          </table:table-cell>
          <table:table-cell office:value-type="float" office:value="74114.9940513908" calcext:value-type="float">
            <text:p>74 114,99</text:p>
          </table:table-cell>
          <table:table-cell office:value-type="float" office:value="72605.7685301213" calcext:value-type="float">
            <text:p>72 605,77</text:p>
          </table:table-cell>
          <table:table-cell table:number-columns-repeated="2" office:value-type="float" office:value="69583.2360896199" calcext:value-type="float">
            <text:p>69 583,24</text:p>
          </table:table-cell>
          <table:table-cell office:value-type="float" office:value="65325.9012104514" calcext:value-type="float">
            <text:p>65 325,90</text:p>
          </table:table-cell>
          <table:table-cell office:value-type="float" office:value="62571.8612268803" calcext:value-type="float">
            <text:p>62 571,86</text:p>
          </table:table-cell>
          <table:table-cell office:value-type="float" office:value="61711.7757618899" calcext:value-type="float">
            <text:p>61 711,78</text:p>
          </table:table-cell>
          <table:table-cell office:value-type="float" office:value="61220.4364506503" calcext:value-type="float">
            <text:p>61 220,44</text:p>
          </table:table-cell>
          <table:table-cell office:value-type="float" office:value="60264.0418782617" calcext:value-type="float">
            <text:p>60 264,04</text:p>
          </table:table-cell>
          <table:table-cell office:value-type="float" office:value="59425.2550810595" calcext:value-type="float">
            <text:p>59 425,26</text:p>
          </table:table-cell>
          <table:table-cell office:value-type="float" office:value="57518.2004910263" calcext:value-type="float">
            <text:p>57 518,20</text:p>
          </table:table-cell>
          <table:table-cell office:value-type="float" office:value="57182.6521468824" calcext:value-type="float">
            <text:p>57 182,65</text:p>
          </table:table-cell>
          <table:table-cell office:value-type="float" office:value="56672.3069466713" calcext:value-type="float">
            <text:p>56 672,31</text:p>
          </table:table-cell>
          <table:table-cell office:value-type="float" office:value="55609.6988785881" calcext:value-type="float">
            <text:p>55 609,70</text:p>
          </table:table-cell>
          <table:table-cell office:value-type="float" office:value="54294.8560437834" calcext:value-type="float">
            <text:p>54 294,86</text:p>
          </table:table-cell>
          <table:table-cell office:value-type="float" office:value="54072.4453754243" calcext:value-type="float">
            <text:p>54 072,45</text:p>
          </table:table-cell>
          <table:table-cell office:value-type="float" office:value="53193.530356979" calcext:value-type="float">
            <text:p>53 193,53</text:p>
          </table:table-cell>
          <table:table-cell office:value-type="float" office:value="53096.5394453596" calcext:value-type="float">
            <text:p>53 096,54</text:p>
          </table:table-cell>
          <table:table-cell office:value-type="float" office:value="52877.2083078264" calcext:value-type="float">
            <text:p>52 877,21</text:p>
          </table:table-cell>
          <table:table-cell office:value-type="float" office:value="52853.4668100371" calcext:value-type="float">
            <text:p>52 853,47</text:p>
          </table:table-cell>
          <table:table-cell office:value-type="float" office:value="52214.8523570164" calcext:value-type="float">
            <text:p>52 214,85</text:p>
          </table:table-cell>
          <table:table-cell office:value-type="float" office:value="51287.1128487933" calcext:value-type="float">
            <text:p>51 287,11</text:p>
          </table:table-cell>
          <table:table-cell office:value-type="float" office:value="50919.580042195" calcext:value-type="float">
            <text:p>50 919,58</text:p>
          </table:table-cell>
          <table:table-cell office:value-type="float" office:value="50810.9119665566" calcext:value-type="float">
            <text:p>50 810,91</text:p>
          </table:table-cell>
          <table:table-cell office:value-type="float" office:value="48900.2957326944" calcext:value-type="float">
            <text:p>48 900,30</text:p>
          </table:table-cell>
          <table:table-cell office:value-type="float" office:value="47124.7196174798" calcext:value-type="float">
            <text:p>47 124,72</text:p>
          </table:table-cell>
          <table:table-cell office:value-type="float" office:value="46866.6222276475" calcext:value-type="float">
            <text:p>46 866,62</text:p>
          </table:table-cell>
          <table:table-cell office:value-type="float" office:value="45888.4247400154" calcext:value-type="float">
            <text:p>45 888,42</text:p>
          </table:table-cell>
          <table:table-cell office:value-type="float" office:value="45831.4949263673" calcext:value-type="float">
            <text:p>45 831,49</text:p>
          </table:table-cell>
          <table:table-cell table:number-columns-repeated="2" office:value-type="float" office:value="45790.9982259044" calcext:value-type="float">
            <text:p>45 791,00</text:p>
          </table:table-cell>
          <table:table-cell table:number-columns-repeated="8" office:value-type="float" office:value="45417.4740311426" calcext:value-type="float">
            <text:p>45 417,47</text:p>
          </table:table-cell>
          <table:table-cell office:value-type="float" office:value="45297.2434353512" calcext:value-type="float">
            <text:p>45 297,24</text:p>
          </table:table-cell>
          <table:table-cell office:value-type="float" office:value="44915.8853950101" calcext:value-type="float">
            <text:p>44 915,89</text:p>
          </table:table-cell>
          <table:table-cell office:value-type="float" office:value="44887.2515222701" calcext:value-type="float">
            <text:p>44 887,25</text:p>
          </table:table-cell>
          <table:table-cell office:value-type="float" office:value="44832.2919285548" calcext:value-type="float">
            <text:p>44 832,29</text:p>
          </table:table-cell>
          <table:table-cell office:value-type="float" office:value="44331.1916189218" calcext:value-type="float">
            <text:p>44 331,19</text:p>
          </table:table-cell>
          <table:table-cell office:value-type="float" office:value="44261.4855983446" calcext:value-type="float">
            <text:p>44 261,49</text:p>
          </table:table-cell>
          <table:table-cell table:number-columns-repeated="3" office:value-type="float" office:value="44115.4048377647" calcext:value-type="float">
            <text:p>44 115,40</text:p>
          </table:table-cell>
          <table:table-cell office:value-type="float" office:value="43289.2448187737" calcext:value-type="float">
            <text:p>43 289,24</text:p>
          </table:table-cell>
          <table:table-cell office:value-type="float" office:value="42705.5706112489" calcext:value-type="float">
            <text:p>42 705,57</text:p>
          </table:table-cell>
          <table:table-cell office:value-type="float" office:value="42633.3638247713" calcext:value-type="float">
            <text:p>42 633,36</text:p>
          </table:table-cell>
          <table:table-cell office:value-type="float" office:value="42520.3338372254" calcext:value-type="float">
            <text:p>42 520,33</text:p>
          </table:table-cell>
          <table:table-cell table:number-columns-repeated="2" office:value-type="float" office:value="42389.754698564" calcext:value-type="float">
            <text:p>42 389,75</text:p>
          </table:table-cell>
          <table:table-cell table:number-columns-repeated="2" office:value-type="float" office:value="41961.2896089404" calcext:value-type="float">
            <text:p>41 961,29</text:p>
          </table:table-cell>
          <table:table-cell office:value-type="float" office:value="41947.6172952997" calcext:value-type="float">
            <text:p>41 947,62</text:p>
          </table:table-cell>
          <table:table-cell table:number-columns-repeated="2" office:value-type="float" office:value="41818.9274835679" calcext:value-type="float">
            <text:p>41 818,93</text:p>
          </table:table-cell>
          <table:table-cell office:value-type="float" office:value="41526.6450830919" calcext:value-type="float">
            <text:p>41 526,65</text:p>
          </table:table-cell>
          <table:table-cell office:value-type="float" office:value="41454.4382966144" calcext:value-type="float">
            <text:p>41 454,44</text:p>
          </table:table-cell>
          <table:table-cell table:number-columns-repeated="4" office:value-type="float" office:value="41199.4748599536" calcext:value-type="float">
            <text:p>41 199,47</text:p>
          </table:table-cell>
          <table:table-cell table:number-columns-repeated="11" office:value-type="float" office:value="40952.0691082598" calcext:value-type="float">
            <text:p>40 952,07</text:p>
          </table:table-cell>
          <table:table-cell table:number-columns-repeated="7" office:value-type="float" office:value="38779.6338765695" calcext:value-type="float">
            <text:p>38 779,63</text:p>
          </table:table-cell>
          <table:table-cell table:number-columns-repeated="3" office:value-type="float" office:value="38272.208876489" calcext:value-type="float">
            <text:p>38 272,21</text:p>
          </table:table-cell>
          <table:table-cell office:value-type="float" office:value="38261.4141355007" calcext:value-type="float">
            <text:p>38 261,41</text:p>
          </table:table-cell>
          <table:table-cell office:value-type="float" office:value="37932.0414971707" calcext:value-type="float">
            <text:p>37 932,04</text:p>
          </table:table-cell>
          <table:table-cell office:value-type="float" office:value="37890.997141544" calcext:value-type="float">
            <text:p>37 891,00</text:p>
          </table:table-cell>
          <table:table-cell table:number-columns-repeated="2" office:value-type="float" office:value="37861.7665477326" calcext:value-type="float">
            <text:p>37 861,77</text:p>
          </table:table-cell>
          <table:table-cell table:number-columns-repeated="5" office:value-type="float" office:value="37787.3310751833" calcext:value-type="float">
            <text:p>37 787,33</text:p>
          </table:table-cell>
        </table:table-row>
        <table:table-row table:style-name="ro1">
          <table:table-cell office:value-type="float" office:value="60380.6338266512" calcext:value-type="float">
            <text:p>60 380,63</text:p>
          </table:table-cell>
          <table:table-cell office:value-type="float" office:value="59500.7977558932" calcext:value-type="float">
            <text:p>59 500,80</text:p>
          </table:table-cell>
          <table:table-cell office:value-type="float" office:value="57241.3486461933" calcext:value-type="float">
            <text:p>57 241,35</text:p>
          </table:table-cell>
          <table:table-cell office:value-type="float" office:value="55504.1172637552" calcext:value-type="float">
            <text:p>55 504,12</text:p>
          </table:table-cell>
          <table:table-cell office:value-type="float" office:value="54983.8539297394" calcext:value-type="float">
            <text:p>54 983,85</text:p>
          </table:table-cell>
          <table:table-cell office:value-type="float" office:value="53955.9355067004" calcext:value-type="float">
            <text:p>53 955,94</text:p>
          </table:table-cell>
          <table:table-cell office:value-type="float" office:value="53380.5750066967" calcext:value-type="float">
            <text:p>53 380,58</text:p>
          </table:table-cell>
          <table:table-cell office:value-type="float" office:value="51630.8689655382" calcext:value-type="float">
            <text:p>51 630,87</text:p>
          </table:table-cell>
          <table:table-cell office:value-type="float" office:value="50971.2001859422" calcext:value-type="float">
            <text:p>50 971,20</text:p>
          </table:table-cell>
          <table:table-cell office:value-type="float" office:value="50836.2516627251" calcext:value-type="float">
            <text:p>50 836,25</text:p>
          </table:table-cell>
          <table:table-cell office:value-type="float" office:value="49628.3008731198" calcext:value-type="float">
            <text:p>49 628,30</text:p>
          </table:table-cell>
          <table:table-cell office:value-type="float" office:value="48064.2028297862" calcext:value-type="float">
            <text:p>48 064,20</text:p>
          </table:table-cell>
          <table:table-cell office:value-type="float" office:value="47407.5987267598" calcext:value-type="float">
            <text:p>47 407,60</text:p>
          </table:table-cell>
          <table:table-cell office:value-type="float" office:value="47334.6292677122" calcext:value-type="float">
            <text:p>47 334,63</text:p>
          </table:table-cell>
          <table:table-cell office:value-type="float" office:value="46687.7921666798" calcext:value-type="float">
            <text:p>46 687,79</text:p>
          </table:table-cell>
          <table:table-cell office:value-type="float" office:value="45924.0975838195" calcext:value-type="float">
            <text:p>45 924,10</text:p>
          </table:table-cell>
          <table:table-cell table:number-columns-repeated="3" office:value-type="float" office:value="45541.5340644328" calcext:value-type="float">
            <text:p>45 541,53</text:p>
          </table:table-cell>
          <table:table-cell table:number-columns-repeated="2" office:value-type="float" office:value="44279.5294783395" calcext:value-type="float">
            <text:p>44 279,53</text:p>
          </table:table-cell>
          <table:table-cell office:value-type="float" office:value="44202.6740681958" calcext:value-type="float">
            <text:p>44 202,67</text:p>
          </table:table-cell>
          <table:table-cell office:value-type="float" office:value="43801.3047726735" calcext:value-type="float">
            <text:p>43 801,30</text:p>
          </table:table-cell>
          <table:table-cell office:value-type="float" office:value="43800.5421001035" calcext:value-type="float">
            <text:p>43 800,54</text:p>
          </table:table-cell>
          <table:table-cell table:number-columns-repeated="62" office:value-type="float" office:value="43561.6854785019" calcext:value-type="float">
            <text:p>43 561,69</text:p>
          </table:table-cell>
          <table:table-cell table:number-columns-repeated="8" office:value-type="float" office:value="43453.1290138228" calcext:value-type="float">
            <text:p>43 453,13</text:p>
          </table:table-cell>
          <table:table-cell table:number-columns-repeated="6" office:value-type="float" office:value="43303.6386717805" calcext:value-type="float">
            <text:p>43 303,64</text:p>
          </table:table-cell>
        </table:table-row>
        <table:table-row table:style-name="ro1">
          <table:table-cell office:value-type="float" office:value="101487.928687711" calcext:value-type="float">
            <text:p>101 487,93</text:p>
          </table:table-cell>
          <table:table-cell office:value-type="float" office:value="95464.7837971952" calcext:value-type="float">
            <text:p>95 464,78</text:p>
          </table:table-cell>
          <table:table-cell office:value-type="float" office:value="91465.8972816714" calcext:value-type="float">
            <text:p>91 465,90</text:p>
          </table:table-cell>
          <table:table-cell office:value-type="float" office:value="86979.0234718003" calcext:value-type="float">
            <text:p>86 979,02</text:p>
          </table:table-cell>
          <table:table-cell office:value-type="float" office:value="77513.1143029432" calcext:value-type="float">
            <text:p>77 513,11</text:p>
          </table:table-cell>
          <table:table-cell office:value-type="float" office:value="74465.6886309719" calcext:value-type="float">
            <text:p>74 465,69</text:p>
          </table:table-cell>
          <table:table-cell office:value-type="float" office:value="72480.6377567532" calcext:value-type="float">
            <text:p>72 480,64</text:p>
          </table:table-cell>
          <table:table-cell office:value-type="float" office:value="70255.5541501406" calcext:value-type="float">
            <text:p>70 255,55</text:p>
          </table:table-cell>
          <table:table-cell office:value-type="float" office:value="67527.9670501988" calcext:value-type="float">
            <text:p>67 527,97</text:p>
          </table:table-cell>
          <table:table-cell office:value-type="float" office:value="65250.141277073" calcext:value-type="float">
            <text:p>65 250,14</text:p>
          </table:table-cell>
          <table:table-cell office:value-type="float" office:value="63362.2597143553" calcext:value-type="float">
            <text:p>63 362,26</text:p>
          </table:table-cell>
          <table:table-cell office:value-type="float" office:value="60732.8174557933" calcext:value-type="float">
            <text:p>60 732,82</text:p>
          </table:table-cell>
          <table:table-cell office:value-type="float" office:value="60165.6830550752" calcext:value-type="float">
            <text:p>60 165,68</text:p>
          </table:table-cell>
          <table:table-cell office:value-type="float" office:value="59696.9369075006" calcext:value-type="float">
            <text:p>59 696,94</text:p>
          </table:table-cell>
          <table:table-cell office:value-type="float" office:value="59408.225105572" calcext:value-type="float">
            <text:p>59 408,23</text:p>
          </table:table-cell>
          <table:table-cell office:value-type="float" office:value="57849.5726253226" calcext:value-type="float">
            <text:p>57 849,57</text:p>
          </table:table-cell>
          <table:table-cell office:value-type="float" office:value="57670.6326407268" calcext:value-type="float">
            <text:p>57 670,63</text:p>
          </table:table-cell>
          <table:table-cell office:value-type="float" office:value="56524.6582433037" calcext:value-type="float">
            <text:p>56 524,66</text:p>
          </table:table-cell>
          <table:table-cell office:value-type="float" office:value="56326.8203533398" calcext:value-type="float">
            <text:p>56 326,82</text:p>
          </table:table-cell>
          <table:table-cell office:value-type="float" office:value="54492.0851577533" calcext:value-type="float">
            <text:p>54 492,09</text:p>
          </table:table-cell>
          <table:table-cell office:value-type="float" office:value="53693.4179789392" calcext:value-type="float">
            <text:p>53 693,42</text:p>
          </table:table-cell>
          <table:table-cell office:value-type="float" office:value="53253.7978406386" calcext:value-type="float">
            <text:p>53 253,80</text:p>
          </table:table-cell>
          <table:table-cell office:value-type="float" office:value="53162.4854582177" calcext:value-type="float">
            <text:p>53 162,49</text:p>
          </table:table-cell>
          <table:table-cell office:value-type="float" office:value="52394.3011727629" calcext:value-type="float">
            <text:p>52 394,30</text:p>
          </table:table-cell>
          <table:table-cell office:value-type="float" office:value="52081.0391864859" calcext:value-type="float">
            <text:p>52 081,04</text:p>
          </table:table-cell>
          <table:table-cell office:value-type="float" office:value="51141.721469" calcext:value-type="float">
            <text:p>51 141,72</text:p>
          </table:table-cell>
          <table:table-cell office:value-type="float" office:value="50903.8186384551" calcext:value-type="float">
            <text:p>50 903,82</text:p>
          </table:table-cell>
          <table:table-cell office:value-type="float" office:value="50507.822925232" calcext:value-type="float">
            <text:p>50 507,82</text:p>
          </table:table-cell>
          <table:table-cell office:value-type="float" office:value="49557.6870505208" calcext:value-type="float">
            <text:p>49 557,69</text:p>
          </table:table-cell>
          <table:table-cell office:value-type="float" office:value="48929.9934389704" calcext:value-type="float">
            <text:p>48 929,99</text:p>
          </table:table-cell>
          <table:table-cell office:value-type="float" office:value="48492.2671580515" calcext:value-type="float">
            <text:p>48 492,27</text:p>
          </table:table-cell>
          <table:table-cell office:value-type="float" office:value="48449.1178025845" calcext:value-type="float">
            <text:p>48 449,12</text:p>
          </table:table-cell>
          <table:table-cell office:value-type="float" office:value="48261.7080616479" calcext:value-type="float">
            <text:p>48 261,71</text:p>
          </table:table-cell>
          <table:table-cell table:number-columns-repeated="3" office:value-type="float" office:value="48188.1845134997" calcext:value-type="float">
            <text:p>48 188,18</text:p>
          </table:table-cell>
          <table:table-cell table:number-columns-repeated="2" office:value-type="float" office:value="47806.7442959776" calcext:value-type="float">
            <text:p>47 806,74</text:p>
          </table:table-cell>
          <table:table-cell office:value-type="float" office:value="47489.5843830969" calcext:value-type="float">
            <text:p>47 489,58</text:p>
          </table:table-cell>
          <table:table-cell table:number-columns-repeated="2" office:value-type="float" office:value="46836.6280183272" calcext:value-type="float">
            <text:p>46 836,63</text:p>
          </table:table-cell>
          <table:table-cell table:number-columns-repeated="3" office:value-type="float" office:value="46702.4661224632" calcext:value-type="float">
            <text:p>46 702,47</text:p>
          </table:table-cell>
          <table:table-cell table:number-columns-repeated="2" office:value-type="float" office:value="46502.0050417574" calcext:value-type="float">
            <text:p>46 502,01</text:p>
          </table:table-cell>
          <table:table-cell office:value-type="float" office:value="46110.5577063234" calcext:value-type="float">
            <text:p>46 110,56</text:p>
          </table:table-cell>
          <table:table-cell table:number-columns-repeated="16" office:value-type="float" office:value="46028.9541238317" calcext:value-type="float">
            <text:p>46 028,95</text:p>
          </table:table-cell>
          <table:table-cell table:number-columns-repeated="12" office:value-type="float" office:value="45863.4171587618" calcext:value-type="float">
            <text:p>45 863,42</text:p>
          </table:table-cell>
          <table:table-cell table:number-columns-repeated="4" office:value-type="float" office:value="45630.5679458243" calcext:value-type="float">
            <text:p>45 630,57</text:p>
          </table:table-cell>
          <table:table-cell table:number-columns-repeated="2" office:value-type="float" office:value="45444.6527200124" calcext:value-type="float">
            <text:p>45 444,65</text:p>
          </table:table-cell>
          <table:table-cell office:value-type="float" office:value="45366.2286613003" calcext:value-type="float">
            <text:p>45 366,23</text:p>
          </table:table-cell>
          <table:table-cell table:number-columns-repeated="5" office:value-type="float" office:value="45292.1741716781" calcext:value-type="float">
            <text:p>45 292,17</text:p>
          </table:table-cell>
          <table:table-cell table:number-columns-repeated="9" office:value-type="float" office:value="45276.7732788332" calcext:value-type="float">
            <text:p>45 276,77</text:p>
          </table:table-cell>
          <table:table-cell office:value-type="float" office:value="45116.2624043968" calcext:value-type="float">
            <text:p>45 116,26</text:p>
          </table:table-cell>
          <table:table-cell table:number-columns-repeated="3" office:value-type="float" office:value="44946.741196388" calcext:value-type="float">
            <text:p>44 946,74</text:p>
          </table:table-cell>
        </table:table-row>
        <table:table-row table:style-name="ro1">
          <table:table-cell office:value-type="float" office:value="89585.9828431135" calcext:value-type="float">
            <text:p>89 585,98</text:p>
          </table:table-cell>
          <table:table-cell office:value-type="float" office:value="85972.4065382387" calcext:value-type="float">
            <text:p>85 972,41</text:p>
          </table:table-cell>
          <table:table-cell office:value-type="float" office:value="83584.3491766976" calcext:value-type="float">
            <text:p>83 584,35</text:p>
          </table:table-cell>
          <table:table-cell office:value-type="float" office:value="80200.7508143847" calcext:value-type="float">
            <text:p>80 200,75</text:p>
          </table:table-cell>
          <table:table-cell office:value-type="float" office:value="77452.3610250079" calcext:value-type="float">
            <text:p>77 452,36</text:p>
          </table:table-cell>
          <table:table-cell office:value-type="float" office:value="75445.5482016606" calcext:value-type="float">
            <text:p>75 445,55</text:p>
          </table:table-cell>
          <table:table-cell office:value-type="float" office:value="72666.309227279" calcext:value-type="float">
            <text:p>72 666,31</text:p>
          </table:table-cell>
          <table:table-cell office:value-type="float" office:value="71127.9042293278" calcext:value-type="float">
            <text:p>71 127,90</text:p>
          </table:table-cell>
          <table:table-cell office:value-type="float" office:value="68397.1845538783" calcext:value-type="float">
            <text:p>68 397,18</text:p>
          </table:table-cell>
          <table:table-cell office:value-type="float" office:value="67648.3630719823" calcext:value-type="float">
            <text:p>67 648,36</text:p>
          </table:table-cell>
          <table:table-cell office:value-type="float" office:value="66561.9803145968" calcext:value-type="float">
            <text:p>66 561,98</text:p>
          </table:table-cell>
          <table:table-cell office:value-type="float" office:value="65261.5076776128" calcext:value-type="float">
            <text:p>65 261,51</text:p>
          </table:table-cell>
          <table:table-cell office:value-type="float" office:value="64417.7602007175" calcext:value-type="float">
            <text:p>64 417,76</text:p>
          </table:table-cell>
          <table:table-cell office:value-type="float" office:value="63263.2156544069" calcext:value-type="float">
            <text:p>63 263,22</text:p>
          </table:table-cell>
          <table:table-cell office:value-type="float" office:value="62389.8368378805" calcext:value-type="float">
            <text:p>62 389,84</text:p>
          </table:table-cell>
          <table:table-cell office:value-type="float" office:value="61433.084784952" calcext:value-type="float">
            <text:p>61 433,08</text:p>
          </table:table-cell>
          <table:table-cell office:value-type="float" office:value="60696.5651698017" calcext:value-type="float">
            <text:p>60 696,57</text:p>
          </table:table-cell>
          <table:table-cell office:value-type="float" office:value="60457.7759883454" calcext:value-type="float">
            <text:p>60 457,78</text:p>
          </table:table-cell>
          <table:table-cell office:value-type="float" office:value="59902.1164138032" calcext:value-type="float">
            <text:p>59 902,12</text:p>
          </table:table-cell>
          <table:table-cell office:value-type="float" office:value="59802.6484113579" calcext:value-type="float">
            <text:p>59 802,65</text:p>
          </table:table-cell>
          <table:table-cell office:value-type="float" office:value="59083.606415143" calcext:value-type="float">
            <text:p>59 083,61</text:p>
          </table:table-cell>
          <table:table-cell office:value-type="float" office:value="58907.8448165243" calcext:value-type="float">
            <text:p>58 907,84</text:p>
          </table:table-cell>
          <table:table-cell office:value-type="float" office:value="58535.8840440583" calcext:value-type="float">
            <text:p>58 535,88</text:p>
          </table:table-cell>
          <table:table-cell office:value-type="float" office:value="58483.343860873" calcext:value-type="float">
            <text:p>58 483,34</text:p>
          </table:table-cell>
          <table:table-cell office:value-type="float" office:value="58020.8036038271" calcext:value-type="float">
            <text:p>58 020,80</text:p>
          </table:table-cell>
          <table:table-cell office:value-type="float" office:value="57872.1104566208" calcext:value-type="float">
            <text:p>57 872,11</text:p>
          </table:table-cell>
          <table:table-cell office:value-type="float" office:value="57397.6809433551" calcext:value-type="float">
            <text:p>57 397,68</text:p>
          </table:table-cell>
          <table:table-cell office:value-type="float" office:value="57382.7651720986" calcext:value-type="float">
            <text:p>57 382,77</text:p>
          </table:table-cell>
          <table:table-cell office:value-type="float" office:value="57060.5706279017" calcext:value-type="float">
            <text:p>57 060,57</text:p>
          </table:table-cell>
          <table:table-cell office:value-type="float" office:value="56870.4709302364" calcext:value-type="float">
            <text:p>56 870,47</text:p>
          </table:table-cell>
          <table:table-cell office:value-type="float" office:value="56754.0987782875" calcext:value-type="float">
            <text:p>56 754,10</text:p>
          </table:table-cell>
          <table:table-cell table:number-columns-repeated="2" office:value-type="float" office:value="56546.8282121539" calcext:value-type="float">
            <text:p>56 546,83</text:p>
          </table:table-cell>
          <table:table-cell office:value-type="float" office:value="56481.0652833016" calcext:value-type="float">
            <text:p>56 481,07</text:p>
          </table:table-cell>
          <table:table-cell office:value-type="float" office:value="56290.833242824" calcext:value-type="float">
            <text:p>56 290,83</text:p>
          </table:table-cell>
          <table:table-cell office:value-type="float" office:value="55742.6090952398" calcext:value-type="float">
            <text:p>55 742,61</text:p>
          </table:table-cell>
          <table:table-cell office:value-type="float" office:value="55503.8194671239" calcext:value-type="float">
            <text:p>55 503,82</text:p>
          </table:table-cell>
          <table:table-cell table:number-columns-repeated="2" office:value-type="float" office:value="55467.6402892758" calcext:value-type="float">
            <text:p>55 467,64</text:p>
          </table:table-cell>
          <table:table-cell office:value-type="float" office:value="54659.1028466618" calcext:value-type="float">
            <text:p>54 659,10</text:p>
          </table:table-cell>
          <table:table-cell office:value-type="float" office:value="54469.9045376491" calcext:value-type="float">
            <text:p>54 469,90</text:p>
          </table:table-cell>
          <table:table-cell office:value-type="float" office:value="54384.0158026537" calcext:value-type="float">
            <text:p>54 384,02</text:p>
          </table:table-cell>
          <table:table-cell office:value-type="float" office:value="54058.6716394934" calcext:value-type="float">
            <text:p>54 058,67</text:p>
          </table:table-cell>
          <table:table-cell table:number-columns-repeated="2" office:value-type="float" office:value="53233.9168184019" calcext:value-type="float">
            <text:p>53 233,92</text:p>
          </table:table-cell>
          <table:table-cell office:value-type="float" office:value="53080.6824424944" calcext:value-type="float">
            <text:p>53 080,68</text:p>
          </table:table-cell>
          <table:table-cell table:number-columns-repeated="3" office:value-type="float" office:value="52330.7325741954" calcext:value-type="float">
            <text:p>52 330,73</text:p>
          </table:table-cell>
          <table:table-cell table:number-columns-repeated="2" office:value-type="float" office:value="52244.1882494821" calcext:value-type="float">
            <text:p>52 244,19</text:p>
          </table:table-cell>
          <table:table-cell office:value-type="float" office:value="52181.9068932641" calcext:value-type="float">
            <text:p>52 181,91</text:p>
          </table:table-cell>
          <table:table-cell office:value-type="float" office:value="51659.7992763294" calcext:value-type="float">
            <text:p>51 659,80</text:p>
          </table:table-cell>
          <table:table-cell office:value-type="float" office:value="51591.3876826244" calcext:value-type="float">
            <text:p>51 591,39</text:p>
          </table:table-cell>
          <table:table-cell table:number-columns-repeated="2" office:value-type="float" office:value="51426.9993321219" calcext:value-type="float">
            <text:p>51 427,00</text:p>
          </table:table-cell>
          <table:table-cell table:number-columns-repeated="2" office:value-type="float" office:value="51135.4277405542" calcext:value-type="float">
            <text:p>51 135,43</text:p>
          </table:table-cell>
          <table:table-cell table:number-columns-repeated="3" office:value-type="float" office:value="51107.5579341962" calcext:value-type="float">
            <text:p>51 107,56</text:p>
          </table:table-cell>
          <table:table-cell office:value-type="float" office:value="51027.9169269601" calcext:value-type="float">
            <text:p>51 027,92</text:p>
          </table:table-cell>
          <table:table-cell office:value-type="float" office:value="50788.1720250556" calcext:value-type="float">
            <text:p>50 788,17</text:p>
          </table:table-cell>
          <table:table-cell office:value-type="float" office:value="50419.7879474049" calcext:value-type="float">
            <text:p>50 419,79</text:p>
          </table:table-cell>
          <table:table-cell office:value-type="float" office:value="50365.5456452584" calcext:value-type="float">
            <text:p>50 365,55</text:p>
          </table:table-cell>
          <table:table-cell table:number-columns-repeated="2" office:value-type="float" office:value="50024.9002641153" calcext:value-type="float">
            <text:p>50 024,90</text:p>
          </table:table-cell>
          <table:table-cell office:value-type="float" office:value="50019.8333314113" calcext:value-type="float">
            <text:p>50 019,83</text:p>
          </table:table-cell>
          <table:table-cell office:value-type="float" office:value="49543.821759138" calcext:value-type="float">
            <text:p>49 543,82</text:p>
          </table:table-cell>
          <table:table-cell table:number-columns-repeated="15" office:value-type="float" office:value="49185.9999689899" calcext:value-type="float">
            <text:p>49 186,00</text:p>
          </table:table-cell>
          <table:table-cell table:number-columns-repeated="16" office:value-type="float" office:value="49122.0941794551" calcext:value-type="float">
            <text:p>49 122,09</text:p>
          </table:table-cell>
        </table:table-row>
        <table:table-row table:style-name="ro1">
          <table:table-cell office:value-type="float" office:value="94164.7330370987" calcext:value-type="float">
            <text:p>94 164,73</text:p>
          </table:table-cell>
          <table:table-cell office:value-type="float" office:value="91376.984079029" calcext:value-type="float">
            <text:p>91 376,98</text:p>
          </table:table-cell>
          <table:table-cell office:value-type="float" office:value="88426.9489068425" calcext:value-type="float">
            <text:p>88 426,95</text:p>
          </table:table-cell>
          <table:table-cell office:value-type="float" office:value="84417.6976225662" calcext:value-type="float">
            <text:p>84 417,70</text:p>
          </table:table-cell>
          <table:table-cell office:value-type="float" office:value="80924.9866051957" calcext:value-type="float">
            <text:p>80 924,99</text:p>
          </table:table-cell>
          <table:table-cell office:value-type="float" office:value="80440.117675823" calcext:value-type="float">
            <text:p>80 440,12</text:p>
          </table:table-cell>
          <table:table-cell office:value-type="float" office:value="74041.1073754494" calcext:value-type="float">
            <text:p>74 041,11</text:p>
          </table:table-cell>
          <table:table-cell office:value-type="float" office:value="72465.6338548832" calcext:value-type="float">
            <text:p>72 465,63</text:p>
          </table:table-cell>
          <table:table-cell office:value-type="float" office:value="71483.7068538726" calcext:value-type="float">
            <text:p>71 483,71</text:p>
          </table:table-cell>
          <table:table-cell office:value-type="float" office:value="71097.3353549915" calcext:value-type="float">
            <text:p>71 097,34</text:p>
          </table:table-cell>
          <table:table-cell office:value-type="float" office:value="70711.3375805129" calcext:value-type="float">
            <text:p>70 711,34</text:p>
          </table:table-cell>
          <table:table-cell office:value-type="float" office:value="70262.0820973282" calcext:value-type="float">
            <text:p>70 262,08</text:p>
          </table:table-cell>
          <table:table-cell office:value-type="float" office:value="69615.7945991112" calcext:value-type="float">
            <text:p>69 615,79</text:p>
          </table:table-cell>
          <table:table-cell office:value-type="float" office:value="69217.3873389275" calcext:value-type="float">
            <text:p>69 217,39</text:p>
          </table:table-cell>
          <table:table-cell office:value-type="float" office:value="69017.4580834563" calcext:value-type="float">
            <text:p>69 017,46</text:p>
          </table:table-cell>
          <table:table-cell office:value-type="float" office:value="66738.7068464273" calcext:value-type="float">
            <text:p>66 738,71</text:p>
          </table:table-cell>
          <table:table-cell table:number-columns-repeated="4" office:value-type="float" office:value="66694.0240766505" calcext:value-type="float">
            <text:p>66 694,02</text:p>
          </table:table-cell>
          <table:table-cell office:value-type="float" office:value="66537.4272597164" calcext:value-type="float">
            <text:p>66 537,43</text:p>
          </table:table-cell>
          <table:table-cell office:value-type="float" office:value="66521.4714110518" calcext:value-type="float">
            <text:p>66 521,47</text:p>
          </table:table-cell>
          <table:table-cell table:number-columns-repeated="2" office:value-type="float" office:value="66079.319085236" calcext:value-type="float">
            <text:p>66 079,32</text:p>
          </table:table-cell>
          <table:table-cell table:number-columns-repeated="2" office:value-type="float" office:value="65899.6955669307" calcext:value-type="float">
            <text:p>65 899,70</text:p>
          </table:table-cell>
          <table:table-cell office:value-type="float" office:value="65838.7048466365" calcext:value-type="float">
            <text:p>65 838,70</text:p>
          </table:table-cell>
          <table:table-cell office:value-type="float" office:value="65341.1886945473" calcext:value-type="float">
            <text:p>65 341,19</text:p>
          </table:table-cell>
          <table:table-cell office:value-type="float" office:value="65158.8795620367" calcext:value-type="float">
            <text:p>65 158,88</text:p>
          </table:table-cell>
          <table:table-cell table:number-columns-repeated="3" office:value-type="float" office:value="64850.2135069083" calcext:value-type="float">
            <text:p>64 850,21</text:p>
          </table:table-cell>
          <table:table-cell office:value-type="float" office:value="64803.6474429517" calcext:value-type="float">
            <text:p>64 803,65</text:p>
          </table:table-cell>
          <table:table-cell office:value-type="float" office:value="64664.8344300357" calcext:value-type="float">
            <text:p>64 664,83</text:p>
          </table:table-cell>
          <table:table-cell office:value-type="float" office:value="63880.3419824857" calcext:value-type="float">
            <text:p>63 880,34</text:p>
          </table:table-cell>
          <table:table-cell table:number-columns-repeated="2" office:value-type="float" office:value="63613.4039722605" calcext:value-type="float">
            <text:p>63 613,40</text:p>
          </table:table-cell>
          <table:table-cell office:value-type="float" office:value="63513.7424153475" calcext:value-type="float">
            <text:p>63 513,74</text:p>
          </table:table-cell>
          <table:table-cell office:value-type="float" office:value="63304.2915022095" calcext:value-type="float">
            <text:p>63 304,29</text:p>
          </table:table-cell>
          <table:table-cell office:value-type="float" office:value="63114.1918045442" calcext:value-type="float">
            <text:p>63 114,19</text:p>
          </table:table-cell>
          <table:table-cell office:value-type="float" office:value="62888.7347074206" calcext:value-type="float">
            <text:p>62 888,73</text:p>
          </table:table-cell>
          <table:table-cell table:number-columns-repeated="4" office:value-type="float" office:value="62742.1209039762" calcext:value-type="float">
            <text:p>62 742,12</text:p>
          </table:table-cell>
          <table:table-cell table:number-columns-repeated="2" office:value-type="float" office:value="62621.4812324" calcext:value-type="float">
            <text:p>62 621,48</text:p>
          </table:table-cell>
          <table:table-cell office:value-type="float" office:value="62594.0425838198" calcext:value-type="float">
            <text:p>62 594,04</text:p>
          </table:table-cell>
          <table:table-cell table:number-columns-repeated="3" office:value-type="float" office:value="62219.6099734087" calcext:value-type="float">
            <text:p>62 219,61</text:p>
          </table:table-cell>
          <table:table-cell table:number-columns-repeated="2" office:value-type="float" office:value="62053.6468760831" calcext:value-type="float">
            <text:p>62 053,65</text:p>
          </table:table-cell>
          <table:table-cell office:value-type="float" office:value="61706.5663399352" calcext:value-type="float">
            <text:p>61 706,57</text:p>
          </table:table-cell>
          <table:table-cell office:value-type="float" office:value="61269.5310647939" calcext:value-type="float">
            <text:p>61 269,53</text:p>
          </table:table-cell>
          <table:table-cell office:value-type="float" office:value="60594.3172938897" calcext:value-type="float">
            <text:p>60 594,32</text:p>
          </table:table-cell>
          <table:table-cell office:value-type="float" office:value="60502.3528496219" calcext:value-type="float">
            <text:p>60 502,35</text:p>
          </table:table-cell>
          <table:table-cell table:number-columns-repeated="2" office:value-type="float" office:value="60451.1179076515" calcext:value-type="float">
            <text:p>60 451,12</text:p>
          </table:table-cell>
          <table:table-cell table:number-columns-repeated="2" office:value-type="float" office:value="60017.6773387621" calcext:value-type="float">
            <text:p>60 017,68</text:p>
          </table:table-cell>
          <table:table-cell table:number-columns-repeated="12" office:value-type="float" office:value="59719.7172032245" calcext:value-type="float">
            <text:p>59 719,72</text:p>
          </table:table-cell>
          <table:table-cell office:value-type="float" office:value="59425.8043588471" calcext:value-type="float">
            <text:p>59 425,80</text:p>
          </table:table-cell>
          <table:table-cell office:value-type="float" office:value="59295.9582751996" calcext:value-type="float">
            <text:p>59 295,96</text:p>
          </table:table-cell>
          <table:table-cell table:number-columns-repeated="3" office:value-type="float" office:value="58148.2122529507" calcext:value-type="float">
            <text:p>58 148,21</text:p>
          </table:table-cell>
          <table:table-cell table:number-columns-repeated="4" office:value-type="float" office:value="57776.8652202043" calcext:value-type="float">
            <text:p>57 776,87</text:p>
          </table:table-cell>
          <table:table-cell table:number-columns-repeated="9" office:value-type="float" office:value="57768.4507480836" calcext:value-type="float">
            <text:p>57 768,45</text:p>
          </table:table-cell>
          <table:table-cell table:number-columns-repeated="9" office:value-type="float" office:value="57716.8823419356" calcext:value-type="float">
            <text:p>57 716,88</text:p>
          </table:table-cell>
        </table:table-row>
        <table:table-row table:style-name="ro1">
          <table:table-cell office:value-type="float" office:value="59719.4116590917" calcext:value-type="float">
            <text:p>59 719,41</text:p>
          </table:table-cell>
          <table:table-cell office:value-type="float" office:value="57110.6324291658" calcext:value-type="float">
            <text:p>57 110,63</text:p>
          </table:table-cell>
          <table:table-cell office:value-type="float" office:value="56152.4625769839" calcext:value-type="float">
            <text:p>56 152,46</text:p>
          </table:table-cell>
          <table:table-cell office:value-type="float" office:value="55134.3002936324" calcext:value-type="float">
            <text:p>55 134,30</text:p>
          </table:table-cell>
          <table:table-cell office:value-type="float" office:value="54676.4084971769" calcext:value-type="float">
            <text:p>54 676,41</text:p>
          </table:table-cell>
          <table:table-cell office:value-type="float" office:value="53867.6880297304" calcext:value-type="float">
            <text:p>53 867,69</text:p>
          </table:table-cell>
          <table:table-cell office:value-type="float" office:value="53756.7939640134" calcext:value-type="float">
            <text:p>53 756,79</text:p>
          </table:table-cell>
          <table:table-cell office:value-type="float" office:value="53713.6446085464" calcext:value-type="float">
            <text:p>53 713,64</text:p>
          </table:table-cell>
          <table:table-cell office:value-type="float" office:value="52870.2618019437" calcext:value-type="float">
            <text:p>52 870,26</text:p>
          </table:table-cell>
          <table:table-cell office:value-type="float" office:value="51410.2154700095" calcext:value-type="float">
            <text:p>51 410,22</text:p>
          </table:table-cell>
          <table:table-cell office:value-type="float" office:value="51182.6591574049" calcext:value-type="float">
            <text:p>51 182,66</text:p>
          </table:table-cell>
          <table:table-cell office:value-type="float" office:value="50514.7390165772" calcext:value-type="float">
            <text:p>50 514,74</text:p>
          </table:table-cell>
          <table:table-cell office:value-type="float" office:value="49634.7396283421" calcext:value-type="float">
            <text:p>49 634,74</text:p>
          </table:table-cell>
          <table:table-cell office:value-type="float" office:value="49074.8099964873" calcext:value-type="float">
            <text:p>49 074,81</text:p>
          </table:table-cell>
          <table:table-cell office:value-type="float" office:value="48728.5036802588" calcext:value-type="float">
            <text:p>48 728,50</text:p>
          </table:table-cell>
          <table:table-cell office:value-type="float" office:value="48241.5609737729" calcext:value-type="float">
            <text:p>48 241,56</text:p>
          </table:table-cell>
          <table:table-cell office:value-type="float" office:value="47537.182320604" calcext:value-type="float">
            <text:p>47 537,18</text:p>
          </table:table-cell>
          <table:table-cell office:value-type="float" office:value="47401.1809698754" calcext:value-type="float">
            <text:p>47 401,18</text:p>
          </table:table-cell>
          <table:table-cell office:value-type="float" office:value="47140.2690711603" calcext:value-type="float">
            <text:p>47 140,27</text:p>
          </table:table-cell>
          <table:table-cell table:number-columns-repeated="2" office:value-type="float" office:value="47004.1271091962" calcext:value-type="float">
            <text:p>47 004,13</text:p>
          </table:table-cell>
          <table:table-cell office:value-type="float" office:value="46897.4211829398" calcext:value-type="float">
            <text:p>46 897,42</text:p>
          </table:table-cell>
          <table:table-cell office:value-type="float" office:value="45353.6245043685" calcext:value-type="float">
            <text:p>45 353,62</text:p>
          </table:table-cell>
          <table:table-cell office:value-type="float" office:value="44805.3774785322" calcext:value-type="float">
            <text:p>44 805,38</text:p>
          </table:table-cell>
          <table:table-cell office:value-type="float" office:value="44267.899152378" calcext:value-type="float">
            <text:p>44 267,90</text:p>
          </table:table-cell>
          <table:table-cell office:value-type="float" office:value="44098.3779443692" calcext:value-type="float">
            <text:p>44 098,38</text:p>
          </table:table-cell>
          <table:table-cell office:value-type="float" office:value="43453.8228944794" calcext:value-type="float">
            <text:p>43 453,82</text:p>
          </table:table-cell>
          <table:table-cell office:value-type="float" office:value="43299.1675167936" calcext:value-type="float">
            <text:p>43 299,17</text:p>
          </table:table-cell>
          <table:table-cell table:number-columns-repeated="3" office:value-type="float" office:value="42619.6775854777" calcext:value-type="float">
            <text:p>42 619,68</text:p>
          </table:table-cell>
          <table:table-cell office:value-type="float" office:value="42179.2811688939" calcext:value-type="float">
            <text:p>42 179,28</text:p>
          </table:table-cell>
          <table:table-cell office:value-type="float" office:value="41834.7391293881" calcext:value-type="float">
            <text:p>41 834,74</text:p>
          </table:table-cell>
          <table:table-cell office:value-type="float" office:value="41727.4842747778" calcext:value-type="float">
            <text:p>41 727,48</text:p>
          </table:table-cell>
          <table:table-cell office:value-type="float" office:value="40983.0114556755" calcext:value-type="float">
            <text:p>40 983,01</text:p>
          </table:table-cell>
          <table:table-cell office:value-type="float" office:value="40873.3043135993" calcext:value-type="float">
            <text:p>40 873,30</text:p>
          </table:table-cell>
          <table:table-cell table:number-columns-repeated="3" office:value-type="float" office:value="40756.9572641799" calcext:value-type="float">
            <text:p>40 756,96</text:p>
          </table:table-cell>
          <table:table-cell table:number-columns-repeated="7" office:value-type="float" office:value="40152.7732776479" calcext:value-type="float">
            <text:p>40 152,77</text:p>
          </table:table-cell>
          <table:table-cell table:number-columns-repeated="3" office:value-type="float" office:value="39935.7218652338" calcext:value-type="float">
            <text:p>39 935,72</text:p>
          </table:table-cell>
          <table:table-cell office:value-type="float" office:value="39820.7653583785" calcext:value-type="float">
            <text:p>39 820,77</text:p>
          </table:table-cell>
          <table:table-cell table:number-columns-repeated="11" office:value-type="float" office:value="39630.6656607132" calcext:value-type="float">
            <text:p>39 630,67</text:p>
          </table:table-cell>
          <table:table-cell office:value-type="float" office:value="39533.9025276243" calcext:value-type="float">
            <text:p>39 533,90</text:p>
          </table:table-cell>
          <table:table-cell table:number-columns-repeated="38" office:value-type="float" office:value="39314.5713900911" calcext:value-type="float">
            <text:p>39 314,57</text:p>
          </table:table-cell>
        </table:table-row>
        <table:table-row table:style-name="ro1">
          <table:table-cell office:value-type="float" office:value="62770.4687997217" calcext:value-type="float">
            <text:p>62 770,47</text:p>
          </table:table-cell>
          <table:table-cell office:value-type="float" office:value="59925.0425796068" calcext:value-type="float">
            <text:p>59 925,04</text:p>
          </table:table-cell>
          <table:table-cell office:value-type="float" office:value="58823.3714756168" calcext:value-type="float">
            <text:p>58 823,37</text:p>
          </table:table-cell>
          <table:table-cell office:value-type="float" office:value="56957.1372310824" calcext:value-type="float">
            <text:p>56 957,14</text:p>
          </table:table-cell>
          <table:table-cell office:value-type="float" office:value="54848.2168468751" calcext:value-type="float">
            <text:p>54 848,22</text:p>
          </table:table-cell>
          <table:table-cell office:value-type="float" office:value="54627.4473279322" calcext:value-type="float">
            <text:p>54 627,45</text:p>
          </table:table-cell>
          <table:table-cell office:value-type="float" office:value="54354.1104532908" calcext:value-type="float">
            <text:p>54 354,11</text:p>
          </table:table-cell>
          <table:table-cell office:value-type="float" office:value="54294.2755501986" calcext:value-type="float">
            <text:p>54 294,28</text:p>
          </table:table-cell>
          <table:table-cell office:value-type="float" office:value="53851.678996382" calcext:value-type="float">
            <text:p>53 851,68</text:p>
          </table:table-cell>
          <table:table-cell office:value-type="float" office:value="53202.910116212" calcext:value-type="float">
            <text:p>53 202,91</text:p>
          </table:table-cell>
          <table:table-cell office:value-type="float" office:value="53090.1033520209" calcext:value-type="float">
            <text:p>53 090,10</text:p>
          </table:table-cell>
          <table:table-cell office:value-type="float" office:value="52793.2485980213" calcext:value-type="float">
            <text:p>52 793,25</text:p>
          </table:table-cell>
          <table:table-cell office:value-type="float" office:value="51904.9368836953" calcext:value-type="float">
            <text:p>51 904,94</text:p>
          </table:table-cell>
          <table:table-cell office:value-type="float" office:value="51726.4905735778" calcext:value-type="float">
            <text:p>51 726,49</text:p>
          </table:table-cell>
          <table:table-cell office:value-type="float" office:value="51679.2505203522" calcext:value-type="float">
            <text:p>51 679,25</text:p>
          </table:table-cell>
          <table:table-cell office:value-type="float" office:value="51421.2402780303" calcext:value-type="float">
            <text:p>51 421,24</text:p>
          </table:table-cell>
          <table:table-cell office:value-type="float" office:value="51234.6694018434" calcext:value-type="float">
            <text:p>51 234,67</text:p>
          </table:table-cell>
          <table:table-cell office:value-type="float" office:value="50690.2064204705" calcext:value-type="float">
            <text:p>50 690,21</text:p>
          </table:table-cell>
          <table:table-cell table:number-columns-repeated="2" office:value-type="float" office:value="49455.7339928911" calcext:value-type="float">
            <text:p>49 455,73</text:p>
          </table:table-cell>
          <table:table-cell office:value-type="float" office:value="49418.5721270196" calcext:value-type="float">
            <text:p>49 418,57</text:p>
          </table:table-cell>
          <table:table-cell office:value-type="float" office:value="48648.5743168911" calcext:value-type="float">
            <text:p>48 648,57</text:p>
          </table:table-cell>
          <table:table-cell table:number-columns-repeated="2" office:value-type="float" office:value="48172.6636743387" calcext:value-type="float">
            <text:p>48 172,66</text:p>
          </table:table-cell>
          <table:table-cell office:value-type="float" office:value="47692.7337961346" calcext:value-type="float">
            <text:p>47 692,73</text:p>
          </table:table-cell>
          <table:table-cell office:value-type="float" office:value="46860.1068393585" calcext:value-type="float">
            <text:p>46 860,11</text:p>
          </table:table-cell>
          <table:table-cell office:value-type="float" office:value="46347.7821980573" calcext:value-type="float">
            <text:p>46 347,78</text:p>
          </table:table-cell>
          <table:table-cell table:number-columns-repeated="4" office:value-type="float" office:value="45931.37709219" calcext:value-type="float">
            <text:p>45 931,38</text:p>
          </table:table-cell>
          <table:table-cell office:value-type="float" office:value="45580.4462796441" calcext:value-type="float">
            <text:p>45 580,45</text:p>
          </table:table-cell>
          <table:table-cell table:number-columns-repeated="2" office:value-type="float" office:value="45404.3568874926" calcext:value-type="float">
            <text:p>45 404,36</text:p>
          </table:table-cell>
          <table:table-cell office:value-type="float" office:value="45315.5391900313" calcext:value-type="float">
            <text:p>45 315,54</text:p>
          </table:table-cell>
          <table:table-cell office:value-type="float" office:value="45006.8731349029" calcext:value-type="float">
            <text:p>45 006,87</text:p>
          </table:table-cell>
          <table:table-cell office:value-type="float" office:value="44473.5084721599" calcext:value-type="float">
            <text:p>44 473,51</text:p>
          </table:table-cell>
          <table:table-cell table:number-columns-repeated="7" office:value-type="float" office:value="43476.1579181876" calcext:value-type="float">
            <text:p>43 476,16</text:p>
          </table:table-cell>
          <table:table-cell office:value-type="float" office:value="42462.9101618912" calcext:value-type="float">
            <text:p>42 462,91</text:p>
          </table:table-cell>
          <table:table-cell office:value-type="float" office:value="42351.9328735725" calcext:value-type="float">
            <text:p>42 351,93</text:p>
          </table:table-cell>
          <table:table-cell office:value-type="float" office:value="42065.9567658688" calcext:value-type="float">
            <text:p>42 065,96</text:p>
          </table:table-cell>
          <table:table-cell office:value-type="float" office:value="41282.3572390306" calcext:value-type="float">
            <text:p>41 282,36</text:p>
          </table:table-cell>
          <table:table-cell table:number-columns-repeated="52" office:value-type="float" office:value="41045.0640878312" calcext:value-type="float">
            <text:p>41 045,06</text:p>
          </table:table-cell>
        </table:table-row>
        <table:table-row table:style-name="ro1">
          <table:table-cell office:value-type="float" office:value="66162.6685718215" calcext:value-type="float">
            <text:p>66 162,67</text:p>
          </table:table-cell>
          <table:table-cell office:value-type="float" office:value="63335.821392496" calcext:value-type="float">
            <text:p>63 335,82</text:p>
          </table:table-cell>
          <table:table-cell office:value-type="float" office:value="62248.6892050971" calcext:value-type="float">
            <text:p>62 248,69</text:p>
          </table:table-cell>
          <table:table-cell office:value-type="float" office:value="60495.7716668535" calcext:value-type="float">
            <text:p>60 495,77</text:p>
          </table:table-cell>
          <table:table-cell table:number-columns-repeated="3" office:value-type="float" office:value="58850.8353376641" calcext:value-type="float">
            <text:p>58 850,84</text:p>
          </table:table-cell>
          <table:table-cell office:value-type="float" office:value="57733.0716771651" calcext:value-type="float">
            <text:p>57 733,07</text:p>
          </table:table-cell>
          <table:table-cell office:value-type="float" office:value="56677.6112638277" calcext:value-type="float">
            <text:p>56 677,61</text:p>
          </table:table-cell>
          <table:table-cell office:value-type="float" office:value="54466.2224171917" calcext:value-type="float">
            <text:p>54 466,22</text:p>
          </table:table-cell>
          <table:table-cell office:value-type="float" office:value="53405.5949469256" calcext:value-type="float">
            <text:p>53 405,59</text:p>
          </table:table-cell>
          <table:table-cell office:value-type="float" office:value="52950.7320459897" calcext:value-type="float">
            <text:p>52 950,73</text:p>
          </table:table-cell>
          <table:table-cell office:value-type="float" office:value="52724.6925106406" calcext:value-type="float">
            <text:p>52 724,69</text:p>
          </table:table-cell>
          <table:table-cell table:number-columns-repeated="2" office:value-type="float" office:value="51893.3053100067" calcext:value-type="float">
            <text:p>51 893,31</text:p>
          </table:table-cell>
          <table:table-cell office:value-type="float" office:value="51553.8549622324" calcext:value-type="float">
            <text:p>51 553,85</text:p>
          </table:table-cell>
          <table:table-cell office:value-type="float" office:value="51397.2382388081" calcext:value-type="float">
            <text:p>51 397,24</text:p>
          </table:table-cell>
          <table:table-cell office:value-type="float" office:value="51119.9922745081" calcext:value-type="float">
            <text:p>51 119,99</text:p>
          </table:table-cell>
          <table:table-cell office:value-type="float" office:value="51076.8429190411" calcext:value-type="float">
            <text:p>51 076,84</text:p>
          </table:table-cell>
          <table:table-cell office:value-type="float" office:value="51000.3210990757" calcext:value-type="float">
            <text:p>51 000,32</text:p>
          </table:table-cell>
          <table:table-cell office:value-type="float" office:value="49217.8027493116" calcext:value-type="float">
            <text:p>49 217,80</text:p>
          </table:table-cell>
          <table:table-cell office:value-type="float" office:value="48657.9303088856" calcext:value-type="float">
            <text:p>48 657,93</text:p>
          </table:table-cell>
          <table:table-cell office:value-type="float" office:value="48359.5799572445" calcext:value-type="float">
            <text:p>48 359,58</text:p>
          </table:table-cell>
          <table:table-cell office:value-type="float" office:value="47392.1690811361" calcext:value-type="float">
            <text:p>47 392,17</text:p>
          </table:table-cell>
          <table:table-cell table:number-columns-repeated="9" office:value-type="float" office:value="47217.6299128647" calcext:value-type="float">
            <text:p>47 217,63</text:p>
          </table:table-cell>
          <table:table-cell office:value-type="float" office:value="46231.7731398688" calcext:value-type="float">
            <text:p>46 231,77</text:p>
          </table:table-cell>
          <table:table-cell table:number-columns-repeated="5" office:value-type="float" office:value="46230.8722324578" calcext:value-type="float">
            <text:p>46 230,87</text:p>
          </table:table-cell>
          <table:table-cell table:number-columns-repeated="3" office:value-type="float" office:value="46160.7765080571" calcext:value-type="float">
            <text:p>46 160,78</text:p>
          </table:table-cell>
          <table:table-cell office:value-type="float" office:value="45971.7214657829" calcext:value-type="float">
            <text:p>45 971,72</text:p>
          </table:table-cell>
          <table:table-cell table:number-columns-repeated="2" office:value-type="float" office:value="45522.6124106415" calcext:value-type="float">
            <text:p>45 522,61</text:p>
          </table:table-cell>
          <table:table-cell office:value-type="float" office:value="45370.6379072943" calcext:value-type="float">
            <text:p>45 370,64</text:p>
          </table:table-cell>
          <table:table-cell table:number-columns-repeated="2" office:value-type="float" office:value="44539.4206100083" calcext:value-type="float">
            <text:p>44 539,42</text:p>
          </table:table-cell>
          <table:table-cell table:number-columns-repeated="2" office:value-type="float" office:value="44468.7084542188" calcext:value-type="float">
            <text:p>44 468,71</text:p>
          </table:table-cell>
          <table:table-cell table:number-columns-repeated="3" office:value-type="float" office:value="44455.7785021177" calcext:value-type="float">
            <text:p>44 455,78</text:p>
          </table:table-cell>
          <table:table-cell office:value-type="float" office:value="44323.8501014596" calcext:value-type="float">
            <text:p>44 323,85</text:p>
          </table:table-cell>
          <table:table-cell office:value-type="float" office:value="44058.3334017982" calcext:value-type="float">
            <text:p>44 058,33</text:p>
          </table:table-cell>
          <table:table-cell office:value-type="float" office:value="43840.4432670319" calcext:value-type="float">
            <text:p>43 840,44</text:p>
          </table:table-cell>
          <table:table-cell office:value-type="float" office:value="43818.8501677906" calcext:value-type="float">
            <text:p>43 818,85</text:p>
          </table:table-cell>
          <table:table-cell table:number-columns-repeated="2" office:value-type="float" office:value="43719.6864749718" calcext:value-type="float">
            <text:p>43 719,69</text:p>
          </table:table-cell>
          <table:table-cell table:number-columns-repeated="4" office:value-type="float" office:value="43555.7729746454" calcext:value-type="float">
            <text:p>43 555,77</text:p>
          </table:table-cell>
          <table:table-cell table:number-columns-repeated="37" office:value-type="float" office:value="43465.9743242658" calcext:value-type="float">
            <text:p>43 465,97</text:p>
          </table:table-cell>
        </table:table-row>
        <table:table-row table:style-name="ro1">
          <table:table-cell office:value-type="float" office:value="87445.4326505673" calcext:value-type="float">
            <text:p>87 445,43</text:p>
          </table:table-cell>
          <table:table-cell office:value-type="float" office:value="84718.4029237441" calcext:value-type="float">
            <text:p>84 718,40</text:p>
          </table:table-cell>
          <table:table-cell office:value-type="float" office:value="78546.2064480807" calcext:value-type="float">
            <text:p>78 546,21</text:p>
          </table:table-cell>
          <table:table-cell office:value-type="float" office:value="77622.5724582516" calcext:value-type="float">
            <text:p>77 622,57</text:p>
          </table:table-cell>
          <table:table-cell office:value-type="float" office:value="71458.799053716" calcext:value-type="float">
            <text:p>71 458,80</text:p>
          </table:table-cell>
          <table:table-cell office:value-type="float" office:value="69767.2575222768" calcext:value-type="float">
            <text:p>69 767,26</text:p>
          </table:table-cell>
          <table:table-cell office:value-type="float" office:value="67514.9197358166" calcext:value-type="float">
            <text:p>67 514,92</text:p>
          </table:table-cell>
          <table:table-cell office:value-type="float" office:value="66460.4540212834" calcext:value-type="float">
            <text:p>66 460,45</text:p>
          </table:table-cell>
          <table:table-cell office:value-type="float" office:value="65490.5500352921" calcext:value-type="float">
            <text:p>65 490,55</text:p>
          </table:table-cell>
          <table:table-cell office:value-type="float" office:value="64128.7809803161" calcext:value-type="float">
            <text:p>64 128,78</text:p>
          </table:table-cell>
          <table:table-cell office:value-type="float" office:value="63051.4068551451" calcext:value-type="float">
            <text:p>63 051,41</text:p>
          </table:table-cell>
          <table:table-cell office:value-type="float" office:value="62401.4049832918" calcext:value-type="float">
            <text:p>62 401,40</text:p>
          </table:table-cell>
          <table:table-cell office:value-type="float" office:value="61971.5303555664" calcext:value-type="float">
            <text:p>61 971,53</text:p>
          </table:table-cell>
          <table:table-cell office:value-type="float" office:value="61700.2503686632" calcext:value-type="float">
            <text:p>61 700,25</text:p>
          </table:table-cell>
          <table:table-cell office:value-type="float" office:value="61263.8869293473" calcext:value-type="float">
            <text:p>61 263,89</text:p>
          </table:table-cell>
          <table:table-cell office:value-type="float" office:value="59021.3747967644" calcext:value-type="float">
            <text:p>59 021,37</text:p>
          </table:table-cell>
          <table:table-cell office:value-type="float" office:value="57996.5646888835" calcext:value-type="float">
            <text:p>57 996,56</text:p>
          </table:table-cell>
          <table:table-cell office:value-type="float" office:value="57911.0071684478" calcext:value-type="float">
            <text:p>57 911,01</text:p>
          </table:table-cell>
          <table:table-cell office:value-type="float" office:value="57379.7776060981" calcext:value-type="float">
            <text:p>57 379,78</text:p>
          </table:table-cell>
          <table:table-cell table:number-columns-repeated="2" office:value-type="float" office:value="57062.5008817444" calcext:value-type="float">
            <text:p>57 062,50</text:p>
          </table:table-cell>
          <table:table-cell office:value-type="float" office:value="56951.0982027265" calcext:value-type="float">
            <text:p>56 951,10</text:p>
          </table:table-cell>
          <table:table-cell office:value-type="float" office:value="56936.4474960321" calcext:value-type="float">
            <text:p>56 936,45</text:p>
          </table:table-cell>
          <table:table-cell table:number-columns-repeated="2" office:value-type="float" office:value="55000.1656006255" calcext:value-type="float">
            <text:p>55 000,17</text:p>
          </table:table-cell>
          <table:table-cell office:value-type="float" office:value="54576.1927085412" calcext:value-type="float">
            <text:p>54 576,19</text:p>
          </table:table-cell>
          <table:table-cell office:value-type="float" office:value="54248.1598928957" calcext:value-type="float">
            <text:p>54 248,16</text:p>
          </table:table-cell>
          <table:table-cell office:value-type="float" office:value="53696.8131202311" calcext:value-type="float">
            <text:p>53 696,81</text:p>
          </table:table-cell>
          <table:table-cell office:value-type="float" office:value="53604.5229039994" calcext:value-type="float">
            <text:p>53 604,52</text:p>
          </table:table-cell>
          <table:table-cell office:value-type="float" office:value="53568.0236670508" calcext:value-type="float">
            <text:p>53 568,02</text:p>
          </table:table-cell>
          <table:table-cell table:number-columns-repeated="3" office:value-type="float" office:value="53538.3770524475" calcext:value-type="float">
            <text:p>53 538,38</text:p>
          </table:table-cell>
          <table:table-cell office:value-type="float" office:value="53051.9699152669" calcext:value-type="float">
            <text:p>53 051,97</text:p>
          </table:table-cell>
          <table:table-cell table:number-columns-repeated="3" office:value-type="float" office:value="52733.8874354096" calcext:value-type="float">
            <text:p>52 733,89</text:p>
          </table:table-cell>
          <table:table-cell office:value-type="float" office:value="52609.4433687952" calcext:value-type="float">
            <text:p>52 609,44</text:p>
          </table:table-cell>
          <table:table-cell table:number-columns-repeated="2" office:value-type="float" office:value="52111.442829697" calcext:value-type="float">
            <text:p>52 111,44</text:p>
          </table:table-cell>
          <table:table-cell office:value-type="float" office:value="51947.4401679405" calcext:value-type="float">
            <text:p>51 947,44</text:p>
          </table:table-cell>
          <table:table-cell table:number-columns-repeated="26" office:value-type="float" office:value="51792.5880940909" calcext:value-type="float">
            <text:p>51 792,59</text:p>
          </table:table-cell>
          <table:table-cell office:value-type="float" office:value="51174.9075734682" calcext:value-type="float">
            <text:p>51 174,91</text:p>
          </table:table-cell>
          <table:table-cell office:value-type="float" office:value="51083.5621267931" calcext:value-type="float">
            <text:p>51 083,56</text:p>
          </table:table-cell>
          <table:table-cell table:number-columns-repeated="3" office:value-type="float" office:value="51069.8235376489" calcext:value-type="float">
            <text:p>51 069,82</text:p>
          </table:table-cell>
          <table:table-cell office:value-type="float" office:value="51060.9068502153" calcext:value-type="float">
            <text:p>51 060,91</text:p>
          </table:table-cell>
          <table:table-cell office:value-type="float" office:value="50912.9280332973" calcext:value-type="float">
            <text:p>50 912,93</text:p>
          </table:table-cell>
          <table:table-cell table:number-columns-repeated="5" office:value-type="float" office:value="50711.1559388495" calcext:value-type="float">
            <text:p>50 711,16</text:p>
          </table:table-cell>
          <table:table-cell table:number-columns-repeated="10" office:value-type="float" office:value="50615.3402668444" calcext:value-type="float">
            <text:p>50 615,34</text:p>
          </table:table-cell>
          <table:table-cell table:number-columns-repeated="11" office:value-type="float" office:value="50396.3034757859" calcext:value-type="float">
            <text:p>50 396,30</text:p>
          </table:table-cell>
        </table:table-row>
        <table:table-row table:style-name="ro1">
          <table:table-cell office:value-type="float" office:value="75961.984163731" calcext:value-type="float">
            <text:p>75 961,98</text:p>
          </table:table-cell>
          <table:table-cell office:value-type="float" office:value="72956.9047078402" calcext:value-type="float">
            <text:p>72 956,90</text:p>
          </table:table-cell>
          <table:table-cell office:value-type="float" office:value="68332.5497015174" calcext:value-type="float">
            <text:p>68 332,55</text:p>
          </table:table-cell>
          <table:table-cell office:value-type="float" office:value="64558.2202763111" calcext:value-type="float">
            <text:p>64 558,22</text:p>
          </table:table-cell>
          <table:table-cell office:value-type="float" office:value="62978.6259275688" calcext:value-type="float">
            <text:p>62 978,63</text:p>
          </table:table-cell>
          <table:table-cell office:value-type="float" office:value="61947.4094748168" calcext:value-type="float">
            <text:p>61 947,41</text:p>
          </table:table-cell>
          <table:table-cell office:value-type="float" office:value="60724.5654754629" calcext:value-type="float">
            <text:p>60 724,57</text:p>
          </table:table-cell>
          <table:table-cell office:value-type="float" office:value="59061.4804729835" calcext:value-type="float">
            <text:p>59 061,48</text:p>
          </table:table-cell>
          <table:table-cell office:value-type="float" office:value="58237.0516729552" calcext:value-type="float">
            <text:p>58 237,05</text:p>
          </table:table-cell>
          <table:table-cell office:value-type="float" office:value="57391.481103343" calcext:value-type="float">
            <text:p>57 391,48</text:p>
          </table:table-cell>
          <table:table-cell office:value-type="float" office:value="56202.0017974748" calcext:value-type="float">
            <text:p>56 202,00</text:p>
          </table:table-cell>
          <table:table-cell table:number-columns-repeated="2" office:value-type="float" office:value="55021.8837029842" calcext:value-type="float">
            <text:p>55 021,88</text:p>
          </table:table-cell>
          <table:table-cell office:value-type="float" office:value="54420.6585221091" calcext:value-type="float">
            <text:p>54 420,66</text:p>
          </table:table-cell>
          <table:table-cell office:value-type="float" office:value="53493.8917604396" calcext:value-type="float">
            <text:p>53 493,89</text:p>
          </table:table-cell>
          <table:table-cell office:value-type="float" office:value="52792.7350947521" calcext:value-type="float">
            <text:p>52 792,74</text:p>
          </table:table-cell>
          <table:table-cell office:value-type="float" office:value="52178.3031565407" calcext:value-type="float">
            <text:p>52 178,30</text:p>
          </table:table-cell>
          <table:table-cell office:value-type="float" office:value="51966.368536051" calcext:value-type="float">
            <text:p>51 966,37</text:p>
          </table:table-cell>
          <table:table-cell office:value-type="float" office:value="51522.621576796" calcext:value-type="float">
            <text:p>51 522,62</text:p>
          </table:table-cell>
          <table:table-cell office:value-type="float" office:value="50869.430583253" calcext:value-type="float">
            <text:p>50 869,43</text:p>
          </table:table-cell>
          <table:table-cell office:value-type="float" office:value="50598.8178508745" calcext:value-type="float">
            <text:p>50 598,82</text:p>
          </table:table-cell>
          <table:table-cell office:value-type="float" office:value="49834.4560836644" calcext:value-type="float">
            <text:p>49 834,46</text:p>
          </table:table-cell>
          <table:table-cell office:value-type="float" office:value="49821.2468330813" calcext:value-type="float">
            <text:p>49 821,25</text:p>
          </table:table-cell>
          <table:table-cell office:value-type="float" office:value="49643.7329019138" calcext:value-type="float">
            <text:p>49 643,73</text:p>
          </table:table-cell>
          <table:table-cell office:value-type="float" office:value="49215.9790065316" calcext:value-type="float">
            <text:p>49 215,98</text:p>
          </table:table-cell>
          <table:table-cell office:value-type="float" office:value="48585.279020145" calcext:value-type="float">
            <text:p>48 585,28</text:p>
          </table:table-cell>
          <table:table-cell office:value-type="float" office:value="48526.3401155128" calcext:value-type="float">
            <text:p>48 526,34</text:p>
          </table:table-cell>
          <table:table-cell office:value-type="float" office:value="48164.4944079587" calcext:value-type="float">
            <text:p>48 164,49</text:p>
          </table:table-cell>
          <table:table-cell office:value-type="float" office:value="47409.7440025935" calcext:value-type="float">
            <text:p>47 409,74</text:p>
          </table:table-cell>
          <table:table-cell table:number-columns-repeated="4" office:value-type="float" office:value="47022.4989973141" calcext:value-type="float">
            <text:p>47 022,50</text:p>
          </table:table-cell>
          <table:table-cell table:number-columns-repeated="3" office:value-type="float" office:value="46877.9071232445" calcext:value-type="float">
            <text:p>46 877,91</text:p>
          </table:table-cell>
          <table:table-cell office:value-type="float" office:value="46708.7474523173" calcext:value-type="float">
            <text:p>46 708,75</text:p>
          </table:table-cell>
          <table:table-cell office:value-type="float" office:value="46273.3656890465" calcext:value-type="float">
            <text:p>46 273,37</text:p>
          </table:table-cell>
          <table:table-cell office:value-type="float" office:value="45463.439068761" calcext:value-type="float">
            <text:p>45 463,44</text:p>
          </table:table-cell>
          <table:table-cell office:value-type="float" office:value="45165.2254295811" calcext:value-type="float">
            <text:p>45 165,23</text:p>
          </table:table-cell>
          <table:table-cell office:value-type="float" office:value="44830.5390861611" calcext:value-type="float">
            <text:p>44 830,54</text:p>
          </table:table-cell>
          <table:table-cell office:value-type="float" office:value="44668.5911552128" calcext:value-type="float">
            <text:p>44 668,59</text:p>
          </table:table-cell>
          <table:table-cell office:value-type="float" office:value="44543.7243946476" calcext:value-type="float">
            <text:p>44 543,72</text:p>
          </table:table-cell>
          <table:table-cell table:number-columns-repeated="6" office:value-type="float" office:value="44413.2727022699" calcext:value-type="float">
            <text:p>44 413,27</text:p>
          </table:table-cell>
          <table:table-cell office:value-type="float" office:value="42867.3111667238" calcext:value-type="float">
            <text:p>42 867,31</text:p>
          </table:table-cell>
          <table:table-cell office:value-type="float" office:value="42586.4355486966" calcext:value-type="float">
            <text:p>42 586,44</text:p>
          </table:table-cell>
          <table:table-cell table:number-columns-repeated="4" office:value-type="float" office:value="42150.5937734295" calcext:value-type="float">
            <text:p>42 150,59</text:p>
          </table:table-cell>
          <table:table-cell office:value-type="float" office:value="42129.7333348353" calcext:value-type="float">
            <text:p>42 129,73</text:p>
          </table:table-cell>
          <table:table-cell table:number-columns-repeated="4" office:value-type="float" office:value="42088.6423909108" calcext:value-type="float">
            <text:p>42 088,64</text:p>
          </table:table-cell>
          <table:table-cell table:number-columns-repeated="4" office:value-type="float" office:value="41852.1467907549" calcext:value-type="float">
            <text:p>41 852,15</text:p>
          </table:table-cell>
          <table:table-cell office:value-type="float" office:value="41679.7413708044" calcext:value-type="float">
            <text:p>41 679,74</text:p>
          </table:table-cell>
          <table:table-cell office:value-type="float" office:value="41379.2486595411" calcext:value-type="float">
            <text:p>41 379,25</text:p>
          </table:table-cell>
          <table:table-cell table:number-columns-repeated="27" office:value-type="float" office:value="41011.2546525303" calcext:value-type="float">
            <text:p>41 011,25</text:p>
          </table:table-cell>
          <table:table-cell table:number-columns-repeated="3" office:value-type="float" office:value="40938.1984795968" calcext:value-type="float">
            <text:p>40 938,20</text:p>
          </table:table-cell>
          <table:table-cell table:number-columns-repeated="4" office:value-type="float" office:value="40908.4887620217" calcext:value-type="float">
            <text:p>40 908,49</text:p>
          </table:table-cell>
        </table:table-row>
        <table:table-row table:style-name="ro1">
          <table:table-cell office:value-type="float" office:value="74700.5357052234" calcext:value-type="float">
            <text:p>74 700,54</text:p>
          </table:table-cell>
          <table:table-cell office:value-type="float" office:value="72835.1867143935" calcext:value-type="float">
            <text:p>72 835,19</text:p>
          </table:table-cell>
          <table:table-cell office:value-type="float" office:value="71620.8419998082" calcext:value-type="float">
            <text:p>71 620,84</text:p>
          </table:table-cell>
          <table:table-cell office:value-type="float" office:value="68980.1397007471" calcext:value-type="float">
            <text:p>68 980,14</text:p>
          </table:table-cell>
          <table:table-cell office:value-type="float" office:value="67497.5034070117" calcext:value-type="float">
            <text:p>67 497,50</text:p>
          </table:table-cell>
          <table:table-cell office:value-type="float" office:value="66394.5330947071" calcext:value-type="float">
            <text:p>66 394,53</text:p>
          </table:table-cell>
          <table:table-cell office:value-type="float" office:value="65508.7872811542" calcext:value-type="float">
            <text:p>65 508,79</text:p>
          </table:table-cell>
          <table:table-cell office:value-type="float" office:value="63099.2949824423" calcext:value-type="float">
            <text:p>63 099,29</text:p>
          </table:table-cell>
          <table:table-cell office:value-type="float" office:value="61196.4983326296" calcext:value-type="float">
            <text:p>61 196,50</text:p>
          </table:table-cell>
          <table:table-cell office:value-type="float" office:value="60010.5964656423" calcext:value-type="float">
            <text:p>60 010,60</text:p>
          </table:table-cell>
          <table:table-cell office:value-type="float" office:value="58224.6768542844" calcext:value-type="float">
            <text:p>58 224,68</text:p>
          </table:table-cell>
          <table:table-cell office:value-type="float" office:value="57509.2304587359" calcext:value-type="float">
            <text:p>57 509,23</text:p>
          </table:table-cell>
          <table:table-cell office:value-type="float" office:value="56272.2302586739" calcext:value-type="float">
            <text:p>56 272,23</text:p>
          </table:table-cell>
          <table:table-cell office:value-type="float" office:value="55717.8410658571" calcext:value-type="float">
            <text:p>55 717,84</text:p>
          </table:table-cell>
          <table:table-cell office:value-type="float" office:value="54310.6149472571" calcext:value-type="float">
            <text:p>54 310,61</text:p>
          </table:table-cell>
          <table:table-cell office:value-type="float" office:value="54236.5325394676" calcext:value-type="float">
            <text:p>54 236,53</text:p>
          </table:table-cell>
          <table:table-cell office:value-type="float" office:value="53384.4098795306" calcext:value-type="float">
            <text:p>53 384,41</text:p>
          </table:table-cell>
          <table:table-cell office:value-type="float" office:value="52941.8133257141" calcext:value-type="float">
            <text:p>52 941,81</text:p>
          </table:table-cell>
          <table:table-cell office:value-type="float" office:value="52757.1222352794" calcext:value-type="float">
            <text:p>52 757,12</text:p>
          </table:table-cell>
          <table:table-cell office:value-type="float" office:value="52728.2787448122" calcext:value-type="float">
            <text:p>52 728,28</text:p>
          </table:table-cell>
          <table:table-cell office:value-type="float" office:value="52550.7214822384" calcext:value-type="float">
            <text:p>52 550,72</text:p>
          </table:table-cell>
          <table:table-cell table:number-columns-repeated="5" office:value-type="float" office:value="50997.6348703703" calcext:value-type="float">
            <text:p>50 997,63</text:p>
          </table:table-cell>
          <table:table-cell office:value-type="float" office:value="50906.3633858257" calcext:value-type="float">
            <text:p>50 906,36</text:p>
          </table:table-cell>
          <table:table-cell office:value-type="float" office:value="50414.2394742145" calcext:value-type="float">
            <text:p>50 414,24</text:p>
          </table:table-cell>
          <table:table-cell office:value-type="float" office:value="50373.6183176106" calcext:value-type="float">
            <text:p>50 373,62</text:p>
          </table:table-cell>
          <table:table-cell office:value-type="float" office:value="50329.5689893682" calcext:value-type="float">
            <text:p>50 329,57</text:p>
          </table:table-cell>
          <table:table-cell table:number-columns-repeated="8" office:value-type="float" office:value="50173.6726742538" calcext:value-type="float">
            <text:p>50 173,67</text:p>
          </table:table-cell>
          <table:table-cell office:value-type="float" office:value="50156.7110960359" calcext:value-type="float">
            <text:p>50 156,71</text:p>
          </table:table-cell>
          <table:table-cell table:number-columns-repeated="3" office:value-type="float" office:value="49436.5356650168" calcext:value-type="float">
            <text:p>49 436,54</text:p>
          </table:table-cell>
          <table:table-cell office:value-type="float" office:value="47924.0976061278" calcext:value-type="float">
            <text:p>47 924,10</text:p>
          </table:table-cell>
          <table:table-cell office:value-type="float" office:value="47771.4404084614" calcext:value-type="float">
            <text:p>47 771,44</text:p>
          </table:table-cell>
          <table:table-cell office:value-type="float" office:value="47624.3366400341" calcext:value-type="float">
            <text:p>47 624,34</text:p>
          </table:table-cell>
          <table:table-cell office:value-type="float" office:value="47417.8045765141" calcext:value-type="float">
            <text:p>47 417,80</text:p>
          </table:table-cell>
          <table:table-cell table:number-columns-repeated="11" office:value-type="float" office:value="47389.1707037741" calcext:value-type="float">
            <text:p>47 389,17</text:p>
          </table:table-cell>
          <table:table-cell office:value-type="float" office:value="47168.7075545338" calcext:value-type="float">
            <text:p>47 168,71</text:p>
          </table:table-cell>
          <table:table-cell table:number-columns-repeated="3" office:value-type="float" office:value="47043.8407939686" calcext:value-type="float">
            <text:p>47 043,84</text:p>
          </table:table-cell>
          <table:table-cell office:value-type="float" office:value="46872.9281263842" calcext:value-type="float">
            <text:p>46 872,93</text:p>
          </table:table-cell>
          <table:table-cell office:value-type="float" office:value="46187.2041573196" calcext:value-type="float">
            <text:p>46 187,20</text:p>
          </table:table-cell>
          <table:table-cell office:value-type="float" office:value="45662.8926175503" calcext:value-type="float">
            <text:p>45 662,89</text:p>
          </table:table-cell>
          <table:table-cell office:value-type="float" office:value="45402.1724230608" calcext:value-type="float">
            <text:p>45 402,17</text:p>
          </table:table-cell>
          <table:table-cell table:number-columns-repeated="14" office:value-type="float" office:value="45237.9327874613" calcext:value-type="float">
            <text:p>45 237,93</text:p>
          </table:table-cell>
          <table:table-cell office:value-type="float" office:value="45140.6156284765" calcext:value-type="float">
            <text:p>45 140,62</text:p>
          </table:table-cell>
          <table:table-cell office:value-type="float" office:value="44843.8645973949" calcext:value-type="float">
            <text:p>44 843,86</text:p>
          </table:table-cell>
          <table:table-cell office:value-type="float" office:value="44648.4803973336" calcext:value-type="float">
            <text:p>44 648,48</text:p>
          </table:table-cell>
          <table:table-cell office:value-type="float" office:value="44305.0627066258" calcext:value-type="float">
            <text:p>44 305,06</text:p>
          </table:table-cell>
          <table:table-cell office:value-type="float" office:value="44101.2395629078" calcext:value-type="float">
            <text:p>44 101,24</text:p>
          </table:table-cell>
          <table:table-cell office:value-type="float" office:value="43945.6456604677" calcext:value-type="float">
            <text:p>43 945,65</text:p>
          </table:table-cell>
          <table:table-cell office:value-type="float" office:value="43841.4705070098" calcext:value-type="float">
            <text:p>43 841,47</text:p>
          </table:table-cell>
          <table:table-cell table:number-columns-repeated="2" office:value-type="float" office:value="43811.9357268589" calcext:value-type="float">
            <text:p>43 811,94</text:p>
          </table:table-cell>
          <table:table-cell table:number-columns-repeated="4" office:value-type="float" office:value="43759.8829351817" calcext:value-type="float">
            <text:p>43 759,88</text:p>
          </table:table-cell>
          <table:table-cell office:value-type="float" office:value="43629.6410475315" calcext:value-type="float">
            <text:p>43 629,64</text:p>
          </table:table-cell>
          <table:table-cell office:value-type="float" office:value="43475.1617756886" calcext:value-type="float">
            <text:p>43 475,16</text:p>
          </table:table-cell>
          <table:table-cell office:value-type="float" office:value="43437.9335447324" calcext:value-type="float">
            <text:p>43 437,93</text:p>
          </table:table-cell>
          <table:table-cell table:number-columns-repeated="5" office:value-type="float" office:value="43283.0814708827" calcext:value-type="float">
            <text:p>43 283,08</text:p>
          </table:table-cell>
        </table:table-row>
        <table:table-row table:style-name="ro1">
          <table:table-cell office:value-type="float" office:value="60988.7196220989" calcext:value-type="float">
            <text:p>60 988,72</text:p>
          </table:table-cell>
          <table:table-cell office:value-type="float" office:value="57568.0831039866" calcext:value-type="float">
            <text:p>57 568,08</text:p>
          </table:table-cell>
          <table:table-cell office:value-type="float" office:value="54557.3421629335" calcext:value-type="float">
            <text:p>54 557,34</text:p>
          </table:table-cell>
          <table:table-cell office:value-type="float" office:value="53004.3390518645" calcext:value-type="float">
            <text:p>53 004,34</text:p>
          </table:table-cell>
          <table:table-cell office:value-type="float" office:value="52533.9271242537" calcext:value-type="float">
            <text:p>52 533,93</text:p>
          </table:table-cell>
          <table:table-cell office:value-type="float" office:value="50849.2907589833" calcext:value-type="float">
            <text:p>50 849,29</text:p>
          </table:table-cell>
          <table:table-cell office:value-type="float" office:value="50198.04455311" calcext:value-type="float">
            <text:p>50 198,04</text:p>
          </table:table-cell>
          <table:table-cell office:value-type="float" office:value="49084.4994765549" calcext:value-type="float">
            <text:p>49 084,50</text:p>
          </table:table-cell>
          <table:table-cell office:value-type="float" office:value="48350.866526532" calcext:value-type="float">
            <text:p>48 350,87</text:p>
          </table:table-cell>
          <table:table-cell office:value-type="float" office:value="47053.1131364744" calcext:value-type="float">
            <text:p>47 053,11</text:p>
          </table:table-cell>
          <table:table-cell office:value-type="float" office:value="45338.5587366032" calcext:value-type="float">
            <text:p>45 338,56</text:p>
          </table:table-cell>
          <table:table-cell office:value-type="float" office:value="44633.9618300887" calcext:value-type="float">
            <text:p>44 633,96</text:p>
          </table:table-cell>
          <table:table-cell office:value-type="float" office:value="43786.4404034939" calcext:value-type="float">
            <text:p>43 786,44</text:p>
          </table:table-cell>
          <table:table-cell office:value-type="float" office:value="43703.9359135913" calcext:value-type="float">
            <text:p>43 703,94</text:p>
          </table:table-cell>
          <table:table-cell office:value-type="float" office:value="42955.2187138507" calcext:value-type="float">
            <text:p>42 955,22</text:p>
          </table:table-cell>
          <table:table-cell table:number-columns-repeated="3" office:value-type="float" office:value="42737.6690867814" calcext:value-type="float">
            <text:p>42 737,67</text:p>
          </table:table-cell>
          <table:table-cell office:value-type="float" office:value="42645.2998683918" calcext:value-type="float">
            <text:p>42 645,30</text:p>
          </table:table-cell>
          <table:table-cell office:value-type="float" office:value="41225.9874837347" calcext:value-type="float">
            <text:p>41 225,99</text:p>
          </table:table-cell>
          <table:table-cell office:value-type="float" office:value="41126.8237909159" calcext:value-type="float">
            <text:p>41 126,82</text:p>
          </table:table-cell>
          <table:table-cell table:number-columns-repeated="11" office:value-type="float" office:value="41099.8713159598" calcext:value-type="float">
            <text:p>41 099,87</text:p>
          </table:table-cell>
          <table:table-cell office:value-type="float" office:value="40845.2064507997" calcext:value-type="float">
            <text:p>40 845,21</text:p>
          </table:table-cell>
          <table:table-cell table:number-columns-repeated="3" office:value-type="float" office:value="40762.701960897" calcext:value-type="float">
            <text:p>40 762,70</text:p>
          </table:table-cell>
          <table:table-cell office:value-type="float" office:value="40761.6080321244" calcext:value-type="float">
            <text:p>40 761,61</text:p>
          </table:table-cell>
          <table:table-cell office:value-type="float" office:value="40732.9741593844" calcext:value-type="float">
            <text:p>40 732,97</text:p>
          </table:table-cell>
          <table:table-cell office:value-type="float" office:value="40466.4029686256" calcext:value-type="float">
            <text:p>40 466,40</text:p>
          </table:table-cell>
          <table:table-cell table:number-columns-repeated="61" office:value-type="float" office:value="40370.8435778835" calcext:value-type="float">
            <text:p>40 370,84</text:p>
          </table:table-cell>
        </table:table-row>
        <table:table-row table:style-name="ro1" table:number-rows-repeated="2">
          <table:table-cell table:style-name="Default" table:number-columns-repeated="100"/>
        </table:table-row>
        <table:table-row table:style-name="ro1">
          <table:table-cell table:style-name="Default" table:formula="of:=AVERAGE([.A1:.A30])" office:value-type="float" office:value="82703.4795455234" calcext:value-type="float">
            <text:p>82703,4795455234</text:p>
          </table:table-cell>
          <table:table-cell table:style-name="Default" table:formula="of:=AVERAGE([.B1:.B30])" office:value-type="float" office:value="78030.9933222733" calcext:value-type="float">
            <text:p>78030,9933222733</text:p>
          </table:table-cell>
          <table:table-cell table:style-name="Default" table:formula="of:=AVERAGE([.C1:.C30])" office:value-type="float" office:value="74287.1404097656" calcext:value-type="float">
            <text:p>74287,1404097656</text:p>
          </table:table-cell>
          <table:table-cell table:style-name="Default" table:formula="of:=AVERAGE([.D1:.D30])" office:value-type="float" office:value="71452.4949242335" calcext:value-type="float">
            <text:p>71452,4949242335</text:p>
          </table:table-cell>
          <table:table-cell table:style-name="Default" table:formula="of:=AVERAGE([.E1:.E30])" office:value-type="float" office:value="68408.5719298577" calcext:value-type="float">
            <text:p>68408,5719298577</text:p>
          </table:table-cell>
          <table:table-cell table:style-name="Default" table:formula="of:=AVERAGE([.F1:.F30])" office:value-type="float" office:value="66731.9570482878" calcext:value-type="float">
            <text:p>66731,9570482878</text:p>
          </table:table-cell>
          <table:table-cell table:style-name="Default" table:formula="of:=AVERAGE([.G1:.G30])" office:value-type="float" office:value="65110.0897396697" calcext:value-type="float">
            <text:p>65110,0897396697</text:p>
          </table:table-cell>
          <table:table-cell table:style-name="Default" table:formula="of:=AVERAGE([.H1:.H30])" office:value-type="float" office:value="63771.3289363759" calcext:value-type="float">
            <text:p>63771,3289363759</text:p>
          </table:table-cell>
          <table:table-cell table:style-name="Default" table:formula="of:=AVERAGE([.I1:.I30])" office:value-type="float" office:value="62310.7625307009" calcext:value-type="float">
            <text:p>62310,7625307009</text:p>
          </table:table-cell>
          <table:table-cell table:style-name="Default" table:formula="of:=AVERAGE([.J1:.J30])" office:value-type="float" office:value="61181.8753892569" calcext:value-type="float">
            <text:p>61181,8753892569</text:p>
          </table:table-cell>
          <table:table-cell table:style-name="Default" table:formula="of:=AVERAGE([.K1:.K30])" office:value-type="float" office:value="60166.0111187889" calcext:value-type="float">
            <text:p>60166,0111187889</text:p>
          </table:table-cell>
          <table:table-cell table:style-name="Default" table:formula="of:=AVERAGE([.L1:.L30])" office:value-type="float" office:value="59055.2047548579" calcext:value-type="float">
            <text:p>59055,2047548579</text:p>
          </table:table-cell>
          <table:table-cell table:style-name="Default" table:formula="of:=AVERAGE([.M1:.M30])" office:value-type="float" office:value="58279.6170987503" calcext:value-type="float">
            <text:p>58279,6170987503</text:p>
          </table:table-cell>
          <table:table-cell table:style-name="Default" table:formula="of:=AVERAGE([.N1:.N30])" office:value-type="float" office:value="57580.0504651373" calcext:value-type="float">
            <text:p>57580,0504651373</text:p>
          </table:table-cell>
          <table:table-cell table:style-name="Default" table:formula="of:=AVERAGE([.O1:.O30])" office:value-type="float" office:value="57033.3871803946" calcext:value-type="float">
            <text:p>57033,3871803946</text:p>
          </table:table-cell>
          <table:table-cell table:style-name="Default" table:formula="of:=AVERAGE([.P1:.P30])" office:value-type="float" office:value="56273.3279411536" calcext:value-type="float">
            <text:p>56273,3279411536</text:p>
          </table:table-cell>
          <table:table-cell table:style-name="Default" table:formula="of:=AVERAGE([.Q1:.Q30])" office:value-type="float" office:value="55709.7913327298" calcext:value-type="float">
            <text:p>55709,7913327298</text:p>
          </table:table-cell>
          <table:table-cell table:style-name="Default" table:formula="of:=AVERAGE([.R1:.R30])" office:value-type="float" office:value="55187.5929998056" calcext:value-type="float">
            <text:p>55187,5929998056</text:p>
          </table:table-cell>
          <table:table-cell table:style-name="Default" table:formula="of:=AVERAGE([.S1:.S30])" office:value-type="float" office:value="54593.7246857067" calcext:value-type="float">
            <text:p>54593,7246857067</text:p>
          </table:table-cell>
          <table:table-cell table:style-name="Default" table:formula="of:=AVERAGE([.T1:.T30])" office:value-type="float" office:value="54156.3695231123" calcext:value-type="float">
            <text:p>54156,3695231123</text:p>
          </table:table-cell>
          <table:table-cell table:style-name="Default" table:formula="of:=AVERAGE([.U1:.U30])" office:value-type="float" office:value="53703.2130863745" calcext:value-type="float">
            <text:p>53703,2130863745</text:p>
          </table:table-cell>
          <table:table-cell table:style-name="Default" table:formula="of:=AVERAGE([.V1:.V30])" office:value-type="float" office:value="53229.869616554" calcext:value-type="float">
            <text:p>53229,869616554</text:p>
          </table:table-cell>
          <table:table-cell table:style-name="Default" table:formula="of:=AVERAGE([.W1:.W30])" office:value-type="float" office:value="52766.6231331352" calcext:value-type="float">
            <text:p>52766,6231331352</text:p>
          </table:table-cell>
          <table:table-cell table:style-name="Default" table:formula="of:=AVERAGE([.X1:.X30])" office:value-type="float" office:value="52280.4512973467" calcext:value-type="float">
            <text:p>52280,4512973467</text:p>
          </table:table-cell>
          <table:table-cell table:style-name="Default" table:formula="of:=AVERAGE([.Y1:.Y30])" office:value-type="float" office:value="52009.1649821165" calcext:value-type="float">
            <text:p>52009,1649821165</text:p>
          </table:table-cell>
          <table:table-cell table:style-name="Default" table:formula="of:=AVERAGE([.Z1:.Z30])" office:value-type="float" office:value="51679.4981859677" calcext:value-type="float">
            <text:p>51679,4981859677</text:p>
          </table:table-cell>
          <table:table-cell table:style-name="Default" table:formula="of:=AVERAGE([.AA1:.AA30])" office:value-type="float" office:value="51410.1023867345" calcext:value-type="float">
            <text:p>51410,1023867345</text:p>
          </table:table-cell>
          <table:table-cell table:style-name="Default" table:formula="of:=AVERAGE([.AB1:.AB30])" office:value-type="float" office:value="51130.4936984136" calcext:value-type="float">
            <text:p>51130,4936984136</text:p>
          </table:table-cell>
          <table:table-cell table:style-name="Default" table:formula="of:=AVERAGE([.AC1:.AC30])" office:value-type="float" office:value="50845.3940627783" calcext:value-type="float">
            <text:p>50845,3940627783</text:p>
          </table:table-cell>
          <table:table-cell table:style-name="Default" table:formula="of:=AVERAGE([.AD1:.AD30])" office:value-type="float" office:value="50575.7726248518" calcext:value-type="float">
            <text:p>50575,7726248518</text:p>
          </table:table-cell>
          <table:table-cell table:style-name="Default" table:formula="of:=AVERAGE([.AE1:.AE30])" office:value-type="float" office:value="50428.9943947303" calcext:value-type="float">
            <text:p>50428,9943947303</text:p>
          </table:table-cell>
          <table:table-cell table:style-name="Default" table:formula="of:=AVERAGE([.AF1:.AF30])" office:value-type="float" office:value="50235.9259394297" calcext:value-type="float">
            <text:p>50235,9259394297</text:p>
          </table:table-cell>
          <table:table-cell table:style-name="Default" table:formula="of:=AVERAGE([.AG1:.AG30])" office:value-type="float" office:value="50077.7984722799" calcext:value-type="float">
            <text:p>50077,7984722799</text:p>
          </table:table-cell>
          <table:table-cell table:style-name="Default" table:formula="of:=AVERAGE([.AH1:.AH30])" office:value-type="float" office:value="49840.335451258" calcext:value-type="float">
            <text:p>49840,335451258</text:p>
          </table:table-cell>
          <table:table-cell table:style-name="Default" table:formula="of:=AVERAGE([.AI1:.AI30])" office:value-type="float" office:value="49677.9854815209" calcext:value-type="float">
            <text:p>49677,9854815209</text:p>
          </table:table-cell>
          <table:table-cell table:style-name="Default" table:formula="of:=AVERAGE([.AJ1:.AJ30])" office:value-type="float" office:value="49489.7920488173" calcext:value-type="float">
            <text:p>49489,7920488173</text:p>
          </table:table-cell>
          <table:table-cell table:style-name="Default" table:formula="of:=AVERAGE([.AK1:.AK30])" office:value-type="float" office:value="49330.9574730995" calcext:value-type="float">
            <text:p>49330,9574730995</text:p>
          </table:table-cell>
          <table:table-cell table:style-name="Default" table:formula="of:=AVERAGE([.AL1:.AL30])" office:value-type="float" office:value="49042.413252052" calcext:value-type="float">
            <text:p>49042,413252052</text:p>
          </table:table-cell>
          <table:table-cell table:style-name="Default" table:formula="of:=AVERAGE([.AM1:.AM30])" office:value-type="float" office:value="48873.7442338958" calcext:value-type="float">
            <text:p>48873,7442338958</text:p>
          </table:table-cell>
          <table:table-cell table:style-name="Default" table:formula="of:=AVERAGE([.AN1:.AN30])" office:value-type="float" office:value="48621.0367913145" calcext:value-type="float">
            <text:p>48621,0367913145</text:p>
          </table:table-cell>
          <table:table-cell table:style-name="Default" table:formula="of:=AVERAGE([.AO1:.AO30])" office:value-type="float" office:value="48493.8138669031" calcext:value-type="float">
            <text:p>48493,8138669031</text:p>
          </table:table-cell>
          <table:table-cell table:style-name="Default" table:formula="of:=AVERAGE([.AP1:.AP30])" office:value-type="float" office:value="48360.7046291831" calcext:value-type="float">
            <text:p>48360,7046291831</text:p>
          </table:table-cell>
          <table:table-cell table:style-name="Default" table:formula="of:=AVERAGE([.AQ1:.AQ30])" office:value-type="float" office:value="48219.2578090695" calcext:value-type="float">
            <text:p>48219,2578090695</text:p>
          </table:table-cell>
          <table:table-cell table:style-name="Default" table:formula="of:=AVERAGE([.AR1:.AR30])" office:value-type="float" office:value="48064.9233080383" calcext:value-type="float">
            <text:p>48064,9233080383</text:p>
          </table:table-cell>
          <table:table-cell table:style-name="Default" table:formula="of:=AVERAGE([.AS1:.AS30])" office:value-type="float" office:value="47931.0668826499" calcext:value-type="float">
            <text:p>47931,0668826499</text:p>
          </table:table-cell>
          <table:table-cell table:style-name="Default" table:formula="of:=AVERAGE([.AT1:.AT30])" office:value-type="float" office:value="47870.758635435" calcext:value-type="float">
            <text:p>47870,758635435</text:p>
          </table:table-cell>
          <table:table-cell table:style-name="Default" table:formula="of:=AVERAGE([.AU1:.AU30])" office:value-type="float" office:value="47635.028966721" calcext:value-type="float">
            <text:p>47635,028966721</text:p>
          </table:table-cell>
          <table:table-cell table:style-name="Default" table:formula="of:=AVERAGE([.AV1:.AV30])" office:value-type="float" office:value="47530.6662309503" calcext:value-type="float">
            <text:p>47530,6662309503</text:p>
          </table:table-cell>
          <table:table-cell table:style-name="Default" table:formula="of:=AVERAGE([.AW1:.AW30])" office:value-type="float" office:value="47411.4984998808" calcext:value-type="float">
            <text:p>47411,4984998808</text:p>
          </table:table-cell>
          <table:table-cell table:style-name="Default" table:formula="of:=AVERAGE([.AX1:.AX30])" office:value-type="float" office:value="47283.1376569753" calcext:value-type="float">
            <text:p>47283,1376569753</text:p>
          </table:table-cell>
          <table:table-cell table:style-name="Default" table:formula="of:=AVERAGE([.AY1:.AY30])" office:value-type="float" office:value="47212.3105137761" calcext:value-type="float">
            <text:p>47212,3105137761</text:p>
          </table:table-cell>
          <table:table-cell table:style-name="Default" table:formula="of:=AVERAGE([.AZ1:.AZ30])" office:value-type="float" office:value="47150.2538446552" calcext:value-type="float">
            <text:p>47150,2538446552</text:p>
          </table:table-cell>
          <table:table-cell table:style-name="Default" table:formula="of:=AVERAGE([.BA1:.BA30])" office:value-type="float" office:value="47031.9476108652" calcext:value-type="float">
            <text:p>47031,9476108652</text:p>
          </table:table-cell>
          <table:table-cell table:style-name="Default" table:formula="of:=AVERAGE([.BB1:.BB30])" office:value-type="float" office:value="46937.5609884945" calcext:value-type="float">
            <text:p>46937,5609884945</text:p>
          </table:table-cell>
          <table:table-cell table:style-name="Default" table:formula="of:=AVERAGE([.BC1:.BC30])" office:value-type="float" office:value="46871.4558289652" calcext:value-type="float">
            <text:p>46871,4558289652</text:p>
          </table:table-cell>
          <table:table-cell table:style-name="Default" table:formula="of:=AVERAGE([.BD1:.BD30])" office:value-type="float" office:value="46777.15426436" calcext:value-type="float">
            <text:p>46777,15426436</text:p>
          </table:table-cell>
          <table:table-cell table:style-name="Default" table:formula="of:=AVERAGE([.BE1:.BE30])" office:value-type="float" office:value="46718.1437651799" calcext:value-type="float">
            <text:p>46718,1437651799</text:p>
          </table:table-cell>
          <table:table-cell table:style-name="Default" table:formula="of:=AVERAGE([.BF1:.BF30])" office:value-type="float" office:value="46685.6243690793" calcext:value-type="float">
            <text:p>46685,6243690793</text:p>
          </table:table-cell>
          <table:table-cell table:style-name="Default" table:formula="of:=AVERAGE([.BG1:.BG30])" office:value-type="float" office:value="46651.6618149727" calcext:value-type="float">
            <text:p>46651,6618149727</text:p>
          </table:table-cell>
          <table:table-cell table:style-name="Default" table:formula="of:=AVERAGE([.BH1:.BH30])" office:value-type="float" office:value="46617.1359433401" calcext:value-type="float">
            <text:p>46617,1359433401</text:p>
          </table:table-cell>
          <table:table-cell table:style-name="Default" table:formula="of:=AVERAGE([.BI1:.BI30])" office:value-type="float" office:value="46538.509233296" calcext:value-type="float">
            <text:p>46538,509233296</text:p>
          </table:table-cell>
          <table:table-cell table:style-name="Default" table:formula="of:=AVERAGE([.BJ1:.BJ30])" office:value-type="float" office:value="46477.1881854315" calcext:value-type="float">
            <text:p>46477,1881854315</text:p>
          </table:table-cell>
          <table:table-cell table:style-name="Default" table:formula="of:=AVERAGE([.BK1:.BK30])" office:value-type="float" office:value="46405.6388452194" calcext:value-type="float">
            <text:p>46405,6388452194</text:p>
          </table:table-cell>
          <table:table-cell table:style-name="Default" table:formula="of:=AVERAGE([.BL1:.BL30])" office:value-type="float" office:value="46329.6730858824" calcext:value-type="float">
            <text:p>46329,6730858824</text:p>
          </table:table-cell>
          <table:table-cell table:style-name="Default" table:formula="of:=AVERAGE([.BM1:.BM30])" office:value-type="float" office:value="46269.2334970817" calcext:value-type="float">
            <text:p>46269,2334970817</text:p>
          </table:table-cell>
          <table:table-cell table:style-name="Default" table:formula="of:=AVERAGE([.BN1:.BN30])" office:value-type="float" office:value="46177.9194169487" calcext:value-type="float">
            <text:p>46177,9194169487</text:p>
          </table:table-cell>
          <table:table-cell table:style-name="Default" table:formula="of:=AVERAGE([.BO1:.BO30])" office:value-type="float" office:value="46153.4785906518" calcext:value-type="float">
            <text:p>46153,4785906518</text:p>
          </table:table-cell>
          <table:table-cell table:style-name="Default" table:formula="of:=AVERAGE([.BP1:.BP30])" office:value-type="float" office:value="46111.0000601361" calcext:value-type="float">
            <text:p>46111,0000601361</text:p>
          </table:table-cell>
          <table:table-cell table:style-name="Default" table:formula="of:=AVERAGE([.BQ1:.BQ30])" office:value-type="float" office:value="46071.009384421" calcext:value-type="float">
            <text:p>46071,009384421</text:p>
          </table:table-cell>
          <table:table-cell table:style-name="Default" table:formula="of:=AVERAGE([.BR1:.BR30])" office:value-type="float" office:value="45990.8194323621" calcext:value-type="float">
            <text:p>45990,8194323621</text:p>
          </table:table-cell>
          <table:table-cell table:style-name="Default" table:formula="of:=AVERAGE([.BS1:.BS30])" office:value-type="float" office:value="45983.0315414629" calcext:value-type="float">
            <text:p>45983,0315414629</text:p>
          </table:table-cell>
          <table:table-cell table:style-name="Default" table:formula="of:=AVERAGE([.BT1:.BT30])" office:value-type="float" office:value="45974.0330674058" calcext:value-type="float">
            <text:p>45974,0330674058</text:p>
          </table:table-cell>
          <table:table-cell table:style-name="Default" table:formula="of:=AVERAGE([.BU1:.BU30])" office:value-type="float" office:value="45949.1108257768" calcext:value-type="float">
            <text:p>45949,1108257768</text:p>
          </table:table-cell>
          <table:table-cell table:style-name="Default" table:formula="of:=AVERAGE([.BV1:.BV30])" office:value-type="float" office:value="45922.1783629616" calcext:value-type="float">
            <text:p>45922,1783629616</text:p>
          </table:table-cell>
          <table:table-cell table:style-name="Default" table:formula="of:=AVERAGE([.BW1:.BW30])" office:value-type="float" office:value="45893.9781912338" calcext:value-type="float">
            <text:p>45893,9781912338</text:p>
          </table:table-cell>
          <table:table-cell table:style-name="Default" table:formula="of:=AVERAGE([.BX1:.BX30])" office:value-type="float" office:value="45783.859840134" calcext:value-type="float">
            <text:p>45783,859840134</text:p>
          </table:table-cell>
          <table:table-cell table:style-name="Default" table:formula="of:=AVERAGE([.BY1:.BY30])" office:value-type="float" office:value="45748.4721457181" calcext:value-type="float">
            <text:p>45748,4721457181</text:p>
          </table:table-cell>
          <table:table-cell table:style-name="Default" table:formula="of:=AVERAGE([.BZ1:.BZ30])" office:value-type="float" office:value="45736.7319245976" calcext:value-type="float">
            <text:p>45736,7319245976</text:p>
          </table:table-cell>
          <table:table-cell table:style-name="Default" table:formula="of:=AVERAGE([.CA1:.CA30])" office:value-type="float" office:value="45691.672691598" calcext:value-type="float">
            <text:p>45691,672691598</text:p>
          </table:table-cell>
          <table:table-cell table:style-name="Default" table:formula="of:=AVERAGE([.CB1:.CB30])" office:value-type="float" office:value="45648.4199297891" calcext:value-type="float">
            <text:p>45648,4199297891</text:p>
          </table:table-cell>
          <table:table-cell table:style-name="Default" table:formula="of:=AVERAGE([.CC1:.CC30])" office:value-type="float" office:value="45504.2876614791" calcext:value-type="float">
            <text:p>45504,2876614791</text:p>
          </table:table-cell>
          <table:table-cell table:style-name="Default" table:formula="of:=AVERAGE([.CD1:.CD30])" office:value-type="float" office:value="45478.589377974" calcext:value-type="float">
            <text:p>45478,589377974</text:p>
          </table:table-cell>
          <table:table-cell table:style-name="Default" table:formula="of:=AVERAGE([.CE1:.CE30])" office:value-type="float" office:value="45454.9894748034" calcext:value-type="float">
            <text:p>45454,9894748034</text:p>
          </table:table-cell>
          <table:table-cell table:style-name="Default" table:formula="of:=AVERAGE([.CF1:.CF30])" office:value-type="float" office:value="45436.1230836346" calcext:value-type="float">
            <text:p>45436,1230836346</text:p>
          </table:table-cell>
          <table:table-cell table:style-name="Default" table:formula="of:=AVERAGE([.CG1:.CG30])" office:value-type="float" office:value="45368.3955739107" calcext:value-type="float">
            <text:p>45368,3955739107</text:p>
          </table:table-cell>
          <table:table-cell table:style-name="Default" table:formula="of:=AVERAGE([.CH1:.CH30])" office:value-type="float" office:value="45318.0812301698" calcext:value-type="float">
            <text:p>45318,0812301698</text:p>
          </table:table-cell>
          <table:table-cell table:style-name="Default" table:formula="of:=AVERAGE([.CI1:.CI30])" office:value-type="float" office:value="45306.7338684963" calcext:value-type="float">
            <text:p>45306,7338684963</text:p>
          </table:table-cell>
          <table:table-cell table:style-name="Default" table:formula="of:=AVERAGE([.CJ1:.CJ30])" office:value-type="float" office:value="45274.0715245643" calcext:value-type="float">
            <text:p>45274,0715245643</text:p>
          </table:table-cell>
          <table:table-cell table:style-name="Default" table:formula="of:=AVERAGE([.CK1:.CK30])" office:value-type="float" office:value="45236.3164076667" calcext:value-type="float">
            <text:p>45236,3164076667</text:p>
          </table:table-cell>
          <table:table-cell table:style-name="Default" table:formula="of:=AVERAGE([.CL1:.CL30])" office:value-type="float" office:value="45218.4305524995" calcext:value-type="float">
            <text:p>45218,4305524995</text:p>
          </table:table-cell>
          <table:table-cell table:style-name="Default" table:formula="of:=AVERAGE([.CM1:.CM30])" office:value-type="float" office:value="45206.7915450012" calcext:value-type="float">
            <text:p>45206,7915450012</text:p>
          </table:table-cell>
          <table:table-cell table:style-name="Default" table:formula="of:=AVERAGE([.CN1:.CN30])" office:value-type="float" office:value="45180.8251098294" calcext:value-type="float">
            <text:p>45180,8251098294</text:p>
          </table:table-cell>
          <table:table-cell table:style-name="Default" table:formula="of:=AVERAGE([.CO1:.CO30])" office:value-type="float" office:value="45151.8374836405" calcext:value-type="float">
            <text:p>45151,8374836405</text:p>
          </table:table-cell>
          <table:table-cell table:style-name="Default" table:formula="of:=AVERAGE([.CP1:.CP30])" office:value-type="float" office:value="45125.4182045945" calcext:value-type="float">
            <text:p>45125,4182045945</text:p>
          </table:table-cell>
          <table:table-cell table:style-name="Default" table:formula="of:=AVERAGE([.CQ1:.CQ30])" office:value-type="float" office:value="45085.4461023498" calcext:value-type="float">
            <text:p>45085,4461023498</text:p>
          </table:table-cell>
          <table:table-cell table:style-name="Default" table:formula="of:=AVERAGE([.CR1:.CR30])" office:value-type="float" office:value="45048.9755806719" calcext:value-type="float">
            <text:p>45048,9755806719</text:p>
          </table:table-cell>
          <table:table-cell table:style-name="Default" table:formula="of:=AVERAGE([.CS1:.CS30])" office:value-type="float" office:value="45002.1177881498" calcext:value-type="float">
            <text:p>45002,1177881498</text:p>
          </table:table-cell>
          <table:table-cell table:style-name="Default" table:formula="of:=AVERAGE([.CT1:.CT30])" office:value-type="float" office:value="44968.3089838198" calcext:value-type="float">
            <text:p>44968,3089838198</text:p>
          </table:table-cell>
          <table:table-cell table:style-name="Default" table:formula="of:=AVERAGE([.CU1:.CU30])" office:value-type="float" office:value="44948.3763173646" calcext:value-type="float">
            <text:p>44948,3763173646</text:p>
          </table:table-cell>
          <table:table-cell table:style-name="Default" table:formula="of:=AVERAGE([.CV1:.CV30])" office:value-type="float" office:value="44938.3924708453" calcext:value-type="float">
            <text:p>44938,3924708453</text:p>
          </table:table-cell>
        </table:table-row>
        <table:table-row table:style-name="ro1">
          <table:table-cell table:style-name="Default" table:formula="of:=MIN([.A1:.A30])" office:value-type="float" office:value="58435.3258704407" calcext:value-type="float">
            <text:p>58435,3258704407</text:p>
          </table:table-cell>
          <table:table-cell table:style-name="Default" table:formula="of:=MIN([.B1:.B30])" office:value-type="float" office:value="54502.498484781" calcext:value-type="float">
            <text:p>54502,498484781</text:p>
          </table:table-cell>
          <table:table-cell table:style-name="Default" table:formula="of:=MIN([.C1:.C30])" office:value-type="float" office:value="52186.1350317778" calcext:value-type="float">
            <text:p>52186,1350317778</text:p>
          </table:table-cell>
          <table:table-cell table:style-name="Default" table:formula="of:=MIN([.D1:.D30])" office:value-type="float" office:value="51740.0166315743" calcext:value-type="float">
            <text:p>51740,0166315743</text:p>
          </table:table-cell>
          <table:table-cell table:style-name="Default" table:formula="of:=MIN([.E1:.E30])" office:value-type="float" office:value="49850.5890127074" calcext:value-type="float">
            <text:p>49850,5890127074</text:p>
          </table:table-cell>
          <table:table-cell table:style-name="Default" table:formula="of:=MIN([.F1:.F30])" office:value-type="float" office:value="49850.5890127074" calcext:value-type="float">
            <text:p>49850,5890127074</text:p>
          </table:table-cell>
          <table:table-cell table:style-name="Default" table:formula="of:=MIN([.G1:.G30])" office:value-type="float" office:value="49484.5567717471" calcext:value-type="float">
            <text:p>49484,5567717471</text:p>
          </table:table-cell>
          <table:table-cell table:style-name="Default" table:formula="of:=MIN([.H1:.H30])" office:value-type="float" office:value="49084.4994765549" calcext:value-type="float">
            <text:p>49084,4994765549</text:p>
          </table:table-cell>
          <table:table-cell table:style-name="Default" table:formula="of:=MIN([.I1:.I30])" office:value-type="float" office:value="48350.866526532" calcext:value-type="float">
            <text:p>48350,866526532</text:p>
          </table:table-cell>
          <table:table-cell table:style-name="Default" table:formula="of:=MIN([.J1:.J30])" office:value-type="float" office:value="47053.1131364744" calcext:value-type="float">
            <text:p>47053,1131364744</text:p>
          </table:table-cell>
          <table:table-cell table:style-name="Default" table:formula="of:=MIN([.K1:.K30])" office:value-type="float" office:value="45338.5587366032" calcext:value-type="float">
            <text:p>45338,5587366032</text:p>
          </table:table-cell>
          <table:table-cell table:style-name="Default" table:formula="of:=MIN([.L1:.L30])" office:value-type="float" office:value="44633.9618300887" calcext:value-type="float">
            <text:p>44633,9618300887</text:p>
          </table:table-cell>
          <table:table-cell table:style-name="Default" table:formula="of:=MIN([.M1:.M30])" office:value-type="float" office:value="43786.4404034939" calcext:value-type="float">
            <text:p>43786,4404034939</text:p>
          </table:table-cell>
          <table:table-cell table:style-name="Default" table:formula="of:=MIN([.N1:.N30])" office:value-type="float" office:value="43703.9359135913" calcext:value-type="float">
            <text:p>43703,9359135913</text:p>
          </table:table-cell>
          <table:table-cell table:style-name="Default" table:formula="of:=MIN([.O1:.O30])" office:value-type="float" office:value="42955.2187138507" calcext:value-type="float">
            <text:p>42955,2187138507</text:p>
          </table:table-cell>
          <table:table-cell table:style-name="Default" table:formula="of:=MIN([.P1:.P30])" office:value-type="float" office:value="42737.6690867814" calcext:value-type="float">
            <text:p>42737,6690867814</text:p>
          </table:table-cell>
          <table:table-cell table:style-name="Default" table:formula="of:=MIN([.Q1:.Q30])" office:value-type="float" office:value="42737.6690867814" calcext:value-type="float">
            <text:p>42737,6690867814</text:p>
          </table:table-cell>
          <table:table-cell table:style-name="Default" table:formula="of:=MIN([.R1:.R30])" office:value-type="float" office:value="42737.6690867814" calcext:value-type="float">
            <text:p>42737,6690867814</text:p>
          </table:table-cell>
          <table:table-cell table:style-name="Default" table:formula="of:=MIN([.S1:.S30])" office:value-type="float" office:value="42645.2998683918" calcext:value-type="float">
            <text:p>42645,2998683918</text:p>
          </table:table-cell>
          <table:table-cell table:style-name="Default" table:formula="of:=MIN([.T1:.T30])" office:value-type="float" office:value="41225.9874837347" calcext:value-type="float">
            <text:p>41225,9874837347</text:p>
          </table:table-cell>
          <table:table-cell table:style-name="Default" table:formula="of:=MIN([.U1:.U30])" office:value-type="float" office:value="41126.8237909159" calcext:value-type="float">
            <text:p>41126,8237909159</text:p>
          </table:table-cell>
          <table:table-cell table:style-name="Default" table:formula="of:=MIN([.V1:.V30])" office:value-type="float" office:value="41099.8713159598" calcext:value-type="float">
            <text:p>41099,8713159598</text:p>
          </table:table-cell>
          <table:table-cell table:style-name="Default" table:formula="of:=MIN([.W1:.W30])" office:value-type="float" office:value="41099.8713159598" calcext:value-type="float">
            <text:p>41099,8713159598</text:p>
          </table:table-cell>
          <table:table-cell table:style-name="Default" table:formula="of:=MIN([.X1:.X30])" office:value-type="float" office:value="41099.8713159598" calcext:value-type="float">
            <text:p>41099,8713159598</text:p>
          </table:table-cell>
          <table:table-cell table:style-name="Default" table:formula="of:=MIN([.Y1:.Y30])" office:value-type="float" office:value="41099.8713159598" calcext:value-type="float">
            <text:p>41099,8713159598</text:p>
          </table:table-cell>
          <table:table-cell table:style-name="Default" table:formula="of:=MIN([.Z1:.Z30])" office:value-type="float" office:value="41099.8713159598" calcext:value-type="float">
            <text:p>41099,8713159598</text:p>
          </table:table-cell>
          <table:table-cell table:style-name="Default" table:formula="of:=MIN([.AA1:.AA30])" office:value-type="float" office:value="41099.8713159598" calcext:value-type="float">
            <text:p>41099,8713159598</text:p>
          </table:table-cell>
          <table:table-cell table:style-name="Default" table:formula="of:=MIN([.AB1:.AB30])" office:value-type="float" office:value="41099.8713159598" calcext:value-type="float">
            <text:p>41099,8713159598</text:p>
          </table:table-cell>
          <table:table-cell table:style-name="Default" table:formula="of:=MIN([.AC1:.AC30])" office:value-type="float" office:value="41099.8713159598" calcext:value-type="float">
            <text:p>41099,8713159598</text:p>
          </table:table-cell>
          <table:table-cell table:style-name="Default" table:formula="of:=MIN([.AD1:.AD30])" office:value-type="float" office:value="41099.8713159598" calcext:value-type="float">
            <text:p>41099,8713159598</text:p>
          </table:table-cell>
          <table:table-cell table:style-name="Default" table:formula="of:=MIN([.AE1:.AE30])" office:value-type="float" office:value="41099.8713159598" calcext:value-type="float">
            <text:p>41099,8713159598</text:p>
          </table:table-cell>
          <table:table-cell table:style-name="Default" table:formula="of:=MIN([.AF1:.AF30])" office:value-type="float" office:value="41099.8713159598" calcext:value-type="float">
            <text:p>41099,8713159598</text:p>
          </table:table-cell>
          <table:table-cell table:style-name="Default" table:formula="of:=MIN([.AG1:.AG30])" office:value-type="float" office:value="40845.2064507997" calcext:value-type="float">
            <text:p>40845,2064507997</text:p>
          </table:table-cell>
          <table:table-cell table:style-name="Default" table:formula="of:=MIN([.AH1:.AH30])" office:value-type="float" office:value="40762.701960897" calcext:value-type="float">
            <text:p>40762,701960897</text:p>
          </table:table-cell>
          <table:table-cell table:style-name="Default" table:formula="of:=MIN([.AI1:.AI30])" office:value-type="float" office:value="40762.701960897" calcext:value-type="float">
            <text:p>40762,701960897</text:p>
          </table:table-cell>
          <table:table-cell table:style-name="Default" table:formula="of:=MIN([.AJ1:.AJ30])" office:value-type="float" office:value="40762.701960897" calcext:value-type="float">
            <text:p>40762,701960897</text:p>
          </table:table-cell>
          <table:table-cell table:style-name="Default" table:formula="of:=MIN([.AK1:.AK30])" office:value-type="float" office:value="40756.9572641799" calcext:value-type="float">
            <text:p>40756,9572641799</text:p>
          </table:table-cell>
          <table:table-cell table:style-name="Default" table:formula="of:=MIN([.AL1:.AL30])" office:value-type="float" office:value="40732.9741593844" calcext:value-type="float">
            <text:p>40732,9741593844</text:p>
          </table:table-cell>
          <table:table-cell table:style-name="Default" table:formula="of:=MIN([.AM1:.AM30])" office:value-type="float" office:value="40466.4029686256" calcext:value-type="float">
            <text:p>40466,4029686256</text:p>
          </table:table-cell>
          <table:table-cell table:style-name="Default" table:formula="of:=MIN([.AN1:.AN30])" office:value-type="float" office:value="40152.7732776479" calcext:value-type="float">
            <text:p>40152,7732776479</text:p>
          </table:table-cell>
          <table:table-cell table:style-name="Default" table:formula="of:=MIN([.AO1:.AO30])" office:value-type="float" office:value="40152.7732776479" calcext:value-type="float">
            <text:p>40152,7732776479</text:p>
          </table:table-cell>
          <table:table-cell table:style-name="Default" table:formula="of:=MIN([.AP1:.AP30])" office:value-type="float" office:value="40152.7732776479" calcext:value-type="float">
            <text:p>40152,7732776479</text:p>
          </table:table-cell>
          <table:table-cell table:style-name="Default" table:formula="of:=MIN([.AQ1:.AQ30])" office:value-type="float" office:value="40152.7732776479" calcext:value-type="float">
            <text:p>40152,7732776479</text:p>
          </table:table-cell>
          <table:table-cell table:style-name="Default" table:formula="of:=MIN([.AR1:.AR30])" office:value-type="float" office:value="40152.7732776479" calcext:value-type="float">
            <text:p>40152,7732776479</text:p>
          </table:table-cell>
          <table:table-cell table:style-name="Default" table:formula="of:=MIN([.AS1:.AS30])" office:value-type="float" office:value="40152.7732776479" calcext:value-type="float">
            <text:p>40152,7732776479</text:p>
          </table:table-cell>
          <table:table-cell table:style-name="Default" table:formula="of:=MIN([.AT1:.AT30])" office:value-type="float" office:value="40152.7732776479" calcext:value-type="float">
            <text:p>40152,7732776479</text:p>
          </table:table-cell>
          <table:table-cell table:style-name="Default" table:formula="of:=MIN([.AU1:.AU30])" office:value-type="float" office:value="39935.7218652338" calcext:value-type="float">
            <text:p>39935,7218652338</text:p>
          </table:table-cell>
          <table:table-cell table:style-name="Default" table:formula="of:=MIN([.AV1:.AV30])" office:value-type="float" office:value="39935.7218652338" calcext:value-type="float">
            <text:p>39935,7218652338</text:p>
          </table:table-cell>
          <table:table-cell table:style-name="Default" table:formula="of:=MIN([.AW1:.AW30])" office:value-type="float" office:value="39935.7218652338" calcext:value-type="float">
            <text:p>39935,7218652338</text:p>
          </table:table-cell>
          <table:table-cell table:style-name="Default" table:formula="of:=MIN([.AX1:.AX30])" office:value-type="float" office:value="39820.7653583785" calcext:value-type="float">
            <text:p>39820,7653583785</text:p>
          </table:table-cell>
          <table:table-cell table:style-name="Default" table:formula="of:=MIN([.AY1:.AY30])" office:value-type="float" office:value="39630.6656607132" calcext:value-type="float">
            <text:p>39630,6656607132</text:p>
          </table:table-cell>
          <table:table-cell table:style-name="Default" table:formula="of:=MIN([.AZ1:.AZ30])" office:value-type="float" office:value="39630.6656607132" calcext:value-type="float">
            <text:p>39630,6656607132</text:p>
          </table:table-cell>
          <table:table-cell table:style-name="Default" table:formula="of:=MIN([.BA1:.BA30])" office:value-type="float" office:value="39630.6656607132" calcext:value-type="float">
            <text:p>39630,6656607132</text:p>
          </table:table-cell>
          <table:table-cell table:style-name="Default" table:formula="of:=MIN([.BB1:.BB30])" office:value-type="float" office:value="39630.6656607132" calcext:value-type="float">
            <text:p>39630,6656607132</text:p>
          </table:table-cell>
          <table:table-cell table:style-name="Default" table:formula="of:=MIN([.BC1:.BC30])" office:value-type="float" office:value="39630.6656607132" calcext:value-type="float">
            <text:p>39630,6656607132</text:p>
          </table:table-cell>
          <table:table-cell table:style-name="Default" table:formula="of:=MIN([.BD1:.BD30])" office:value-type="float" office:value="39630.6656607132" calcext:value-type="float">
            <text:p>39630,6656607132</text:p>
          </table:table-cell>
          <table:table-cell table:style-name="Default" table:formula="of:=MIN([.BE1:.BE30])" office:value-type="float" office:value="39630.6656607132" calcext:value-type="float">
            <text:p>39630,6656607132</text:p>
          </table:table-cell>
          <table:table-cell table:style-name="Default" table:formula="of:=MIN([.BF1:.BF30])" office:value-type="float" office:value="39630.6656607132" calcext:value-type="float">
            <text:p>39630,6656607132</text:p>
          </table:table-cell>
          <table:table-cell table:style-name="Default" table:formula="of:=MIN([.BG1:.BG30])" office:value-type="float" office:value="39630.6656607132" calcext:value-type="float">
            <text:p>39630,6656607132</text:p>
          </table:table-cell>
          <table:table-cell table:style-name="Default" table:formula="of:=MIN([.BH1:.BH30])" office:value-type="float" office:value="39630.6656607132" calcext:value-type="float">
            <text:p>39630,6656607132</text:p>
          </table:table-cell>
          <table:table-cell table:style-name="Default" table:formula="of:=MIN([.BI1:.BI30])" office:value-type="float" office:value="39630.6656607132" calcext:value-type="float">
            <text:p>39630,6656607132</text:p>
          </table:table-cell>
          <table:table-cell table:style-name="Default" table:formula="of:=MIN([.BJ1:.BJ30])" office:value-type="float" office:value="39533.9025276243" calcext:value-type="float">
            <text:p>39533,9025276243</text:p>
          </table:table-cell>
          <table:table-cell table:style-name="Default" table:formula="of:=MIN([.BK1:.BK30])" office:value-type="float" office:value="39314.5713900911" calcext:value-type="float">
            <text:p>39314,5713900911</text:p>
          </table:table-cell>
          <table:table-cell table:style-name="Default" table:formula="of:=MIN([.BL1:.BL30])" office:value-type="float" office:value="39314.5713900911" calcext:value-type="float">
            <text:p>39314,5713900911</text:p>
          </table:table-cell>
          <table:table-cell table:style-name="Default" table:formula="of:=MIN([.BM1:.BM30])" office:value-type="float" office:value="39314.5713900911" calcext:value-type="float">
            <text:p>39314,5713900911</text:p>
          </table:table-cell>
          <table:table-cell table:style-name="Default" table:formula="of:=MIN([.BN1:.BN30])" office:value-type="float" office:value="39314.5713900911" calcext:value-type="float">
            <text:p>39314,5713900911</text:p>
          </table:table-cell>
          <table:table-cell table:style-name="Default" table:formula="of:=MIN([.BO1:.BO30])" office:value-type="float" office:value="39314.5713900911" calcext:value-type="float">
            <text:p>39314,5713900911</text:p>
          </table:table-cell>
          <table:table-cell table:style-name="Default" table:formula="of:=MIN([.BP1:.BP30])" office:value-type="float" office:value="39314.5713900911" calcext:value-type="float">
            <text:p>39314,5713900911</text:p>
          </table:table-cell>
          <table:table-cell table:style-name="Default" table:formula="of:=MIN([.BQ1:.BQ30])" office:value-type="float" office:value="39314.5713900911" calcext:value-type="float">
            <text:p>39314,5713900911</text:p>
          </table:table-cell>
          <table:table-cell table:style-name="Default" table:formula="of:=MIN([.BR1:.BR30])" office:value-type="float" office:value="39314.5713900911" calcext:value-type="float">
            <text:p>39314,5713900911</text:p>
          </table:table-cell>
          <table:table-cell table:style-name="Default" table:formula="of:=MIN([.BS1:.BS30])" office:value-type="float" office:value="39314.5713900911" calcext:value-type="float">
            <text:p>39314,5713900911</text:p>
          </table:table-cell>
          <table:table-cell table:style-name="Default" table:formula="of:=MIN([.BT1:.BT30])" office:value-type="float" office:value="39314.5713900911" calcext:value-type="float">
            <text:p>39314,5713900911</text:p>
          </table:table-cell>
          <table:table-cell table:style-name="Default" table:formula="of:=MIN([.BU1:.BU30])" office:value-type="float" office:value="39314.5713900911" calcext:value-type="float">
            <text:p>39314,5713900911</text:p>
          </table:table-cell>
          <table:table-cell table:style-name="Default" table:formula="of:=MIN([.BV1:.BV30])" office:value-type="float" office:value="39314.5713900911" calcext:value-type="float">
            <text:p>39314,5713900911</text:p>
          </table:table-cell>
          <table:table-cell table:style-name="Default" table:formula="of:=MIN([.BW1:.BW30])" office:value-type="float" office:value="39314.5713900911" calcext:value-type="float">
            <text:p>39314,5713900911</text:p>
          </table:table-cell>
          <table:table-cell table:style-name="Default" table:formula="of:=MIN([.BX1:.BX30])" office:value-type="float" office:value="39314.5713900911" calcext:value-type="float">
            <text:p>39314,5713900911</text:p>
          </table:table-cell>
          <table:table-cell table:style-name="Default" table:formula="of:=MIN([.BY1:.BY30])" office:value-type="float" office:value="39314.5713900911" calcext:value-type="float">
            <text:p>39314,5713900911</text:p>
          </table:table-cell>
          <table:table-cell table:style-name="Default" table:formula="of:=MIN([.BZ1:.BZ30])" office:value-type="float" office:value="39314.5713900911" calcext:value-type="float">
            <text:p>39314,5713900911</text:p>
          </table:table-cell>
          <table:table-cell table:style-name="Default" table:formula="of:=MIN([.CA1:.CA30])" office:value-type="float" office:value="39314.5713900911" calcext:value-type="float">
            <text:p>39314,5713900911</text:p>
          </table:table-cell>
          <table:table-cell table:style-name="Default" table:formula="of:=MIN([.CB1:.CB30])" office:value-type="float" office:value="39314.5713900911" calcext:value-type="float">
            <text:p>39314,5713900911</text:p>
          </table:table-cell>
          <table:table-cell table:style-name="Default" table:formula="of:=MIN([.CC1:.CC30])" office:value-type="float" office:value="38779.6338765695" calcext:value-type="float">
            <text:p>38779,6338765695</text:p>
          </table:table-cell>
          <table:table-cell table:style-name="Default" table:formula="of:=MIN([.CD1:.CD30])" office:value-type="float" office:value="38779.6338765695" calcext:value-type="float">
            <text:p>38779,6338765695</text:p>
          </table:table-cell>
          <table:table-cell table:style-name="Default" table:formula="of:=MIN([.CE1:.CE30])" office:value-type="float" office:value="38779.6338765695" calcext:value-type="float">
            <text:p>38779,6338765695</text:p>
          </table:table-cell>
          <table:table-cell table:style-name="Default" table:formula="of:=MIN([.CF1:.CF30])" office:value-type="float" office:value="38779.6338765695" calcext:value-type="float">
            <text:p>38779,6338765695</text:p>
          </table:table-cell>
          <table:table-cell table:style-name="Default" table:formula="of:=MIN([.CG1:.CG30])" office:value-type="float" office:value="38779.6338765695" calcext:value-type="float">
            <text:p>38779,6338765695</text:p>
          </table:table-cell>
          <table:table-cell table:style-name="Default" table:formula="of:=MIN([.CH1:.CH30])" office:value-type="float" office:value="38779.6338765695" calcext:value-type="float">
            <text:p>38779,6338765695</text:p>
          </table:table-cell>
          <table:table-cell table:style-name="Default" table:formula="of:=MIN([.CI1:.CI30])" office:value-type="float" office:value="38779.6338765695" calcext:value-type="float">
            <text:p>38779,6338765695</text:p>
          </table:table-cell>
          <table:table-cell table:style-name="Default" table:formula="of:=MIN([.CJ1:.CJ30])" office:value-type="float" office:value="38272.208876489" calcext:value-type="float">
            <text:p>38272,208876489</text:p>
          </table:table-cell>
          <table:table-cell table:style-name="Default" table:formula="of:=MIN([.CK1:.CK30])" office:value-type="float" office:value="38272.208876489" calcext:value-type="float">
            <text:p>38272,208876489</text:p>
          </table:table-cell>
          <table:table-cell table:style-name="Default" table:formula="of:=MIN([.CL1:.CL30])" office:value-type="float" office:value="38272.208876489" calcext:value-type="float">
            <text:p>38272,208876489</text:p>
          </table:table-cell>
          <table:table-cell table:style-name="Default" table:formula="of:=MIN([.CM1:.CM30])" office:value-type="float" office:value="38261.4141355007" calcext:value-type="float">
            <text:p>38261,4141355007</text:p>
          </table:table-cell>
          <table:table-cell table:style-name="Default" table:formula="of:=MIN([.CN1:.CN30])" office:value-type="float" office:value="37932.0414971707" calcext:value-type="float">
            <text:p>37932,0414971707</text:p>
          </table:table-cell>
          <table:table-cell table:style-name="Default" table:formula="of:=MIN([.CO1:.CO30])" office:value-type="float" office:value="37890.997141544" calcext:value-type="float">
            <text:p>37890,997141544</text:p>
          </table:table-cell>
          <table:table-cell table:style-name="Default" table:formula="of:=MIN([.CP1:.CP30])" office:value-type="float" office:value="37861.7665477326" calcext:value-type="float">
            <text:p>37861,7665477326</text:p>
          </table:table-cell>
          <table:table-cell table:style-name="Default" table:formula="of:=MIN([.CQ1:.CQ30])" office:value-type="float" office:value="37861.7665477326" calcext:value-type="float">
            <text:p>37861,7665477326</text:p>
          </table:table-cell>
          <table:table-cell table:style-name="Default" table:formula="of:=MIN([.CR1:.CR30])" office:value-type="float" office:value="37787.3310751833" calcext:value-type="float">
            <text:p>37787,3310751833</text:p>
          </table:table-cell>
          <table:table-cell table:style-name="Default" table:formula="of:=MIN([.CS1:.CS30])" office:value-type="float" office:value="37787.3310751833" calcext:value-type="float">
            <text:p>37787,3310751833</text:p>
          </table:table-cell>
          <table:table-cell table:style-name="Default" table:formula="of:=MIN([.CT1:.CT30])" office:value-type="float" office:value="37787.3310751833" calcext:value-type="float">
            <text:p>37787,3310751833</text:p>
          </table:table-cell>
          <table:table-cell table:style-name="Default" table:formula="of:=MIN([.CU1:.CU30])" office:value-type="float" office:value="37787.3310751833" calcext:value-type="float">
            <text:p>37787,3310751833</text:p>
          </table:table-cell>
          <table:table-cell table:style-name="Default" table:formula="of:=MIN([.CV1:.CV30])" office:value-type="float" office:value="37787.3310751833" calcext:value-type="float">
            <text:p>37787,3310751833</text:p>
          </table:table-cell>
        </table:table-row>
      </table:table>
      <table:named-expressions/>
      <table:database-ranges>
        <table:database-range table:name="__Anonymous_Sheet_DB__0" table:target-range-address="'Srovnávací tabulka'.A1:'Srovnávací tabulka'.H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.00.0000</text:date>, <text:time style:data-style-name="N2" text:time-value="21:30:56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20:47:16.606000000</meta:creation-date>
    <dc:date>2021-07-17T23:21:39.106000000</dc:date>
    <meta:editing-duration>PT2H40M30S</meta:editing-duration>
    <meta:editing-cycles>10</meta:editing-cycles>
    <meta:generator>LibreOffice/7.1.1.2$Windows_X86_64 LibreOffice_project/fe0b08f4af1bacafe4c7ecc87ce55bb426164676</meta:generator>
    <meta:document-statistic meta:table-count="5" meta:cell-count="3560" meta:object-count="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54.225cm" svg:height="30.274cm" xlink:href=".." xlink:type="simple" chart:class="chart:line" chart:style-name="ch1">
        <chart:legend chart:legend-position="end" svg:x="51.743cm" svg:y="7.617cm" style:legend-expansion="high" chart:style-name="ch2"/>
        <chart:plot-area chart:style-name="ch3" table:cell-range-address="'Zdrojová data 2'.A1:'Zdrojová data 2'.CV30" svg:x="1.084cm" svg:y="0.605cm" svg:width="49.575cm" svg:height="29.064cm">
          <chart:coordinate-region svg:x="2.843cm" svg:y="0.804cm" svg:width="47.351cm" svg:height="28.2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Zdrojová data 2'.A1:'Zdrojová data 2'.CV1" chart:class="chart:line">
            <chart:data-point chart:repeated="100"/>
          </chart:series>
          <chart:series chart:style-name="ch8" chart:values-cell-range-address="'Zdrojová data 2'.A2:'Zdrojová data 2'.CV2" chart:class="chart:line">
            <chart:data-point chart:repeated="100"/>
          </chart:series>
          <chart:series chart:style-name="ch9" chart:values-cell-range-address="'Zdrojová data 2'.A3:'Zdrojová data 2'.CV3" chart:class="chart:line">
            <chart:data-point chart:repeated="100"/>
          </chart:series>
          <chart:series chart:style-name="ch10" chart:values-cell-range-address="'Zdrojová data 2'.A4:'Zdrojová data 2'.CV4" chart:class="chart:line">
            <chart:data-point chart:repeated="100"/>
          </chart:series>
          <chart:series chart:style-name="ch11" chart:values-cell-range-address="'Zdrojová data 2'.A5:'Zdrojová data 2'.CV5" chart:class="chart:line">
            <chart:data-point chart:repeated="100"/>
          </chart:series>
          <chart:series chart:style-name="ch12" chart:values-cell-range-address="'Zdrojová data 2'.A6:'Zdrojová data 2'.CV6" chart:class="chart:line">
            <chart:data-point chart:repeated="100"/>
          </chart:series>
          <chart:series chart:style-name="ch13" chart:values-cell-range-address="'Zdrojová data 2'.A7:'Zdrojová data 2'.CV7" chart:class="chart:line">
            <chart:data-point chart:repeated="100"/>
          </chart:series>
          <chart:series chart:style-name="ch14" chart:values-cell-range-address="'Zdrojová data 2'.A8:'Zdrojová data 2'.CV8" chart:class="chart:line">
            <chart:data-point chart:repeated="100"/>
          </chart:series>
          <chart:series chart:style-name="ch15" chart:values-cell-range-address="'Zdrojová data 2'.A9:'Zdrojová data 2'.CV9" chart:class="chart:line">
            <chart:data-point chart:repeated="100"/>
          </chart:series>
          <chart:series chart:style-name="ch16" chart:values-cell-range-address="'Zdrojová data 2'.A10:'Zdrojová data 2'.CV10" chart:class="chart:line">
            <chart:data-point chart:repeated="100"/>
          </chart:series>
          <chart:series chart:style-name="ch17" chart:values-cell-range-address="'Zdrojová data 2'.A11:'Zdrojová data 2'.CV11" chart:class="chart:line">
            <chart:data-point chart:repeated="100"/>
          </chart:series>
          <chart:series chart:style-name="ch18" chart:values-cell-range-address="'Zdrojová data 2'.A12:'Zdrojová data 2'.CV12" chart:class="chart:line">
            <chart:data-point chart:repeated="100"/>
          </chart:series>
          <chart:series chart:style-name="ch19" chart:values-cell-range-address="'Zdrojová data 2'.A13:'Zdrojová data 2'.CV13" chart:class="chart:line">
            <chart:data-point chart:repeated="100"/>
          </chart:series>
          <chart:series chart:style-name="ch20" chart:values-cell-range-address="'Zdrojová data 2'.A14:'Zdrojová data 2'.CV14" chart:class="chart:line">
            <chart:data-point chart:repeated="100"/>
          </chart:series>
          <chart:series chart:style-name="ch21" chart:values-cell-range-address="'Zdrojová data 2'.A15:'Zdrojová data 2'.CV15" chart:class="chart:line">
            <chart:data-point chart:repeated="100"/>
          </chart:series>
          <chart:series chart:style-name="ch22" chart:values-cell-range-address="'Zdrojová data 2'.A16:'Zdrojová data 2'.CV16" chart:class="chart:line">
            <chart:data-point chart:repeated="100"/>
          </chart:series>
          <chart:series chart:style-name="ch23" chart:values-cell-range-address="'Zdrojová data 2'.A17:'Zdrojová data 2'.CV17" chart:class="chart:line">
            <chart:data-point chart:repeated="100"/>
          </chart:series>
          <chart:series chart:style-name="ch24" chart:values-cell-range-address="'Zdrojová data 2'.A18:'Zdrojová data 2'.CV18" chart:class="chart:line">
            <chart:data-point chart:repeated="100"/>
          </chart:series>
          <chart:series chart:style-name="ch25" chart:values-cell-range-address="'Zdrojová data 2'.A19:'Zdrojová data 2'.CV19" chart:class="chart:line">
            <chart:data-point chart:repeated="100"/>
          </chart:series>
          <chart:series chart:style-name="ch26" chart:values-cell-range-address="'Zdrojová data 2'.A20:'Zdrojová data 2'.CV20" chart:class="chart:line">
            <chart:data-point chart:repeated="100"/>
          </chart:series>
          <chart:series chart:style-name="ch27" chart:values-cell-range-address="'Zdrojová data 2'.A21:'Zdrojová data 2'.CV21" chart:class="chart:line">
            <chart:data-point chart:repeated="100"/>
          </chart:series>
          <chart:series chart:style-name="ch28" chart:values-cell-range-address="'Zdrojová data 2'.A22:'Zdrojová data 2'.CV22" chart:class="chart:line">
            <chart:data-point chart:repeated="100"/>
          </chart:series>
          <chart:series chart:style-name="ch29" chart:values-cell-range-address="'Zdrojová data 2'.A23:'Zdrojová data 2'.CV23" chart:class="chart:line">
            <chart:data-point chart:repeated="100"/>
          </chart:series>
          <chart:series chart:style-name="ch30" chart:values-cell-range-address="'Zdrojová data 2'.A24:'Zdrojová data 2'.CV24" chart:class="chart:line">
            <chart:data-point chart:repeated="100"/>
          </chart:series>
          <chart:series chart:style-name="ch31" chart:values-cell-range-address="'Zdrojová data 2'.A25:'Zdrojová data 2'.CV25" chart:class="chart:line">
            <chart:data-point chart:repeated="100"/>
          </chart:series>
          <chart:series chart:style-name="ch32" chart:values-cell-range-address="'Zdrojová data 2'.A26:'Zdrojová data 2'.CV26" chart:class="chart:line">
            <chart:data-point chart:repeated="100"/>
          </chart:series>
          <chart:series chart:style-name="ch33" chart:values-cell-range-address="'Zdrojová data 2'.A27:'Zdrojová data 2'.CV27" chart:class="chart:line">
            <chart:data-point chart:repeated="100"/>
          </chart:series>
          <chart:series chart:style-name="ch34" chart:values-cell-range-address="'Zdrojová data 2'.A28:'Zdrojová data 2'.CV28" chart:class="chart:line">
            <chart:data-point chart:repeated="100"/>
          </chart:series>
          <chart:series chart:style-name="ch35" chart:values-cell-range-address="'Zdrojová data 2'.A29:'Zdrojová data 2'.CV29" chart:class="chart:line">
            <chart:data-point chart:repeated="100"/>
          </chart:series>
          <chart:series chart:style-name="ch36" chart:values-cell-range-address="'Zdrojová data 2'.A30:'Zdrojová data 2'.CV30" chart:class="chart:line">
            <chart:data-point chart:repeated="100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99884.1191947892">
                <text:p>99884.1191947892</text:p>
                <draw:g>
                  <svg:desc>'Zdrojová data 2'.A1:'Zdrojová data 2'.CV1</svg:desc>
                </draw:g>
              </table:table-cell>
              <table:table-cell office:value-type="float" office:value="93633.7940950744">
                <text:p>93633.7940950744</text:p>
              </table:table-cell>
              <table:table-cell office:value-type="float" office:value="87423.6765598434">
                <text:p>87423.6765598434</text:p>
              </table:table-cell>
              <table:table-cell office:value-type="float" office:value="85296.6782715167">
                <text:p>85296.6782715167</text:p>
              </table:table-cell>
              <table:table-cell office:value-type="float" office:value="80137.4177276344">
                <text:p>80137.4177276344</text:p>
              </table:table-cell>
              <table:table-cell office:value-type="float" office:value="77242.9295527428">
                <text:p>77242.9295527428</text:p>
              </table:table-cell>
              <table:table-cell office:value-type="float" office:value="75570.2019874054">
                <text:p>75570.2019874054</text:p>
              </table:table-cell>
              <table:table-cell office:value-type="float" office:value="73820.3092721001">
                <text:p>73820.3092721001</text:p>
              </table:table-cell>
              <table:table-cell office:value-type="float" office:value="69536.0693846477">
                <text:p>69536.0693846477</text:p>
              </table:table-cell>
              <table:table-cell office:value-type="float" office:value="67817.3454747072">
                <text:p>67817.3454747072</text:p>
              </table:table-cell>
              <table:table-cell office:value-type="float" office:value="67352.751078828">
                <text:p>67352.751078828</text:p>
              </table:table-cell>
              <table:table-cell office:value-type="float" office:value="66817.3042204191">
                <text:p>66817.3042204191</text:p>
              </table:table-cell>
              <table:table-cell office:value-type="float" office:value="66430.0109402984">
                <text:p>66430.0109402984</text:p>
              </table:table-cell>
              <table:table-cell office:value-type="float" office:value="64677.2810731161">
                <text:p>64677.2810731161</text:p>
              </table:table-cell>
              <table:table-cell office:value-type="float" office:value="63941.1536309816">
                <text:p>63941.1536309816</text:p>
              </table:table-cell>
              <table:table-cell office:value-type="float" office:value="63567.3254918429">
                <text:p>63567.3254918429</text:p>
              </table:table-cell>
              <table:table-cell office:value-type="float" office:value="63283.7616554603">
                <text:p>63283.7616554603</text:p>
              </table:table-cell>
              <table:table-cell office:value-type="float" office:value="61665.4781452293">
                <text:p>61665.4781452293</text:p>
              </table:table-cell>
              <table:table-cell office:value-type="float" office:value="60872.0093446791">
                <text:p>60872.0093446791</text:p>
              </table:table-cell>
              <table:table-cell office:value-type="float" office:value="59916.19323597">
                <text:p>59916.19323597</text:p>
              </table:table-cell>
              <table:table-cell office:value-type="float" office:value="59468.0345719989">
                <text:p>59468.0345719989</text:p>
              </table:table-cell>
              <table:table-cell office:value-type="float" office:value="59317.0419496678">
                <text:p>59317.0419496678</text:p>
              </table:table-cell>
              <table:table-cell office:value-type="float" office:value="58836.2838264176">
                <text:p>58836.2838264176</text:p>
              </table:table-cell>
              <table:table-cell office:value-type="float" office:value="58500.2792022328">
                <text:p>58500.2792022328</text:p>
              </table:table-cell>
              <table:table-cell office:value-type="float" office:value="58117.2683620572">
                <text:p>58117.2683620572</text:p>
              </table:table-cell>
              <table:table-cell office:value-type="float" office:value="58117.2683620572">
                <text:p>58117.2683620572</text:p>
              </table:table-cell>
              <table:table-cell office:value-type="float" office:value="58117.2683620572">
                <text:p>58117.2683620572</text:p>
              </table:table-cell>
              <table:table-cell office:value-type="float" office:value="57854.2511809451">
                <text:p>57854.2511809451</text:p>
              </table:table-cell>
              <table:table-cell office:value-type="float" office:value="57164.4979824509">
                <text:p>57164.4979824509</text:p>
              </table:table-cell>
              <table:table-cell office:value-type="float" office:value="55819.2127624082">
                <text:p>55819.2127624082</text:p>
              </table:table-cell>
              <table:table-cell office:value-type="float" office:value="55720.0490695894">
                <text:p>55720.0490695894</text:p>
              </table:table-cell>
              <table:table-cell office:value-type="float" office:value="55621.6339620449">
                <text:p>55621.6339620449</text:p>
              </table:table-cell>
              <table:table-cell office:value-type="float" office:value="55621.6339620449">
                <text:p>55621.6339620449</text:p>
              </table:table-cell>
              <table:table-cell office:value-type="float" office:value="55621.6339620449">
                <text:p>55621.6339620449</text:p>
              </table:table-cell>
              <table:table-cell office:value-type="float" office:value="55621.6339620449">
                <text:p>55621.6339620449</text:p>
              </table:table-cell>
              <table:table-cell office:value-type="float" office:value="55468.0354076802">
                <text:p>55468.0354076802</text:p>
              </table:table-cell>
              <table:table-cell office:value-type="float" office:value="55468.0354076802">
                <text:p>55468.0354076802</text:p>
              </table:table-cell>
              <table:table-cell office:value-type="float" office:value="55468.0354076802">
                <text:p>55468.0354076802</text:p>
              </table:table-cell>
              <table:table-cell office:value-type="float" office:value="55466.1302693579">
                <text:p>55466.1302693579</text:p>
              </table:table-cell>
              <table:table-cell office:value-type="float" office:value="55466.1302693579">
                <text:p>55466.1302693579</text:p>
              </table:table-cell>
              <table:table-cell office:value-type="float" office:value="55151.7126701335">
                <text:p>55151.7126701335</text:p>
              </table:table-cell>
              <table:table-cell office:value-type="float" office:value="55048.2804461352">
                <text:p>55048.2804461352</text:p>
              </table:table-cell>
              <table:table-cell office:value-type="float" office:value="55048.2804461352">
                <text:p>55048.2804461352</text:p>
              </table:table-cell>
              <table:table-cell office:value-type="float" office:value="55048.2804461352">
                <text:p>55048.2804461352</text:p>
              </table:table-cell>
              <table:table-cell office:value-type="float" office:value="54981.8260898177">
                <text:p>54981.8260898177</text:p>
              </table:table-cell>
              <table:table-cell office:value-type="float" office:value="54886.2453394985">
                <text:p>54886.2453394985</text:p>
              </table:table-cell>
              <table:table-cell office:value-type="float" office:value="53824.3988024765">
                <text:p>53824.3988024765</text:p>
              </table:table-cell>
              <table:table-cell office:value-type="float" office:value="53824.3988024765">
                <text:p>53824.3988024765</text:p>
              </table:table-cell>
              <table:table-cell office:value-type="float" office:value="53114.6521290833">
                <text:p>53114.6521290833</text:p>
              </table:table-cell>
              <table:table-cell office:value-type="float" office:value="53114.6521290833">
                <text:p>53114.6521290833</text:p>
              </table:table-cell>
              <table:table-cell office:value-type="float" office:value="53114.6521290833">
                <text:p>53114.6521290833</text:p>
              </table:table-cell>
              <table:table-cell office:value-type="float" office:value="52891.3936543428">
                <text:p>52891.3936543428</text:p>
              </table:table-cell>
              <table:table-cell office:value-type="float" office:value="52848.65269373">
                <text:p>52848.65269373</text:p>
              </table:table-cell>
              <table:table-cell office:value-type="float" office:value="52575.6569176405">
                <text:p>52575.6569176405</text:p>
              </table:table-cell>
              <table:table-cell office:value-type="float" office:value="52575.6569176405">
                <text:p>52575.6569176405</text:p>
              </table:table-cell>
              <table:table-cell office:value-type="float" office:value="51759.6597710519">
                <text:p>51759.6597710519</text:p>
              </table:table-cell>
              <table:table-cell office:value-type="float" office:value="51682.1969262446">
                <text:p>51682.1969262446</text:p>
              </table:table-cell>
              <table:table-cell office:value-type="float" office:value="51486.8860240301">
                <text:p>51486.8860240301</text:p>
              </table:table-cell>
              <table:table-cell office:value-type="float" office:value="51486.8860240301">
                <text:p>51486.8860240301</text:p>
              </table:table-cell>
              <table:table-cell office:value-type="float" office:value="51309.8350657805">
                <text:p>51309.8350657805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848.1112765477">
                <text:p>50848.1112765477</text:p>
              </table:table-cell>
              <table:table-cell office:value-type="float" office:value="50670.9790860575">
                <text:p>50670.9790860575</text:p>
              </table:table-cell>
              <table:table-cell office:value-type="float" office:value="50545.6495851943">
                <text:p>50545.6495851943</text:p>
              </table:table-cell>
              <table:table-cell office:value-type="float" office:value="50545.6495851943">
                <text:p>50545.6495851943</text:p>
              </table:table-cell>
              <table:table-cell office:value-type="float" office:value="50545.6495851943">
                <text:p>50545.6495851943</text:p>
              </table:table-cell>
              <table:table-cell office:value-type="float" office:value="50545.6495851943">
                <text:p>50545.6495851943</text:p>
              </table:table-cell>
              <table:table-cell office:value-type="float" office:value="50545.6495851943">
                <text:p>50545.6495851943</text:p>
              </table:table-cell>
              <table:table-cell office:value-type="float" office:value="50428.2482686455">
                <text:p>50428.2482686455</text:p>
              </table:table-cell>
              <table:table-cell office:value-type="float" office:value="50428.2482686455">
                <text:p>50428.2482686455</text:p>
              </table:table-cell>
              <table:table-cell office:value-type="float" office:value="49837.2136922072">
                <text:p>49837.2136922072</text:p>
              </table:table-cell>
              <table:table-cell office:value-type="float" office:value="49837.2136922072">
                <text:p>49837.2136922072</text:p>
              </table:table-cell>
              <table:table-cell office:value-type="float" office:value="49837.2136922072">
                <text:p>49837.2136922072</text:p>
              </table:table-cell>
              <table:table-cell office:value-type="float" office:value="49693.6749829742">
                <text:p>49693.6749829742</text:p>
              </table:table-cell>
              <table:table-cell office:value-type="float" office:value="49556.1303219471">
                <text:p>49556.1303219471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9438.9154229645">
                <text:p>49438.9154229645</text:p>
              </table:table-cell>
              <table:table-cell office:value-type="float" office:value="48418.0239425557">
                <text:p>48418.0239425557</text:p>
              </table:table-cell>
              <table:table-cell office:value-type="float" office:value="48418.0239425557">
                <text:p>48418.0239425557</text:p>
              </table:table-cell>
              <table:table-cell office:value-type="float" office:value="48418.0239425557">
                <text:p>48418.0239425557</text:p>
              </table:table-cell>
              <table:table-cell office:value-type="float" office:value="48418.0239425557">
                <text:p>48418.0239425557</text:p>
              </table:table-cell>
              <table:table-cell office:value-type="float" office:value="48418.0239425557">
                <text:p>48418.0239425557</text:p>
              </table:table-cell>
              <table:table-cell office:value-type="float" office:value="48418.0239425557">
                <text:p>48418.0239425557</text:p>
              </table:table-cell>
              <table:table-cell office:value-type="float" office:value="48316.3589711262">
                <text:p>48316.3589711262</text:p>
              </table:table-cell>
              <table:table-cell office:value-type="float" office:value="47695.3057595088">
                <text:p>47695.3057595088</text:p>
              </table:table-cell>
              <table:table-cell office:value-type="float" office:value="47695.3057595088">
                <text:p>47695.3057595088</text:p>
              </table:table-cell>
              <table:table-cell office:value-type="float" office:value="47695.3057595088">
                <text:p>47695.3057595088</text:p>
              </table:table-cell>
              <table:table-cell office:value-type="float" office:value="47511.2562669538">
                <text:p>47511.2562669538</text:p>
              </table:table-cell>
              <table:table-cell office:value-type="float" office:value="47511.2562669538">
                <text:p>47511.2562669538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4137.2717355678">
                <text:p>84137.2717355678</text:p>
                <draw:g>
                  <svg:desc>'Zdrojová data 2'.A2:'Zdrojová data 2'.CV2</svg:desc>
                </draw:g>
              </table:table-cell>
              <table:table-cell office:value-type="float" office:value="79433.1418478627">
                <text:p>79433.1418478627</text:p>
              </table:table-cell>
              <table:table-cell office:value-type="float" office:value="75171.2626001636">
                <text:p>75171.2626001636</text:p>
              </table:table-cell>
              <table:table-cell office:value-type="float" office:value="70591.2314314416">
                <text:p>70591.2314314416</text:p>
              </table:table-cell>
              <table:table-cell office:value-type="float" office:value="68096.5197975543">
                <text:p>68096.5197975543</text:p>
              </table:table-cell>
              <table:table-cell office:value-type="float" office:value="66339.7384636151">
                <text:p>66339.7384636151</text:p>
              </table:table-cell>
              <table:table-cell office:value-type="float" office:value="62757.6019092915">
                <text:p>62757.6019092915</text:p>
              </table:table-cell>
              <table:table-cell office:value-type="float" office:value="61909.6786405055">
                <text:p>61909.6786405055</text:p>
              </table:table-cell>
              <table:table-cell office:value-type="float" office:value="60379.0245773459">
                <text:p>60379.0245773459</text:p>
              </table:table-cell>
              <table:table-cell office:value-type="float" office:value="59529.0817905732">
                <text:p>59529.0817905732</text:p>
              </table:table-cell>
              <table:table-cell office:value-type="float" office:value="58666.3831183754">
                <text:p>58666.3831183754</text:p>
              </table:table-cell>
              <table:table-cell office:value-type="float" office:value="57267.5198844384">
                <text:p>57267.5198844384</text:p>
              </table:table-cell>
              <table:table-cell office:value-type="float" office:value="57267.5198844384">
                <text:p>57267.5198844384</text:p>
              </table:table-cell>
              <table:table-cell office:value-type="float" office:value="56769.9850366726">
                <text:p>56769.9850366726</text:p>
              </table:table-cell>
              <table:table-cell office:value-type="float" office:value="56769.9850366726">
                <text:p>56769.9850366726</text:p>
              </table:table-cell>
              <table:table-cell office:value-type="float" office:value="56769.9850366726">
                <text:p>56769.9850366726</text:p>
              </table:table-cell>
              <table:table-cell office:value-type="float" office:value="56149.5714456987">
                <text:p>56149.5714456987</text:p>
              </table:table-cell>
              <table:table-cell office:value-type="float" office:value="55674.2768945944">
                <text:p>55674.2768945944</text:p>
              </table:table-cell>
              <table:table-cell office:value-type="float" office:value="55674.2768945944">
                <text:p>55674.2768945944</text:p>
              </table:table-cell>
              <table:table-cell office:value-type="float" office:value="55674.2768945944">
                <text:p>55674.2768945944</text:p>
              </table:table-cell>
              <table:table-cell office:value-type="float" office:value="55476.1545173579">
                <text:p>55476.1545173579</text:p>
              </table:table-cell>
              <table:table-cell office:value-type="float" office:value="54585.5113392604">
                <text:p>54585.5113392604</text:p>
              </table:table-cell>
              <table:table-cell office:value-type="float" office:value="52408.0100871803">
                <text:p>52408.0100871803</text:p>
              </table:table-cell>
              <table:table-cell office:value-type="float" office:value="52408.0100871803">
                <text:p>52408.0100871803</text:p>
              </table:table-cell>
              <table:table-cell office:value-type="float" office:value="52132.2337847323">
                <text:p>52132.2337847323</text:p>
              </table:table-cell>
              <table:table-cell office:value-type="float" office:value="51854.0943597717">
                <text:p>51854.0943597717</text:p>
              </table:table-cell>
              <table:table-cell office:value-type="float" office:value="50721.9489690787">
                <text:p>50721.9489690787</text:p>
              </table:table-cell>
              <table:table-cell office:value-type="float" office:value="50721.9489690787">
                <text:p>50721.9489690787</text:p>
              </table:table-cell>
              <table:table-cell office:value-type="float" office:value="50173.361329303">
                <text:p>50173.361329303</text:p>
              </table:table-cell>
              <table:table-cell office:value-type="float" office:value="50173.361329303">
                <text:p>50173.361329303</text:p>
              </table:table-cell>
              <table:table-cell office:value-type="float" office:value="49957.0055141361">
                <text:p>49957.0055141361</text:p>
              </table:table-cell>
              <table:table-cell office:value-type="float" office:value="49871.6855396117">
                <text:p>49871.6855396117</text:p>
              </table:table-cell>
              <table:table-cell office:value-type="float" office:value="49671.5757993155">
                <text:p>49671.5757993155</text:p>
              </table:table-cell>
              <table:table-cell office:value-type="float" office:value="48767.5454924518">
                <text:p>48767.5454924518</text:p>
              </table:table-cell>
              <table:table-cell office:value-type="float" office:value="48371.2215055383">
                <text:p>48371.2215055383</text:p>
              </table:table-cell>
              <table:table-cell office:value-type="float" office:value="48371.2215055383">
                <text:p>48371.2215055383</text:p>
              </table:table-cell>
              <table:table-cell office:value-type="float" office:value="48327.4841147093">
                <text:p>48327.4841147093</text:p>
              </table:table-cell>
              <table:table-cell office:value-type="float" office:value="48077.1134218584">
                <text:p>48077.1134218584</text:p>
              </table:table-cell>
              <table:table-cell office:value-type="float" office:value="48077.1134218584">
                <text:p>48077.1134218584</text:p>
              </table:table-cell>
              <table:table-cell office:value-type="float" office:value="48077.1134218584">
                <text:p>48077.1134218584</text:p>
              </table:table-cell>
              <table:table-cell office:value-type="float" office:value="47768.7065337282">
                <text:p>47768.7065337282</text:p>
              </table:table-cell>
              <table:table-cell office:value-type="float" office:value="47397.3559688365">
                <text:p>47397.3559688365</text:p>
              </table:table-cell>
              <table:table-cell office:value-type="float" office:value="47397.3559688365">
                <text:p>47397.3559688365</text:p>
              </table:table-cell>
              <table:table-cell office:value-type="float" office:value="47344.978495126">
                <text:p>47344.978495126</text:p>
              </table:table-cell>
              <table:table-cell office:value-type="float" office:value="46953.9498213542">
                <text:p>46953.9498213542</text:p>
              </table:table-cell>
              <table:table-cell office:value-type="float" office:value="46953.9498213542">
                <text:p>46953.9498213542</text:p>
              </table:table-cell>
              <table:table-cell office:value-type="float" office:value="46953.9498213542">
                <text:p>46953.9498213542</text:p>
              </table:table-cell>
              <table:table-cell office:value-type="float" office:value="46953.9498213542">
                <text:p>46953.9498213542</text:p>
              </table:table-cell>
              <table:table-cell office:value-type="float" office:value="46753.6156033676">
                <text:p>46753.6156033676</text:p>
              </table:table-cell>
              <table:table-cell office:value-type="float" office:value="46733.4363648039">
                <text:p>46733.4363648039</text:p>
              </table:table-cell>
              <table:table-cell office:value-type="float" office:value="46733.4363648039">
                <text:p>46733.4363648039</text:p>
              </table:table-cell>
              <table:table-cell office:value-type="float" office:value="46733.4363648039">
                <text:p>46733.4363648039</text:p>
              </table:table-cell>
              <table:table-cell office:value-type="float" office:value="46733.4363648039">
                <text:p>46733.4363648039</text:p>
              </table:table-cell>
              <table:table-cell office:value-type="float" office:value="46480.4900300749">
                <text:p>46480.4900300749</text:p>
              </table:table-cell>
              <table:table-cell office:value-type="float" office:value="46480.4900300749">
                <text:p>46480.4900300749</text:p>
              </table:table-cell>
              <table:table-cell office:value-type="float" office:value="46471.4490810921">
                <text:p>46471.4490810921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383.8044162517">
                <text:p>46383.8044162517</text:p>
              </table:table-cell>
              <table:table-cell office:value-type="float" office:value="46299.5433969964">
                <text:p>46299.5433969964</text:p>
              </table:table-cell>
              <table:table-cell office:value-type="float" office:value="46259.6112086707">
                <text:p>46259.6112086707</text:p>
              </table:table-cell>
              <table:table-cell office:value-type="float" office:value="46259.6112086707">
                <text:p>46259.6112086707</text:p>
              </table:table-cell>
              <table:table-cell office:value-type="float" office:value="46259.6112086707">
                <text:p>46259.6112086707</text:p>
              </table:table-cell>
              <table:table-cell office:value-type="float" office:value="46259.6112086707">
                <text:p>46259.6112086707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6025.9744816964">
                <text:p>46025.9744816964</text:p>
              </table:table-cell>
              <table:table-cell office:value-type="float" office:value="45901.0971461733">
                <text:p>45901.0971461733</text:p>
              </table:table-cell>
              <table:table-cell office:value-type="float" office:value="45708.8032429938">
                <text:p>45708.8032429938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678.1440443094">
                <text:p>45678.1440443094</text:p>
              </table:table-cell>
              <table:table-cell office:value-type="float" office:value="45252.2096625107">
                <text:p>45252.2096625107</text:p>
              </table:table-cell>
              <table:table-cell office:value-type="float" office:value="45141.232374192">
                <text:p>45141.232374192</text:p>
              </table:table-cell>
              <table:table-cell office:value-type="float" office:value="44923.3422394256">
                <text:p>44923.342239425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5004.3313438225">
                <text:p>65004.3313438225</text:p>
                <draw:g>
                  <svg:desc>'Zdrojová data 2'.A3:'Zdrojová data 2'.CV3</svg:desc>
                </draw:g>
              </table:table-cell>
              <table:table-cell office:value-type="float" office:value="63151.6954391098">
                <text:p>63151.6954391098</text:p>
              </table:table-cell>
              <table:table-cell office:value-type="float" office:value="60987.7018189572">
                <text:p>60987.7018189572</text:p>
              </table:table-cell>
              <table:table-cell office:value-type="float" office:value="58451.3508638525">
                <text:p>58451.3508638525</text:p>
              </table:table-cell>
              <table:table-cell office:value-type="float" office:value="57219.1924521473">
                <text:p>57219.1924521473</text:p>
              </table:table-cell>
              <table:table-cell office:value-type="float" office:value="57163.4386593878">
                <text:p>57163.4386593878</text:p>
              </table:table-cell>
              <table:table-cell office:value-type="float" office:value="57120.6232972697">
                <text:p>57120.6232972697</text:p>
              </table:table-cell>
              <table:table-cell office:value-type="float" office:value="55258.4741008462">
                <text:p>55258.4741008462</text:p>
              </table:table-cell>
              <table:table-cell office:value-type="float" office:value="53247.820736539">
                <text:p>53247.820736539</text:p>
              </table:table-cell>
              <table:table-cell office:value-type="float" office:value="51972.245088252">
                <text:p>51972.245088252</text:p>
              </table:table-cell>
              <table:table-cell office:value-type="float" office:value="51527.4634186411">
                <text:p>51527.4634186411</text:p>
              </table:table-cell>
              <table:table-cell office:value-type="float" office:value="50772.6489936368">
                <text:p>50772.6489936368</text:p>
              </table:table-cell>
              <table:table-cell office:value-type="float" office:value="49939.4483911781">
                <text:p>49939.4483911781</text:p>
              </table:table-cell>
              <table:table-cell office:value-type="float" office:value="49492.8512449768">
                <text:p>49492.8512449768</text:p>
              </table:table-cell>
              <table:table-cell office:value-type="float" office:value="49302.3342050023">
                <text:p>49302.3342050023</text:p>
              </table:table-cell>
              <table:table-cell office:value-type="float" office:value="49292.23164018">
                <text:p>49292.23164018</text:p>
              </table:table-cell>
              <table:table-cell office:value-type="float" office:value="49133.9723855708">
                <text:p>49133.9723855708</text:p>
              </table:table-cell>
              <table:table-cell office:value-type="float" office:value="48887.4375430139">
                <text:p>48887.4375430139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312.0770430102">
                <text:p>48312.0770430102</text:p>
              </table:table-cell>
              <table:table-cell office:value-type="float" office:value="48246.1243786524">
                <text:p>48246.1243786524</text:p>
              </table:table-cell>
              <table:table-cell office:value-type="float" office:value="48002.7504176533">
                <text:p>48002.7504176533</text:p>
              </table:table-cell>
              <table:table-cell office:value-type="float" office:value="48002.7504176533">
                <text:p>48002.7504176533</text:p>
              </table:table-cell>
              <table:table-cell office:value-type="float" office:value="48002.7504176533">
                <text:p>48002.7504176533</text:p>
              </table:table-cell>
              <table:table-cell office:value-type="float" office:value="48002.7504176533">
                <text:p>48002.7504176533</text:p>
              </table:table-cell>
              <table:table-cell office:value-type="float" office:value="47623.8937575117">
                <text:p>47623.8937575117</text:p>
              </table:table-cell>
              <table:table-cell office:value-type="float" office:value="47623.8937575117">
                <text:p>47623.8937575117</text:p>
              </table:table-cell>
              <table:table-cell office:value-type="float" office:value="46907.3086539387">
                <text:p>46907.3086539387</text:p>
              </table:table-cell>
              <table:table-cell office:value-type="float" office:value="46754.7633176311">
                <text:p>46754.7633176311</text:p>
              </table:table-cell>
              <table:table-cell office:value-type="float" office:value="46713.7189620044">
                <text:p>46713.7189620044</text:p>
              </table:table-cell>
              <table:table-cell office:value-type="float" office:value="46713.7189620044">
                <text:p>46713.7189620044</text:p>
              </table:table-cell>
              <table:table-cell office:value-type="float" office:value="46690.2911423739">
                <text:p>46690.2911423739</text:p>
              </table:table-cell>
              <table:table-cell office:value-type="float" office:value="46690.2911423739">
                <text:p>46690.2911423739</text:p>
              </table:table-cell>
              <table:table-cell office:value-type="float" office:value="46690.2911423739">
                <text:p>46690.2911423739</text:p>
              </table:table-cell>
              <table:table-cell office:value-type="float" office:value="46626.895288615">
                <text:p>46626.895288615</text:p>
              </table:table-cell>
              <table:table-cell office:value-type="float" office:value="46626.895288615">
                <text:p>46626.895288615</text:p>
              </table:table-cell>
              <table:table-cell office:value-type="float" office:value="46626.895288615">
                <text:p>46626.895288615</text:p>
              </table:table-cell>
              <table:table-cell office:value-type="float" office:value="46364.0203535391">
                <text:p>46364.0203535391</text:p>
              </table:table-cell>
              <table:table-cell office:value-type="float" office:value="46055.3542984108">
                <text:p>46055.3542984108</text:p>
              </table:table-cell>
              <table:table-cell office:value-type="float" office:value="45973.7507159191">
                <text:p>45973.7507159191</text:p>
              </table:table-cell>
              <table:table-cell office:value-type="float" office:value="45973.7507159191">
                <text:p>45973.7507159191</text:p>
              </table:table-cell>
              <table:table-cell office:value-type="float" office:value="45973.7507159191">
                <text:p>45973.7507159191</text:p>
              </table:table-cell>
              <table:table-cell office:value-type="float" office:value="45973.7507159191">
                <text:p>45973.7507159191</text:p>
              </table:table-cell>
              <table:table-cell office:value-type="float" office:value="45973.7507159191">
                <text:p>45973.7507159191</text:p>
              </table:table-cell>
              <table:table-cell office:value-type="float" office:value="45973.7507159191">
                <text:p>45973.7507159191</text:p>
              </table:table-cell>
              <table:table-cell office:value-type="float" office:value="45708.6326155667">
                <text:p>45708.6326155667</text:p>
              </table:table-cell>
              <table:table-cell office:value-type="float" office:value="45619.7709363856">
                <text:p>45619.7709363856</text:p>
              </table:table-cell>
              <table:table-cell office:value-type="float" office:value="45580.2149947793">
                <text:p>45580.2149947793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  <table:table-cell office:value-type="float" office:value="45299.339376752">
                <text:p>45299.33937675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2299.9937800267">
                <text:p>62299.9937800267</text:p>
                <draw:g>
                  <svg:desc>'Zdrojová data 2'.A4:'Zdrojová data 2'.CV4</svg:desc>
                </draw:g>
              </table:table-cell>
              <table:table-cell office:value-type="float" office:value="61169.2257671479">
                <text:p>61169.2257671479</text:p>
              </table:table-cell>
              <table:table-cell office:value-type="float" office:value="57902.088877487">
                <text:p>57902.088877487</text:p>
              </table:table-cell>
              <table:table-cell office:value-type="float" office:value="56217.6181608114">
                <text:p>56217.6181608114</text:p>
              </table:table-cell>
              <table:table-cell office:value-type="float" office:value="54379.5346391899">
                <text:p>54379.5346391899</text:p>
              </table:table-cell>
              <table:table-cell office:value-type="float" office:value="52741.4931139004">
                <text:p>52741.4931139004</text:p>
              </table:table-cell>
              <table:table-cell office:value-type="float" office:value="51929.6557454329">
                <text:p>51929.6557454329</text:p>
              </table:table-cell>
              <table:table-cell office:value-type="float" office:value="51537.7281178105">
                <text:p>51537.7281178105</text:p>
              </table:table-cell>
              <table:table-cell office:value-type="float" office:value="50727.9635807731">
                <text:p>50727.9635807731</text:p>
              </table:table-cell>
              <table:table-cell office:value-type="float" office:value="50524.140437055">
                <text:p>50524.140437055</text:p>
              </table:table-cell>
              <table:table-cell office:value-type="float" office:value="50331.9424254647">
                <text:p>50331.9424254647</text:p>
              </table:table-cell>
              <table:table-cell office:value-type="float" office:value="50275.6577472508">
                <text:p>50275.6577472508</text:p>
              </table:table-cell>
              <table:table-cell office:value-type="float" office:value="49715.728115396">
                <text:p>49715.728115396</text:p>
              </table:table-cell>
              <table:table-cell office:value-type="float" office:value="49715.728115396">
                <text:p>49715.728115396</text:p>
              </table:table-cell>
              <table:table-cell office:value-type="float" office:value="49715.728115396">
                <text:p>49715.728115396</text:p>
              </table:table-cell>
              <table:table-cell office:value-type="float" office:value="49715.728115396">
                <text:p>49715.728115396</text:p>
              </table:table-cell>
              <table:table-cell office:value-type="float" office:value="49715.728115396">
                <text:p>49715.728115396</text:p>
              </table:table-cell>
              <table:table-cell office:value-type="float" office:value="49702.5951152232">
                <text:p>49702.5951152232</text:p>
              </table:table-cell>
              <table:table-cell office:value-type="float" office:value="49162.9061516104">
                <text:p>49162.9061516104</text:p>
              </table:table-cell>
              <table:table-cell office:value-type="float" office:value="49076.474757728">
                <text:p>49076.474757728</text:p>
              </table:table-cell>
              <table:table-cell office:value-type="float" office:value="48361.5410262399">
                <text:p>48361.5410262399</text:p>
              </table:table-cell>
              <table:table-cell office:value-type="float" office:value="48105.2596903956">
                <text:p>48105.2596903956</text:p>
              </table:table-cell>
              <table:table-cell office:value-type="float" office:value="47984.0902663085">
                <text:p>47984.0902663085</text:p>
              </table:table-cell>
              <table:table-cell office:value-type="float" office:value="46938.3029957308">
                <text:p>46938.3029957308</text:p>
              </table:table-cell>
              <table:table-cell office:value-type="float" office:value="46677.4353340176">
                <text:p>46677.4353340176</text:p>
              </table:table-cell>
              <table:table-cell office:value-type="float" office:value="46677.4353340176">
                <text:p>46677.4353340176</text:p>
              </table:table-cell>
              <table:table-cell office:value-type="float" office:value="46306.6435687929">
                <text:p>46306.6435687929</text:p>
              </table:table-cell>
              <table:table-cell office:value-type="float" office:value="45751.0002080322">
                <text:p>45751.0002080322</text:p>
              </table:table-cell>
              <table:table-cell office:value-type="float" office:value="45640.0229197135">
                <text:p>45640.0229197135</text:p>
              </table:table-cell>
              <table:table-cell office:value-type="float" office:value="45565.2604587201">
                <text:p>45565.2604587201</text:p>
              </table:table-cell>
              <table:table-cell office:value-type="float" office:value="45256.5944035917">
                <text:p>45256.5944035917</text:p>
              </table:table-cell>
              <table:table-cell office:value-type="float" office:value="44643.4094862907">
                <text:p>44643.4094862907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540.4443869013">
                <text:p>44540.4443869013</text:p>
              </table:table-cell>
              <table:table-cell office:value-type="float" office:value="44399.5931139351">
                <text:p>44399.5931139351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71.2363699176">
                <text:p>44071.2363699176</text:p>
              </table:table-cell>
              <table:table-cell office:value-type="float" office:value="44001.3200638928">
                <text:p>44001.3200638928</text:p>
              </table:table-cell>
              <table:table-cell office:value-type="float" office:value="43741.4540640939">
                <text:p>43741.4540640939</text:p>
              </table:table-cell>
              <table:table-cell office:value-type="float" office:value="43365.6451824154">
                <text:p>43365.6451824154</text:p>
              </table:table-cell>
              <table:table-cell office:value-type="float" office:value="43075.1187722201">
                <text:p>43075.1187722201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  <table:table-cell office:value-type="float" office:value="42900.3577200972">
                <text:p>42900.357720097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62080.7515628532">
                <text:p>62080.7515628532</text:p>
                <draw:g>
                  <svg:desc>'Zdrojová data 2'.A5:'Zdrojová data 2'.CV5</svg:desc>
                </draw:g>
              </table:table-cell>
              <table:table-cell office:value-type="float" office:value="59200.9481303407">
                <text:p>59200.9481303407</text:p>
              </table:table-cell>
              <table:table-cell office:value-type="float" office:value="55540.7368840093">
                <text:p>55540.7368840093</text:p>
              </table:table-cell>
              <table:table-cell office:value-type="float" office:value="53645.8682077673">
                <text:p>53645.8682077673</text:p>
              </table:table-cell>
              <table:table-cell office:value-type="float" office:value="51251.1374995081">
                <text:p>51251.1374995081</text:p>
              </table:table-cell>
              <table:table-cell office:value-type="float" office:value="50907.237129311">
                <text:p>50907.237129311</text:p>
              </table:table-cell>
              <table:table-cell office:value-type="float" office:value="49484.5567717471">
                <text:p>49484.5567717471</text:p>
              </table:table-cell>
              <table:table-cell office:value-type="float" office:value="49174.2392818708">
                <text:p>49174.2392818708</text:p>
              </table:table-cell>
              <table:table-cell office:value-type="float" office:value="49174.2392818708">
                <text:p>49174.2392818708</text:p>
              </table:table-cell>
              <table:table-cell office:value-type="float" office:value="49174.2392818708">
                <text:p>49174.2392818708</text:p>
              </table:table-cell>
              <table:table-cell office:value-type="float" office:value="48978.8677538769">
                <text:p>48978.8677538769</text:p>
              </table:table-cell>
              <table:table-cell office:value-type="float" office:value="48927.5344184975">
                <text:p>48927.5344184975</text:p>
              </table:table-cell>
              <table:table-cell office:value-type="float" office:value="48656.5844365335">
                <text:p>48656.5844365335</text:p>
              </table:table-cell>
              <table:table-cell office:value-type="float" office:value="48331.4749818332">
                <text:p>48331.4749818332</text:p>
              </table:table-cell>
              <table:table-cell office:value-type="float" office:value="48171.5905950559">
                <text:p>48171.5905950559</text:p>
              </table:table-cell>
              <table:table-cell office:value-type="float" office:value="47962.6074116248">
                <text:p>47962.6074116248</text:p>
              </table:table-cell>
              <table:table-cell office:value-type="float" office:value="46738.4027140914">
                <text:p>46738.4027140914</text:p>
              </table:table-cell>
              <table:table-cell office:value-type="float" office:value="46586.1879107671">
                <text:p>46586.1879107671</text:p>
              </table:table-cell>
              <table:table-cell office:value-type="float" office:value="46440.7050153317">
                <text:p>46440.7050153317</text:p>
              </table:table-cell>
              <table:table-cell office:value-type="float" office:value="46435.6380826277">
                <text:p>46435.6380826277</text:p>
              </table:table-cell>
              <table:table-cell office:value-type="float" office:value="46169.0668918689">
                <text:p>46169.0668918689</text:p>
              </table:table-cell>
              <table:table-cell office:value-type="float" office:value="45822.7605581798">
                <text:p>45822.7605581798</text:p>
              </table:table-cell>
              <table:table-cell office:value-type="float" office:value="45627.9532648207">
                <text:p>45627.9532648207</text:p>
              </table:table-cell>
              <table:table-cell office:value-type="float" office:value="44764.2957143206">
                <text:p>44764.2957143206</text:p>
              </table:table-cell>
              <table:table-cell office:value-type="float" office:value="44687.7590645329">
                <text:p>44687.7590645329</text:p>
              </table:table-cell>
              <table:table-cell office:value-type="float" office:value="43553.9484467379">
                <text:p>43553.9484467379</text:p>
              </table:table-cell>
              <table:table-cell office:value-type="float" office:value="43553.9484467379">
                <text:p>43553.9484467379</text:p>
              </table:table-cell>
              <table:table-cell office:value-type="float" office:value="43553.9484467379">
                <text:p>43553.9484467379</text:p>
              </table:table-cell>
              <table:table-cell office:value-type="float" office:value="43553.9484467379">
                <text:p>43553.9484467379</text:p>
              </table:table-cell>
              <table:table-cell office:value-type="float" office:value="43512.92455915">
                <text:p>43512.92455915</text:p>
              </table:table-cell>
              <table:table-cell office:value-type="float" office:value="43512.92455915">
                <text:p>43512.92455915</text:p>
              </table:table-cell>
              <table:table-cell office:value-type="float" office:value="43512.92455915">
                <text:p>43512.92455915</text:p>
              </table:table-cell>
              <table:table-cell office:value-type="float" office:value="43280.947801701">
                <text:p>43280.947801701</text:p>
              </table:table-cell>
              <table:table-cell office:value-type="float" office:value="43280.947801701">
                <text:p>43280.947801701</text:p>
              </table:table-cell>
              <table:table-cell office:value-type="float" office:value="43280.947801701">
                <text:p>43280.947801701</text:p>
              </table:table-cell>
              <table:table-cell office:value-type="float" office:value="43280.947801701">
                <text:p>43280.947801701</text:p>
              </table:table-cell>
              <table:table-cell office:value-type="float" office:value="43280.947801701">
                <text:p>43280.947801701</text:p>
              </table:table-cell>
              <table:table-cell office:value-type="float" office:value="43280.947801701">
                <text:p>43280.947801701</text:p>
              </table:table-cell>
              <table:table-cell office:value-type="float" office:value="43226.1638647424">
                <text:p>43226.1638647424</text:p>
              </table:table-cell>
              <table:table-cell office:value-type="float" office:value="43118.7911453614">
                <text:p>43118.7911453614</text:p>
              </table:table-cell>
              <table:table-cell office:value-type="float" office:value="42003.9255114274">
                <text:p>42003.9255114274</text:p>
              </table:table-cell>
              <table:table-cell office:value-type="float" office:value="42003.9255114274">
                <text:p>42003.9255114274</text:p>
              </table:table-cell>
              <table:table-cell office:value-type="float" office:value="41494.6219273963">
                <text:p>41494.6219273963</text:p>
              </table:table-cell>
              <table:table-cell office:value-type="float" office:value="41494.6219273963">
                <text:p>41494.6219273963</text:p>
              </table:table-cell>
              <table:table-cell office:value-type="float" office:value="41051.0220678548">
                <text:p>41051.0220678548</text:p>
              </table:table-cell>
              <table:table-cell office:value-type="float" office:value="40784.450877096">
                <text:p>40784.450877096</text:p>
              </table:table-cell>
              <table:table-cell office:value-type="float" office:value="40662.7627731357">
                <text:p>40662.7627731357</text:p>
              </table:table-cell>
              <table:table-cell office:value-type="float" office:value="40662.7627731357">
                <text:p>40662.7627731357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  <table:table-cell office:value-type="float" office:value="40066.090035128">
                <text:p>40066.090035128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1293.544832652">
                <text:p>101293.544832652</text:p>
                <draw:g>
                  <svg:desc>'Zdrojová data 2'.A6:'Zdrojová data 2'.CV6</svg:desc>
                </draw:g>
              </table:table-cell>
              <table:table-cell office:value-type="float" office:value="90809.0952883886">
                <text:p>90809.0952883886</text:p>
              </table:table-cell>
              <table:table-cell office:value-type="float" office:value="84042.2823320058">
                <text:p>84042.2823320058</text:p>
              </table:table-cell>
              <table:table-cell office:value-type="float" office:value="80677.4987478837">
                <text:p>80677.4987478837</text:p>
              </table:table-cell>
              <table:table-cell office:value-type="float" office:value="73453.4529129087">
                <text:p>73453.4529129087</text:p>
              </table:table-cell>
              <table:table-cell office:value-type="float" office:value="71922.9939627821">
                <text:p>71922.9939627821</text:p>
              </table:table-cell>
              <table:table-cell office:value-type="float" office:value="70507.2749070556">
                <text:p>70507.2749070556</text:p>
              </table:table-cell>
              <table:table-cell office:value-type="float" office:value="68754.9109182212">
                <text:p>68754.9109182212</text:p>
              </table:table-cell>
              <table:table-cell office:value-type="float" office:value="67302.2556325837">
                <text:p>67302.2556325837</text:p>
              </table:table-cell>
              <table:table-cell office:value-type="float" office:value="65379.5168141939">
                <text:p>65379.5168141939</text:p>
              </table:table-cell>
              <table:table-cell office:value-type="float" office:value="64584.6457980754">
                <text:p>64584.6457980754</text:p>
              </table:table-cell>
              <table:table-cell office:value-type="float" office:value="63437.7923482568">
                <text:p>63437.7923482568</text:p>
              </table:table-cell>
              <table:table-cell office:value-type="float" office:value="62470.4621675976">
                <text:p>62470.4621675976</text:p>
              </table:table-cell>
              <table:table-cell office:value-type="float" office:value="61494.5771186456">
                <text:p>61494.5771186456</text:p>
              </table:table-cell>
              <table:table-cell office:value-type="float" office:value="61494.5771186456">
                <text:p>61494.5771186456</text:p>
              </table:table-cell>
              <table:table-cell office:value-type="float" office:value="59876.8204176676">
                <text:p>59876.8204176676</text:p>
              </table:table-cell>
              <table:table-cell office:value-type="float" office:value="59576.3277064043">
                <text:p>59576.3277064043</text:p>
              </table:table-cell>
              <table:table-cell office:value-type="float" office:value="58787.6857929186">
                <text:p>58787.6857929186</text:p>
              </table:table-cell>
              <table:table-cell office:value-type="float" office:value="57993.8573885507">
                <text:p>57993.8573885507</text:p>
              </table:table-cell>
              <table:table-cell office:value-type="float" office:value="57555.5792583618">
                <text:p>57555.5792583618</text:p>
              </table:table-cell>
              <table:table-cell office:value-type="float" office:value="57201.7293377919">
                <text:p>57201.7293377919</text:p>
              </table:table-cell>
              <table:table-cell office:value-type="float" office:value="57201.7293377919">
                <text:p>57201.7293377919</text:p>
              </table:table-cell>
              <table:table-cell office:value-type="float" office:value="57072.9263338477">
                <text:p>57072.9263338477</text:p>
              </table:table-cell>
              <table:table-cell office:value-type="float" office:value="56309.5484492054">
                <text:p>56309.5484492054</text:p>
              </table:table-cell>
              <table:table-cell office:value-type="float" office:value="55277.7392030104">
                <text:p>55277.7392030104</text:p>
              </table:table-cell>
              <table:table-cell office:value-type="float" office:value="53770.4659166411">
                <text:p>53770.4659166411</text:p>
              </table:table-cell>
              <table:table-cell office:value-type="float" office:value="53770.4659166411">
                <text:p>53770.4659166411</text:p>
              </table:table-cell>
              <table:table-cell office:value-type="float" office:value="53757.0115810515">
                <text:p>53757.0115810515</text:p>
              </table:table-cell>
              <table:table-cell office:value-type="float" office:value="53461.1079670365">
                <text:p>53461.1079670365</text:p>
              </table:table-cell>
              <table:table-cell office:value-type="float" office:value="52492.0857813346">
                <text:p>52492.0857813346</text:p>
              </table:table-cell>
              <table:table-cell office:value-type="float" office:value="51783.5459318716">
                <text:p>51783.5459318716</text:p>
              </table:table-cell>
              <table:table-cell office:value-type="float" office:value="51670.5159443257">
                <text:p>51670.5159443257</text:p>
              </table:table-cell>
              <table:table-cell office:value-type="float" office:value="51670.5159443257">
                <text:p>51670.5159443257</text:p>
              </table:table-cell>
              <table:table-cell office:value-type="float" office:value="51570.747354478">
                <text:p>51570.747354478</text:p>
              </table:table-cell>
              <table:table-cell office:value-type="float" office:value="51570.747354478">
                <text:p>51570.747354478</text:p>
              </table:table-cell>
              <table:table-cell office:value-type="float" office:value="51531.8322019164">
                <text:p>51531.8322019164</text:p>
              </table:table-cell>
              <table:table-cell office:value-type="float" office:value="50732.7165373749">
                <text:p>50732.7165373749</text:p>
              </table:table-cell>
              <table:table-cell office:value-type="float" office:value="50602.4755181704">
                <text:p>50602.4755181704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50161.4435401797">
                <text:p>50161.4435401797</text:p>
              </table:table-cell>
              <table:table-cell office:value-type="float" office:value="49973.849713385">
                <text:p>49973.849713385</text:p>
              </table:table-cell>
              <table:table-cell office:value-type="float" office:value="49973.849713385">
                <text:p>49973.849713385</text:p>
              </table:table-cell>
              <table:table-cell office:value-type="float" office:value="49894.329300026">
                <text:p>49894.329300026</text:p>
              </table:table-cell>
              <table:table-cell office:value-type="float" office:value="49894.329300026">
                <text:p>49894.329300026</text:p>
              </table:table-cell>
              <table:table-cell office:value-type="float" office:value="49889.7108253675">
                <text:p>49889.7108253675</text:p>
              </table:table-cell>
              <table:table-cell office:value-type="float" office:value="49772.1048863906">
                <text:p>49772.1048863906</text:p>
              </table:table-cell>
              <table:table-cell office:value-type="float" office:value="49772.1048863906">
                <text:p>49772.1048863906</text:p>
              </table:table-cell>
              <table:table-cell office:value-type="float" office:value="49243.1894333416">
                <text:p>49243.1894333416</text:p>
              </table:table-cell>
              <table:table-cell office:value-type="float" office:value="49151.8770509208">
                <text:p>49151.8770509208</text:p>
              </table:table-cell>
              <table:table-cell office:value-type="float" office:value="49085.9141559034">
                <text:p>49085.9141559034</text:p>
              </table:table-cell>
              <table:table-cell office:value-type="float" office:value="49085.9141559034">
                <text:p>49085.9141559034</text:p>
              </table:table-cell>
              <table:table-cell office:value-type="float" office:value="49007.01286194">
                <text:p>49007.01286194</text:p>
              </table:table-cell>
              <table:table-cell office:value-type="float" office:value="48891.23394786">
                <text:p>48891.23394786</text:p>
              </table:table-cell>
              <table:table-cell office:value-type="float" office:value="48891.23394786">
                <text:p>48891.23394786</text:p>
              </table:table-cell>
              <table:table-cell office:value-type="float" office:value="48853.2840120945">
                <text:p>48853.2840120945</text:p>
              </table:table-cell>
              <table:table-cell office:value-type="float" office:value="48646.8293268431">
                <text:p>48646.8293268431</text:p>
              </table:table-cell>
              <table:table-cell office:value-type="float" office:value="48646.8293268431">
                <text:p>48646.8293268431</text:p>
              </table:table-cell>
              <table:table-cell office:value-type="float" office:value="48646.8293268431">
                <text:p>48646.8293268431</text:p>
              </table:table-cell>
              <table:table-cell office:value-type="float" office:value="48646.8293268431">
                <text:p>48646.8293268431</text:p>
              </table:table-cell>
              <table:table-cell office:value-type="float" office:value="48288.348789114">
                <text:p>48288.348789114</text:p>
              </table:table-cell>
              <table:table-cell office:value-type="float" office:value="48214.7406348273">
                <text:p>48214.7406348273</text:p>
              </table:table-cell>
              <table:table-cell office:value-type="float" office:value="48214.7406348273">
                <text:p>48214.7406348273</text:p>
              </table:table-cell>
              <table:table-cell office:value-type="float" office:value="48214.7406348273">
                <text:p>48214.7406348273</text:p>
              </table:table-cell>
              <table:table-cell office:value-type="float" office:value="48177.8094962237">
                <text:p>48177.8094962237</text:p>
              </table:table-cell>
              <table:table-cell office:value-type="float" office:value="47552.6415937352">
                <text:p>47552.6415937352</text:p>
              </table:table-cell>
              <table:table-cell office:value-type="float" office:value="47552.6415937352">
                <text:p>47552.6415937352</text:p>
              </table:table-cell>
              <table:table-cell office:value-type="float" office:value="47552.6415937352">
                <text:p>47552.6415937352</text:p>
              </table:table-cell>
              <table:table-cell office:value-type="float" office:value="47552.6415937352">
                <text:p>47552.6415937352</text:p>
              </table:table-cell>
              <table:table-cell office:value-type="float" office:value="47552.6415937352">
                <text:p>47552.6415937352</text:p>
              </table:table-cell>
              <table:table-cell office:value-type="float" office:value="47533.1331337376">
                <text:p>47533.1331337376</text:p>
              </table:table-cell>
              <table:table-cell office:value-type="float" office:value="47239.8574177149">
                <text:p>47239.8574177149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986.4072834722">
                <text:p>46986.4072834722</text:p>
              </table:table-cell>
              <table:table-cell office:value-type="float" office:value="46885.5713130254">
                <text:p>46885.5713130254</text:p>
              </table:table-cell>
              <table:table-cell office:value-type="float" office:value="46818.4482209717">
                <text:p>46818.4482209717</text:p>
              </table:table-cell>
              <table:table-cell office:value-type="float" office:value="46818.4482209717">
                <text:p>46818.4482209717</text:p>
              </table:table-cell>
              <table:table-cell office:value-type="float" office:value="46818.4482209717">
                <text:p>46818.4482209717</text:p>
              </table:table-cell>
              <table:table-cell office:value-type="float" office:value="46625.2760520271">
                <text:p>46625.2760520271</text:p>
              </table:table-cell>
              <table:table-cell office:value-type="float" office:value="46625.2760520271">
                <text:p>46625.2760520271</text:p>
              </table:table-cell>
              <table:table-cell office:value-type="float" office:value="46543.6507912136">
                <text:p>46543.650791213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33329.479623329">
                <text:p>133329.479623329</text:p>
                <draw:g>
                  <svg:desc>'Zdrojová data 2'.A7:'Zdrojová data 2'.CV7</svg:desc>
                </draw:g>
              </table:table-cell>
              <table:table-cell office:value-type="float" office:value="121985.591029135">
                <text:p>121985.591029135</text:p>
              </table:table-cell>
              <table:table-cell office:value-type="float" office:value="112191.28142416">
                <text:p>112191.28142416</text:p>
              </table:table-cell>
              <table:table-cell office:value-type="float" office:value="105762.382850986">
                <text:p>105762.382850986</text:p>
              </table:table-cell>
              <table:table-cell office:value-type="float" office:value="99258.3625587023">
                <text:p>99258.3625587023</text:p>
              </table:table-cell>
              <table:table-cell office:value-type="float" office:value="92101.0985091444">
                <text:p>92101.0985091444</text:p>
              </table:table-cell>
              <table:table-cell office:value-type="float" office:value="88838.7135161646">
                <text:p>88838.7135161646</text:p>
              </table:table-cell>
              <table:table-cell office:value-type="float" office:value="86453.3254426462">
                <text:p>86453.3254426462</text:p>
              </table:table-cell>
              <table:table-cell office:value-type="float" office:value="84370.7316913274">
                <text:p>84370.7316913274</text:p>
              </table:table-cell>
              <table:table-cell office:value-type="float" office:value="82986.0970217863">
                <text:p>82986.0970217863</text:p>
              </table:table-cell>
              <table:table-cell office:value-type="float" office:value="80805.7594687638">
                <text:p>80805.7594687638</text:p>
              </table:table-cell>
              <table:table-cell office:value-type="float" office:value="79355.0426739328">
                <text:p>79355.0426739328</text:p>
              </table:table-cell>
              <table:table-cell office:value-type="float" office:value="76990.449378958">
                <text:p>76990.449378958</text:p>
              </table:table-cell>
              <table:table-cell office:value-type="float" office:value="74415.2276643489">
                <text:p>74415.2276643489</text:p>
              </table:table-cell>
              <table:table-cell office:value-type="float" office:value="73446.1885202235">
                <text:p>73446.1885202235</text:p>
              </table:table-cell>
              <table:table-cell office:value-type="float" office:value="72565.1063964291">
                <text:p>72565.1063964291</text:p>
              </table:table-cell>
              <table:table-cell office:value-type="float" office:value="71540.958808537">
                <text:p>71540.958808537</text:p>
              </table:table-cell>
              <table:table-cell office:value-type="float" office:value="67856.0782388405">
                <text:p>67856.0782388405</text:p>
              </table:table-cell>
              <table:table-cell office:value-type="float" office:value="66407.8110723871">
                <text:p>66407.8110723871</text:p>
              </table:table-cell>
              <table:table-cell office:value-type="float" office:value="66407.8110723871">
                <text:p>66407.8110723871</text:p>
              </table:table-cell>
              <table:table-cell office:value-type="float" office:value="65247.1067887926">
                <text:p>65247.1067887926</text:p>
              </table:table-cell>
              <table:table-cell office:value-type="float" office:value="64109.6648269701">
                <text:p>64109.6648269701</text:p>
              </table:table-cell>
              <table:table-cell office:value-type="float" office:value="63828.8678264465">
                <text:p>63828.8678264465</text:p>
              </table:table-cell>
              <table:table-cell office:value-type="float" office:value="62692.4465611852">
                <text:p>62692.4465611852</text:p>
              </table:table-cell>
              <table:table-cell office:value-type="float" office:value="62300.4515713813">
                <text:p>62300.4515713813</text:p>
              </table:table-cell>
              <table:table-cell office:value-type="float" office:value="61220.6678131389">
                <text:p>61220.6678131389</text:p>
              </table:table-cell>
              <table:table-cell office:value-type="float" office:value="60826.2754838635">
                <text:p>60826.2754838635</text:p>
              </table:table-cell>
              <table:table-cell office:value-type="float" office:value="60449.7364250479">
                <text:p>60449.7364250479</text:p>
              </table:table-cell>
              <table:table-cell office:value-type="float" office:value="60449.7364250479">
                <text:p>60449.7364250479</text:p>
              </table:table-cell>
              <table:table-cell office:value-type="float" office:value="60171.4412435732">
                <text:p>60171.4412435732</text:p>
              </table:table-cell>
              <table:table-cell office:value-type="float" office:value="59957.1515059169">
                <text:p>59957.1515059169</text:p>
              </table:table-cell>
              <table:table-cell office:value-type="float" office:value="59926.7175161372">
                <text:p>59926.7175161372</text:p>
              </table:table-cell>
              <table:table-cell office:value-type="float" office:value="59623.4393607524">
                <text:p>59623.4393607524</text:p>
              </table:table-cell>
              <table:table-cell office:value-type="float" office:value="59387.309727704">
                <text:p>59387.309727704</text:p>
              </table:table-cell>
              <table:table-cell office:value-type="float" office:value="59248.3316356387">
                <text:p>59248.3316356387</text:p>
              </table:table-cell>
              <table:table-cell office:value-type="float" office:value="58572.1210243493">
                <text:p>58572.1210243493</text:p>
              </table:table-cell>
              <table:table-cell office:value-type="float" office:value="58114.1449473914">
                <text:p>58114.1449473914</text:p>
              </table:table-cell>
              <table:table-cell office:value-type="float" office:value="54535.6096255881">
                <text:p>54535.6096255881</text:p>
              </table:table-cell>
              <table:table-cell office:value-type="float" office:value="54535.6096255881">
                <text:p>54535.6096255881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56.4933901158">
                <text:p>54056.4933901158</text:p>
              </table:table-cell>
              <table:table-cell office:value-type="float" office:value="54011.1701154973">
                <text:p>54011.1701154973</text:p>
              </table:table-cell>
              <table:table-cell office:value-type="float" office:value="53728.5721923005">
                <text:p>53728.5721923005</text:p>
              </table:table-cell>
              <table:table-cell office:value-type="float" office:value="53523.3383611705">
                <text:p>53523.3383611705</text:p>
              </table:table-cell>
              <table:table-cell office:value-type="float" office:value="53258.3215668318">
                <text:p>53258.3215668318</text:p>
              </table:table-cell>
              <table:table-cell office:value-type="float" office:value="53020.0111714744">
                <text:p>53020.0111714744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752.8469171793">
                <text:p>52752.8469171793</text:p>
              </table:table-cell>
              <table:table-cell office:value-type="float" office:value="52324.7268108309">
                <text:p>52324.7268108309</text:p>
              </table:table-cell>
              <table:table-cell office:value-type="float" office:value="52101.5889338208">
                <text:p>52101.5889338208</text:p>
              </table:table-cell>
              <table:table-cell office:value-type="float" office:value="52101.5889338208">
                <text:p>52101.5889338208</text:p>
              </table:table-cell>
              <table:table-cell office:value-type="float" office:value="51413.4993766018">
                <text:p>51413.4993766018</text:p>
              </table:table-cell>
              <table:table-cell office:value-type="float" office:value="51060.3263175028">
                <text:p>51060.3263175028</text:p>
              </table:table-cell>
              <table:table-cell office:value-type="float" office:value="51060.3263175028">
                <text:p>51060.3263175028</text:p>
              </table:table-cell>
              <table:table-cell office:value-type="float" office:value="50976.8408815828">
                <text:p>50976.8408815828</text:p>
              </table:table-cell>
              <table:table-cell office:value-type="float" office:value="50601.0186764368">
                <text:p>50601.0186764368</text:p>
              </table:table-cell>
              <table:table-cell office:value-type="float" office:value="50528.8118899592">
                <text:p>50528.8118899592</text:p>
              </table:table-cell>
              <table:table-cell office:value-type="float" office:value="50528.8118899592">
                <text:p>50528.8118899592</text:p>
              </table:table-cell>
              <table:table-cell office:value-type="float" office:value="50528.8118899592">
                <text:p>50528.8118899592</text:p>
              </table:table-cell>
              <table:table-cell office:value-type="float" office:value="50528.8118899592">
                <text:p>50528.8118899592</text:p>
              </table:table-cell>
              <table:table-cell office:value-type="float" office:value="50515.0854066079">
                <text:p>50515.0854066079</text:p>
              </table:table-cell>
              <table:table-cell office:value-type="float" office:value="50297.1952718415">
                <text:p>50297.1952718415</text:p>
              </table:table-cell>
              <table:table-cell office:value-type="float" office:value="50297.1952718415">
                <text:p>50297.1952718415</text:p>
              </table:table-cell>
              <table:table-cell office:value-type="float" office:value="49999.5990094218">
                <text:p>49999.5990094218</text:p>
              </table:table-cell>
              <table:table-cell office:value-type="float" office:value="49999.5990094218">
                <text:p>49999.5990094218</text:p>
              </table:table-cell>
              <table:table-cell office:value-type="float" office:value="49999.5990094218">
                <text:p>49999.5990094218</text:p>
              </table:table-cell>
              <table:table-cell office:value-type="float" office:value="49999.5990094218">
                <text:p>49999.5990094218</text:p>
              </table:table-cell>
              <table:table-cell office:value-type="float" office:value="49668.4270866059">
                <text:p>49668.4270866059</text:p>
              </table:table-cell>
              <table:table-cell office:value-type="float" office:value="49653.7579524468">
                <text:p>49653.7579524468</text:p>
              </table:table-cell>
              <table:table-cell office:value-type="float" office:value="49653.7579524468">
                <text:p>49653.7579524468</text:p>
              </table:table-cell>
              <table:table-cell office:value-type="float" office:value="49653.7579524468">
                <text:p>49653.7579524468</text:p>
              </table:table-cell>
              <table:table-cell office:value-type="float" office:value="48212.9094942262">
                <text:p>48212.9094942262</text:p>
              </table:table-cell>
              <table:table-cell office:value-type="float" office:value="47545.6780884796">
                <text:p>47545.6780884796</text:p>
              </table:table-cell>
              <table:table-cell office:value-type="float" office:value="47343.3484831071">
                <text:p>47343.3484831071</text:p>
              </table:table-cell>
              <table:table-cell office:value-type="float" office:value="47343.3484831071">
                <text:p>47343.3484831071</text:p>
              </table:table-cell>
              <table:table-cell office:value-type="float" office:value="47283.6392482668">
                <text:p>47283.6392482668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7026.4157496541">
                <text:p>47026.4157496541</text:p>
              </table:table-cell>
              <table:table-cell office:value-type="float" office:value="45810.9025660003">
                <text:p>45810.9025660003</text:p>
              </table:table-cell>
              <table:table-cell office:value-type="float" office:value="45703.5910583849">
                <text:p>45703.5910583849</text:p>
              </table:table-cell>
              <table:table-cell office:value-type="float" office:value="45446.6959924164">
                <text:p>45446.6959924164</text:p>
              </table:table-cell>
              <table:table-cell office:value-type="float" office:value="45446.6959924164">
                <text:p>45446.6959924164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37386.956701916">
                <text:p>137386.956701916</text:p>
                <draw:g>
                  <svg:desc>'Zdrojová data 2'.A8:'Zdrojová data 2'.CV8</svg:desc>
                </draw:g>
              </table:table-cell>
              <table:table-cell office:value-type="float" office:value="120079.389345618">
                <text:p>120079.389345618</text:p>
              </table:table-cell>
              <table:table-cell office:value-type="float" office:value="107829.924784428">
                <text:p>107829.924784428</text:p>
              </table:table-cell>
              <table:table-cell office:value-type="float" office:value="97137.1846922624">
                <text:p>97137.1846922624</text:p>
              </table:table-cell>
              <table:table-cell office:value-type="float" office:value="93971.6328513894">
                <text:p>93971.6328513894</text:p>
              </table:table-cell>
              <table:table-cell office:value-type="float" office:value="91236.0728681111">
                <text:p>91236.0728681111</text:p>
              </table:table-cell>
              <table:table-cell office:value-type="float" office:value="88015.5906999655">
                <text:p>88015.5906999655</text:p>
              </table:table-cell>
              <table:table-cell office:value-type="float" office:value="84882.7057627751">
                <text:p>84882.7057627751</text:p>
              </table:table-cell>
              <table:table-cell office:value-type="float" office:value="82471.6237757178">
                <text:p>82471.6237757178</text:p>
              </table:table-cell>
              <table:table-cell office:value-type="float" office:value="80970.1050427663">
                <text:p>80970.1050427663</text:p>
              </table:table-cell>
              <table:table-cell office:value-type="float" office:value="78326.9103396916">
                <text:p>78326.9103396916</text:p>
              </table:table-cell>
              <table:table-cell office:value-type="float" office:value="77221.0957056917">
                <text:p>77221.0957056917</text:p>
              </table:table-cell>
              <table:table-cell office:value-type="float" office:value="75470.1669512955">
                <text:p>75470.1669512955</text:p>
              </table:table-cell>
              <table:table-cell office:value-type="float" office:value="74126.881796233">
                <text:p>74126.881796233</text:p>
              </table:table-cell>
              <table:table-cell office:value-type="float" office:value="73412.9285128023">
                <text:p>73412.9285128023</text:p>
              </table:table-cell>
              <table:table-cell office:value-type="float" office:value="71210.7917559286">
                <text:p>71210.7917559286</text:p>
              </table:table-cell>
              <table:table-cell office:value-type="float" office:value="70050.9658914629">
                <text:p>70050.9658914629</text:p>
              </table:table-cell>
              <table:table-cell office:value-type="float" office:value="69600.4037616214">
                <text:p>69600.4037616214</text:p>
              </table:table-cell>
              <table:table-cell office:value-type="float" office:value="67160.9937176937">
                <text:p>67160.9937176937</text:p>
              </table:table-cell>
              <table:table-cell office:value-type="float" office:value="66798.9082820679">
                <text:p>66798.9082820679</text:p>
              </table:table-cell>
              <table:table-cell office:value-type="float" office:value="64981.7781610512">
                <text:p>64981.7781610512</text:p>
              </table:table-cell>
              <table:table-cell office:value-type="float" office:value="64608.4847824916">
                <text:p>64608.4847824916</text:p>
              </table:table-cell>
              <table:table-cell office:value-type="float" office:value="64189.050135226">
                <text:p>64189.050135226</text:p>
              </table:table-cell>
              <table:table-cell office:value-type="float" office:value="63616.3164871368">
                <text:p>63616.3164871368</text:p>
              </table:table-cell>
              <table:table-cell office:value-type="float" office:value="62711.9048351419">
                <text:p>62711.9048351419</text:p>
              </table:table-cell>
              <table:table-cell office:value-type="float" office:value="62511.3617654206">
                <text:p>62511.3617654206</text:p>
              </table:table-cell>
              <table:table-cell office:value-type="float" office:value="62160.2121411789">
                <text:p>62160.2121411789</text:p>
              </table:table-cell>
              <table:table-cell office:value-type="float" office:value="62032.7520317641">
                <text:p>62032.7520317641</text:p>
              </table:table-cell>
              <table:table-cell office:value-type="float" office:value="61456.2309898214">
                <text:p>61456.2309898214</text:p>
              </table:table-cell>
              <table:table-cell office:value-type="float" office:value="60626.4190600291">
                <text:p>60626.4190600291</text:p>
              </table:table-cell>
              <table:table-cell office:value-type="float" office:value="60071.5424759498">
                <text:p>60071.5424759498</text:p>
              </table:table-cell>
              <table:table-cell office:value-type="float" office:value="59669.240384204">
                <text:p>59669.240384204</text:p>
              </table:table-cell>
              <table:table-cell office:value-type="float" office:value="59498.4791405394">
                <text:p>59498.4791405394</text:p>
              </table:table-cell>
              <table:table-cell office:value-type="float" office:value="59239.3616268801">
                <text:p>59239.3616268801</text:p>
              </table:table-cell>
              <table:table-cell office:value-type="float" office:value="59110.0251806163">
                <text:p>59110.0251806163</text:p>
              </table:table-cell>
              <table:table-cell office:value-type="float" office:value="58665.9287744775">
                <text:p>58665.9287744775</text:p>
              </table:table-cell>
              <table:table-cell office:value-type="float" office:value="58226.6895972455">
                <text:p>58226.6895972455</text:p>
              </table:table-cell>
              <table:table-cell office:value-type="float" office:value="58226.6895972455">
                <text:p>58226.6895972455</text:p>
              </table:table-cell>
              <table:table-cell office:value-type="float" office:value="58226.6895972455">
                <text:p>58226.6895972455</text:p>
              </table:table-cell>
              <table:table-cell office:value-type="float" office:value="58226.6895972455">
                <text:p>58226.6895972455</text:p>
              </table:table-cell>
              <table:table-cell office:value-type="float" office:value="58226.6895972455">
                <text:p>58226.6895972455</text:p>
              </table:table-cell>
              <table:table-cell office:value-type="float" office:value="58004.6971405624">
                <text:p>58004.6971405624</text:p>
              </table:table-cell>
              <table:table-cell office:value-type="float" office:value="57558.7116062837">
                <text:p>57558.7116062837</text:p>
              </table:table-cell>
              <table:table-cell office:value-type="float" office:value="57032.3175718234">
                <text:p>57032.3175718234</text:p>
              </table:table-cell>
              <table:table-cell office:value-type="float" office:value="56937.266542977">
                <text:p>56937.266542977</text:p>
              </table:table-cell>
              <table:table-cell office:value-type="float" office:value="56676.3546442619">
                <text:p>56676.3546442619</text:p>
              </table:table-cell>
              <table:table-cell office:value-type="float" office:value="56146.7237696002">
                <text:p>56146.7237696002</text:p>
              </table:table-cell>
              <table:table-cell office:value-type="float" office:value="55552.8112528123">
                <text:p>55552.8112528123</text:p>
              </table:table-cell>
              <table:table-cell office:value-type="float" office:value="55499.9937882022">
                <text:p>55499.9937882022</text:p>
              </table:table-cell>
              <table:table-cell office:value-type="float" office:value="55499.9937882022">
                <text:p>55499.9937882022</text:p>
              </table:table-cell>
              <table:table-cell office:value-type="float" office:value="55499.9937882022">
                <text:p>55499.9937882022</text:p>
              </table:table-cell>
              <table:table-cell office:value-type="float" office:value="55499.9937882022">
                <text:p>55499.9937882022</text:p>
              </table:table-cell>
              <table:table-cell office:value-type="float" office:value="55374.7883210241">
                <text:p>55374.7883210241</text:p>
              </table:table-cell>
              <table:table-cell office:value-type="float" office:value="55374.7883210241">
                <text:p>55374.7883210241</text:p>
              </table:table-cell>
              <table:table-cell office:value-type="float" office:value="55374.7883210241">
                <text:p>55374.7883210241</text:p>
              </table:table-cell>
              <table:table-cell office:value-type="float" office:value="55015.7733391309">
                <text:p>55015.7733391309</text:p>
              </table:table-cell>
              <table:table-cell office:value-type="float" office:value="54706.6297006557">
                <text:p>54706.6297006557</text:p>
              </table:table-cell>
              <table:table-cell office:value-type="float" office:value="54706.6297006557">
                <text:p>54706.6297006557</text:p>
              </table:table-cell>
              <table:table-cell office:value-type="float" office:value="54706.6297006557">
                <text:p>54706.6297006557</text:p>
              </table:table-cell>
              <table:table-cell office:value-type="float" office:value="54706.6297006557">
                <text:p>54706.6297006557</text:p>
              </table:table-cell>
              <table:table-cell office:value-type="float" office:value="54706.6297006557">
                <text:p>54706.6297006557</text:p>
              </table:table-cell>
              <table:table-cell office:value-type="float" office:value="54691.7429610395">
                <text:p>54691.7429610395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  <table:table-cell office:value-type="float" office:value="54410.8673430122">
                <text:p>54410.867343012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8435.3258704407">
                <text:p>58435.3258704407</text:p>
                <draw:g>
                  <svg:desc>'Zdrojová data 2'.A9:'Zdrojová data 2'.CV9</svg:desc>
                </draw:g>
              </table:table-cell>
              <table:table-cell office:value-type="float" office:value="57950.5110520063">
                <text:p>57950.5110520063</text:p>
              </table:table-cell>
              <table:table-cell office:value-type="float" office:value="55677.133642651">
                <text:p>55677.133642651</text:p>
              </table:table-cell>
              <table:table-cell office:value-type="float" office:value="55032.3917023555">
                <text:p>55032.3917023555</text:p>
              </table:table-cell>
              <table:table-cell office:value-type="float" office:value="52186.0828334851">
                <text:p>52186.0828334851</text:p>
              </table:table-cell>
              <table:table-cell office:value-type="float" office:value="51869.9568536395">
                <text:p>51869.9568536395</text:p>
              </table:table-cell>
              <table:table-cell office:value-type="float" office:value="51020.0771955104">
                <text:p>51020.0771955104</text:p>
              </table:table-cell>
              <table:table-cell office:value-type="float" office:value="50954.458812892">
                <text:p>50954.458812892</text:p>
              </table:table-cell>
              <table:table-cell office:value-type="float" office:value="50684.2927312828">
                <text:p>50684.2927312828</text:p>
              </table:table-cell>
              <table:table-cell office:value-type="float" office:value="49688.0414552225">
                <text:p>49688.0414552225</text:p>
              </table:table-cell>
              <table:table-cell office:value-type="float" office:value="49164.8713933576">
                <text:p>49164.8713933576</text:p>
              </table:table-cell>
              <table:table-cell office:value-type="float" office:value="49158.8914966078">
                <text:p>49158.8914966078</text:p>
              </table:table-cell>
              <table:table-cell office:value-type="float" office:value="48877.1906798049">
                <text:p>48877.1906798049</text:p>
              </table:table-cell>
              <table:table-cell office:value-type="float" office:value="48406.7787521941">
                <text:p>48406.7787521941</text:p>
              </table:table-cell>
              <table:table-cell office:value-type="float" office:value="47846.5603808148">
                <text:p>47846.5603808148</text:p>
              </table:table-cell>
              <table:table-cell office:value-type="float" office:value="47495.7402369851">
                <text:p>47495.7402369851</text:p>
              </table:table-cell>
              <table:table-cell office:value-type="float" office:value="46921.8118796451">
                <text:p>46921.8118796451</text:p>
              </table:table-cell>
              <table:table-cell office:value-type="float" office:value="46668.3617454024">
                <text:p>46668.3617454024</text:p>
              </table:table-cell>
              <table:table-cell office:value-type="float" office:value="45820.8403188076">
                <text:p>45820.8403188076</text:p>
              </table:table-cell>
              <table:table-cell office:value-type="float" office:value="45820.8403188076">
                <text:p>45820.8403188076</text:p>
              </table:table-cell>
              <table:table-cell office:value-type="float" office:value="45820.8403188076">
                <text:p>45820.8403188076</text:p>
              </table:table-cell>
              <table:table-cell office:value-type="float" office:value="45820.8403188076">
                <text:p>45820.8403188076</text:p>
              </table:table-cell>
              <table:table-cell office:value-type="float" office:value="45735.6797814932">
                <text:p>45735.6797814932</text:p>
              </table:table-cell>
              <table:table-cell office:value-type="float" office:value="45082.4887879503">
                <text:p>45082.4887879503</text:p>
              </table:table-cell>
              <table:table-cell office:value-type="float" office:value="45082.4887879503">
                <text:p>45082.4887879503</text:p>
              </table:table-cell>
              <table:table-cell office:value-type="float" office:value="44979.8918351829">
                <text:p>44979.8918351829</text:p>
              </table:table-cell>
              <table:table-cell office:value-type="float" office:value="44979.8918351829">
                <text:p>44979.8918351829</text:p>
              </table:table-cell>
              <table:table-cell office:value-type="float" office:value="44979.8918351829">
                <text:p>44979.8918351829</text:p>
              </table:table-cell>
              <table:table-cell office:value-type="float" office:value="44979.8918351829">
                <text:p>44979.8918351829</text:p>
              </table:table-cell>
              <table:table-cell office:value-type="float" office:value="44979.8918351829">
                <text:p>44979.8918351829</text:p>
              </table:table-cell>
              <table:table-cell office:value-type="float" office:value="44979.8918351829">
                <text:p>44979.8918351829</text:p>
              </table:table-cell>
              <table:table-cell office:value-type="float" office:value="44895.7208353271">
                <text:p>44895.7208353271</text:p>
              </table:table-cell>
              <table:table-cell office:value-type="float" office:value="44227.5885221696">
                <text:p>44227.5885221696</text:p>
              </table:table-cell>
              <table:table-cell office:value-type="float" office:value="44198.9546494296">
                <text:p>44198.9546494296</text:p>
              </table:table-cell>
              <table:table-cell office:value-type="float" office:value="44019.3170498864">
                <text:p>44019.3170498864</text:p>
              </table:table-cell>
              <table:table-cell office:value-type="float" office:value="43829.2173522211">
                <text:p>43829.2173522211</text:p>
              </table:table-cell>
              <table:table-cell office:value-type="float" office:value="43808.3443114401">
                <text:p>43808.3443114401</text:p>
              </table:table-cell>
              <table:table-cell office:value-type="float" office:value="43781.5380229772">
                <text:p>43781.5380229772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664.4789053324">
                <text:p>43664.4789053324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513.4371554752">
                <text:p>43513.4371554752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356.2040483319">
                <text:p>43356.2040483319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  <table:table-cell office:value-type="float" office:value="43295.888682987">
                <text:p>43295.888682987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8435.3258704407">
                <text:p>58435.3258704407</text:p>
                <draw:g>
                  <svg:desc>'Zdrojová data 2'.A10:'Zdrojová data 2'.CV10</svg:desc>
                </draw:g>
              </table:table-cell>
              <table:table-cell office:value-type="float" office:value="54502.498484781">
                <text:p>54502.498484781</text:p>
              </table:table-cell>
              <table:table-cell office:value-type="float" office:value="52186.1350317778">
                <text:p>52186.1350317778</text:p>
              </table:table-cell>
              <table:table-cell office:value-type="float" office:value="51740.0166315743">
                <text:p>51740.0166315743</text:p>
              </table:table-cell>
              <table:table-cell office:value-type="float" office:value="49850.5890127074">
                <text:p>49850.5890127074</text:p>
              </table:table-cell>
              <table:table-cell office:value-type="float" office:value="49850.5890127074">
                <text:p>49850.5890127074</text:p>
              </table:table-cell>
              <table:table-cell office:value-type="float" office:value="49543.6893312767">
                <text:p>49543.6893312767</text:p>
              </table:table-cell>
              <table:table-cell office:value-type="float" office:value="49208.1409871328">
                <text:p>49208.1409871328</text:p>
              </table:table-cell>
              <table:table-cell office:value-type="float" office:value="48940.1772858176">
                <text:p>48940.1772858176</text:p>
              </table:table-cell>
              <table:table-cell office:value-type="float" office:value="48940.1772858176">
                <text:p>48940.1772858176</text:p>
              </table:table-cell>
              <table:table-cell office:value-type="float" office:value="48547.96107193">
                <text:p>48547.96107193</text:p>
              </table:table-cell>
              <table:table-cell office:value-type="float" office:value="47896.7148660567">
                <text:p>47896.7148660567</text:p>
              </table:table-cell>
              <table:table-cell office:value-type="float" office:value="47502.9778885141">
                <text:p>47502.9778885141</text:p>
              </table:table-cell>
              <table:table-cell office:value-type="float" office:value="47155.6100318696">
                <text:p>47155.6100318696</text:p>
              </table:table-cell>
              <table:table-cell office:value-type="float" office:value="46799.3946221296">
                <text:p>46799.3946221296</text:p>
              </table:table-cell>
              <table:table-cell office:value-type="float" office:value="46303.0655670013">
                <text:p>46303.0655670013</text:p>
              </table:table-cell>
              <table:table-cell office:value-type="float" office:value="46303.0655670013">
                <text:p>46303.0655670013</text:p>
              </table:table-cell>
              <table:table-cell office:value-type="float" office:value="46261.6272033146">
                <text:p>46261.6272033146</text:p>
              </table:table-cell>
              <table:table-cell office:value-type="float" office:value="46261.6272033146">
                <text:p>46261.6272033146</text:p>
              </table:table-cell>
              <table:table-cell office:value-type="float" office:value="46261.6272033146">
                <text:p>46261.6272033146</text:p>
              </table:table-cell>
              <table:table-cell office:value-type="float" office:value="45937.52634251">
                <text:p>45937.52634251</text:p>
              </table:table-cell>
              <table:table-cell office:value-type="float" office:value="44318.2815088412">
                <text:p>44318.2815088412</text:p>
              </table:table-cell>
              <table:table-cell office:value-type="float" office:value="43942.6460093955">
                <text:p>43942.6460093955</text:p>
              </table:table-cell>
              <table:table-cell office:value-type="float" office:value="43509.1505846165">
                <text:p>43509.1505846165</text:p>
              </table:table-cell>
              <table:table-cell office:value-type="float" office:value="43509.1505846165">
                <text:p>43509.1505846165</text:p>
              </table:table-cell>
              <table:table-cell office:value-type="float" office:value="43509.1505846165">
                <text:p>43509.1505846165</text:p>
              </table:table-cell>
              <table:table-cell office:value-type="float" office:value="43430.236161023">
                <text:p>43430.236161023</text:p>
              </table:table-cell>
              <table:table-cell office:value-type="float" office:value="43430.236161023">
                <text:p>43430.236161023</text:p>
              </table:table-cell>
              <table:table-cell office:value-type="float" office:value="43430.236161023">
                <text:p>43430.236161023</text:p>
              </table:table-cell>
              <table:table-cell office:value-type="float" office:value="43430.236161023">
                <text:p>43430.236161023</text:p>
              </table:table-cell>
              <table:table-cell office:value-type="float" office:value="43074.1968805096">
                <text:p>43074.1968805096</text:p>
              </table:table-cell>
              <table:table-cell office:value-type="float" office:value="43074.1968805096">
                <text:p>43074.1968805096</text:p>
              </table:table-cell>
              <table:table-cell office:value-type="float" office:value="43074.1968805096">
                <text:p>43074.1968805096</text:p>
              </table:table-cell>
              <table:table-cell office:value-type="float" office:value="43074.1968805096">
                <text:p>43074.1968805096</text:p>
              </table:table-cell>
              <table:table-cell office:value-type="float" office:value="43074.1968805096">
                <text:p>43074.1968805096</text:p>
              </table:table-cell>
              <table:table-cell office:value-type="float" office:value="42224.7561017894">
                <text:p>42224.7561017894</text:p>
              </table:table-cell>
              <table:table-cell office:value-type="float" office:value="41822.4540100435">
                <text:p>41822.4540100435</text:p>
              </table:table-cell>
              <table:table-cell office:value-type="float" office:value="41822.4540100435">
                <text:p>41822.4540100435</text:p>
              </table:table-cell>
              <table:table-cell office:value-type="float" office:value="41551.4960789311">
                <text:p>41551.4960789311</text:p>
              </table:table-cell>
              <table:table-cell office:value-type="float" office:value="41366.6527348094">
                <text:p>41366.6527348094</text:p>
              </table:table-cell>
              <table:table-cell office:value-type="float" office:value="41208.3934802002">
                <text:p>41208.3934802002</text:p>
              </table:table-cell>
              <table:table-cell office:value-type="float" office:value="41208.3934802002">
                <text:p>41208.3934802002</text:p>
              </table:table-cell>
              <table:table-cell office:value-type="float" office:value="41208.3934802002">
                <text:p>41208.3934802002</text:p>
              </table:table-cell>
              <table:table-cell office:value-type="float" office:value="40532.9391314031">
                <text:p>40532.9391314031</text:p>
              </table:table-cell>
              <table:table-cell office:value-type="float" office:value="40532.9391314031">
                <text:p>40532.9391314031</text:p>
              </table:table-cell>
              <table:table-cell office:value-type="float" office:value="40532.9391314031">
                <text:p>40532.9391314031</text:p>
              </table:table-cell>
              <table:table-cell office:value-type="float" office:value="40532.9391314031">
                <text:p>40532.9391314031</text:p>
              </table:table-cell>
              <table:table-cell office:value-type="float" office:value="40441.3852942829">
                <text:p>40441.3852942829</text:p>
              </table:table-cell>
              <table:table-cell office:value-type="float" office:value="40441.3852942829">
                <text:p>40441.3852942829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302.575999771">
                <text:p>40302.575999771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  <table:table-cell office:value-type="float" office:value="40200.7741303962">
                <text:p>40200.774130396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3066.259870414">
                <text:p>103066.259870414</text:p>
                <draw:g>
                  <svg:desc>'Zdrojová data 2'.A11:'Zdrojová data 2'.CV11</svg:desc>
                </draw:g>
              </table:table-cell>
              <table:table-cell office:value-type="float" office:value="92490.910627211">
                <text:p>92490.910627211</text:p>
              </table:table-cell>
              <table:table-cell office:value-type="float" office:value="88935.0064436149">
                <text:p>88935.0064436149</text:p>
              </table:table-cell>
              <table:table-cell office:value-type="float" office:value="88075.1831866941">
                <text:p>88075.1831866941</text:p>
              </table:table-cell>
              <table:table-cell office:value-type="float" office:value="86049.9387947831">
                <text:p>86049.9387947831</text:p>
              </table:table-cell>
              <table:table-cell office:value-type="float" office:value="85050.1693436283">
                <text:p>85050.1693436283</text:p>
              </table:table-cell>
              <table:table-cell office:value-type="float" office:value="83159.5679266514">
                <text:p>83159.5679266514</text:p>
              </table:table-cell>
              <table:table-cell office:value-type="float" office:value="81671.5751090856">
                <text:p>81671.5751090856</text:p>
              </table:table-cell>
              <table:table-cell office:value-type="float" office:value="78901.5478971889">
                <text:p>78901.5478971889</text:p>
              </table:table-cell>
              <table:table-cell office:value-type="float" office:value="78547.3219054538">
                <text:p>78547.3219054538</text:p>
              </table:table-cell>
              <table:table-cell office:value-type="float" office:value="76534.0085360969">
                <text:p>76534.0085360969</text:p>
              </table:table-cell>
              <table:table-cell office:value-type="float" office:value="72039.4369929064">
                <text:p>72039.4369929064</text:p>
              </table:table-cell>
              <table:table-cell office:value-type="float" office:value="69829.6487821249">
                <text:p>69829.6487821249</text:p>
              </table:table-cell>
              <table:table-cell office:value-type="float" office:value="68232.9549207937">
                <text:p>68232.9549207937</text:p>
              </table:table-cell>
              <table:table-cell office:value-type="float" office:value="67933.1232840334">
                <text:p>67933.1232840334</text:p>
              </table:table-cell>
              <table:table-cell office:value-type="float" office:value="66872.172769396">
                <text:p>66872.172769396</text:p>
              </table:table-cell>
              <table:table-cell office:value-type="float" office:value="66201.8779389166">
                <text:p>66201.8779389166</text:p>
              </table:table-cell>
              <table:table-cell office:value-type="float" office:value="65167.8052893438">
                <text:p>65167.8052893438</text:p>
              </table:table-cell>
              <table:table-cell office:value-type="float" office:value="64280.1740918497">
                <text:p>64280.1740918497</text:p>
              </table:table-cell>
              <table:table-cell office:value-type="float" office:value="63513.3914832363">
                <text:p>63513.3914832363</text:p>
              </table:table-cell>
              <table:table-cell office:value-type="float" office:value="63047.2683231367">
                <text:p>63047.2683231367</text:p>
              </table:table-cell>
              <table:table-cell office:value-type="float" office:value="62540.3521682664">
                <text:p>62540.3521682664</text:p>
              </table:table-cell>
              <table:table-cell office:value-type="float" office:value="61234.8434659494">
                <text:p>61234.8434659494</text:p>
              </table:table-cell>
              <table:table-cell office:value-type="float" office:value="61205.6603354889">
                <text:p>61205.6603354889</text:p>
              </table:table-cell>
              <table:table-cell office:value-type="float" office:value="61015.296068914">
                <text:p>61015.296068914</text:p>
              </table:table-cell>
              <table:table-cell office:value-type="float" office:value="60929.1733626205">
                <text:p>60929.1733626205</text:p>
              </table:table-cell>
              <table:table-cell office:value-type="float" office:value="60577.8630958764">
                <text:p>60577.8630958764</text:p>
              </table:table-cell>
              <table:table-cell office:value-type="float" office:value="60499.0909594935">
                <text:p>60499.0909594935</text:p>
              </table:table-cell>
              <table:table-cell office:value-type="float" office:value="60499.0909594935">
                <text:p>60499.0909594935</text:p>
              </table:table-cell>
              <table:table-cell office:value-type="float" office:value="60499.0909594935">
                <text:p>60499.0909594935</text:p>
              </table:table-cell>
              <table:table-cell office:value-type="float" office:value="60169.1757921515">
                <text:p>60169.1757921515</text:p>
              </table:table-cell>
              <table:table-cell office:value-type="float" office:value="58547.1644366276">
                <text:p>58547.1644366276</text:p>
              </table:table-cell>
              <table:table-cell office:value-type="float" office:value="57675.4321645052">
                <text:p>57675.4321645052</text:p>
              </table:table-cell>
              <table:table-cell office:value-type="float" office:value="57416.314650846">
                <text:p>57416.314650846</text:p>
              </table:table-cell>
              <table:table-cell office:value-type="float" office:value="57150.2809118438">
                <text:p>57150.2809118438</text:p>
              </table:table-cell>
              <table:table-cell office:value-type="float" office:value="56604.6893998553">
                <text:p>56604.6893998553</text:p>
              </table:table-cell>
              <table:table-cell office:value-type="float" office:value="56604.6893998553">
                <text:p>56604.6893998553</text:p>
              </table:table-cell>
              <table:table-cell office:value-type="float" office:value="56604.6893998553">
                <text:p>56604.6893998553</text:p>
              </table:table-cell>
              <table:table-cell office:value-type="float" office:value="56604.6893998553">
                <text:p>56604.6893998553</text:p>
              </table:table-cell>
              <table:table-cell office:value-type="float" office:value="55892.3954290239">
                <text:p>55892.3954290239</text:p>
              </table:table-cell>
              <table:table-cell office:value-type="float" office:value="55685.5393968111">
                <text:p>55685.5393968111</text:p>
              </table:table-cell>
              <table:table-cell office:value-type="float" office:value="54557.7693815258">
                <text:p>54557.7693815258</text:p>
              </table:table-cell>
              <table:table-cell office:value-type="float" office:value="54472.2988644443">
                <text:p>54472.2988644443</text:p>
              </table:table-cell>
              <table:table-cell office:value-type="float" office:value="53994.4718612121">
                <text:p>53994.4718612121</text:p>
              </table:table-cell>
              <table:table-cell office:value-type="float" office:value="53882.1793774568">
                <text:p>53882.1793774568</text:p>
              </table:table-cell>
              <table:table-cell office:value-type="float" office:value="53882.1793774568">
                <text:p>53882.1793774568</text:p>
              </table:table-cell>
              <table:table-cell office:value-type="float" office:value="52983.6143696864">
                <text:p>52983.6143696864</text:p>
              </table:table-cell>
              <table:table-cell office:value-type="float" office:value="52702.7387516591">
                <text:p>52702.7387516591</text:p>
              </table:table-cell>
              <table:table-cell office:value-type="float" office:value="52702.7387516591">
                <text:p>52702.7387516591</text:p>
              </table:table-cell>
              <table:table-cell office:value-type="float" office:value="52287.4360996961">
                <text:p>52287.4360996961</text:p>
              </table:table-cell>
              <table:table-cell office:value-type="float" office:value="52287.4360996961">
                <text:p>52287.4360996961</text:p>
              </table:table-cell>
              <table:table-cell office:value-type="float" office:value="52287.4360996961">
                <text:p>52287.4360996961</text:p>
              </table:table-cell>
              <table:table-cell office:value-type="float" office:value="52287.4360996961">
                <text:p>52287.4360996961</text:p>
              </table:table-cell>
              <table:table-cell office:value-type="float" office:value="51932.7987860883">
                <text:p>51932.7987860883</text:p>
              </table:table-cell>
              <table:table-cell office:value-type="float" office:value="51454.0834614265">
                <text:p>51454.0834614265</text:p>
              </table:table-cell>
              <table:table-cell office:value-type="float" office:value="51034.5733418197">
                <text:p>51034.5733418197</text:p>
              </table:table-cell>
              <table:table-cell office:value-type="float" office:value="50823.5480099522">
                <text:p>50823.5480099522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7.9459259428">
                <text:p>50567.9459259428</text:p>
              </table:table-cell>
              <table:table-cell office:value-type="float" office:value="50562.8316826317">
                <text:p>50562.8316826317</text:p>
              </table:table-cell>
              <table:table-cell office:value-type="float" office:value="50562.8316826317">
                <text:p>50562.8316826317</text:p>
              </table:table-cell>
              <table:table-cell office:value-type="float" office:value="50562.8316826317">
                <text:p>50562.8316826317</text:p>
              </table:table-cell>
              <table:table-cell office:value-type="float" office:value="50555.1864233624">
                <text:p>50555.1864233624</text:p>
              </table:table-cell>
              <table:table-cell office:value-type="float" office:value="50555.1864233624">
                <text:p>50555.1864233624</text:p>
              </table:table-cell>
              <table:table-cell office:value-type="float" office:value="50555.1864233624">
                <text:p>50555.1864233624</text:p>
              </table:table-cell>
              <table:table-cell office:value-type="float" office:value="50509.1282765495">
                <text:p>50509.1282765495</text:p>
              </table:table-cell>
              <table:table-cell office:value-type="float" office:value="50509.1282765495">
                <text:p>50509.128276549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69346.3138529411">
                <text:p>69346.3138529411</text:p>
                <draw:g>
                  <svg:desc>'Zdrojová data 2'.A12:'Zdrojová data 2'.CV12</svg:desc>
                </draw:g>
              </table:table-cell>
              <table:table-cell office:value-type="float" office:value="67548.4740055638">
                <text:p>67548.4740055638</text:p>
              </table:table-cell>
              <table:table-cell office:value-type="float" office:value="63936.5046257114">
                <text:p>63936.5046257114</text:p>
              </table:table-cell>
              <table:table-cell office:value-type="float" office:value="62524.7738053916">
                <text:p>62524.7738053916</text:p>
              </table:table-cell>
              <table:table-cell office:value-type="float" office:value="61301.9298060378">
                <text:p>61301.9298060378</text:p>
              </table:table-cell>
              <table:table-cell office:value-type="float" office:value="57870.6753523581">
                <text:p>57870.6753523581</text:p>
              </table:table-cell>
              <table:table-cell office:value-type="float" office:value="56548.4173216813">
                <text:p>56548.4173216813</text:p>
              </table:table-cell>
              <table:table-cell office:value-type="float" office:value="56405.4481768944">
                <text:p>56405.4481768944</text:p>
              </table:table-cell>
              <table:table-cell office:value-type="float" office:value="55255.8031302791">
                <text:p>55255.8031302791</text:p>
              </table:table-cell>
              <table:table-cell office:value-type="float" office:value="53703.7999845068">
                <text:p>53703.7999845068</text:p>
              </table:table-cell>
              <table:table-cell office:value-type="float" office:value="53496.512767685">
                <text:p>53496.512767685</text:p>
              </table:table-cell>
              <table:table-cell office:value-type="float" office:value="53406.9444207899">
                <text:p>53406.9444207899</text:p>
              </table:table-cell>
              <table:table-cell office:value-type="float" office:value="53286.6662138645">
                <text:p>53286.6662138645</text:p>
              </table:table-cell>
              <table:table-cell office:value-type="float" office:value="52823.2649659466">
                <text:p>52823.2649659466</text:p>
              </table:table-cell>
              <table:table-cell office:value-type="float" office:value="52663.6470269011">
                <text:p>52663.6470269011</text:p>
              </table:table-cell>
              <table:table-cell office:value-type="float" office:value="52333.1770869535">
                <text:p>52333.1770869535</text:p>
              </table:table-cell>
              <table:table-cell office:value-type="float" office:value="51276.7869079079">
                <text:p>51276.7869079079</text:p>
              </table:table-cell>
              <table:table-cell office:value-type="float" office:value="50814.1006032944">
                <text:p>50814.1006032944</text:p>
              </table:table-cell>
              <table:table-cell office:value-type="float" office:value="50239.4421191745">
                <text:p>50239.4421191745</text:p>
              </table:table-cell>
              <table:table-cell office:value-type="float" office:value="50000.2476347858">
                <text:p>50000.2476347858</text:p>
              </table:table-cell>
              <table:table-cell office:value-type="float" office:value="49247.7992680612">
                <text:p>49247.7992680612</text:p>
              </table:table-cell>
              <table:table-cell office:value-type="float" office:value="48121.2096359623">
                <text:p>48121.2096359623</text:p>
              </table:table-cell>
              <table:table-cell office:value-type="float" office:value="47843.9408472651">
                <text:p>47843.9408472651</text:p>
              </table:table-cell>
              <table:table-cell office:value-type="float" office:value="46934.4046264529">
                <text:p>46934.4046264529</text:p>
              </table:table-cell>
              <table:table-cell office:value-type="float" office:value="46934.4046264529">
                <text:p>46934.4046264529</text:p>
              </table:table-cell>
              <table:table-cell office:value-type="float" office:value="46848.1557612432">
                <text:p>46848.1557612432</text:p>
              </table:table-cell>
              <table:table-cell office:value-type="float" office:value="46655.4754660843">
                <text:p>46655.4754660843</text:p>
              </table:table-cell>
              <table:table-cell office:value-type="float" office:value="46398.2519674716">
                <text:p>46398.2519674716</text:p>
              </table:table-cell>
              <table:table-cell office:value-type="float" office:value="46081.6143367733">
                <text:p>46081.6143367733</text:p>
              </table:table-cell>
              <table:table-cell office:value-type="float" office:value="46010.9000398658">
                <text:p>46010.9000398658</text:p>
              </table:table-cell>
              <table:table-cell office:value-type="float" office:value="46010.9000398658">
                <text:p>46010.9000398658</text:p>
              </table:table-cell>
              <table:table-cell office:value-type="float" office:value="46010.9000398658">
                <text:p>46010.9000398658</text:p>
              </table:table-cell>
              <table:table-cell office:value-type="float" office:value="46010.9000398658">
                <text:p>46010.9000398658</text:p>
              </table:table-cell>
              <table:table-cell office:value-type="float" office:value="45994.6262614964">
                <text:p>45994.6262614964</text:p>
              </table:table-cell>
              <table:table-cell office:value-type="float" office:value="45994.6262614964">
                <text:p>45994.6262614964</text:p>
              </table:table-cell>
              <table:table-cell office:value-type="float" office:value="45994.6262614964">
                <text:p>45994.6262614964</text:p>
              </table:table-cell>
              <table:table-cell office:value-type="float" office:value="45917.6783443273">
                <text:p>45917.6783443273</text:p>
              </table:table-cell>
              <table:table-cell office:value-type="float" office:value="45917.6783443273">
                <text:p>45917.6783443273</text:p>
              </table:table-cell>
              <table:table-cell office:value-type="float" office:value="45917.6783443273">
                <text:p>45917.6783443273</text:p>
              </table:table-cell>
              <table:table-cell office:value-type="float" office:value="45917.6783443273">
                <text:p>45917.6783443273</text:p>
              </table:table-cell>
              <table:table-cell office:value-type="float" office:value="45904.1209669309">
                <text:p>45904.1209669309</text:p>
              </table:table-cell>
              <table:table-cell office:value-type="float" office:value="45904.1209669309">
                <text:p>45904.1209669309</text:p>
              </table:table-cell>
              <table:table-cell office:value-type="float" office:value="45886.5486387529">
                <text:p>45886.5486387529</text:p>
              </table:table-cell>
              <table:table-cell office:value-type="float" office:value="45886.5486387529">
                <text:p>45886.5486387529</text:p>
              </table:table-cell>
              <table:table-cell office:value-type="float" office:value="45804.774743171">
                <text:p>45804.774743171</text:p>
              </table:table-cell>
              <table:table-cell office:value-type="float" office:value="45696.4489410876">
                <text:p>45696.4489410876</text:p>
              </table:table-cell>
              <table:table-cell office:value-type="float" office:value="45520.3530955069">
                <text:p>45520.3530955069</text:p>
              </table:table-cell>
              <table:table-cell office:value-type="float" office:value="45406.4955522162">
                <text:p>45406.4955522162</text:p>
              </table:table-cell>
              <table:table-cell office:value-type="float" office:value="45266.833532344">
                <text:p>45266.833532344</text:p>
              </table:table-cell>
              <table:table-cell office:value-type="float" office:value="45266.833532344">
                <text:p>45266.833532344</text:p>
              </table:table-cell>
              <table:table-cell office:value-type="float" office:value="45266.833532344">
                <text:p>45266.833532344</text:p>
              </table:table-cell>
              <table:table-cell office:value-type="float" office:value="45266.833532344">
                <text:p>45266.833532344</text:p>
              </table:table-cell>
              <table:table-cell office:value-type="float" office:value="45061.2749882926">
                <text:p>45061.2749882926</text:p>
              </table:table-cell>
              <table:table-cell office:value-type="float" office:value="44898.5229770504">
                <text:p>44898.5229770504</text:p>
              </table:table-cell>
              <table:table-cell office:value-type="float" office:value="44708.4232793851">
                <text:p>44708.4232793851</text:p>
              </table:table-cell>
              <table:table-cell office:value-type="float" office:value="44708.4232793851">
                <text:p>44708.4232793851</text:p>
              </table:table-cell>
              <table:table-cell office:value-type="float" office:value="44708.4232793851">
                <text:p>44708.4232793851</text:p>
              </table:table-cell>
              <table:table-cell office:value-type="float" office:value="44708.4232793851">
                <text:p>44708.4232793851</text:p>
              </table:table-cell>
              <table:table-cell office:value-type="float" office:value="44708.4232793851">
                <text:p>44708.4232793851</text:p>
              </table:table-cell>
              <table:table-cell office:value-type="float" office:value="44708.4232793851">
                <text:p>44708.4232793851</text:p>
              </table:table-cell>
              <table:table-cell office:value-type="float" office:value="43754.8910682969">
                <text:p>43754.8910682969</text:p>
              </table:table-cell>
              <table:table-cell office:value-type="float" office:value="43657.7473764195">
                <text:p>43657.7473764195</text:p>
              </table:table-cell>
              <table:table-cell office:value-type="float" office:value="43657.7473764195">
                <text:p>43657.7473764195</text:p>
              </table:table-cell>
              <table:table-cell office:value-type="float" office:value="43657.7473764195">
                <text:p>43657.7473764195</text:p>
              </table:table-cell>
              <table:table-cell office:value-type="float" office:value="43657.7473764195">
                <text:p>43657.7473764195</text:p>
              </table:table-cell>
              <table:table-cell office:value-type="float" office:value="43345.4497694434">
                <text:p>43345.4497694434</text:p>
              </table:table-cell>
              <table:table-cell office:value-type="float" office:value="43345.4497694434">
                <text:p>43345.4497694434</text:p>
              </table:table-cell>
              <table:table-cell office:value-type="float" office:value="43205.6797411111">
                <text:p>43205.6797411111</text:p>
              </table:table-cell>
              <table:table-cell office:value-type="float" office:value="43205.6797411111">
                <text:p>43205.679741111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3064.3720232401">
                <text:p>43064.3720232401</text:p>
              </table:table-cell>
              <table:table-cell office:value-type="float" office:value="42963.2544532939">
                <text:p>42963.2544532939</text:p>
              </table:table-cell>
              <table:table-cell office:value-type="float" office:value="42829.710004336">
                <text:p>42829.710004336</text:p>
              </table:table-cell>
              <table:table-cell office:value-type="float" office:value="42787.1921484496">
                <text:p>42787.1921484496</text:p>
              </table:table-cell>
              <table:table-cell office:value-type="float" office:value="42634.5349507833">
                <text:p>42634.5349507833</text:p>
              </table:table-cell>
              <table:table-cell office:value-type="float" office:value="42353.659332756">
                <text:p>42353.659332756</text:p>
              </table:table-cell>
              <table:table-cell office:value-type="float" office:value="42353.659332756">
                <text:p>42353.659332756</text:p>
              </table:table-cell>
              <table:table-cell office:value-type="float" office:value="42353.659332756">
                <text:p>42353.659332756</text:p>
              </table:table-cell>
              <table:table-cell office:value-type="float" office:value="42183.78464459">
                <text:p>42183.78464459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873.4006915325">
                <text:p>41873.4006915325</text:p>
              </table:table-cell>
              <table:table-cell office:value-type="float" office:value="41571.1782880415">
                <text:p>41571.1782880415</text:p>
              </table:table-cell>
              <table:table-cell office:value-type="float" office:value="41571.1782880415">
                <text:p>41571.1782880415</text:p>
              </table:table-cell>
              <table:table-cell office:value-type="float" office:value="41571.1782880415">
                <text:p>41571.1782880415</text:p>
              </table:table-cell>
              <table:table-cell office:value-type="float" office:value="41571.1782880415">
                <text:p>41571.1782880415</text:p>
              </table:table-cell>
              <table:table-cell office:value-type="float" office:value="41571.1782880415">
                <text:p>41571.1782880415</text:p>
              </table:table-cell>
              <table:table-cell office:value-type="float" office:value="41571.1782880415">
                <text:p>41571.178288041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0302.9336405207">
                <text:p>90302.9336405207</text:p>
                <draw:g>
                  <svg:desc>'Zdrojová data 2'.A13:'Zdrojová data 2'.CV13</svg:desc>
                </draw:g>
              </table:table-cell>
              <table:table-cell office:value-type="float" office:value="87079.9074779168">
                <text:p>87079.9074779168</text:p>
              </table:table-cell>
              <table:table-cell office:value-type="float" office:value="82130.2646365501">
                <text:p>82130.2646365501</text:p>
              </table:table-cell>
              <table:table-cell office:value-type="float" office:value="75440.1246360422">
                <text:p>75440.1246360422</text:p>
              </table:table-cell>
              <table:table-cell office:value-type="float" office:value="73034.0488727137">
                <text:p>73034.0488727137</text:p>
              </table:table-cell>
              <table:table-cell office:value-type="float" office:value="71339.5868176986">
                <text:p>71339.5868176986</text:p>
              </table:table-cell>
              <table:table-cell office:value-type="float" office:value="68742.9321138742">
                <text:p>68742.9321138742</text:p>
              </table:table-cell>
              <table:table-cell office:value-type="float" office:value="66202.0210003475">
                <text:p>66202.0210003475</text:p>
              </table:table-cell>
              <table:table-cell office:value-type="float" office:value="65455.8287485715">
                <text:p>65455.8287485715</text:p>
              </table:table-cell>
              <table:table-cell office:value-type="float" office:value="63994.352299845">
                <text:p>63994.352299845</text:p>
              </table:table-cell>
              <table:table-cell office:value-type="float" office:value="63154.4402756986">
                <text:p>63154.4402756986</text:p>
              </table:table-cell>
              <table:table-cell office:value-type="float" office:value="60452.3608719419">
                <text:p>60452.3608719419</text:p>
              </table:table-cell>
              <table:table-cell office:value-type="float" office:value="60190.0097648256">
                <text:p>60190.0097648256</text:p>
              </table:table-cell>
              <table:table-cell office:value-type="float" office:value="59479.177382377">
                <text:p>59479.177382377</text:p>
              </table:table-cell>
              <table:table-cell office:value-type="float" office:value="59087.3425793509">
                <text:p>59087.3425793509</text:p>
              </table:table-cell>
              <table:table-cell office:value-type="float" office:value="58184.2267299163">
                <text:p>58184.2267299163</text:p>
              </table:table-cell>
              <table:table-cell office:value-type="float" office:value="57450.8115920454">
                <text:p>57450.8115920454</text:p>
              </table:table-cell>
              <table:table-cell office:value-type="float" office:value="57203.4904074209">
                <text:p>57203.4904074209</text:p>
              </table:table-cell>
              <table:table-cell office:value-type="float" office:value="56858.6853815063">
                <text:p>56858.6853815063</text:p>
              </table:table-cell>
              <table:table-cell office:value-type="float" office:value="56858.6853815063">
                <text:p>56858.6853815063</text:p>
              </table:table-cell>
              <table:table-cell office:value-type="float" office:value="56858.6853815063">
                <text:p>56858.6853815063</text:p>
              </table:table-cell>
              <table:table-cell office:value-type="float" office:value="56324.7476946641">
                <text:p>56324.7476946641</text:p>
              </table:table-cell>
              <table:table-cell office:value-type="float" office:value="54193.9034492612">
                <text:p>54193.9034492612</text:p>
              </table:table-cell>
              <table:table-cell office:value-type="float" office:value="54144.2310415551">
                <text:p>54144.2310415551</text:p>
              </table:table-cell>
              <table:table-cell office:value-type="float" office:value="54006.1274423726">
                <text:p>54006.1274423726</text:p>
              </table:table-cell>
              <table:table-cell office:value-type="float" office:value="54006.1274423726">
                <text:p>54006.1274423726</text:p>
              </table:table-cell>
              <table:table-cell office:value-type="float" office:value="52871.2185760018">
                <text:p>52871.2185760018</text:p>
              </table:table-cell>
              <table:table-cell office:value-type="float" office:value="52723.4760983581">
                <text:p>52723.4760983581</text:p>
              </table:table-cell>
              <table:table-cell office:value-type="float" office:value="52286.1771868822">
                <text:p>52286.1771868822</text:p>
              </table:table-cell>
              <table:table-cell office:value-type="float" office:value="51949.9239550849">
                <text:p>51949.9239550849</text:p>
              </table:table-cell>
              <table:table-cell office:value-type="float" office:value="51949.9239550849">
                <text:p>51949.9239550849</text:p>
              </table:table-cell>
              <table:table-cell office:value-type="float" office:value="51949.9239550849">
                <text:p>51949.9239550849</text:p>
              </table:table-cell>
              <table:table-cell office:value-type="float" office:value="51949.9239550849">
                <text:p>51949.9239550849</text:p>
              </table:table-cell>
              <table:table-cell office:value-type="float" office:value="51158.2047628605">
                <text:p>51158.2047628605</text:p>
              </table:table-cell>
              <table:table-cell office:value-type="float" office:value="51158.2047628605">
                <text:p>51158.2047628605</text:p>
              </table:table-cell>
              <table:table-cell office:value-type="float" office:value="51158.2047628605">
                <text:p>51158.2047628605</text:p>
              </table:table-cell>
              <table:table-cell office:value-type="float" office:value="50211.855403218">
                <text:p>50211.855403218</text:p>
              </table:table-cell>
              <table:table-cell office:value-type="float" office:value="50141.9358761415">
                <text:p>50141.9358761415</text:p>
              </table:table-cell>
              <table:table-cell office:value-type="float" office:value="49666.5697783056">
                <text:p>49666.5697783056</text:p>
              </table:table-cell>
              <table:table-cell office:value-type="float" office:value="48795.6456450559">
                <text:p>48795.6456450559</text:p>
              </table:table-cell>
              <table:table-cell office:value-type="float" office:value="48795.6456450559">
                <text:p>48795.6456450559</text:p>
              </table:table-cell>
              <table:table-cell office:value-type="float" office:value="48795.6456450559">
                <text:p>48795.6456450559</text:p>
              </table:table-cell>
              <table:table-cell office:value-type="float" office:value="48795.6456450559">
                <text:p>48795.6456450559</text:p>
              </table:table-cell>
              <table:table-cell office:value-type="float" office:value="48795.6456450559">
                <text:p>48795.6456450559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611.2262221024">
                <text:p>48611.2262221024</text:p>
              </table:table-cell>
              <table:table-cell office:value-type="float" office:value="48489.9183222063">
                <text:p>48489.9183222063</text:p>
              </table:table-cell>
              <table:table-cell office:value-type="float" office:value="48489.9183222063">
                <text:p>48489.9183222063</text:p>
              </table:table-cell>
              <table:table-cell office:value-type="float" office:value="48489.9183222063">
                <text:p>48489.9183222063</text:p>
              </table:table-cell>
              <table:table-cell office:value-type="float" office:value="48291.4289129317">
                <text:p>48291.4289129317</text:p>
              </table:table-cell>
              <table:table-cell office:value-type="float" office:value="47862.0909291478">
                <text:p>47862.0909291478</text:p>
              </table:table-cell>
              <table:table-cell office:value-type="float" office:value="47862.0909291478">
                <text:p>47862.0909291478</text:p>
              </table:table-cell>
              <table:table-cell office:value-type="float" office:value="47424.4159624953">
                <text:p>47424.4159624953</text:p>
              </table:table-cell>
              <table:table-cell office:value-type="float" office:value="47424.4159624953">
                <text:p>47424.4159624953</text:p>
              </table:table-cell>
              <table:table-cell office:value-type="float" office:value="47424.4159624953">
                <text:p>47424.4159624953</text:p>
              </table:table-cell>
              <table:table-cell office:value-type="float" office:value="47424.4159624953">
                <text:p>47424.4159624953</text:p>
              </table:table-cell>
              <table:table-cell office:value-type="float" office:value="47343.7732949314">
                <text:p>47343.7732949314</text:p>
              </table:table-cell>
              <table:table-cell office:value-type="float" office:value="47342.1874792899">
                <text:p>47342.1874792899</text:p>
              </table:table-cell>
              <table:table-cell office:value-type="float" office:value="47246.1219015994">
                <text:p>47246.1219015994</text:p>
              </table:table-cell>
              <table:table-cell office:value-type="float" office:value="46874.041154857">
                <text:p>46874.041154857</text:p>
              </table:table-cell>
              <table:table-cell office:value-type="float" office:value="46845.407282117">
                <text:p>46845.407282117</text:p>
              </table:table-cell>
              <table:table-cell office:value-type="float" office:value="46845.407282117">
                <text:p>46845.407282117</text:p>
              </table:table-cell>
              <table:table-cell office:value-type="float" office:value="46845.407282117">
                <text:p>46845.407282117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  <table:table-cell office:value-type="float" office:value="46621.4912119879">
                <text:p>46621.491211987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9162.4673595037">
                <text:p>69162.4673595037</text:p>
                <draw:g>
                  <svg:desc>'Zdrojová data 2'.A14:'Zdrojová data 2'.CV14</svg:desc>
                </draw:g>
              </table:table-cell>
              <table:table-cell office:value-type="float" office:value="67184.1258079013">
                <text:p>67184.1258079013</text:p>
              </table:table-cell>
              <table:table-cell office:value-type="float" office:value="64413.1066852453">
                <text:p>64413.1066852453</text:p>
              </table:table-cell>
              <table:table-cell office:value-type="float" office:value="61896.3383510939">
                <text:p>61896.3383510939</text:p>
              </table:table-cell>
              <table:table-cell office:value-type="float" office:value="60994.1364624482">
                <text:p>60994.1364624482</text:p>
              </table:table-cell>
              <table:table-cell office:value-type="float" office:value="59576.3253322726">
                <text:p>59576.3253322726</text:p>
              </table:table-cell>
              <table:table-cell office:value-type="float" office:value="58441.041139527">
                <text:p>58441.041139527</text:p>
              </table:table-cell>
              <table:table-cell office:value-type="float" office:value="57375.4541419591">
                <text:p>57375.4541419591</text:p>
              </table:table-cell>
              <table:table-cell office:value-type="float" office:value="56915.0638668388">
                <text:p>56915.0638668388</text:p>
              </table:table-cell>
              <table:table-cell office:value-type="float" office:value="56549.2623840154">
                <text:p>56549.2623840154</text:p>
              </table:table-cell>
              <table:table-cell office:value-type="float" office:value="55283.5266012915">
                <text:p>55283.5266012915</text:p>
              </table:table-cell>
              <table:table-cell office:value-type="float" office:value="54990.5587506081">
                <text:p>54990.5587506081</text:p>
              </table:table-cell>
              <table:table-cell office:value-type="float" office:value="54816.6779577063">
                <text:p>54816.6779577063</text:p>
              </table:table-cell>
              <table:table-cell office:value-type="float" office:value="54787.1448753376">
                <text:p>54787.1448753376</text:p>
              </table:table-cell>
              <table:table-cell office:value-type="float" office:value="54267.3552297817">
                <text:p>54267.3552297817</text:p>
              </table:table-cell>
              <table:table-cell office:value-type="float" office:value="53593.6088046844">
                <text:p>53593.6088046844</text:p>
              </table:table-cell>
              <table:table-cell office:value-type="float" office:value="53476.9247705064">
                <text:p>53476.9247705064</text:p>
              </table:table-cell>
              <table:table-cell office:value-type="float" office:value="52957.0562382138">
                <text:p>52957.0562382138</text:p>
              </table:table-cell>
              <table:table-cell office:value-type="float" office:value="51774.2879574643">
                <text:p>51774.2879574643</text:p>
              </table:table-cell>
              <table:table-cell office:value-type="float" office:value="49066.598253186">
                <text:p>49066.598253186</text:p>
              </table:table-cell>
              <table:table-cell office:value-type="float" office:value="48876.7762133905">
                <text:p>48876.7762133905</text:p>
              </table:table-cell>
              <table:table-cell office:value-type="float" office:value="48381.4784819076">
                <text:p>48381.4784819076</text:p>
              </table:table-cell>
              <table:table-cell office:value-type="float" office:value="48124.5834159392">
                <text:p>48124.5834159392</text:p>
              </table:table-cell>
              <table:table-cell office:value-type="float" office:value="47527.2266659989">
                <text:p>47527.2266659989</text:p>
              </table:table-cell>
              <table:table-cell office:value-type="float" office:value="47527.2266659989">
                <text:p>47527.2266659989</text:p>
              </table:table-cell>
              <table:table-cell office:value-type="float" office:value="47090.7082987992">
                <text:p>47090.7082987992</text:p>
              </table:table-cell>
              <table:table-cell office:value-type="float" office:value="47090.7082987992">
                <text:p>47090.7082987992</text:p>
              </table:table-cell>
              <table:table-cell office:value-type="float" office:value="46113.0756476439">
                <text:p>46113.0756476439</text:p>
              </table:table-cell>
              <table:table-cell office:value-type="float" office:value="46113.0756476439">
                <text:p>46113.0756476439</text:p>
              </table:table-cell>
              <table:table-cell office:value-type="float" office:value="46113.0756476439">
                <text:p>46113.0756476439</text:p>
              </table:table-cell>
              <table:table-cell office:value-type="float" office:value="46113.0756476439">
                <text:p>46113.0756476439</text:p>
              </table:table-cell>
              <table:table-cell office:value-type="float" office:value="46113.0756476439">
                <text:p>46113.0756476439</text:p>
              </table:table-cell>
              <table:table-cell office:value-type="float" office:value="45495.1209682029">
                <text:p>45495.1209682029</text:p>
              </table:table-cell>
              <table:table-cell office:value-type="float" office:value="45054.6165273947">
                <text:p>45054.6165273947</text:p>
              </table:table-cell>
              <table:table-cell office:value-type="float" office:value="44837.6636334287">
                <text:p>44837.6636334287</text:p>
              </table:table-cell>
              <table:table-cell office:value-type="float" office:value="44602.0425310837">
                <text:p>44602.0425310837</text:p>
              </table:table-cell>
              <table:table-cell office:value-type="float" office:value="44602.0425310837">
                <text:p>44602.0425310837</text:p>
              </table:table-cell>
              <table:table-cell office:value-type="float" office:value="44480.4543439207">
                <text:p>44480.4543439207</text:p>
              </table:table-cell>
              <table:table-cell office:value-type="float" office:value="44480.4543439207">
                <text:p>44480.4543439207</text:p>
              </table:table-cell>
              <table:table-cell office:value-type="float" office:value="43493.2793977132">
                <text:p>43493.2793977132</text:p>
              </table:table-cell>
              <table:table-cell office:value-type="float" office:value="43398.204646951">
                <text:p>43398.204646951</text:p>
              </table:table-cell>
              <table:table-cell office:value-type="float" office:value="42776.7712654019">
                <text:p>42776.7712654019</text:p>
              </table:table-cell>
              <table:table-cell office:value-type="float" office:value="42776.7712654019">
                <text:p>42776.7712654019</text:p>
              </table:table-cell>
              <table:table-cell office:value-type="float" office:value="42776.7712654019">
                <text:p>42776.7712654019</text:p>
              </table:table-cell>
              <table:table-cell office:value-type="float" office:value="42776.7712654019">
                <text:p>42776.7712654019</text:p>
              </table:table-cell>
              <table:table-cell office:value-type="float" office:value="42776.7712654019">
                <text:p>42776.7712654019</text:p>
              </table:table-cell>
              <table:table-cell office:value-type="float" office:value="42776.7712654019">
                <text:p>42776.7712654019</text:p>
              </table:table-cell>
              <table:table-cell office:value-type="float" office:value="42602.8176773877">
                <text:p>42602.8176773877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58.3212968666">
                <text:p>42458.3212968666</text:p>
              </table:table-cell>
              <table:table-cell office:value-type="float" office:value="42420.2930981815">
                <text:p>42420.2930981815</text:p>
              </table:table-cell>
              <table:table-cell office:value-type="float" office:value="42420.2930981815">
                <text:p>42420.2930981815</text:p>
              </table:table-cell>
              <table:table-cell office:value-type="float" office:value="42420.2930981815">
                <text:p>42420.2930981815</text:p>
              </table:table-cell>
              <table:table-cell office:value-type="float" office:value="42420.2930981815">
                <text:p>42420.2930981815</text:p>
              </table:table-cell>
              <table:table-cell office:value-type="float" office:value="42233.4067427208">
                <text:p>42233.4067427208</text:p>
              </table:table-cell>
              <table:table-cell office:value-type="float" office:value="42181.9087751118">
                <text:p>42181.9087751118</text:p>
              </table:table-cell>
              <table:table-cell office:value-type="float" office:value="42181.9087751118">
                <text:p>42181.9087751118</text:p>
              </table:table-cell>
              <table:table-cell office:value-type="float" office:value="42181.9087751118">
                <text:p>42181.9087751118</text:p>
              </table:table-cell>
              <table:table-cell office:value-type="float" office:value="42001.3955279439">
                <text:p>42001.3955279439</text:p>
              </table:table-cell>
              <table:table-cell office:value-type="float" office:value="42001.3955279439">
                <text:p>42001.3955279439</text:p>
              </table:table-cell>
              <table:table-cell office:value-type="float" office:value="42001.3955279439">
                <text:p>42001.3955279439</text:p>
              </table:table-cell>
              <table:table-cell office:value-type="float" office:value="42001.3955279439">
                <text:p>42001.3955279439</text:p>
              </table:table-cell>
              <table:table-cell office:value-type="float" office:value="41471.4122703888">
                <text:p>41471.4122703888</text:p>
              </table:table-cell>
              <table:table-cell office:value-type="float" office:value="41471.4122703888">
                <text:p>41471.4122703888</text:p>
              </table:table-cell>
              <table:table-cell office:value-type="float" office:value="41471.4122703888">
                <text:p>41471.4122703888</text:p>
              </table:table-cell>
              <table:table-cell office:value-type="float" office:value="41471.4122703888">
                <text:p>41471.4122703888</text:p>
              </table:table-cell>
              <table:table-cell office:value-type="float" office:value="41471.4122703888">
                <text:p>41471.4122703888</text:p>
              </table:table-cell>
              <table:table-cell office:value-type="float" office:value="41471.4122703888">
                <text:p>41471.4122703888</text:p>
              </table:table-cell>
              <table:table-cell office:value-type="float" office:value="41323.7892886639">
                <text:p>41323.7892886639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1106.5204343845">
                <text:p>41106.5204343845</text:p>
              </table:table-cell>
              <table:table-cell office:value-type="float" office:value="40768.1449504226">
                <text:p>40768.1449504226</text:p>
              </table:table-cell>
              <table:table-cell office:value-type="float" office:value="40768.1449504226">
                <text:p>40768.1449504226</text:p>
              </table:table-cell>
              <table:table-cell office:value-type="float" office:value="40567.352160228">
                <text:p>40567.352160228</text:p>
              </table:table-cell>
              <table:table-cell office:value-type="float" office:value="40523.3028319856">
                <text:p>40523.3028319856</text:p>
              </table:table-cell>
              <table:table-cell office:value-type="float" office:value="40427.1008011794">
                <text:p>40427.1008011794</text:p>
              </table:table-cell>
              <table:table-cell office:value-type="float" office:value="40427.1008011794">
                <text:p>40427.1008011794</text:p>
              </table:table-cell>
              <table:table-cell office:value-type="float" office:value="40427.1008011794">
                <text:p>40427.1008011794</text:p>
              </table:table-cell>
              <table:table-cell office:value-type="float" office:value="40308.7759376483">
                <text:p>40308.7759376483</text:p>
              </table:table-cell>
              <table:table-cell office:value-type="float" office:value="40308.7759376483">
                <text:p>40308.7759376483</text:p>
              </table:table-cell>
              <table:table-cell office:value-type="float" office:value="40308.7759376483">
                <text:p>40308.7759376483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99252.7015846726">
                <text:p>99252.7015846726</text:p>
                <draw:g>
                  <svg:desc>'Zdrojová data 2'.A15:'Zdrojová data 2'.CV15</svg:desc>
                </draw:g>
              </table:table-cell>
              <table:table-cell office:value-type="float" office:value="95540.843829034">
                <text:p>95540.843829034</text:p>
              </table:table-cell>
              <table:table-cell office:value-type="float" office:value="91885.6830558406">
                <text:p>91885.6830558406</text:p>
              </table:table-cell>
              <table:table-cell office:value-type="float" office:value="90299.98791149">
                <text:p>90299.98791149</text:p>
              </table:table-cell>
              <table:table-cell office:value-type="float" office:value="88256.1125834399">
                <text:p>88256.1125834399</text:p>
              </table:table-cell>
              <table:table-cell office:value-type="float" office:value="85559.4501431487">
                <text:p>85559.4501431487</text:p>
              </table:table-cell>
              <table:table-cell office:value-type="float" office:value="84354.7078497392">
                <text:p>84354.7078497392</text:p>
              </table:table-cell>
              <table:table-cell office:value-type="float" office:value="82609.8070555692">
                <text:p>82609.8070555692</text:p>
              </table:table-cell>
              <table:table-cell office:value-type="float" office:value="81495.1329007029">
                <text:p>81495.1329007029</text:p>
              </table:table-cell>
              <table:table-cell office:value-type="float" office:value="80924.8783567045">
                <text:p>80924.8783567045</text:p>
              </table:table-cell>
              <table:table-cell office:value-type="float" office:value="79520.1333780288">
                <text:p>79520.1333780288</text:p>
              </table:table-cell>
              <table:table-cell office:value-type="float" office:value="75059.4878034649">
                <text:p>75059.4878034649</text:p>
              </table:table-cell>
              <table:table-cell office:value-type="float" office:value="72085.2686222545">
                <text:p>72085.2686222545</text:p>
              </table:table-cell>
              <table:table-cell office:value-type="float" office:value="71526.7630315318">
                <text:p>71526.7630315318</text:p>
              </table:table-cell>
              <table:table-cell office:value-type="float" office:value="69541.6948483542">
                <text:p>69541.6948483542</text:p>
              </table:table-cell>
              <table:table-cell office:value-type="float" office:value="67996.3025833024">
                <text:p>67996.3025833024</text:p>
              </table:table-cell>
              <table:table-cell office:value-type="float" office:value="65614.9710558345">
                <text:p>65614.9710558345</text:p>
              </table:table-cell>
              <table:table-cell office:value-type="float" office:value="64578.8457041019">
                <text:p>64578.8457041019</text:p>
              </table:table-cell>
              <table:table-cell office:value-type="float" office:value="62851.2354464639">
                <text:p>62851.2354464639</text:p>
              </table:table-cell>
              <table:table-cell office:value-type="float" office:value="62335.5714497477">
                <text:p>62335.5714497477</text:p>
              </table:table-cell>
              <table:table-cell office:value-type="float" office:value="61272.1004042884">
                <text:p>61272.1004042884</text:p>
              </table:table-cell>
              <table:table-cell office:value-type="float" office:value="60278.236053327">
                <text:p>60278.236053327</text:p>
              </table:table-cell>
              <table:table-cell office:value-type="float" office:value="59474.4183148701">
                <text:p>59474.4183148701</text:p>
              </table:table-cell>
              <table:table-cell office:value-type="float" office:value="58640.7875360542">
                <text:p>58640.7875360542</text:p>
              </table:table-cell>
              <table:table-cell office:value-type="float" office:value="58149.7309687401">
                <text:p>58149.7309687401</text:p>
              </table:table-cell>
              <table:table-cell office:value-type="float" office:value="57717.011386108">
                <text:p>57717.011386108</text:p>
              </table:table-cell>
              <table:table-cell office:value-type="float" office:value="57417.5752409556">
                <text:p>57417.5752409556</text:p>
              </table:table-cell>
              <table:table-cell office:value-type="float" office:value="56329.2922641518">
                <text:p>56329.2922641518</text:p>
              </table:table-cell>
              <table:table-cell office:value-type="float" office:value="55853.8232945127">
                <text:p>55853.8232945127</text:p>
              </table:table-cell>
              <table:table-cell office:value-type="float" office:value="55853.8232945127">
                <text:p>55853.8232945127</text:p>
              </table:table-cell>
              <table:table-cell office:value-type="float" office:value="55853.8232945127">
                <text:p>55853.8232945127</text:p>
              </table:table-cell>
              <table:table-cell office:value-type="float" office:value="55599.6920752487">
                <text:p>55599.6920752487</text:p>
              </table:table-cell>
              <table:table-cell office:value-type="float" office:value="55599.6920752487">
                <text:p>55599.6920752487</text:p>
              </table:table-cell>
              <table:table-cell office:value-type="float" office:value="55599.6920752487">
                <text:p>55599.6920752487</text:p>
              </table:table-cell>
              <table:table-cell office:value-type="float" office:value="55599.6920752487">
                <text:p>55599.6920752487</text:p>
              </table:table-cell>
              <table:table-cell office:value-type="float" office:value="55599.6920752487">
                <text:p>55599.6920752487</text:p>
              </table:table-cell>
              <table:table-cell office:value-type="float" office:value="55599.6920752487">
                <text:p>55599.6920752487</text:p>
              </table:table-cell>
              <table:table-cell office:value-type="float" office:value="55566.6203270401">
                <text:p>55566.6203270401</text:p>
              </table:table-cell>
              <table:table-cell office:value-type="float" office:value="54899.3889212935">
                <text:p>54899.3889212935</text:p>
              </table:table-cell>
              <table:table-cell office:value-type="float" office:value="54501.4800969417">
                <text:p>54501.4800969417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375.2611654071">
                <text:p>54375.2611654071</text:p>
              </table:table-cell>
              <table:table-cell office:value-type="float" office:value="54196.0902932145">
                <text:p>54196.0902932145</text:p>
              </table:table-cell>
              <table:table-cell office:value-type="float" office:value="54020.9526942459">
                <text:p>54020.9526942459</text:p>
              </table:table-cell>
              <table:table-cell office:value-type="float" office:value="53331.9611398277">
                <text:p>53331.9611398277</text:p>
              </table:table-cell>
              <table:table-cell office:value-type="float" office:value="53331.9611398277">
                <text:p>53331.9611398277</text:p>
              </table:table-cell>
              <table:table-cell office:value-type="float" office:value="53154.4529781562">
                <text:p>53154.4529781562</text:p>
              </table:table-cell>
              <table:table-cell office:value-type="float" office:value="53070.074111185">
                <text:p>53070.074111185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3044.1216055533">
                <text:p>53044.1216055533</text:p>
              </table:table-cell>
              <table:table-cell office:value-type="float" office:value="52934.2751990756">
                <text:p>52934.2751990756</text:p>
              </table:table-cell>
              <table:table-cell office:value-type="float" office:value="52826.4180133138">
                <text:p>52826.4180133138</text:p>
              </table:table-cell>
              <table:table-cell office:value-type="float" office:value="52670.8241108737">
                <text:p>52670.8241108737</text:p>
              </table:table-cell>
              <table:table-cell office:value-type="float" office:value="52670.8241108737">
                <text:p>52670.8241108737</text:p>
              </table:table-cell>
              <table:table-cell office:value-type="float" office:value="52670.8241108737">
                <text:p>52670.8241108737</text:p>
              </table:table-cell>
              <table:table-cell office:value-type="float" office:value="52616.1413174799">
                <text:p>52616.1413174799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364.9205100794">
                <text:p>52364.9205100794</text:p>
              </table:table-cell>
              <table:table-cell office:value-type="float" office:value="52087.9321311031">
                <text:p>52087.9321311031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616.6340223308">
                <text:p>51616.6340223308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  <table:table-cell office:value-type="float" office:value="51493.1504398373">
                <text:p>51493.1504398373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92833.2271717058">
                <text:p>92833.2271717058</text:p>
                <draw:g>
                  <svg:desc>'Zdrojová data 2'.A16:'Zdrojová data 2'.CV16</svg:desc>
                </draw:g>
              </table:table-cell>
              <table:table-cell office:value-type="float" office:value="81582.8852949982">
                <text:p>81582.8852949982</text:p>
              </table:table-cell>
              <table:table-cell office:value-type="float" office:value="80096.8554313381">
                <text:p>80096.8554313381</text:p>
              </table:table-cell>
              <table:table-cell office:value-type="float" office:value="77929.8938537084">
                <text:p>77929.8938537084</text:p>
              </table:table-cell>
              <table:table-cell office:value-type="float" office:value="72587.8724731371">
                <text:p>72587.8724731371</text:p>
              </table:table-cell>
              <table:table-cell office:value-type="float" office:value="69748.7690940112">
                <text:p>69748.7690940112</text:p>
              </table:table-cell>
              <table:table-cell office:value-type="float" office:value="68835.8847459148">
                <text:p>68835.8847459148</text:p>
              </table:table-cell>
              <table:table-cell office:value-type="float" office:value="67377.0877328194">
                <text:p>67377.0877328194</text:p>
              </table:table-cell>
              <table:table-cell office:value-type="float" office:value="66218.5464680869">
                <text:p>66218.5464680869</text:p>
              </table:table-cell>
              <table:table-cell office:value-type="float" office:value="65608.1794958961">
                <text:p>65608.1794958961</text:p>
              </table:table-cell>
              <table:table-cell office:value-type="float" office:value="62988.579120695">
                <text:p>62988.579120695</text:p>
              </table:table-cell>
              <table:table-cell office:value-type="float" office:value="61281.7065536806">
                <text:p>61281.7065536806</text:p>
              </table:table-cell>
              <table:table-cell office:value-type="float" office:value="60875.9486798855">
                <text:p>60875.9486798855</text:p>
              </table:table-cell>
              <table:table-cell office:value-type="float" office:value="59916.8517741642">
                <text:p>59916.8517741642</text:p>
              </table:table-cell>
              <table:table-cell office:value-type="float" office:value="59227.3188811597">
                <text:p>59227.3188811597</text:p>
              </table:table-cell>
              <table:table-cell office:value-type="float" office:value="58702.4736830452">
                <text:p>58702.4736830452</text:p>
              </table:table-cell>
              <table:table-cell office:value-type="float" office:value="58441.0916253678">
                <text:p>58441.0916253678</text:p>
              </table:table-cell>
              <table:table-cell office:value-type="float" office:value="58255.8982861435">
                <text:p>58255.8982861435</text:p>
              </table:table-cell>
              <table:table-cell office:value-type="float" office:value="58142.3400683547">
                <text:p>58142.3400683547</text:p>
              </table:table-cell>
              <table:table-cell office:value-type="float" office:value="57710.1241744916">
                <text:p>57710.1241744916</text:p>
              </table:table-cell>
              <table:table-cell office:value-type="float" office:value="57639.3874493144">
                <text:p>57639.3874493144</text:p>
              </table:table-cell>
              <table:table-cell office:value-type="float" office:value="56869.756193661">
                <text:p>56869.756193661</text:p>
              </table:table-cell>
              <table:table-cell office:value-type="float" office:value="56722.5034641628">
                <text:p>56722.5034641628</text:p>
              </table:table-cell>
              <table:table-cell office:value-type="float" office:value="56653.470462375">
                <text:p>56653.470462375</text:p>
              </table:table-cell>
              <table:table-cell office:value-type="float" office:value="56653.470462375">
                <text:p>56653.470462375</text:p>
              </table:table-cell>
              <table:table-cell office:value-type="float" office:value="56653.470462375">
                <text:p>56653.470462375</text:p>
              </table:table-cell>
              <table:table-cell office:value-type="float" office:value="56642.1321363864">
                <text:p>56642.1321363864</text:p>
              </table:table-cell>
              <table:table-cell office:value-type="float" office:value="56642.1321363864">
                <text:p>56642.1321363864</text:p>
              </table:table-cell>
              <table:table-cell office:value-type="float" office:value="56642.1321363864">
                <text:p>56642.1321363864</text:p>
              </table:table-cell>
              <table:table-cell office:value-type="float" office:value="56351.7575699457">
                <text:p>56351.7575699457</text:p>
              </table:table-cell>
              <table:table-cell office:value-type="float" office:value="56351.7575699457">
                <text:p>56351.7575699457</text:p>
              </table:table-cell>
              <table:table-cell office:value-type="float" office:value="56311.9860567899">
                <text:p>56311.9860567899</text:p>
              </table:table-cell>
              <table:table-cell office:value-type="float" office:value="55911.9615746689">
                <text:p>55911.9615746689</text:p>
              </table:table-cell>
              <table:table-cell office:value-type="float" office:value="55775.2451417839">
                <text:p>55775.2451417839</text:p>
              </table:table-cell>
              <table:table-cell office:value-type="float" office:value="55407.9895986989">
                <text:p>55407.9895986989</text:p>
              </table:table-cell>
              <table:table-cell office:value-type="float" office:value="55407.9895986989">
                <text:p>55407.9895986989</text:p>
              </table:table-cell>
              <table:table-cell office:value-type="float" office:value="55407.9895986989">
                <text:p>55407.9895986989</text:p>
              </table:table-cell>
              <table:table-cell office:value-type="float" office:value="54878.3975130299">
                <text:p>54878.3975130299</text:p>
              </table:table-cell>
              <table:table-cell office:value-type="float" office:value="54878.3975130299">
                <text:p>54878.3975130299</text:p>
              </table:table-cell>
              <table:table-cell office:value-type="float" office:value="54878.3975130299">
                <text:p>54878.3975130299</text:p>
              </table:table-cell>
              <table:table-cell office:value-type="float" office:value="54878.3975130299">
                <text:p>54878.3975130299</text:p>
              </table:table-cell>
              <table:table-cell office:value-type="float" office:value="54499.1275845413">
                <text:p>54499.1275845413</text:p>
              </table:table-cell>
              <table:table-cell office:value-type="float" office:value="54005.8002769618">
                <text:p>54005.8002769618</text:p>
              </table:table-cell>
              <table:table-cell office:value-type="float" office:value="54005.8002769618">
                <text:p>54005.8002769618</text:p>
              </table:table-cell>
              <table:table-cell office:value-type="float" office:value="54005.8002769618">
                <text:p>54005.8002769618</text:p>
              </table:table-cell>
              <table:table-cell office:value-type="float" office:value="54005.8002769618">
                <text:p>54005.8002769618</text:p>
              </table:table-cell>
              <table:table-cell office:value-type="float" office:value="53707.3989043375">
                <text:p>53707.3989043375</text:p>
              </table:table-cell>
              <table:table-cell office:value-type="float" office:value="53707.3989043375">
                <text:p>53707.3989043375</text:p>
              </table:table-cell>
              <table:table-cell office:value-type="float" office:value="53707.3989043375">
                <text:p>53707.3989043375</text:p>
              </table:table-cell>
              <table:table-cell office:value-type="float" office:value="53707.3989043375">
                <text:p>53707.3989043375</text:p>
              </table:table-cell>
              <table:table-cell office:value-type="float" office:value="53707.3989043375">
                <text:p>53707.3989043375</text:p>
              </table:table-cell>
              <table:table-cell office:value-type="float" office:value="53707.3989043375">
                <text:p>53707.3989043375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666.0598788986">
                <text:p>53666.0598788986</text:p>
              </table:table-cell>
              <table:table-cell office:value-type="float" office:value="53471.9091826375">
                <text:p>53471.9091826375</text:p>
              </table:table-cell>
              <table:table-cell office:value-type="float" office:value="53471.9091826375">
                <text:p>53471.9091826375</text:p>
              </table:table-cell>
              <table:table-cell office:value-type="float" office:value="53471.9091826375">
                <text:p>53471.9091826375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911.4560629904">
                <text:p>52911.4560629904</text:p>
              </table:table-cell>
              <table:table-cell office:value-type="float" office:value="52503.8918084907">
                <text:p>52503.8918084907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977.6389602628">
                <text:p>51977.6389602628</text:p>
              </table:table-cell>
              <table:table-cell office:value-type="float" office:value="51769.2011018113">
                <text:p>51769.2011018113</text:p>
              </table:table-cell>
              <table:table-cell office:value-type="float" office:value="51559.3244379571">
                <text:p>51559.3244379571</text:p>
              </table:table-cell>
              <table:table-cell office:value-type="float" office:value="51114.0924413946">
                <text:p>51114.0924413946</text:p>
              </table:table-cell>
              <table:table-cell office:value-type="float" office:value="50877.9628083462">
                <text:p>50877.9628083462</text:p>
              </table:table-cell>
              <table:table-cell office:value-type="float" office:value="50877.9628083462">
                <text:p>50877.9628083462</text:p>
              </table:table-cell>
              <table:table-cell office:value-type="float" office:value="50877.9628083462">
                <text:p>50877.9628083462</text:p>
              </table:table-cell>
              <table:table-cell office:value-type="float" office:value="50877.9628083462">
                <text:p>50877.9628083462</text:p>
              </table:table-cell>
              <table:table-cell office:value-type="float" office:value="50877.9628083462">
                <text:p>50877.962808346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86148.1932476744">
                <text:p>86148.1932476744</text:p>
                <draw:g>
                  <svg:desc>'Zdrojová data 2'.A17:'Zdrojová data 2'.CV17</svg:desc>
                </draw:g>
              </table:table-cell>
              <table:table-cell office:value-type="float" office:value="81276.475590283">
                <text:p>81276.475590283</text:p>
              </table:table-cell>
              <table:table-cell office:value-type="float" office:value="79108.5624694445">
                <text:p>79108.5624694445</text:p>
              </table:table-cell>
              <table:table-cell office:value-type="float" office:value="77885.7184700907">
                <text:p>77885.7184700907</text:p>
              </table:table-cell>
              <table:table-cell office:value-type="float" office:value="74076.6683386995">
                <text:p>74076.6683386995</text:p>
              </table:table-cell>
              <table:table-cell office:value-type="float" office:value="70825.247225424">
                <text:p>70825.247225424</text:p>
              </table:table-cell>
              <table:table-cell office:value-type="float" office:value="68966.0782347209">
                <text:p>68966.0782347209</text:p>
              </table:table-cell>
              <table:table-cell office:value-type="float" office:value="67532.1881442795">
                <text:p>67532.1881442795</text:p>
              </table:table-cell>
              <table:table-cell office:value-type="float" office:value="65057.0937768694">
                <text:p>65057.0937768694</text:p>
              </table:table-cell>
              <table:table-cell office:value-type="float" office:value="62982.8125356">
                <text:p>62982.8125356</text:p>
              </table:table-cell>
              <table:table-cell office:value-type="float" office:value="62717.8886192392">
                <text:p>62717.8886192392</text:p>
              </table:table-cell>
              <table:table-cell office:value-type="float" office:value="62047.6712735323">
                <text:p>62047.6712735323</text:p>
              </table:table-cell>
              <table:table-cell office:value-type="float" office:value="61161.6523792627">
                <text:p>61161.6523792627</text:p>
              </table:table-cell>
              <table:table-cell office:value-type="float" office:value="60677.0684708647">
                <text:p>60677.0684708647</text:p>
              </table:table-cell>
              <table:table-cell office:value-type="float" office:value="60114.6003491829">
                <text:p>60114.6003491829</text:p>
              </table:table-cell>
              <table:table-cell office:value-type="float" office:value="59529.1637047925">
                <text:p>59529.1637047925</text:p>
              </table:table-cell>
              <table:table-cell office:value-type="float" office:value="58579.3811671891">
                <text:p>58579.3811671891</text:p>
              </table:table-cell>
              <table:table-cell office:value-type="float" office:value="58268.3029979707">
                <text:p>58268.3029979707</text:p>
              </table:table-cell>
              <table:table-cell office:value-type="float" office:value="57725.2240511568">
                <text:p>57725.2240511568</text:p>
              </table:table-cell>
              <table:table-cell office:value-type="float" office:value="57725.2240511568">
                <text:p>57725.2240511568</text:p>
              </table:table-cell>
              <table:table-cell office:value-type="float" office:value="57117.072921437">
                <text:p>57117.072921437</text:p>
              </table:table-cell>
              <table:table-cell office:value-type="float" office:value="56814.7728999556">
                <text:p>56814.7728999556</text:p>
              </table:table-cell>
              <table:table-cell office:value-type="float" office:value="56145.6966089519">
                <text:p>56145.6966089519</text:p>
              </table:table-cell>
              <table:table-cell office:value-type="float" office:value="54470.3379860096">
                <text:p>54470.3379860096</text:p>
              </table:table-cell>
              <table:table-cell office:value-type="float" office:value="53936.9733232666">
                <text:p>53936.9733232666</text:p>
              </table:table-cell>
              <table:table-cell office:value-type="float" office:value="53568.4557670544">
                <text:p>53568.4557670544</text:p>
              </table:table-cell>
              <table:table-cell office:value-type="float" office:value="53380.9202285944">
                <text:p>53380.9202285944</text:p>
              </table:table-cell>
              <table:table-cell office:value-type="float" office:value="53380.9202285944">
                <text:p>53380.9202285944</text:p>
              </table:table-cell>
              <table:table-cell office:value-type="float" office:value="53314.3918489387">
                <text:p>53314.3918489387</text:p>
              </table:table-cell>
              <table:table-cell office:value-type="float" office:value="53158.3543524344">
                <text:p>53158.3543524344</text:p>
              </table:table-cell>
              <table:table-cell office:value-type="float" office:value="53158.3543524344">
                <text:p>53158.3543524344</text:p>
              </table:table-cell>
              <table:table-cell office:value-type="float" office:value="53158.3543524344">
                <text:p>53158.3543524344</text:p>
              </table:table-cell>
              <table:table-cell office:value-type="float" office:value="53108.0743171108">
                <text:p>53108.0743171108</text:p>
              </table:table-cell>
              <table:table-cell office:value-type="float" office:value="52520.9739553134">
                <text:p>52520.9739553134</text:p>
              </table:table-cell>
              <table:table-cell office:value-type="float" office:value="52298.9315272861">
                <text:p>52298.9315272861</text:p>
              </table:table-cell>
              <table:table-cell office:value-type="float" office:value="52298.9315272861">
                <text:p>52298.9315272861</text:p>
              </table:table-cell>
              <table:table-cell office:value-type="float" office:value="52269.9213491887">
                <text:p>52269.9213491887</text:p>
              </table:table-cell>
              <table:table-cell office:value-type="float" office:value="51843.2263265194">
                <text:p>51843.2263265194</text:p>
              </table:table-cell>
              <table:table-cell office:value-type="float" office:value="51105.6515339765">
                <text:p>51105.6515339765</text:p>
              </table:table-cell>
              <table:table-cell office:value-type="float" office:value="50879.381498116">
                <text:p>50879.381498116</text:p>
              </table:table-cell>
              <table:table-cell office:value-type="float" office:value="50879.381498116">
                <text:p>50879.381498116</text:p>
              </table:table-cell>
              <table:table-cell office:value-type="float" office:value="50879.1118513328">
                <text:p>50879.1118513328</text:p>
              </table:table-cell>
              <table:table-cell office:value-type="float" office:value="50646.1490575105">
                <text:p>50646.1490575105</text:p>
              </table:table-cell>
              <table:table-cell office:value-type="float" office:value="50090.4894829682">
                <text:p>50090.4894829682</text:p>
              </table:table-cell>
              <table:table-cell office:value-type="float" office:value="49777.5219316809">
                <text:p>49777.5219316809</text:p>
              </table:table-cell>
              <table:table-cell office:value-type="float" office:value="49777.5219316809">
                <text:p>49777.5219316809</text:p>
              </table:table-cell>
              <table:table-cell office:value-type="float" office:value="48662.0657524234">
                <text:p>48662.0657524234</text:p>
              </table:table-cell>
              <table:table-cell office:value-type="float" office:value="48440.4433739402">
                <text:p>48440.4433739402</text:p>
              </table:table-cell>
              <table:table-cell office:value-type="float" office:value="48067.1817758809">
                <text:p>48067.1817758809</text:p>
              </table:table-cell>
              <table:table-cell office:value-type="float" office:value="47741.4068155843">
                <text:p>47741.406815584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437.3056882413">
                <text:p>47437.3056882413</text:p>
              </table:table-cell>
              <table:table-cell office:value-type="float" office:value="47213.8845024937">
                <text:p>47213.8845024937</text:p>
              </table:table-cell>
              <table:table-cell office:value-type="float" office:value="46726.9618005408">
                <text:p>46726.9618005408</text:p>
              </table:table-cell>
              <table:table-cell office:value-type="float" office:value="46498.1804195639">
                <text:p>46498.1804195639</text:p>
              </table:table-cell>
              <table:table-cell office:value-type="float" office:value="46240.5115376773">
                <text:p>46240.5115376773</text:p>
              </table:table-cell>
              <table:table-cell office:value-type="float" office:value="45710.0738588507">
                <text:p>45710.0738588507</text:p>
              </table:table-cell>
              <table:table-cell office:value-type="float" office:value="45599.096570532">
                <text:p>45599.096570532</text:p>
              </table:table-cell>
              <table:table-cell office:value-type="float" office:value="45295.9491647355">
                <text:p>45295.9491647355</text:p>
              </table:table-cell>
              <table:table-cell office:value-type="float" office:value="45258.2090783022">
                <text:p>45258.2090783022</text:p>
              </table:table-cell>
              <table:table-cell office:value-type="float" office:value="45258.2090783022">
                <text:p>45258.2090783022</text:p>
              </table:table-cell>
              <table:table-cell office:value-type="float" office:value="45258.2090783022">
                <text:p>45258.2090783022</text:p>
              </table:table-cell>
              <table:table-cell office:value-type="float" office:value="45258.2090783022">
                <text:p>45258.2090783022</text:p>
              </table:table-cell>
              <table:table-cell office:value-type="float" office:value="45258.2090783022">
                <text:p>45258.2090783022</text:p>
              </table:table-cell>
              <table:table-cell office:value-type="float" office:value="44988.254856589">
                <text:p>44988.254856589</text:p>
              </table:table-cell>
              <table:table-cell office:value-type="float" office:value="44911.7592841732">
                <text:p>44911.7592841732</text:p>
              </table:table-cell>
              <table:table-cell office:value-type="float" office:value="44676.8048609148">
                <text:p>44676.8048609148</text:p>
              </table:table-cell>
              <table:table-cell office:value-type="float" office:value="44676.8048609148">
                <text:p>44676.8048609148</text:p>
              </table:table-cell>
              <table:table-cell office:value-type="float" office:value="44257.0809460661">
                <text:p>44257.0809460661</text:p>
              </table:table-cell>
              <table:table-cell office:value-type="float" office:value="44064.8829344758">
                <text:p>44064.8829344758</text:p>
              </table:table-cell>
              <table:table-cell office:value-type="float" office:value="43872.5890312963">
                <text:p>43872.5890312963</text:p>
              </table:table-cell>
              <table:table-cell office:value-type="float" office:value="43335.1107051422">
                <text:p>43335.1107051422</text:p>
              </table:table-cell>
              <table:table-cell office:value-type="float" office:value="43335.1107051422">
                <text:p>43335.1107051422</text:p>
              </table:table-cell>
              <table:table-cell office:value-type="float" office:value="43013.1129953658">
                <text:p>43013.1129953658</text:p>
              </table:table-cell>
              <table:table-cell office:value-type="float" office:value="42641.6191714626">
                <text:p>42641.6191714626</text:p>
              </table:table-cell>
              <table:table-cell office:value-type="float" office:value="42641.6191714626">
                <text:p>42641.6191714626</text:p>
              </table:table-cell>
              <table:table-cell office:value-type="float" office:value="42641.6191714626">
                <text:p>42641.6191714626</text:p>
              </table:table-cell>
              <table:table-cell office:value-type="float" office:value="42641.6191714626">
                <text:p>42641.6191714626</text:p>
              </table:table-cell>
              <table:table-cell office:value-type="float" office:value="42091.4306962227">
                <text:p>42091.4306962227</text:p>
              </table:table-cell>
              <table:table-cell office:value-type="float" office:value="42091.4306962227">
                <text:p>42091.4306962227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  <table:table-cell office:value-type="float" office:value="41634.386271186">
                <text:p>41634.38627118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89293.9297800209">
                <text:p>89293.9297800209</text:p>
                <draw:g>
                  <svg:desc>'Zdrojová data 2'.A18:'Zdrojová data 2'.CV18</svg:desc>
                </draw:g>
              </table:table-cell>
              <table:table-cell office:value-type="float" office:value="83024.8616854736">
                <text:p>83024.8616854736</text:p>
              </table:table-cell>
              <table:table-cell office:value-type="float" office:value="78841.9111372654">
                <text:p>78841.9111372654</text:p>
              </table:table-cell>
              <table:table-cell office:value-type="float" office:value="74742.0929397033">
                <text:p>74742.0929397033</text:p>
              </table:table-cell>
              <table:table-cell office:value-type="float" office:value="68318.9021707018">
                <text:p>68318.9021707018</text:p>
              </table:table-cell>
              <table:table-cell office:value-type="float" office:value="67395.4199233622">
                <text:p>67395.4199233622</text:p>
              </table:table-cell>
              <table:table-cell office:value-type="float" office:value="66406.1552405518">
                <text:p>66406.1552405518</text:p>
              </table:table-cell>
              <table:table-cell office:value-type="float" office:value="63502.3973148377">
                <text:p>63502.3973148377</text:p>
              </table:table-cell>
              <table:table-cell office:value-type="float" office:value="62809.1819706785">
                <text:p>62809.1819706785</text:p>
              </table:table-cell>
              <table:table-cell office:value-type="float" office:value="61097.392740599">
                <text:p>61097.392740599</text:p>
              </table:table-cell>
              <table:table-cell office:value-type="float" office:value="60527.0324535951">
                <text:p>60527.0324535951</text:p>
              </table:table-cell>
              <table:table-cell office:value-type="float" office:value="59881.526477164">
                <text:p>59881.526477164</text:p>
              </table:table-cell>
              <table:table-cell office:value-type="float" office:value="59634.7695252489">
                <text:p>59634.7695252489</text:p>
              </table:table-cell>
              <table:table-cell office:value-type="float" office:value="58197.1767179191">
                <text:p>58197.1767179191</text:p>
              </table:table-cell>
              <table:table-cell office:value-type="float" office:value="57919.9079292219">
                <text:p>57919.9079292219</text:p>
              </table:table-cell>
              <table:table-cell office:value-type="float" office:value="57096.2290835837">
                <text:p>57096.2290835837</text:p>
              </table:table-cell>
              <table:table-cell office:value-type="float" office:value="57096.2290835837">
                <text:p>57096.2290835837</text:p>
              </table:table-cell>
              <table:table-cell office:value-type="float" office:value="57096.2290835837">
                <text:p>57096.2290835837</text:p>
              </table:table-cell>
              <table:table-cell office:value-type="float" office:value="57096.2290835837">
                <text:p>57096.2290835837</text:p>
              </table:table-cell>
              <table:table-cell office:value-type="float" office:value="56534.7047221569">
                <text:p>56534.7047221569</text:p>
              </table:table-cell>
              <table:table-cell office:value-type="float" office:value="56294.5701502525">
                <text:p>56294.5701502525</text:p>
              </table:table-cell>
              <table:table-cell office:value-type="float" office:value="56294.5701502525">
                <text:p>56294.5701502525</text:p>
              </table:table-cell>
              <table:table-cell office:value-type="float" office:value="56123.9495341041">
                <text:p>56123.9495341041</text:p>
              </table:table-cell>
              <table:table-cell office:value-type="float" office:value="55981.9164020071">
                <text:p>55981.9164020071</text:p>
              </table:table-cell>
              <table:table-cell office:value-type="float" office:value="55973.2214872982">
                <text:p>55973.2214872982</text:p>
              </table:table-cell>
              <table:table-cell office:value-type="float" office:value="55868.0632064087">
                <text:p>55868.0632064087</text:p>
              </table:table-cell>
              <table:table-cell office:value-type="float" office:value="55132.7236313901">
                <text:p>55132.7236313901</text:p>
              </table:table-cell>
              <table:table-cell office:value-type="float" office:value="53867.0773166427">
                <text:p>53867.0773166427</text:p>
              </table:table-cell>
              <table:table-cell office:value-type="float" office:value="53764.1724163967">
                <text:p>53764.1724163967</text:p>
              </table:table-cell>
              <table:table-cell office:value-type="float" office:value="53436.9387858731">
                <text:p>53436.9387858731</text:p>
              </table:table-cell>
              <table:table-cell office:value-type="float" office:value="52819.176816815">
                <text:p>52819.176816815</text:p>
              </table:table-cell>
              <table:table-cell office:value-type="float" office:value="52768.695612541">
                <text:p>52768.695612541</text:p>
              </table:table-cell>
              <table:table-cell office:value-type="float" office:value="52708.2882917567">
                <text:p>52708.2882917567</text:p>
              </table:table-cell>
              <table:table-cell office:value-type="float" office:value="52185.3057197135">
                <text:p>52185.3057197135</text:p>
              </table:table-cell>
              <table:table-cell office:value-type="float" office:value="51510.9110846335">
                <text:p>51510.9110846335</text:p>
              </table:table-cell>
              <table:table-cell office:value-type="float" office:value="50646.7858240011">
                <text:p>50646.7858240011</text:p>
              </table:table-cell>
              <table:table-cell office:value-type="float" office:value="50537.4946069628">
                <text:p>50537.4946069628</text:p>
              </table:table-cell>
              <table:table-cell office:value-type="float" office:value="48793.0666796356">
                <text:p>48793.0666796356</text:p>
              </table:table-cell>
              <table:table-cell office:value-type="float" office:value="48616.9772874841">
                <text:p>48616.9772874841</text:p>
              </table:table-cell>
              <table:table-cell office:value-type="float" office:value="48441.4798964435">
                <text:p>48441.4798964435</text:p>
              </table:table-cell>
              <table:table-cell office:value-type="float" office:value="48080.0401699426">
                <text:p>48080.0401699426</text:p>
              </table:table-cell>
              <table:table-cell office:value-type="float" office:value="47924.1024391406">
                <text:p>47924.1024391406</text:p>
              </table:table-cell>
              <table:table-cell office:value-type="float" office:value="47617.0239255922">
                <text:p>47617.0239255922</text:p>
              </table:table-cell>
              <table:table-cell office:value-type="float" office:value="47214.7796265435">
                <text:p>47214.7796265435</text:p>
              </table:table-cell>
              <table:table-cell office:value-type="float" office:value="46937.5108378462">
                <text:p>46937.5108378462</text:p>
              </table:table-cell>
              <table:table-cell office:value-type="float" office:value="46900.8422479711">
                <text:p>46900.8422479711</text:p>
              </table:table-cell>
              <table:table-cell office:value-type="float" office:value="46589.8715950199">
                <text:p>46589.8715950199</text:p>
              </table:table-cell>
              <table:table-cell office:value-type="float" office:value="46408.0274845243">
                <text:p>46408.0274845243</text:p>
              </table:table-cell>
              <table:table-cell office:value-type="float" office:value="46026.6247296781">
                <text:p>46026.6247296781</text:p>
              </table:table-cell>
              <table:table-cell office:value-type="float" office:value="45501.6790183922">
                <text:p>45501.6790183922</text:p>
              </table:table-cell>
              <table:table-cell office:value-type="float" office:value="45436.5684418753">
                <text:p>45436.5684418753</text:p>
              </table:table-cell>
              <table:table-cell office:value-type="float" office:value="45368.1568481704">
                <text:p>45368.1568481704</text:p>
              </table:table-cell>
              <table:table-cell office:value-type="float" office:value="45027.5114670273">
                <text:p>45027.5114670273</text:p>
              </table:table-cell>
              <table:table-cell office:value-type="float" office:value="45027.5114670273">
                <text:p>45027.5114670273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5025.1098339337">
                <text:p>45025.1098339337</text:p>
              </table:table-cell>
              <table:table-cell office:value-type="float" office:value="44820.8679929309">
                <text:p>44820.8679929309</text:p>
              </table:table-cell>
              <table:table-cell office:value-type="float" office:value="44820.8679929309">
                <text:p>44820.8679929309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26.5875850386">
                <text:p>44726.5875850386</text:p>
              </table:table-cell>
              <table:table-cell office:value-type="float" office:value="44700.2193035614">
                <text:p>44700.2193035614</text:p>
              </table:table-cell>
              <table:table-cell office:value-type="float" office:value="44443.3242375929">
                <text:p>44443.3242375929</text:p>
              </table:table-cell>
              <table:table-cell office:value-type="float" office:value="44222.5555533211">
                <text:p>44222.5555533211</text:p>
              </table:table-cell>
              <table:table-cell office:value-type="float" office:value="43945.2867646239">
                <text:p>43945.2867646239</text:p>
              </table:table-cell>
              <table:table-cell office:value-type="float" office:value="43834.3094763052">
                <text:p>43834.3094763052</text:p>
              </table:table-cell>
              <table:table-cell office:value-type="float" office:value="43834.3094763052">
                <text:p>43834.3094763052</text:p>
              </table:table-cell>
              <table:table-cell office:value-type="float" office:value="43834.3094763052">
                <text:p>43834.3094763052</text:p>
              </table:table-cell>
              <table:table-cell office:value-type="float" office:value="43803.8754865255">
                <text:p>43803.8754865255</text:p>
              </table:table-cell>
              <table:table-cell office:value-type="float" office:value="43616.040208741">
                <text:p>43616.040208741</text:p>
              </table:table-cell>
              <table:table-cell office:value-type="float" office:value="43616.040208741">
                <text:p>43616.040208741</text:p>
              </table:table-cell>
              <table:table-cell office:value-type="float" office:value="43616.040208741">
                <text:p>43616.040208741</text:p>
              </table:table-cell>
              <table:table-cell office:value-type="float" office:value="43616.040208741">
                <text:p>43616.040208741</text:p>
              </table:table-cell>
              <table:table-cell office:value-type="float" office:value="43616.040208741">
                <text:p>43616.040208741</text:p>
              </table:table-cell>
              <table:table-cell office:value-type="float" office:value="43616.040208741">
                <text:p>43616.040208741</text:p>
              </table:table-cell>
              <table:table-cell office:value-type="float" office:value="43341.4717805584">
                <text:p>43341.4717805584</text:p>
              </table:table-cell>
              <table:table-cell office:value-type="float" office:value="43057.4741301255">
                <text:p>43057.4741301255</text:p>
              </table:table-cell>
              <table:table-cell office:value-type="float" office:value="42876.4237598763">
                <text:p>42876.4237598763</text:p>
              </table:table-cell>
              <table:table-cell office:value-type="float" office:value="42876.4237598763">
                <text:p>42876.4237598763</text:p>
              </table:table-cell>
              <table:table-cell office:value-type="float" office:value="42876.4237598763">
                <text:p>42876.4237598763</text:p>
              </table:table-cell>
              <table:table-cell office:value-type="float" office:value="42876.4237598763">
                <text:p>42876.4237598763</text:p>
              </table:table-cell>
              <table:table-cell office:value-type="float" office:value="42876.4237598763">
                <text:p>42876.4237598763</text:p>
              </table:table-cell>
              <table:table-cell office:value-type="float" office:value="42876.4237598763">
                <text:p>42876.4237598763</text:p>
              </table:table-cell>
              <table:table-cell office:value-type="float" office:value="42876.4237598763">
                <text:p>42876.4237598763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86042.7597755822">
                <text:p>86042.7597755822</text:p>
                <draw:g>
                  <svg:desc>'Zdrojová data 2'.A19:'Zdrojová data 2'.CV19</svg:desc>
                </draw:g>
              </table:table-cell>
              <table:table-cell office:value-type="float" office:value="82520.3788487652">
                <text:p>82520.3788487652</text:p>
              </table:table-cell>
              <table:table-cell office:value-type="float" office:value="79314.0862710334">
                <text:p>79314.0862710334</text:p>
              </table:table-cell>
              <table:table-cell office:value-type="float" office:value="76374.4431610906">
                <text:p>76374.4431610906</text:p>
              </table:table-cell>
              <table:table-cell office:value-type="float" office:value="74114.9940513908">
                <text:p>74114.9940513908</text:p>
              </table:table-cell>
              <table:table-cell office:value-type="float" office:value="72605.7685301213">
                <text:p>72605.7685301213</text:p>
              </table:table-cell>
              <table:table-cell office:value-type="float" office:value="69583.2360896199">
                <text:p>69583.2360896199</text:p>
              </table:table-cell>
              <table:table-cell office:value-type="float" office:value="69583.2360896199">
                <text:p>69583.2360896199</text:p>
              </table:table-cell>
              <table:table-cell office:value-type="float" office:value="65325.9012104514">
                <text:p>65325.9012104514</text:p>
              </table:table-cell>
              <table:table-cell office:value-type="float" office:value="62571.8612268803">
                <text:p>62571.8612268803</text:p>
              </table:table-cell>
              <table:table-cell office:value-type="float" office:value="61711.7757618899">
                <text:p>61711.7757618899</text:p>
              </table:table-cell>
              <table:table-cell office:value-type="float" office:value="61220.4364506503">
                <text:p>61220.4364506503</text:p>
              </table:table-cell>
              <table:table-cell office:value-type="float" office:value="60264.0418782617">
                <text:p>60264.0418782617</text:p>
              </table:table-cell>
              <table:table-cell office:value-type="float" office:value="59425.2550810595">
                <text:p>59425.2550810595</text:p>
              </table:table-cell>
              <table:table-cell office:value-type="float" office:value="57518.2004910263">
                <text:p>57518.2004910263</text:p>
              </table:table-cell>
              <table:table-cell office:value-type="float" office:value="57182.6521468824">
                <text:p>57182.6521468824</text:p>
              </table:table-cell>
              <table:table-cell office:value-type="float" office:value="56672.3069466713">
                <text:p>56672.3069466713</text:p>
              </table:table-cell>
              <table:table-cell office:value-type="float" office:value="55609.6988785881">
                <text:p>55609.6988785881</text:p>
              </table:table-cell>
              <table:table-cell office:value-type="float" office:value="54294.8560437834">
                <text:p>54294.8560437834</text:p>
              </table:table-cell>
              <table:table-cell office:value-type="float" office:value="54072.4453754243">
                <text:p>54072.4453754243</text:p>
              </table:table-cell>
              <table:table-cell office:value-type="float" office:value="53193.530356979">
                <text:p>53193.530356979</text:p>
              </table:table-cell>
              <table:table-cell office:value-type="float" office:value="53096.5394453596">
                <text:p>53096.5394453596</text:p>
              </table:table-cell>
              <table:table-cell office:value-type="float" office:value="52877.2083078264">
                <text:p>52877.2083078264</text:p>
              </table:table-cell>
              <table:table-cell office:value-type="float" office:value="52853.4668100371">
                <text:p>52853.4668100371</text:p>
              </table:table-cell>
              <table:table-cell office:value-type="float" office:value="52214.8523570164">
                <text:p>52214.8523570164</text:p>
              </table:table-cell>
              <table:table-cell office:value-type="float" office:value="51287.1128487933">
                <text:p>51287.1128487933</text:p>
              </table:table-cell>
              <table:table-cell office:value-type="float" office:value="50919.580042195">
                <text:p>50919.580042195</text:p>
              </table:table-cell>
              <table:table-cell office:value-type="float" office:value="50810.9119665566">
                <text:p>50810.9119665566</text:p>
              </table:table-cell>
              <table:table-cell office:value-type="float" office:value="48900.2957326944">
                <text:p>48900.2957326944</text:p>
              </table:table-cell>
              <table:table-cell office:value-type="float" office:value="47124.7196174798">
                <text:p>47124.7196174798</text:p>
              </table:table-cell>
              <table:table-cell office:value-type="float" office:value="46866.6222276475">
                <text:p>46866.6222276475</text:p>
              </table:table-cell>
              <table:table-cell office:value-type="float" office:value="45888.4247400154">
                <text:p>45888.4247400154</text:p>
              </table:table-cell>
              <table:table-cell office:value-type="float" office:value="45831.4949263673">
                <text:p>45831.4949263673</text:p>
              </table:table-cell>
              <table:table-cell office:value-type="float" office:value="45790.9982259044">
                <text:p>45790.9982259044</text:p>
              </table:table-cell>
              <table:table-cell office:value-type="float" office:value="45790.9982259044">
                <text:p>45790.9982259044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417.4740311426">
                <text:p>45417.4740311426</text:p>
              </table:table-cell>
              <table:table-cell office:value-type="float" office:value="45297.2434353512">
                <text:p>45297.2434353512</text:p>
              </table:table-cell>
              <table:table-cell office:value-type="float" office:value="44915.8853950101">
                <text:p>44915.8853950101</text:p>
              </table:table-cell>
              <table:table-cell office:value-type="float" office:value="44887.2515222701">
                <text:p>44887.2515222701</text:p>
              </table:table-cell>
              <table:table-cell office:value-type="float" office:value="44832.2919285548">
                <text:p>44832.2919285548</text:p>
              </table:table-cell>
              <table:table-cell office:value-type="float" office:value="44331.1916189218">
                <text:p>44331.1916189218</text:p>
              </table:table-cell>
              <table:table-cell office:value-type="float" office:value="44261.4855983446">
                <text:p>44261.4855983446</text:p>
              </table:table-cell>
              <table:table-cell office:value-type="float" office:value="44115.4048377647">
                <text:p>44115.4048377647</text:p>
              </table:table-cell>
              <table:table-cell office:value-type="float" office:value="44115.4048377647">
                <text:p>44115.4048377647</text:p>
              </table:table-cell>
              <table:table-cell office:value-type="float" office:value="44115.4048377647">
                <text:p>44115.4048377647</text:p>
              </table:table-cell>
              <table:table-cell office:value-type="float" office:value="43289.2448187737">
                <text:p>43289.2448187737</text:p>
              </table:table-cell>
              <table:table-cell office:value-type="float" office:value="42705.5706112489">
                <text:p>42705.5706112489</text:p>
              </table:table-cell>
              <table:table-cell office:value-type="float" office:value="42633.3638247713">
                <text:p>42633.3638247713</text:p>
              </table:table-cell>
              <table:table-cell office:value-type="float" office:value="42520.3338372254">
                <text:p>42520.3338372254</text:p>
              </table:table-cell>
              <table:table-cell office:value-type="float" office:value="42389.754698564">
                <text:p>42389.754698564</text:p>
              </table:table-cell>
              <table:table-cell office:value-type="float" office:value="42389.754698564">
                <text:p>42389.754698564</text:p>
              </table:table-cell>
              <table:table-cell office:value-type="float" office:value="41961.2896089404">
                <text:p>41961.2896089404</text:p>
              </table:table-cell>
              <table:table-cell office:value-type="float" office:value="41961.2896089404">
                <text:p>41961.2896089404</text:p>
              </table:table-cell>
              <table:table-cell office:value-type="float" office:value="41947.6172952997">
                <text:p>41947.6172952997</text:p>
              </table:table-cell>
              <table:table-cell office:value-type="float" office:value="41818.9274835679">
                <text:p>41818.9274835679</text:p>
              </table:table-cell>
              <table:table-cell office:value-type="float" office:value="41818.9274835679">
                <text:p>41818.9274835679</text:p>
              </table:table-cell>
              <table:table-cell office:value-type="float" office:value="41526.6450830919">
                <text:p>41526.6450830919</text:p>
              </table:table-cell>
              <table:table-cell office:value-type="float" office:value="41454.4382966144">
                <text:p>41454.4382966144</text:p>
              </table:table-cell>
              <table:table-cell office:value-type="float" office:value="41199.4748599536">
                <text:p>41199.4748599536</text:p>
              </table:table-cell>
              <table:table-cell office:value-type="float" office:value="41199.4748599536">
                <text:p>41199.4748599536</text:p>
              </table:table-cell>
              <table:table-cell office:value-type="float" office:value="41199.4748599536">
                <text:p>41199.4748599536</text:p>
              </table:table-cell>
              <table:table-cell office:value-type="float" office:value="41199.4748599536">
                <text:p>41199.4748599536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40952.0691082598">
                <text:p>40952.0691082598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272.208876489">
                <text:p>38272.208876489</text:p>
              </table:table-cell>
              <table:table-cell office:value-type="float" office:value="38272.208876489">
                <text:p>38272.208876489</text:p>
              </table:table-cell>
              <table:table-cell office:value-type="float" office:value="38272.208876489">
                <text:p>38272.208876489</text:p>
              </table:table-cell>
              <table:table-cell office:value-type="float" office:value="38261.4141355007">
                <text:p>38261.4141355007</text:p>
              </table:table-cell>
              <table:table-cell office:value-type="float" office:value="37932.0414971707">
                <text:p>37932.0414971707</text:p>
              </table:table-cell>
              <table:table-cell office:value-type="float" office:value="37890.997141544">
                <text:p>37890.997141544</text:p>
              </table:table-cell>
              <table:table-cell office:value-type="float" office:value="37861.7665477326">
                <text:p>37861.7665477326</text:p>
              </table:table-cell>
              <table:table-cell office:value-type="float" office:value="37861.7665477326">
                <text:p>37861.7665477326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60380.6338266512">
                <text:p>60380.6338266512</text:p>
                <draw:g>
                  <svg:desc>'Zdrojová data 2'.A20:'Zdrojová data 2'.CV20</svg:desc>
                </draw:g>
              </table:table-cell>
              <table:table-cell office:value-type="float" office:value="59500.7977558932">
                <text:p>59500.7977558932</text:p>
              </table:table-cell>
              <table:table-cell office:value-type="float" office:value="57241.3486461933">
                <text:p>57241.3486461933</text:p>
              </table:table-cell>
              <table:table-cell office:value-type="float" office:value="55504.1172637552">
                <text:p>55504.1172637552</text:p>
              </table:table-cell>
              <table:table-cell office:value-type="float" office:value="54983.8539297394">
                <text:p>54983.8539297394</text:p>
              </table:table-cell>
              <table:table-cell office:value-type="float" office:value="53955.9355067004">
                <text:p>53955.9355067004</text:p>
              </table:table-cell>
              <table:table-cell office:value-type="float" office:value="53380.5750066967">
                <text:p>53380.5750066967</text:p>
              </table:table-cell>
              <table:table-cell office:value-type="float" office:value="51630.8689655382">
                <text:p>51630.8689655382</text:p>
              </table:table-cell>
              <table:table-cell office:value-type="float" office:value="50971.2001859422">
                <text:p>50971.2001859422</text:p>
              </table:table-cell>
              <table:table-cell office:value-type="float" office:value="50836.2516627251">
                <text:p>50836.2516627251</text:p>
              </table:table-cell>
              <table:table-cell office:value-type="float" office:value="49628.3008731198">
                <text:p>49628.3008731198</text:p>
              </table:table-cell>
              <table:table-cell office:value-type="float" office:value="48064.2028297862">
                <text:p>48064.2028297862</text:p>
              </table:table-cell>
              <table:table-cell office:value-type="float" office:value="47407.5987267598">
                <text:p>47407.5987267598</text:p>
              </table:table-cell>
              <table:table-cell office:value-type="float" office:value="47334.6292677122">
                <text:p>47334.6292677122</text:p>
              </table:table-cell>
              <table:table-cell office:value-type="float" office:value="46687.7921666798">
                <text:p>46687.7921666798</text:p>
              </table:table-cell>
              <table:table-cell office:value-type="float" office:value="45924.0975838195">
                <text:p>45924.0975838195</text:p>
              </table:table-cell>
              <table:table-cell office:value-type="float" office:value="45541.5340644328">
                <text:p>45541.5340644328</text:p>
              </table:table-cell>
              <table:table-cell office:value-type="float" office:value="45541.5340644328">
                <text:p>45541.5340644328</text:p>
              </table:table-cell>
              <table:table-cell office:value-type="float" office:value="45541.5340644328">
                <text:p>45541.5340644328</text:p>
              </table:table-cell>
              <table:table-cell office:value-type="float" office:value="44279.5294783395">
                <text:p>44279.5294783395</text:p>
              </table:table-cell>
              <table:table-cell office:value-type="float" office:value="44279.5294783395">
                <text:p>44279.5294783395</text:p>
              </table:table-cell>
              <table:table-cell office:value-type="float" office:value="44202.6740681958">
                <text:p>44202.6740681958</text:p>
              </table:table-cell>
              <table:table-cell office:value-type="float" office:value="43801.3047726735">
                <text:p>43801.3047726735</text:p>
              </table:table-cell>
              <table:table-cell office:value-type="float" office:value="43800.5421001035">
                <text:p>43800.5421001035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561.6854785019">
                <text:p>43561.6854785019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453.1290138228">
                <text:p>43453.1290138228</text:p>
              </table:table-cell>
              <table:table-cell office:value-type="float" office:value="43303.6386717805">
                <text:p>43303.6386717805</text:p>
              </table:table-cell>
              <table:table-cell office:value-type="float" office:value="43303.6386717805">
                <text:p>43303.6386717805</text:p>
              </table:table-cell>
              <table:table-cell office:value-type="float" office:value="43303.6386717805">
                <text:p>43303.6386717805</text:p>
              </table:table-cell>
              <table:table-cell office:value-type="float" office:value="43303.6386717805">
                <text:p>43303.6386717805</text:p>
              </table:table-cell>
              <table:table-cell office:value-type="float" office:value="43303.6386717805">
                <text:p>43303.6386717805</text:p>
              </table:table-cell>
              <table:table-cell office:value-type="float" office:value="43303.6386717805">
                <text:p>43303.6386717805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01487.928687711">
                <text:p>101487.928687711</text:p>
                <draw:g>
                  <svg:desc>'Zdrojová data 2'.A21:'Zdrojová data 2'.CV21</svg:desc>
                </draw:g>
              </table:table-cell>
              <table:table-cell office:value-type="float" office:value="95464.7837971952">
                <text:p>95464.7837971952</text:p>
              </table:table-cell>
              <table:table-cell office:value-type="float" office:value="91465.8972816714">
                <text:p>91465.8972816714</text:p>
              </table:table-cell>
              <table:table-cell office:value-type="float" office:value="86979.0234718003">
                <text:p>86979.0234718003</text:p>
              </table:table-cell>
              <table:table-cell office:value-type="float" office:value="77513.1143029432">
                <text:p>77513.1143029432</text:p>
              </table:table-cell>
              <table:table-cell office:value-type="float" office:value="74465.6886309719">
                <text:p>74465.6886309719</text:p>
              </table:table-cell>
              <table:table-cell office:value-type="float" office:value="72480.6377567532">
                <text:p>72480.6377567532</text:p>
              </table:table-cell>
              <table:table-cell office:value-type="float" office:value="70255.5541501406">
                <text:p>70255.5541501406</text:p>
              </table:table-cell>
              <table:table-cell office:value-type="float" office:value="67527.9670501988">
                <text:p>67527.9670501988</text:p>
              </table:table-cell>
              <table:table-cell office:value-type="float" office:value="65250.141277073">
                <text:p>65250.141277073</text:p>
              </table:table-cell>
              <table:table-cell office:value-type="float" office:value="63362.2597143553">
                <text:p>63362.2597143553</text:p>
              </table:table-cell>
              <table:table-cell office:value-type="float" office:value="60732.8174557933">
                <text:p>60732.8174557933</text:p>
              </table:table-cell>
              <table:table-cell office:value-type="float" office:value="60165.6830550752">
                <text:p>60165.6830550752</text:p>
              </table:table-cell>
              <table:table-cell office:value-type="float" office:value="59696.9369075006">
                <text:p>59696.9369075006</text:p>
              </table:table-cell>
              <table:table-cell office:value-type="float" office:value="59408.225105572">
                <text:p>59408.225105572</text:p>
              </table:table-cell>
              <table:table-cell office:value-type="float" office:value="57849.5726253226">
                <text:p>57849.5726253226</text:p>
              </table:table-cell>
              <table:table-cell office:value-type="float" office:value="57670.6326407268">
                <text:p>57670.6326407268</text:p>
              </table:table-cell>
              <table:table-cell office:value-type="float" office:value="56524.6582433037">
                <text:p>56524.6582433037</text:p>
              </table:table-cell>
              <table:table-cell office:value-type="float" office:value="56326.8203533398">
                <text:p>56326.8203533398</text:p>
              </table:table-cell>
              <table:table-cell office:value-type="float" office:value="54492.0851577533">
                <text:p>54492.0851577533</text:p>
              </table:table-cell>
              <table:table-cell office:value-type="float" office:value="53693.4179789392">
                <text:p>53693.4179789392</text:p>
              </table:table-cell>
              <table:table-cell office:value-type="float" office:value="53253.7978406386">
                <text:p>53253.7978406386</text:p>
              </table:table-cell>
              <table:table-cell office:value-type="float" office:value="53162.4854582177">
                <text:p>53162.4854582177</text:p>
              </table:table-cell>
              <table:table-cell office:value-type="float" office:value="52394.3011727629">
                <text:p>52394.3011727629</text:p>
              </table:table-cell>
              <table:table-cell office:value-type="float" office:value="52081.0391864859">
                <text:p>52081.0391864859</text:p>
              </table:table-cell>
              <table:table-cell office:value-type="float" office:value="51141.721469">
                <text:p>51141.721469</text:p>
              </table:table-cell>
              <table:table-cell office:value-type="float" office:value="50903.8186384551">
                <text:p>50903.8186384551</text:p>
              </table:table-cell>
              <table:table-cell office:value-type="float" office:value="50507.822925232">
                <text:p>50507.822925232</text:p>
              </table:table-cell>
              <table:table-cell office:value-type="float" office:value="49557.6870505208">
                <text:p>49557.6870505208</text:p>
              </table:table-cell>
              <table:table-cell office:value-type="float" office:value="48929.9934389704">
                <text:p>48929.9934389704</text:p>
              </table:table-cell>
              <table:table-cell office:value-type="float" office:value="48492.2671580515">
                <text:p>48492.2671580515</text:p>
              </table:table-cell>
              <table:table-cell office:value-type="float" office:value="48449.1178025845">
                <text:p>48449.1178025845</text:p>
              </table:table-cell>
              <table:table-cell office:value-type="float" office:value="48261.7080616479">
                <text:p>48261.7080616479</text:p>
              </table:table-cell>
              <table:table-cell office:value-type="float" office:value="48188.1845134997">
                <text:p>48188.1845134997</text:p>
              </table:table-cell>
              <table:table-cell office:value-type="float" office:value="48188.1845134997">
                <text:p>48188.1845134997</text:p>
              </table:table-cell>
              <table:table-cell office:value-type="float" office:value="48188.1845134997">
                <text:p>48188.1845134997</text:p>
              </table:table-cell>
              <table:table-cell office:value-type="float" office:value="47806.7442959776">
                <text:p>47806.7442959776</text:p>
              </table:table-cell>
              <table:table-cell office:value-type="float" office:value="47806.7442959776">
                <text:p>47806.7442959776</text:p>
              </table:table-cell>
              <table:table-cell office:value-type="float" office:value="47489.5843830969">
                <text:p>47489.5843830969</text:p>
              </table:table-cell>
              <table:table-cell office:value-type="float" office:value="46836.6280183272">
                <text:p>46836.6280183272</text:p>
              </table:table-cell>
              <table:table-cell office:value-type="float" office:value="46836.6280183272">
                <text:p>46836.6280183272</text:p>
              </table:table-cell>
              <table:table-cell office:value-type="float" office:value="46702.4661224632">
                <text:p>46702.4661224632</text:p>
              </table:table-cell>
              <table:table-cell office:value-type="float" office:value="46702.4661224632">
                <text:p>46702.4661224632</text:p>
              </table:table-cell>
              <table:table-cell office:value-type="float" office:value="46702.4661224632">
                <text:p>46702.4661224632</text:p>
              </table:table-cell>
              <table:table-cell office:value-type="float" office:value="46502.0050417574">
                <text:p>46502.0050417574</text:p>
              </table:table-cell>
              <table:table-cell office:value-type="float" office:value="46502.0050417574">
                <text:p>46502.0050417574</text:p>
              </table:table-cell>
              <table:table-cell office:value-type="float" office:value="46110.5577063234">
                <text:p>46110.5577063234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6028.9541238317">
                <text:p>46028.9541238317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863.4171587618">
                <text:p>45863.4171587618</text:p>
              </table:table-cell>
              <table:table-cell office:value-type="float" office:value="45630.5679458243">
                <text:p>45630.5679458243</text:p>
              </table:table-cell>
              <table:table-cell office:value-type="float" office:value="45630.5679458243">
                <text:p>45630.5679458243</text:p>
              </table:table-cell>
              <table:table-cell office:value-type="float" office:value="45630.5679458243">
                <text:p>45630.5679458243</text:p>
              </table:table-cell>
              <table:table-cell office:value-type="float" office:value="45630.5679458243">
                <text:p>45630.5679458243</text:p>
              </table:table-cell>
              <table:table-cell office:value-type="float" office:value="45444.6527200124">
                <text:p>45444.6527200124</text:p>
              </table:table-cell>
              <table:table-cell office:value-type="float" office:value="45444.6527200124">
                <text:p>45444.6527200124</text:p>
              </table:table-cell>
              <table:table-cell office:value-type="float" office:value="45366.2286613003">
                <text:p>45366.2286613003</text:p>
              </table:table-cell>
              <table:table-cell office:value-type="float" office:value="45292.1741716781">
                <text:p>45292.1741716781</text:p>
              </table:table-cell>
              <table:table-cell office:value-type="float" office:value="45292.1741716781">
                <text:p>45292.1741716781</text:p>
              </table:table-cell>
              <table:table-cell office:value-type="float" office:value="45292.1741716781">
                <text:p>45292.1741716781</text:p>
              </table:table-cell>
              <table:table-cell office:value-type="float" office:value="45292.1741716781">
                <text:p>45292.1741716781</text:p>
              </table:table-cell>
              <table:table-cell office:value-type="float" office:value="45292.1741716781">
                <text:p>45292.1741716781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276.7732788332">
                <text:p>45276.7732788332</text:p>
              </table:table-cell>
              <table:table-cell office:value-type="float" office:value="45116.2624043968">
                <text:p>45116.2624043968</text:p>
              </table:table-cell>
              <table:table-cell office:value-type="float" office:value="44946.741196388">
                <text:p>44946.741196388</text:p>
              </table:table-cell>
              <table:table-cell office:value-type="float" office:value="44946.741196388">
                <text:p>44946.741196388</text:p>
              </table:table-cell>
              <table:table-cell office:value-type="float" office:value="44946.741196388">
                <text:p>44946.741196388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89585.9828431135">
                <text:p>89585.9828431135</text:p>
                <draw:g>
                  <svg:desc>'Zdrojová data 2'.A22:'Zdrojová data 2'.CV22</svg:desc>
                </draw:g>
              </table:table-cell>
              <table:table-cell office:value-type="float" office:value="85972.4065382387">
                <text:p>85972.4065382387</text:p>
              </table:table-cell>
              <table:table-cell office:value-type="float" office:value="83584.3491766976">
                <text:p>83584.3491766976</text:p>
              </table:table-cell>
              <table:table-cell office:value-type="float" office:value="80200.7508143847">
                <text:p>80200.7508143847</text:p>
              </table:table-cell>
              <table:table-cell office:value-type="float" office:value="77452.3610250079">
                <text:p>77452.3610250079</text:p>
              </table:table-cell>
              <table:table-cell office:value-type="float" office:value="75445.5482016606">
                <text:p>75445.5482016606</text:p>
              </table:table-cell>
              <table:table-cell office:value-type="float" office:value="72666.309227279">
                <text:p>72666.309227279</text:p>
              </table:table-cell>
              <table:table-cell office:value-type="float" office:value="71127.9042293278">
                <text:p>71127.9042293278</text:p>
              </table:table-cell>
              <table:table-cell office:value-type="float" office:value="68397.1845538783">
                <text:p>68397.1845538783</text:p>
              </table:table-cell>
              <table:table-cell office:value-type="float" office:value="67648.3630719823">
                <text:p>67648.3630719823</text:p>
              </table:table-cell>
              <table:table-cell office:value-type="float" office:value="66561.9803145968">
                <text:p>66561.9803145968</text:p>
              </table:table-cell>
              <table:table-cell office:value-type="float" office:value="65261.5076776128">
                <text:p>65261.5076776128</text:p>
              </table:table-cell>
              <table:table-cell office:value-type="float" office:value="64417.7602007175">
                <text:p>64417.7602007175</text:p>
              </table:table-cell>
              <table:table-cell office:value-type="float" office:value="63263.2156544069">
                <text:p>63263.2156544069</text:p>
              </table:table-cell>
              <table:table-cell office:value-type="float" office:value="62389.8368378805">
                <text:p>62389.8368378805</text:p>
              </table:table-cell>
              <table:table-cell office:value-type="float" office:value="61433.084784952">
                <text:p>61433.084784952</text:p>
              </table:table-cell>
              <table:table-cell office:value-type="float" office:value="60696.5651698017">
                <text:p>60696.5651698017</text:p>
              </table:table-cell>
              <table:table-cell office:value-type="float" office:value="60457.7759883454">
                <text:p>60457.7759883454</text:p>
              </table:table-cell>
              <table:table-cell office:value-type="float" office:value="59902.1164138032">
                <text:p>59902.1164138032</text:p>
              </table:table-cell>
              <table:table-cell office:value-type="float" office:value="59802.6484113579">
                <text:p>59802.6484113579</text:p>
              </table:table-cell>
              <table:table-cell office:value-type="float" office:value="59083.606415143">
                <text:p>59083.606415143</text:p>
              </table:table-cell>
              <table:table-cell office:value-type="float" office:value="58907.8448165243">
                <text:p>58907.8448165243</text:p>
              </table:table-cell>
              <table:table-cell office:value-type="float" office:value="58535.8840440583">
                <text:p>58535.8840440583</text:p>
              </table:table-cell>
              <table:table-cell office:value-type="float" office:value="58483.343860873">
                <text:p>58483.343860873</text:p>
              </table:table-cell>
              <table:table-cell office:value-type="float" office:value="58020.8036038271">
                <text:p>58020.8036038271</text:p>
              </table:table-cell>
              <table:table-cell office:value-type="float" office:value="57872.1104566208">
                <text:p>57872.1104566208</text:p>
              </table:table-cell>
              <table:table-cell office:value-type="float" office:value="57397.6809433551">
                <text:p>57397.6809433551</text:p>
              </table:table-cell>
              <table:table-cell office:value-type="float" office:value="57382.7651720986">
                <text:p>57382.7651720986</text:p>
              </table:table-cell>
              <table:table-cell office:value-type="float" office:value="57060.5706279017">
                <text:p>57060.5706279017</text:p>
              </table:table-cell>
              <table:table-cell office:value-type="float" office:value="56870.4709302364">
                <text:p>56870.4709302364</text:p>
              </table:table-cell>
              <table:table-cell office:value-type="float" office:value="56754.0987782875">
                <text:p>56754.0987782875</text:p>
              </table:table-cell>
              <table:table-cell office:value-type="float" office:value="56546.8282121539">
                <text:p>56546.8282121539</text:p>
              </table:table-cell>
              <table:table-cell office:value-type="float" office:value="56546.8282121539">
                <text:p>56546.8282121539</text:p>
              </table:table-cell>
              <table:table-cell office:value-type="float" office:value="56481.0652833016">
                <text:p>56481.0652833016</text:p>
              </table:table-cell>
              <table:table-cell office:value-type="float" office:value="56290.833242824">
                <text:p>56290.833242824</text:p>
              </table:table-cell>
              <table:table-cell office:value-type="float" office:value="55742.6090952398">
                <text:p>55742.6090952398</text:p>
              </table:table-cell>
              <table:table-cell office:value-type="float" office:value="55503.8194671239">
                <text:p>55503.8194671239</text:p>
              </table:table-cell>
              <table:table-cell office:value-type="float" office:value="55467.6402892758">
                <text:p>55467.6402892758</text:p>
              </table:table-cell>
              <table:table-cell office:value-type="float" office:value="55467.6402892758">
                <text:p>55467.6402892758</text:p>
              </table:table-cell>
              <table:table-cell office:value-type="float" office:value="54659.1028466618">
                <text:p>54659.1028466618</text:p>
              </table:table-cell>
              <table:table-cell office:value-type="float" office:value="54469.9045376491">
                <text:p>54469.9045376491</text:p>
              </table:table-cell>
              <table:table-cell office:value-type="float" office:value="54384.0158026537">
                <text:p>54384.0158026537</text:p>
              </table:table-cell>
              <table:table-cell office:value-type="float" office:value="54058.6716394934">
                <text:p>54058.6716394934</text:p>
              </table:table-cell>
              <table:table-cell office:value-type="float" office:value="53233.9168184019">
                <text:p>53233.9168184019</text:p>
              </table:table-cell>
              <table:table-cell office:value-type="float" office:value="53233.9168184019">
                <text:p>53233.9168184019</text:p>
              </table:table-cell>
              <table:table-cell office:value-type="float" office:value="53080.6824424944">
                <text:p>53080.6824424944</text:p>
              </table:table-cell>
              <table:table-cell office:value-type="float" office:value="52330.7325741954">
                <text:p>52330.7325741954</text:p>
              </table:table-cell>
              <table:table-cell office:value-type="float" office:value="52330.7325741954">
                <text:p>52330.7325741954</text:p>
              </table:table-cell>
              <table:table-cell office:value-type="float" office:value="52330.7325741954">
                <text:p>52330.7325741954</text:p>
              </table:table-cell>
              <table:table-cell office:value-type="float" office:value="52244.1882494821">
                <text:p>52244.1882494821</text:p>
              </table:table-cell>
              <table:table-cell office:value-type="float" office:value="52244.1882494821">
                <text:p>52244.1882494821</text:p>
              </table:table-cell>
              <table:table-cell office:value-type="float" office:value="52181.9068932641">
                <text:p>52181.9068932641</text:p>
              </table:table-cell>
              <table:table-cell office:value-type="float" office:value="51659.7992763294">
                <text:p>51659.7992763294</text:p>
              </table:table-cell>
              <table:table-cell office:value-type="float" office:value="51591.3876826244">
                <text:p>51591.3876826244</text:p>
              </table:table-cell>
              <table:table-cell office:value-type="float" office:value="51426.9993321219">
                <text:p>51426.9993321219</text:p>
              </table:table-cell>
              <table:table-cell office:value-type="float" office:value="51426.9993321219">
                <text:p>51426.9993321219</text:p>
              </table:table-cell>
              <table:table-cell office:value-type="float" office:value="51135.4277405542">
                <text:p>51135.4277405542</text:p>
              </table:table-cell>
              <table:table-cell office:value-type="float" office:value="51135.4277405542">
                <text:p>51135.4277405542</text:p>
              </table:table-cell>
              <table:table-cell office:value-type="float" office:value="51107.5579341962">
                <text:p>51107.5579341962</text:p>
              </table:table-cell>
              <table:table-cell office:value-type="float" office:value="51107.5579341962">
                <text:p>51107.5579341962</text:p>
              </table:table-cell>
              <table:table-cell office:value-type="float" office:value="51107.5579341962">
                <text:p>51107.5579341962</text:p>
              </table:table-cell>
              <table:table-cell office:value-type="float" office:value="51027.9169269601">
                <text:p>51027.9169269601</text:p>
              </table:table-cell>
              <table:table-cell office:value-type="float" office:value="50788.1720250556">
                <text:p>50788.1720250556</text:p>
              </table:table-cell>
              <table:table-cell office:value-type="float" office:value="50419.7879474049">
                <text:p>50419.7879474049</text:p>
              </table:table-cell>
              <table:table-cell office:value-type="float" office:value="50365.5456452584">
                <text:p>50365.5456452584</text:p>
              </table:table-cell>
              <table:table-cell office:value-type="float" office:value="50024.9002641153">
                <text:p>50024.9002641153</text:p>
              </table:table-cell>
              <table:table-cell office:value-type="float" office:value="50024.9002641153">
                <text:p>50024.9002641153</text:p>
              </table:table-cell>
              <table:table-cell office:value-type="float" office:value="50019.8333314113">
                <text:p>50019.8333314113</text:p>
              </table:table-cell>
              <table:table-cell office:value-type="float" office:value="49543.821759138">
                <text:p>49543.821759138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85.9999689899">
                <text:p>49185.9999689899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  <table:table-cell office:value-type="float" office:value="49122.0941794551">
                <text:p>49122.0941794551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94164.7330370987">
                <text:p>94164.7330370987</text:p>
                <draw:g>
                  <svg:desc>'Zdrojová data 2'.A23:'Zdrojová data 2'.CV23</svg:desc>
                </draw:g>
              </table:table-cell>
              <table:table-cell office:value-type="float" office:value="91376.984079029">
                <text:p>91376.984079029</text:p>
              </table:table-cell>
              <table:table-cell office:value-type="float" office:value="88426.9489068425">
                <text:p>88426.9489068425</text:p>
              </table:table-cell>
              <table:table-cell office:value-type="float" office:value="84417.6976225662">
                <text:p>84417.6976225662</text:p>
              </table:table-cell>
              <table:table-cell office:value-type="float" office:value="80924.9866051957">
                <text:p>80924.9866051957</text:p>
              </table:table-cell>
              <table:table-cell office:value-type="float" office:value="80440.117675823">
                <text:p>80440.117675823</text:p>
              </table:table-cell>
              <table:table-cell office:value-type="float" office:value="74041.1073754494">
                <text:p>74041.1073754494</text:p>
              </table:table-cell>
              <table:table-cell office:value-type="float" office:value="72465.6338548832">
                <text:p>72465.6338548832</text:p>
              </table:table-cell>
              <table:table-cell office:value-type="float" office:value="71483.7068538726">
                <text:p>71483.7068538726</text:p>
              </table:table-cell>
              <table:table-cell office:value-type="float" office:value="71097.3353549915">
                <text:p>71097.3353549915</text:p>
              </table:table-cell>
              <table:table-cell office:value-type="float" office:value="70711.3375805129">
                <text:p>70711.3375805129</text:p>
              </table:table-cell>
              <table:table-cell office:value-type="float" office:value="70262.0820973282">
                <text:p>70262.0820973282</text:p>
              </table:table-cell>
              <table:table-cell office:value-type="float" office:value="69615.7945991112">
                <text:p>69615.7945991112</text:p>
              </table:table-cell>
              <table:table-cell office:value-type="float" office:value="69217.3873389275">
                <text:p>69217.3873389275</text:p>
              </table:table-cell>
              <table:table-cell office:value-type="float" office:value="69017.4580834563">
                <text:p>69017.4580834563</text:p>
              </table:table-cell>
              <table:table-cell office:value-type="float" office:value="66738.7068464273">
                <text:p>66738.7068464273</text:p>
              </table:table-cell>
              <table:table-cell office:value-type="float" office:value="66694.0240766505">
                <text:p>66694.0240766505</text:p>
              </table:table-cell>
              <table:table-cell office:value-type="float" office:value="66694.0240766505">
                <text:p>66694.0240766505</text:p>
              </table:table-cell>
              <table:table-cell office:value-type="float" office:value="66694.0240766505">
                <text:p>66694.0240766505</text:p>
              </table:table-cell>
              <table:table-cell office:value-type="float" office:value="66694.0240766505">
                <text:p>66694.0240766505</text:p>
              </table:table-cell>
              <table:table-cell office:value-type="float" office:value="66537.4272597164">
                <text:p>66537.4272597164</text:p>
              </table:table-cell>
              <table:table-cell office:value-type="float" office:value="66521.4714110518">
                <text:p>66521.4714110518</text:p>
              </table:table-cell>
              <table:table-cell office:value-type="float" office:value="66079.319085236">
                <text:p>66079.319085236</text:p>
              </table:table-cell>
              <table:table-cell office:value-type="float" office:value="66079.319085236">
                <text:p>66079.319085236</text:p>
              </table:table-cell>
              <table:table-cell office:value-type="float" office:value="65899.6955669307">
                <text:p>65899.6955669307</text:p>
              </table:table-cell>
              <table:table-cell office:value-type="float" office:value="65899.6955669307">
                <text:p>65899.6955669307</text:p>
              </table:table-cell>
              <table:table-cell office:value-type="float" office:value="65838.7048466365">
                <text:p>65838.7048466365</text:p>
              </table:table-cell>
              <table:table-cell office:value-type="float" office:value="65341.1886945473">
                <text:p>65341.1886945473</text:p>
              </table:table-cell>
              <table:table-cell office:value-type="float" office:value="65158.8795620367">
                <text:p>65158.8795620367</text:p>
              </table:table-cell>
              <table:table-cell office:value-type="float" office:value="64850.2135069083">
                <text:p>64850.2135069083</text:p>
              </table:table-cell>
              <table:table-cell office:value-type="float" office:value="64850.2135069083">
                <text:p>64850.2135069083</text:p>
              </table:table-cell>
              <table:table-cell office:value-type="float" office:value="64850.2135069083">
                <text:p>64850.2135069083</text:p>
              </table:table-cell>
              <table:table-cell office:value-type="float" office:value="64803.6474429517">
                <text:p>64803.6474429517</text:p>
              </table:table-cell>
              <table:table-cell office:value-type="float" office:value="64664.8344300357">
                <text:p>64664.8344300357</text:p>
              </table:table-cell>
              <table:table-cell office:value-type="float" office:value="63880.3419824857">
                <text:p>63880.3419824857</text:p>
              </table:table-cell>
              <table:table-cell office:value-type="float" office:value="63613.4039722605">
                <text:p>63613.4039722605</text:p>
              </table:table-cell>
              <table:table-cell office:value-type="float" office:value="63613.4039722605">
                <text:p>63613.4039722605</text:p>
              </table:table-cell>
              <table:table-cell office:value-type="float" office:value="63513.7424153475">
                <text:p>63513.7424153475</text:p>
              </table:table-cell>
              <table:table-cell office:value-type="float" office:value="63304.2915022095">
                <text:p>63304.2915022095</text:p>
              </table:table-cell>
              <table:table-cell office:value-type="float" office:value="63114.1918045442">
                <text:p>63114.1918045442</text:p>
              </table:table-cell>
              <table:table-cell office:value-type="float" office:value="62888.7347074206">
                <text:p>62888.7347074206</text:p>
              </table:table-cell>
              <table:table-cell office:value-type="float" office:value="62742.1209039762">
                <text:p>62742.1209039762</text:p>
              </table:table-cell>
              <table:table-cell office:value-type="float" office:value="62742.1209039762">
                <text:p>62742.1209039762</text:p>
              </table:table-cell>
              <table:table-cell office:value-type="float" office:value="62742.1209039762">
                <text:p>62742.1209039762</text:p>
              </table:table-cell>
              <table:table-cell office:value-type="float" office:value="62742.1209039762">
                <text:p>62742.1209039762</text:p>
              </table:table-cell>
              <table:table-cell office:value-type="float" office:value="62621.4812324">
                <text:p>62621.4812324</text:p>
              </table:table-cell>
              <table:table-cell office:value-type="float" office:value="62621.4812324">
                <text:p>62621.4812324</text:p>
              </table:table-cell>
              <table:table-cell office:value-type="float" office:value="62594.0425838198">
                <text:p>62594.0425838198</text:p>
              </table:table-cell>
              <table:table-cell office:value-type="float" office:value="62219.6099734087">
                <text:p>62219.6099734087</text:p>
              </table:table-cell>
              <table:table-cell office:value-type="float" office:value="62219.6099734087">
                <text:p>62219.6099734087</text:p>
              </table:table-cell>
              <table:table-cell office:value-type="float" office:value="62219.6099734087">
                <text:p>62219.6099734087</text:p>
              </table:table-cell>
              <table:table-cell office:value-type="float" office:value="62053.6468760831">
                <text:p>62053.6468760831</text:p>
              </table:table-cell>
              <table:table-cell office:value-type="float" office:value="62053.6468760831">
                <text:p>62053.6468760831</text:p>
              </table:table-cell>
              <table:table-cell office:value-type="float" office:value="61706.5663399352">
                <text:p>61706.5663399352</text:p>
              </table:table-cell>
              <table:table-cell office:value-type="float" office:value="61269.5310647939">
                <text:p>61269.5310647939</text:p>
              </table:table-cell>
              <table:table-cell office:value-type="float" office:value="60594.3172938897">
                <text:p>60594.3172938897</text:p>
              </table:table-cell>
              <table:table-cell office:value-type="float" office:value="60502.3528496219">
                <text:p>60502.3528496219</text:p>
              </table:table-cell>
              <table:table-cell office:value-type="float" office:value="60451.1179076515">
                <text:p>60451.1179076515</text:p>
              </table:table-cell>
              <table:table-cell office:value-type="float" office:value="60451.1179076515">
                <text:p>60451.1179076515</text:p>
              </table:table-cell>
              <table:table-cell office:value-type="float" office:value="60017.6773387621">
                <text:p>60017.6773387621</text:p>
              </table:table-cell>
              <table:table-cell office:value-type="float" office:value="60017.6773387621">
                <text:p>60017.6773387621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719.7172032245">
                <text:p>59719.7172032245</text:p>
              </table:table-cell>
              <table:table-cell office:value-type="float" office:value="59425.8043588471">
                <text:p>59425.8043588471</text:p>
              </table:table-cell>
              <table:table-cell office:value-type="float" office:value="59295.9582751996">
                <text:p>59295.9582751996</text:p>
              </table:table-cell>
              <table:table-cell office:value-type="float" office:value="58148.2122529507">
                <text:p>58148.2122529507</text:p>
              </table:table-cell>
              <table:table-cell office:value-type="float" office:value="58148.2122529507">
                <text:p>58148.2122529507</text:p>
              </table:table-cell>
              <table:table-cell office:value-type="float" office:value="58148.2122529507">
                <text:p>58148.2122529507</text:p>
              </table:table-cell>
              <table:table-cell office:value-type="float" office:value="57776.8652202043">
                <text:p>57776.8652202043</text:p>
              </table:table-cell>
              <table:table-cell office:value-type="float" office:value="57776.8652202043">
                <text:p>57776.8652202043</text:p>
              </table:table-cell>
              <table:table-cell office:value-type="float" office:value="57776.8652202043">
                <text:p>57776.8652202043</text:p>
              </table:table-cell>
              <table:table-cell office:value-type="float" office:value="57776.8652202043">
                <text:p>57776.8652202043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68.4507480836">
                <text:p>57768.450748083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  <table:table-cell office:value-type="float" office:value="57716.8823419356">
                <text:p>57716.882341935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59719.4116590917">
                <text:p>59719.4116590917</text:p>
                <draw:g>
                  <svg:desc>'Zdrojová data 2'.A24:'Zdrojová data 2'.CV24</svg:desc>
                </draw:g>
              </table:table-cell>
              <table:table-cell office:value-type="float" office:value="57110.6324291658">
                <text:p>57110.6324291658</text:p>
              </table:table-cell>
              <table:table-cell office:value-type="float" office:value="56152.4625769839">
                <text:p>56152.4625769839</text:p>
              </table:table-cell>
              <table:table-cell office:value-type="float" office:value="55134.3002936324">
                <text:p>55134.3002936324</text:p>
              </table:table-cell>
              <table:table-cell office:value-type="float" office:value="54676.4084971769">
                <text:p>54676.4084971769</text:p>
              </table:table-cell>
              <table:table-cell office:value-type="float" office:value="53867.6880297304">
                <text:p>53867.6880297304</text:p>
              </table:table-cell>
              <table:table-cell office:value-type="float" office:value="53756.7939640134">
                <text:p>53756.7939640134</text:p>
              </table:table-cell>
              <table:table-cell office:value-type="float" office:value="53713.6446085464">
                <text:p>53713.6446085464</text:p>
              </table:table-cell>
              <table:table-cell office:value-type="float" office:value="52870.2618019437">
                <text:p>52870.2618019437</text:p>
              </table:table-cell>
              <table:table-cell office:value-type="float" office:value="51410.2154700095">
                <text:p>51410.2154700095</text:p>
              </table:table-cell>
              <table:table-cell office:value-type="float" office:value="51182.6591574049">
                <text:p>51182.6591574049</text:p>
              </table:table-cell>
              <table:table-cell office:value-type="float" office:value="50514.7390165772">
                <text:p>50514.7390165772</text:p>
              </table:table-cell>
              <table:table-cell office:value-type="float" office:value="49634.7396283421">
                <text:p>49634.7396283421</text:p>
              </table:table-cell>
              <table:table-cell office:value-type="float" office:value="49074.8099964873">
                <text:p>49074.8099964873</text:p>
              </table:table-cell>
              <table:table-cell office:value-type="float" office:value="48728.5036802588">
                <text:p>48728.5036802588</text:p>
              </table:table-cell>
              <table:table-cell office:value-type="float" office:value="48241.5609737729">
                <text:p>48241.5609737729</text:p>
              </table:table-cell>
              <table:table-cell office:value-type="float" office:value="47537.182320604">
                <text:p>47537.182320604</text:p>
              </table:table-cell>
              <table:table-cell office:value-type="float" office:value="47401.1809698754">
                <text:p>47401.1809698754</text:p>
              </table:table-cell>
              <table:table-cell office:value-type="float" office:value="47140.2690711603">
                <text:p>47140.2690711603</text:p>
              </table:table-cell>
              <table:table-cell office:value-type="float" office:value="47004.1271091962">
                <text:p>47004.1271091962</text:p>
              </table:table-cell>
              <table:table-cell office:value-type="float" office:value="47004.1271091962">
                <text:p>47004.1271091962</text:p>
              </table:table-cell>
              <table:table-cell office:value-type="float" office:value="46897.4211829398">
                <text:p>46897.4211829398</text:p>
              </table:table-cell>
              <table:table-cell office:value-type="float" office:value="45353.6245043685">
                <text:p>45353.6245043685</text:p>
              </table:table-cell>
              <table:table-cell office:value-type="float" office:value="44805.3774785322">
                <text:p>44805.3774785322</text:p>
              </table:table-cell>
              <table:table-cell office:value-type="float" office:value="44267.899152378">
                <text:p>44267.899152378</text:p>
              </table:table-cell>
              <table:table-cell office:value-type="float" office:value="44098.3779443692">
                <text:p>44098.3779443692</text:p>
              </table:table-cell>
              <table:table-cell office:value-type="float" office:value="43453.8228944794">
                <text:p>43453.8228944794</text:p>
              </table:table-cell>
              <table:table-cell office:value-type="float" office:value="43299.1675167936">
                <text:p>43299.1675167936</text:p>
              </table:table-cell>
              <table:table-cell office:value-type="float" office:value="42619.6775854777">
                <text:p>42619.6775854777</text:p>
              </table:table-cell>
              <table:table-cell office:value-type="float" office:value="42619.6775854777">
                <text:p>42619.6775854777</text:p>
              </table:table-cell>
              <table:table-cell office:value-type="float" office:value="42619.6775854777">
                <text:p>42619.6775854777</text:p>
              </table:table-cell>
              <table:table-cell office:value-type="float" office:value="42179.2811688939">
                <text:p>42179.2811688939</text:p>
              </table:table-cell>
              <table:table-cell office:value-type="float" office:value="41834.7391293881">
                <text:p>41834.7391293881</text:p>
              </table:table-cell>
              <table:table-cell office:value-type="float" office:value="41727.4842747778">
                <text:p>41727.4842747778</text:p>
              </table:table-cell>
              <table:table-cell office:value-type="float" office:value="40983.0114556755">
                <text:p>40983.0114556755</text:p>
              </table:table-cell>
              <table:table-cell office:value-type="float" office:value="40873.3043135993">
                <text:p>40873.3043135993</text:p>
              </table:table-cell>
              <table:table-cell office:value-type="float" office:value="40756.9572641799">
                <text:p>40756.9572641799</text:p>
              </table:table-cell>
              <table:table-cell office:value-type="float" office:value="40756.9572641799">
                <text:p>40756.9572641799</text:p>
              </table:table-cell>
              <table:table-cell office:value-type="float" office:value="40756.9572641799">
                <text:p>40756.957264179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39935.7218652338">
                <text:p>39935.7218652338</text:p>
              </table:table-cell>
              <table:table-cell office:value-type="float" office:value="39935.7218652338">
                <text:p>39935.7218652338</text:p>
              </table:table-cell>
              <table:table-cell office:value-type="float" office:value="39935.7218652338">
                <text:p>39935.7218652338</text:p>
              </table:table-cell>
              <table:table-cell office:value-type="float" office:value="39820.7653583785">
                <text:p>39820.7653583785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533.9025276243">
                <text:p>39533.9025276243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62770.4687997217">
                <text:p>62770.4687997217</text:p>
                <draw:g>
                  <svg:desc>'Zdrojová data 2'.A25:'Zdrojová data 2'.CV25</svg:desc>
                </draw:g>
              </table:table-cell>
              <table:table-cell office:value-type="float" office:value="59925.0425796068">
                <text:p>59925.0425796068</text:p>
              </table:table-cell>
              <table:table-cell office:value-type="float" office:value="58823.3714756168">
                <text:p>58823.3714756168</text:p>
              </table:table-cell>
              <table:table-cell office:value-type="float" office:value="56957.1372310824">
                <text:p>56957.1372310824</text:p>
              </table:table-cell>
              <table:table-cell office:value-type="float" office:value="54848.2168468751">
                <text:p>54848.2168468751</text:p>
              </table:table-cell>
              <table:table-cell office:value-type="float" office:value="54627.4473279322">
                <text:p>54627.4473279322</text:p>
              </table:table-cell>
              <table:table-cell office:value-type="float" office:value="54354.1104532908">
                <text:p>54354.1104532908</text:p>
              </table:table-cell>
              <table:table-cell office:value-type="float" office:value="54294.2755501986">
                <text:p>54294.2755501986</text:p>
              </table:table-cell>
              <table:table-cell office:value-type="float" office:value="53851.678996382">
                <text:p>53851.678996382</text:p>
              </table:table-cell>
              <table:table-cell office:value-type="float" office:value="53202.910116212">
                <text:p>53202.910116212</text:p>
              </table:table-cell>
              <table:table-cell office:value-type="float" office:value="53090.1033520209">
                <text:p>53090.1033520209</text:p>
              </table:table-cell>
              <table:table-cell office:value-type="float" office:value="52793.2485980213">
                <text:p>52793.2485980213</text:p>
              </table:table-cell>
              <table:table-cell office:value-type="float" office:value="51904.9368836953">
                <text:p>51904.9368836953</text:p>
              </table:table-cell>
              <table:table-cell office:value-type="float" office:value="51726.4905735778">
                <text:p>51726.4905735778</text:p>
              </table:table-cell>
              <table:table-cell office:value-type="float" office:value="51679.2505203522">
                <text:p>51679.2505203522</text:p>
              </table:table-cell>
              <table:table-cell office:value-type="float" office:value="51421.2402780303">
                <text:p>51421.2402780303</text:p>
              </table:table-cell>
              <table:table-cell office:value-type="float" office:value="51234.6694018434">
                <text:p>51234.6694018434</text:p>
              </table:table-cell>
              <table:table-cell office:value-type="float" office:value="50690.2064204705">
                <text:p>50690.2064204705</text:p>
              </table:table-cell>
              <table:table-cell office:value-type="float" office:value="49455.7339928911">
                <text:p>49455.7339928911</text:p>
              </table:table-cell>
              <table:table-cell office:value-type="float" office:value="49455.7339928911">
                <text:p>49455.7339928911</text:p>
              </table:table-cell>
              <table:table-cell office:value-type="float" office:value="49418.5721270196">
                <text:p>49418.5721270196</text:p>
              </table:table-cell>
              <table:table-cell office:value-type="float" office:value="48648.5743168911">
                <text:p>48648.5743168911</text:p>
              </table:table-cell>
              <table:table-cell office:value-type="float" office:value="48172.6636743387">
                <text:p>48172.6636743387</text:p>
              </table:table-cell>
              <table:table-cell office:value-type="float" office:value="48172.6636743387">
                <text:p>48172.6636743387</text:p>
              </table:table-cell>
              <table:table-cell office:value-type="float" office:value="47692.7337961346">
                <text:p>47692.7337961346</text:p>
              </table:table-cell>
              <table:table-cell office:value-type="float" office:value="46860.1068393585">
                <text:p>46860.1068393585</text:p>
              </table:table-cell>
              <table:table-cell office:value-type="float" office:value="46347.7821980573">
                <text:p>46347.7821980573</text:p>
              </table:table-cell>
              <table:table-cell office:value-type="float" office:value="45931.37709219">
                <text:p>45931.37709219</text:p>
              </table:table-cell>
              <table:table-cell office:value-type="float" office:value="45931.37709219">
                <text:p>45931.37709219</text:p>
              </table:table-cell>
              <table:table-cell office:value-type="float" office:value="45931.37709219">
                <text:p>45931.37709219</text:p>
              </table:table-cell>
              <table:table-cell office:value-type="float" office:value="45931.37709219">
                <text:p>45931.37709219</text:p>
              </table:table-cell>
              <table:table-cell office:value-type="float" office:value="45580.4462796441">
                <text:p>45580.4462796441</text:p>
              </table:table-cell>
              <table:table-cell office:value-type="float" office:value="45404.3568874926">
                <text:p>45404.3568874926</text:p>
              </table:table-cell>
              <table:table-cell office:value-type="float" office:value="45404.3568874926">
                <text:p>45404.3568874926</text:p>
              </table:table-cell>
              <table:table-cell office:value-type="float" office:value="45315.5391900313">
                <text:p>45315.5391900313</text:p>
              </table:table-cell>
              <table:table-cell office:value-type="float" office:value="45006.8731349029">
                <text:p>45006.8731349029</text:p>
              </table:table-cell>
              <table:table-cell office:value-type="float" office:value="44473.5084721599">
                <text:p>44473.5084721599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3476.1579181876">
                <text:p>43476.1579181876</text:p>
              </table:table-cell>
              <table:table-cell office:value-type="float" office:value="42462.9101618912">
                <text:p>42462.9101618912</text:p>
              </table:table-cell>
              <table:table-cell office:value-type="float" office:value="42351.9328735725">
                <text:p>42351.9328735725</text:p>
              </table:table-cell>
              <table:table-cell office:value-type="float" office:value="42065.9567658688">
                <text:p>42065.9567658688</text:p>
              </table:table-cell>
              <table:table-cell office:value-type="float" office:value="41282.3572390306">
                <text:p>41282.3572390306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  <table:table-cell office:value-type="float" office:value="41045.0640878312">
                <text:p>41045.0640878312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66162.6685718215">
                <text:p>66162.6685718215</text:p>
                <draw:g>
                  <svg:desc>'Zdrojová data 2'.A26:'Zdrojová data 2'.CV26</svg:desc>
                </draw:g>
              </table:table-cell>
              <table:table-cell office:value-type="float" office:value="63335.821392496">
                <text:p>63335.821392496</text:p>
              </table:table-cell>
              <table:table-cell office:value-type="float" office:value="62248.6892050971">
                <text:p>62248.6892050971</text:p>
              </table:table-cell>
              <table:table-cell office:value-type="float" office:value="60495.7716668535">
                <text:p>60495.7716668535</text:p>
              </table:table-cell>
              <table:table-cell office:value-type="float" office:value="58850.8353376641">
                <text:p>58850.8353376641</text:p>
              </table:table-cell>
              <table:table-cell office:value-type="float" office:value="58850.8353376641">
                <text:p>58850.8353376641</text:p>
              </table:table-cell>
              <table:table-cell office:value-type="float" office:value="58850.8353376641">
                <text:p>58850.8353376641</text:p>
              </table:table-cell>
              <table:table-cell office:value-type="float" office:value="57733.0716771651">
                <text:p>57733.0716771651</text:p>
              </table:table-cell>
              <table:table-cell office:value-type="float" office:value="56677.6112638277">
                <text:p>56677.6112638277</text:p>
              </table:table-cell>
              <table:table-cell office:value-type="float" office:value="54466.2224171917">
                <text:p>54466.2224171917</text:p>
              </table:table-cell>
              <table:table-cell office:value-type="float" office:value="53405.5949469256">
                <text:p>53405.5949469256</text:p>
              </table:table-cell>
              <table:table-cell office:value-type="float" office:value="52950.7320459897">
                <text:p>52950.7320459897</text:p>
              </table:table-cell>
              <table:table-cell office:value-type="float" office:value="52724.6925106406">
                <text:p>52724.6925106406</text:p>
              </table:table-cell>
              <table:table-cell office:value-type="float" office:value="51893.3053100067">
                <text:p>51893.3053100067</text:p>
              </table:table-cell>
              <table:table-cell office:value-type="float" office:value="51893.3053100067">
                <text:p>51893.3053100067</text:p>
              </table:table-cell>
              <table:table-cell office:value-type="float" office:value="51553.8549622324">
                <text:p>51553.8549622324</text:p>
              </table:table-cell>
              <table:table-cell office:value-type="float" office:value="51397.2382388081">
                <text:p>51397.2382388081</text:p>
              </table:table-cell>
              <table:table-cell office:value-type="float" office:value="51119.9922745081">
                <text:p>51119.9922745081</text:p>
              </table:table-cell>
              <table:table-cell office:value-type="float" office:value="51076.8429190411">
                <text:p>51076.8429190411</text:p>
              </table:table-cell>
              <table:table-cell office:value-type="float" office:value="51000.3210990757">
                <text:p>51000.3210990757</text:p>
              </table:table-cell>
              <table:table-cell office:value-type="float" office:value="49217.8027493116">
                <text:p>49217.8027493116</text:p>
              </table:table-cell>
              <table:table-cell office:value-type="float" office:value="48657.9303088856">
                <text:p>48657.9303088856</text:p>
              </table:table-cell>
              <table:table-cell office:value-type="float" office:value="48359.5799572445">
                <text:p>48359.5799572445</text:p>
              </table:table-cell>
              <table:table-cell office:value-type="float" office:value="47392.1690811361">
                <text:p>47392.1690811361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7217.6299128647">
                <text:p>47217.6299128647</text:p>
              </table:table-cell>
              <table:table-cell office:value-type="float" office:value="46231.7731398688">
                <text:p>46231.7731398688</text:p>
              </table:table-cell>
              <table:table-cell office:value-type="float" office:value="46230.8722324578">
                <text:p>46230.8722324578</text:p>
              </table:table-cell>
              <table:table-cell office:value-type="float" office:value="46230.8722324578">
                <text:p>46230.8722324578</text:p>
              </table:table-cell>
              <table:table-cell office:value-type="float" office:value="46230.8722324578">
                <text:p>46230.8722324578</text:p>
              </table:table-cell>
              <table:table-cell office:value-type="float" office:value="46230.8722324578">
                <text:p>46230.8722324578</text:p>
              </table:table-cell>
              <table:table-cell office:value-type="float" office:value="46230.8722324578">
                <text:p>46230.8722324578</text:p>
              </table:table-cell>
              <table:table-cell office:value-type="float" office:value="46160.7765080571">
                <text:p>46160.7765080571</text:p>
              </table:table-cell>
              <table:table-cell office:value-type="float" office:value="46160.7765080571">
                <text:p>46160.7765080571</text:p>
              </table:table-cell>
              <table:table-cell office:value-type="float" office:value="46160.7765080571">
                <text:p>46160.7765080571</text:p>
              </table:table-cell>
              <table:table-cell office:value-type="float" office:value="45971.7214657829">
                <text:p>45971.7214657829</text:p>
              </table:table-cell>
              <table:table-cell office:value-type="float" office:value="45522.6124106415">
                <text:p>45522.6124106415</text:p>
              </table:table-cell>
              <table:table-cell office:value-type="float" office:value="45522.6124106415">
                <text:p>45522.6124106415</text:p>
              </table:table-cell>
              <table:table-cell office:value-type="float" office:value="45370.6379072943">
                <text:p>45370.6379072943</text:p>
              </table:table-cell>
              <table:table-cell office:value-type="float" office:value="44539.4206100083">
                <text:p>44539.4206100083</text:p>
              </table:table-cell>
              <table:table-cell office:value-type="float" office:value="44539.4206100083">
                <text:p>44539.4206100083</text:p>
              </table:table-cell>
              <table:table-cell office:value-type="float" office:value="44468.7084542188">
                <text:p>44468.7084542188</text:p>
              </table:table-cell>
              <table:table-cell office:value-type="float" office:value="44468.7084542188">
                <text:p>44468.7084542188</text:p>
              </table:table-cell>
              <table:table-cell office:value-type="float" office:value="44455.7785021177">
                <text:p>44455.7785021177</text:p>
              </table:table-cell>
              <table:table-cell office:value-type="float" office:value="44455.7785021177">
                <text:p>44455.7785021177</text:p>
              </table:table-cell>
              <table:table-cell office:value-type="float" office:value="44455.7785021177">
                <text:p>44455.7785021177</text:p>
              </table:table-cell>
              <table:table-cell office:value-type="float" office:value="44323.8501014596">
                <text:p>44323.8501014596</text:p>
              </table:table-cell>
              <table:table-cell office:value-type="float" office:value="44058.3334017982">
                <text:p>44058.3334017982</text:p>
              </table:table-cell>
              <table:table-cell office:value-type="float" office:value="43840.4432670319">
                <text:p>43840.4432670319</text:p>
              </table:table-cell>
              <table:table-cell office:value-type="float" office:value="43818.8501677906">
                <text:p>43818.8501677906</text:p>
              </table:table-cell>
              <table:table-cell office:value-type="float" office:value="43719.6864749718">
                <text:p>43719.6864749718</text:p>
              </table:table-cell>
              <table:table-cell office:value-type="float" office:value="43719.6864749718">
                <text:p>43719.6864749718</text:p>
              </table:table-cell>
              <table:table-cell office:value-type="float" office:value="43555.7729746454">
                <text:p>43555.7729746454</text:p>
              </table:table-cell>
              <table:table-cell office:value-type="float" office:value="43555.7729746454">
                <text:p>43555.7729746454</text:p>
              </table:table-cell>
              <table:table-cell office:value-type="float" office:value="43555.7729746454">
                <text:p>43555.7729746454</text:p>
              </table:table-cell>
              <table:table-cell office:value-type="float" office:value="43555.7729746454">
                <text:p>43555.7729746454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  <table:table-cell office:value-type="float" office:value="43465.9743242658">
                <text:p>43465.9743242658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87445.4326505673">
                <text:p>87445.4326505673</text:p>
                <draw:g>
                  <svg:desc>'Zdrojová data 2'.A27:'Zdrojová data 2'.CV27</svg:desc>
                </draw:g>
              </table:table-cell>
              <table:table-cell office:value-type="float" office:value="84718.4029237441">
                <text:p>84718.4029237441</text:p>
              </table:table-cell>
              <table:table-cell office:value-type="float" office:value="78546.2064480807">
                <text:p>78546.2064480807</text:p>
              </table:table-cell>
              <table:table-cell office:value-type="float" office:value="77622.5724582516">
                <text:p>77622.5724582516</text:p>
              </table:table-cell>
              <table:table-cell office:value-type="float" office:value="71458.799053716">
                <text:p>71458.799053716</text:p>
              </table:table-cell>
              <table:table-cell office:value-type="float" office:value="69767.2575222768">
                <text:p>69767.2575222768</text:p>
              </table:table-cell>
              <table:table-cell office:value-type="float" office:value="67514.9197358166">
                <text:p>67514.9197358166</text:p>
              </table:table-cell>
              <table:table-cell office:value-type="float" office:value="66460.4540212834">
                <text:p>66460.4540212834</text:p>
              </table:table-cell>
              <table:table-cell office:value-type="float" office:value="65490.5500352921">
                <text:p>65490.5500352921</text:p>
              </table:table-cell>
              <table:table-cell office:value-type="float" office:value="64128.7809803161">
                <text:p>64128.7809803161</text:p>
              </table:table-cell>
              <table:table-cell office:value-type="float" office:value="63051.4068551451">
                <text:p>63051.4068551451</text:p>
              </table:table-cell>
              <table:table-cell office:value-type="float" office:value="62401.4049832918">
                <text:p>62401.4049832918</text:p>
              </table:table-cell>
              <table:table-cell office:value-type="float" office:value="61971.5303555664">
                <text:p>61971.5303555664</text:p>
              </table:table-cell>
              <table:table-cell office:value-type="float" office:value="61700.2503686632">
                <text:p>61700.2503686632</text:p>
              </table:table-cell>
              <table:table-cell office:value-type="float" office:value="61263.8869293473">
                <text:p>61263.8869293473</text:p>
              </table:table-cell>
              <table:table-cell office:value-type="float" office:value="59021.3747967644">
                <text:p>59021.3747967644</text:p>
              </table:table-cell>
              <table:table-cell office:value-type="float" office:value="57996.5646888835">
                <text:p>57996.5646888835</text:p>
              </table:table-cell>
              <table:table-cell office:value-type="float" office:value="57911.0071684478">
                <text:p>57911.0071684478</text:p>
              </table:table-cell>
              <table:table-cell office:value-type="float" office:value="57379.7776060981">
                <text:p>57379.7776060981</text:p>
              </table:table-cell>
              <table:table-cell office:value-type="float" office:value="57062.5008817444">
                <text:p>57062.5008817444</text:p>
              </table:table-cell>
              <table:table-cell office:value-type="float" office:value="57062.5008817444">
                <text:p>57062.5008817444</text:p>
              </table:table-cell>
              <table:table-cell office:value-type="float" office:value="56951.0982027265">
                <text:p>56951.0982027265</text:p>
              </table:table-cell>
              <table:table-cell office:value-type="float" office:value="56936.4474960321">
                <text:p>56936.4474960321</text:p>
              </table:table-cell>
              <table:table-cell office:value-type="float" office:value="55000.1656006255">
                <text:p>55000.1656006255</text:p>
              </table:table-cell>
              <table:table-cell office:value-type="float" office:value="55000.1656006255">
                <text:p>55000.1656006255</text:p>
              </table:table-cell>
              <table:table-cell office:value-type="float" office:value="54576.1927085412">
                <text:p>54576.1927085412</text:p>
              </table:table-cell>
              <table:table-cell office:value-type="float" office:value="54248.1598928957">
                <text:p>54248.1598928957</text:p>
              </table:table-cell>
              <table:table-cell office:value-type="float" office:value="53696.8131202311">
                <text:p>53696.8131202311</text:p>
              </table:table-cell>
              <table:table-cell office:value-type="float" office:value="53604.5229039994">
                <text:p>53604.5229039994</text:p>
              </table:table-cell>
              <table:table-cell office:value-type="float" office:value="53568.0236670508">
                <text:p>53568.0236670508</text:p>
              </table:table-cell>
              <table:table-cell office:value-type="float" office:value="53538.3770524475">
                <text:p>53538.3770524475</text:p>
              </table:table-cell>
              <table:table-cell office:value-type="float" office:value="53538.3770524475">
                <text:p>53538.3770524475</text:p>
              </table:table-cell>
              <table:table-cell office:value-type="float" office:value="53538.3770524475">
                <text:p>53538.3770524475</text:p>
              </table:table-cell>
              <table:table-cell office:value-type="float" office:value="53051.9699152669">
                <text:p>53051.9699152669</text:p>
              </table:table-cell>
              <table:table-cell office:value-type="float" office:value="52733.8874354096">
                <text:p>52733.8874354096</text:p>
              </table:table-cell>
              <table:table-cell office:value-type="float" office:value="52733.8874354096">
                <text:p>52733.8874354096</text:p>
              </table:table-cell>
              <table:table-cell office:value-type="float" office:value="52733.8874354096">
                <text:p>52733.8874354096</text:p>
              </table:table-cell>
              <table:table-cell office:value-type="float" office:value="52609.4433687952">
                <text:p>52609.4433687952</text:p>
              </table:table-cell>
              <table:table-cell office:value-type="float" office:value="52111.442829697">
                <text:p>52111.442829697</text:p>
              </table:table-cell>
              <table:table-cell office:value-type="float" office:value="52111.442829697">
                <text:p>52111.442829697</text:p>
              </table:table-cell>
              <table:table-cell office:value-type="float" office:value="51947.4401679405">
                <text:p>51947.4401679405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792.5880940909">
                <text:p>51792.5880940909</text:p>
              </table:table-cell>
              <table:table-cell office:value-type="float" office:value="51174.9075734682">
                <text:p>51174.9075734682</text:p>
              </table:table-cell>
              <table:table-cell office:value-type="float" office:value="51083.5621267931">
                <text:p>51083.5621267931</text:p>
              </table:table-cell>
              <table:table-cell office:value-type="float" office:value="51069.8235376489">
                <text:p>51069.8235376489</text:p>
              </table:table-cell>
              <table:table-cell office:value-type="float" office:value="51069.8235376489">
                <text:p>51069.8235376489</text:p>
              </table:table-cell>
              <table:table-cell office:value-type="float" office:value="51069.8235376489">
                <text:p>51069.8235376489</text:p>
              </table:table-cell>
              <table:table-cell office:value-type="float" office:value="51060.9068502153">
                <text:p>51060.9068502153</text:p>
              </table:table-cell>
              <table:table-cell office:value-type="float" office:value="50912.9280332973">
                <text:p>50912.9280332973</text:p>
              </table:table-cell>
              <table:table-cell office:value-type="float" office:value="50711.1559388495">
                <text:p>50711.1559388495</text:p>
              </table:table-cell>
              <table:table-cell office:value-type="float" office:value="50711.1559388495">
                <text:p>50711.1559388495</text:p>
              </table:table-cell>
              <table:table-cell office:value-type="float" office:value="50711.1559388495">
                <text:p>50711.1559388495</text:p>
              </table:table-cell>
              <table:table-cell office:value-type="float" office:value="50711.1559388495">
                <text:p>50711.1559388495</text:p>
              </table:table-cell>
              <table:table-cell office:value-type="float" office:value="50711.1559388495">
                <text:p>50711.1559388495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615.3402668444">
                <text:p>50615.3402668444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  <table:table-cell office:value-type="float" office:value="50396.3034757859">
                <text:p>50396.3034757859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75961.984163731">
                <text:p>75961.984163731</text:p>
                <draw:g>
                  <svg:desc>'Zdrojová data 2'.A28:'Zdrojová data 2'.CV28</svg:desc>
                </draw:g>
              </table:table-cell>
              <table:table-cell office:value-type="float" office:value="72956.9047078402">
                <text:p>72956.9047078402</text:p>
              </table:table-cell>
              <table:table-cell office:value-type="float" office:value="68332.5497015174">
                <text:p>68332.5497015174</text:p>
              </table:table-cell>
              <table:table-cell office:value-type="float" office:value="64558.2202763111">
                <text:p>64558.2202763111</text:p>
              </table:table-cell>
              <table:table-cell office:value-type="float" office:value="62978.6259275688">
                <text:p>62978.6259275688</text:p>
              </table:table-cell>
              <table:table-cell office:value-type="float" office:value="61947.4094748168">
                <text:p>61947.4094748168</text:p>
              </table:table-cell>
              <table:table-cell office:value-type="float" office:value="60724.5654754629">
                <text:p>60724.5654754629</text:p>
              </table:table-cell>
              <table:table-cell office:value-type="float" office:value="59061.4804729835">
                <text:p>59061.4804729835</text:p>
              </table:table-cell>
              <table:table-cell office:value-type="float" office:value="58237.0516729552">
                <text:p>58237.0516729552</text:p>
              </table:table-cell>
              <table:table-cell office:value-type="float" office:value="57391.481103343">
                <text:p>57391.481103343</text:p>
              </table:table-cell>
              <table:table-cell office:value-type="float" office:value="56202.0017974748">
                <text:p>56202.0017974748</text:p>
              </table:table-cell>
              <table:table-cell office:value-type="float" office:value="55021.8837029842">
                <text:p>55021.8837029842</text:p>
              </table:table-cell>
              <table:table-cell office:value-type="float" office:value="55021.8837029842">
                <text:p>55021.8837029842</text:p>
              </table:table-cell>
              <table:table-cell office:value-type="float" office:value="54420.6585221091">
                <text:p>54420.6585221091</text:p>
              </table:table-cell>
              <table:table-cell office:value-type="float" office:value="53493.8917604396">
                <text:p>53493.8917604396</text:p>
              </table:table-cell>
              <table:table-cell office:value-type="float" office:value="52792.7350947521">
                <text:p>52792.7350947521</text:p>
              </table:table-cell>
              <table:table-cell office:value-type="float" office:value="52178.3031565407">
                <text:p>52178.3031565407</text:p>
              </table:table-cell>
              <table:table-cell office:value-type="float" office:value="51966.368536051">
                <text:p>51966.368536051</text:p>
              </table:table-cell>
              <table:table-cell office:value-type="float" office:value="51522.621576796">
                <text:p>51522.621576796</text:p>
              </table:table-cell>
              <table:table-cell office:value-type="float" office:value="50869.430583253">
                <text:p>50869.430583253</text:p>
              </table:table-cell>
              <table:table-cell office:value-type="float" office:value="50598.8178508745">
                <text:p>50598.8178508745</text:p>
              </table:table-cell>
              <table:table-cell office:value-type="float" office:value="49834.4560836644">
                <text:p>49834.4560836644</text:p>
              </table:table-cell>
              <table:table-cell office:value-type="float" office:value="49821.2468330813">
                <text:p>49821.2468330813</text:p>
              </table:table-cell>
              <table:table-cell office:value-type="float" office:value="49643.7329019138">
                <text:p>49643.7329019138</text:p>
              </table:table-cell>
              <table:table-cell office:value-type="float" office:value="49215.9790065316">
                <text:p>49215.9790065316</text:p>
              </table:table-cell>
              <table:table-cell office:value-type="float" office:value="48585.279020145">
                <text:p>48585.279020145</text:p>
              </table:table-cell>
              <table:table-cell office:value-type="float" office:value="48526.3401155128">
                <text:p>48526.3401155128</text:p>
              </table:table-cell>
              <table:table-cell office:value-type="float" office:value="48164.4944079587">
                <text:p>48164.4944079587</text:p>
              </table:table-cell>
              <table:table-cell office:value-type="float" office:value="47409.7440025935">
                <text:p>47409.7440025935</text:p>
              </table:table-cell>
              <table:table-cell office:value-type="float" office:value="47022.4989973141">
                <text:p>47022.4989973141</text:p>
              </table:table-cell>
              <table:table-cell office:value-type="float" office:value="47022.4989973141">
                <text:p>47022.4989973141</text:p>
              </table:table-cell>
              <table:table-cell office:value-type="float" office:value="47022.4989973141">
                <text:p>47022.4989973141</text:p>
              </table:table-cell>
              <table:table-cell office:value-type="float" office:value="47022.4989973141">
                <text:p>47022.4989973141</text:p>
              </table:table-cell>
              <table:table-cell office:value-type="float" office:value="46877.9071232445">
                <text:p>46877.9071232445</text:p>
              </table:table-cell>
              <table:table-cell office:value-type="float" office:value="46877.9071232445">
                <text:p>46877.9071232445</text:p>
              </table:table-cell>
              <table:table-cell office:value-type="float" office:value="46877.9071232445">
                <text:p>46877.9071232445</text:p>
              </table:table-cell>
              <table:table-cell office:value-type="float" office:value="46708.7474523173">
                <text:p>46708.7474523173</text:p>
              </table:table-cell>
              <table:table-cell office:value-type="float" office:value="46273.3656890465">
                <text:p>46273.3656890465</text:p>
              </table:table-cell>
              <table:table-cell office:value-type="float" office:value="45463.439068761">
                <text:p>45463.439068761</text:p>
              </table:table-cell>
              <table:table-cell office:value-type="float" office:value="45165.2254295811">
                <text:p>45165.2254295811</text:p>
              </table:table-cell>
              <table:table-cell office:value-type="float" office:value="44830.5390861611">
                <text:p>44830.5390861611</text:p>
              </table:table-cell>
              <table:table-cell office:value-type="float" office:value="44668.5911552128">
                <text:p>44668.5911552128</text:p>
              </table:table-cell>
              <table:table-cell office:value-type="float" office:value="44543.7243946476">
                <text:p>44543.7243946476</text:p>
              </table:table-cell>
              <table:table-cell office:value-type="float" office:value="44413.2727022699">
                <text:p>44413.2727022699</text:p>
              </table:table-cell>
              <table:table-cell office:value-type="float" office:value="44413.2727022699">
                <text:p>44413.2727022699</text:p>
              </table:table-cell>
              <table:table-cell office:value-type="float" office:value="44413.2727022699">
                <text:p>44413.2727022699</text:p>
              </table:table-cell>
              <table:table-cell office:value-type="float" office:value="44413.2727022699">
                <text:p>44413.2727022699</text:p>
              </table:table-cell>
              <table:table-cell office:value-type="float" office:value="44413.2727022699">
                <text:p>44413.2727022699</text:p>
              </table:table-cell>
              <table:table-cell office:value-type="float" office:value="44413.2727022699">
                <text:p>44413.2727022699</text:p>
              </table:table-cell>
              <table:table-cell office:value-type="float" office:value="42867.3111667238">
                <text:p>42867.3111667238</text:p>
              </table:table-cell>
              <table:table-cell office:value-type="float" office:value="42586.4355486966">
                <text:p>42586.4355486966</text:p>
              </table:table-cell>
              <table:table-cell office:value-type="float" office:value="42150.5937734295">
                <text:p>42150.5937734295</text:p>
              </table:table-cell>
              <table:table-cell office:value-type="float" office:value="42150.5937734295">
                <text:p>42150.5937734295</text:p>
              </table:table-cell>
              <table:table-cell office:value-type="float" office:value="42150.5937734295">
                <text:p>42150.5937734295</text:p>
              </table:table-cell>
              <table:table-cell office:value-type="float" office:value="42150.5937734295">
                <text:p>42150.5937734295</text:p>
              </table:table-cell>
              <table:table-cell office:value-type="float" office:value="42129.7333348353">
                <text:p>42129.7333348353</text:p>
              </table:table-cell>
              <table:table-cell office:value-type="float" office:value="42088.6423909108">
                <text:p>42088.6423909108</text:p>
              </table:table-cell>
              <table:table-cell office:value-type="float" office:value="42088.6423909108">
                <text:p>42088.6423909108</text:p>
              </table:table-cell>
              <table:table-cell office:value-type="float" office:value="42088.6423909108">
                <text:p>42088.6423909108</text:p>
              </table:table-cell>
              <table:table-cell office:value-type="float" office:value="42088.6423909108">
                <text:p>42088.6423909108</text:p>
              </table:table-cell>
              <table:table-cell office:value-type="float" office:value="41852.1467907549">
                <text:p>41852.1467907549</text:p>
              </table:table-cell>
              <table:table-cell office:value-type="float" office:value="41852.1467907549">
                <text:p>41852.1467907549</text:p>
              </table:table-cell>
              <table:table-cell office:value-type="float" office:value="41852.1467907549">
                <text:p>41852.1467907549</text:p>
              </table:table-cell>
              <table:table-cell office:value-type="float" office:value="41852.1467907549">
                <text:p>41852.1467907549</text:p>
              </table:table-cell>
              <table:table-cell office:value-type="float" office:value="41679.7413708044">
                <text:p>41679.7413708044</text:p>
              </table:table-cell>
              <table:table-cell office:value-type="float" office:value="41379.2486595411">
                <text:p>41379.2486595411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1011.2546525303">
                <text:p>41011.2546525303</text:p>
              </table:table-cell>
              <table:table-cell office:value-type="float" office:value="40938.1984795968">
                <text:p>40938.1984795968</text:p>
              </table:table-cell>
              <table:table-cell office:value-type="float" office:value="40938.1984795968">
                <text:p>40938.1984795968</text:p>
              </table:table-cell>
              <table:table-cell office:value-type="float" office:value="40938.1984795968">
                <text:p>40938.1984795968</text:p>
              </table:table-cell>
              <table:table-cell office:value-type="float" office:value="40908.4887620217">
                <text:p>40908.4887620217</text:p>
              </table:table-cell>
              <table:table-cell office:value-type="float" office:value="40908.4887620217">
                <text:p>40908.4887620217</text:p>
              </table:table-cell>
              <table:table-cell office:value-type="float" office:value="40908.4887620217">
                <text:p>40908.4887620217</text:p>
              </table:table-cell>
              <table:table-cell office:value-type="float" office:value="40908.4887620217">
                <text:p>40908.4887620217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74700.5357052234">
                <text:p>74700.5357052234</text:p>
                <draw:g>
                  <svg:desc>'Zdrojová data 2'.A29:'Zdrojová data 2'.CV29</svg:desc>
                </draw:g>
              </table:table-cell>
              <table:table-cell office:value-type="float" office:value="72835.1867143935">
                <text:p>72835.1867143935</text:p>
              </table:table-cell>
              <table:table-cell office:value-type="float" office:value="71620.8419998082">
                <text:p>71620.8419998082</text:p>
              </table:table-cell>
              <table:table-cell office:value-type="float" office:value="68980.1397007471">
                <text:p>68980.1397007471</text:p>
              </table:table-cell>
              <table:table-cell office:value-type="float" office:value="67497.5034070117">
                <text:p>67497.5034070117</text:p>
              </table:table-cell>
              <table:table-cell office:value-type="float" office:value="66394.5330947071">
                <text:p>66394.5330947071</text:p>
              </table:table-cell>
              <table:table-cell office:value-type="float" office:value="65508.7872811542">
                <text:p>65508.7872811542</text:p>
              </table:table-cell>
              <table:table-cell office:value-type="float" office:value="63099.2949824423">
                <text:p>63099.2949824423</text:p>
              </table:table-cell>
              <table:table-cell office:value-type="float" office:value="61196.4983326296">
                <text:p>61196.4983326296</text:p>
              </table:table-cell>
              <table:table-cell office:value-type="float" office:value="60010.5964656423">
                <text:p>60010.5964656423</text:p>
              </table:table-cell>
              <table:table-cell office:value-type="float" office:value="58224.6768542844">
                <text:p>58224.6768542844</text:p>
              </table:table-cell>
              <table:table-cell office:value-type="float" office:value="57509.2304587359">
                <text:p>57509.2304587359</text:p>
              </table:table-cell>
              <table:table-cell office:value-type="float" office:value="56272.2302586739">
                <text:p>56272.2302586739</text:p>
              </table:table-cell>
              <table:table-cell office:value-type="float" office:value="55717.8410658571">
                <text:p>55717.8410658571</text:p>
              </table:table-cell>
              <table:table-cell office:value-type="float" office:value="54310.6149472571">
                <text:p>54310.6149472571</text:p>
              </table:table-cell>
              <table:table-cell office:value-type="float" office:value="54236.5325394676">
                <text:p>54236.5325394676</text:p>
              </table:table-cell>
              <table:table-cell office:value-type="float" office:value="53384.4098795306">
                <text:p>53384.4098795306</text:p>
              </table:table-cell>
              <table:table-cell office:value-type="float" office:value="52941.8133257141">
                <text:p>52941.8133257141</text:p>
              </table:table-cell>
              <table:table-cell office:value-type="float" office:value="52757.1222352794">
                <text:p>52757.1222352794</text:p>
              </table:table-cell>
              <table:table-cell office:value-type="float" office:value="52728.2787448122">
                <text:p>52728.2787448122</text:p>
              </table:table-cell>
              <table:table-cell office:value-type="float" office:value="52550.7214822384">
                <text:p>52550.7214822384</text:p>
              </table:table-cell>
              <table:table-cell office:value-type="float" office:value="50997.6348703703">
                <text:p>50997.6348703703</text:p>
              </table:table-cell>
              <table:table-cell office:value-type="float" office:value="50997.6348703703">
                <text:p>50997.6348703703</text:p>
              </table:table-cell>
              <table:table-cell office:value-type="float" office:value="50997.6348703703">
                <text:p>50997.6348703703</text:p>
              </table:table-cell>
              <table:table-cell office:value-type="float" office:value="50997.6348703703">
                <text:p>50997.6348703703</text:p>
              </table:table-cell>
              <table:table-cell office:value-type="float" office:value="50997.6348703703">
                <text:p>50997.6348703703</text:p>
              </table:table-cell>
              <table:table-cell office:value-type="float" office:value="50906.3633858257">
                <text:p>50906.3633858257</text:p>
              </table:table-cell>
              <table:table-cell office:value-type="float" office:value="50414.2394742145">
                <text:p>50414.2394742145</text:p>
              </table:table-cell>
              <table:table-cell office:value-type="float" office:value="50373.6183176106">
                <text:p>50373.6183176106</text:p>
              </table:table-cell>
              <table:table-cell office:value-type="float" office:value="50329.5689893682">
                <text:p>50329.5689893682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73.6726742538">
                <text:p>50173.6726742538</text:p>
              </table:table-cell>
              <table:table-cell office:value-type="float" office:value="50156.7110960359">
                <text:p>50156.7110960359</text:p>
              </table:table-cell>
              <table:table-cell office:value-type="float" office:value="49436.5356650168">
                <text:p>49436.5356650168</text:p>
              </table:table-cell>
              <table:table-cell office:value-type="float" office:value="49436.5356650168">
                <text:p>49436.5356650168</text:p>
              </table:table-cell>
              <table:table-cell office:value-type="float" office:value="49436.5356650168">
                <text:p>49436.5356650168</text:p>
              </table:table-cell>
              <table:table-cell office:value-type="float" office:value="47924.0976061278">
                <text:p>47924.0976061278</text:p>
              </table:table-cell>
              <table:table-cell office:value-type="float" office:value="47771.4404084614">
                <text:p>47771.4404084614</text:p>
              </table:table-cell>
              <table:table-cell office:value-type="float" office:value="47624.3366400341">
                <text:p>47624.3366400341</text:p>
              </table:table-cell>
              <table:table-cell office:value-type="float" office:value="47417.8045765141">
                <text:p>47417.80457651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389.1707037741">
                <text:p>47389.1707037741</text:p>
              </table:table-cell>
              <table:table-cell office:value-type="float" office:value="47168.7075545338">
                <text:p>47168.7075545338</text:p>
              </table:table-cell>
              <table:table-cell office:value-type="float" office:value="47043.8407939686">
                <text:p>47043.8407939686</text:p>
              </table:table-cell>
              <table:table-cell office:value-type="float" office:value="47043.8407939686">
                <text:p>47043.8407939686</text:p>
              </table:table-cell>
              <table:table-cell office:value-type="float" office:value="47043.8407939686">
                <text:p>47043.8407939686</text:p>
              </table:table-cell>
              <table:table-cell office:value-type="float" office:value="46872.9281263842">
                <text:p>46872.9281263842</text:p>
              </table:table-cell>
              <table:table-cell office:value-type="float" office:value="46187.2041573196">
                <text:p>46187.2041573196</text:p>
              </table:table-cell>
              <table:table-cell office:value-type="float" office:value="45662.8926175503">
                <text:p>45662.8926175503</text:p>
              </table:table-cell>
              <table:table-cell office:value-type="float" office:value="45402.1724230608">
                <text:p>45402.1724230608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237.9327874613">
                <text:p>45237.9327874613</text:p>
              </table:table-cell>
              <table:table-cell office:value-type="float" office:value="45140.6156284765">
                <text:p>45140.6156284765</text:p>
              </table:table-cell>
              <table:table-cell office:value-type="float" office:value="44843.8645973949">
                <text:p>44843.8645973949</text:p>
              </table:table-cell>
              <table:table-cell office:value-type="float" office:value="44648.4803973336">
                <text:p>44648.4803973336</text:p>
              </table:table-cell>
              <table:table-cell office:value-type="float" office:value="44305.0627066258">
                <text:p>44305.0627066258</text:p>
              </table:table-cell>
              <table:table-cell office:value-type="float" office:value="44101.2395629078">
                <text:p>44101.2395629078</text:p>
              </table:table-cell>
              <table:table-cell office:value-type="float" office:value="43945.6456604677">
                <text:p>43945.6456604677</text:p>
              </table:table-cell>
              <table:table-cell office:value-type="float" office:value="43841.4705070098">
                <text:p>43841.4705070098</text:p>
              </table:table-cell>
              <table:table-cell office:value-type="float" office:value="43811.9357268589">
                <text:p>43811.9357268589</text:p>
              </table:table-cell>
              <table:table-cell office:value-type="float" office:value="43811.9357268589">
                <text:p>43811.9357268589</text:p>
              </table:table-cell>
              <table:table-cell office:value-type="float" office:value="43759.8829351817">
                <text:p>43759.8829351817</text:p>
              </table:table-cell>
              <table:table-cell office:value-type="float" office:value="43759.8829351817">
                <text:p>43759.8829351817</text:p>
              </table:table-cell>
              <table:table-cell office:value-type="float" office:value="43759.8829351817">
                <text:p>43759.8829351817</text:p>
              </table:table-cell>
              <table:table-cell office:value-type="float" office:value="43759.8829351817">
                <text:p>43759.8829351817</text:p>
              </table:table-cell>
              <table:table-cell office:value-type="float" office:value="43629.6410475315">
                <text:p>43629.6410475315</text:p>
              </table:table-cell>
              <table:table-cell office:value-type="float" office:value="43475.1617756886">
                <text:p>43475.1617756886</text:p>
              </table:table-cell>
              <table:table-cell office:value-type="float" office:value="43437.9335447324">
                <text:p>43437.9335447324</text:p>
              </table:table-cell>
              <table:table-cell office:value-type="float" office:value="43283.0814708827">
                <text:p>43283.0814708827</text:p>
              </table:table-cell>
              <table:table-cell office:value-type="float" office:value="43283.0814708827">
                <text:p>43283.0814708827</text:p>
              </table:table-cell>
              <table:table-cell office:value-type="float" office:value="43283.0814708827">
                <text:p>43283.0814708827</text:p>
              </table:table-cell>
              <table:table-cell office:value-type="float" office:value="43283.0814708827">
                <text:p>43283.0814708827</text:p>
              </table:table-cell>
              <table:table-cell office:value-type="float" office:value="43283.0814708827">
                <text:p>43283.0814708827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60988.7196220989">
                <text:p>60988.7196220989</text:p>
                <draw:g>
                  <svg:desc>'Zdrojová data 2'.A30:'Zdrojová data 2'.CV30</svg:desc>
                </draw:g>
              </table:table-cell>
              <table:table-cell office:value-type="float" office:value="57568.0831039866">
                <text:p>57568.0831039866</text:p>
              </table:table-cell>
              <table:table-cell office:value-type="float" office:value="54557.3421629335">
                <text:p>54557.3421629335</text:p>
              </table:table-cell>
              <table:table-cell office:value-type="float" office:value="53004.3390518645">
                <text:p>53004.3390518645</text:p>
              </table:table-cell>
              <table:table-cell office:value-type="float" office:value="52533.9271242537">
                <text:p>52533.9271242537</text:p>
              </table:table-cell>
              <table:table-cell office:value-type="float" office:value="50849.2907589833">
                <text:p>50849.2907589833</text:p>
              </table:table-cell>
              <table:table-cell office:value-type="float" office:value="50198.04455311">
                <text:p>50198.04455311</text:p>
              </table:table-cell>
              <table:table-cell office:value-type="float" office:value="49084.4994765549">
                <text:p>49084.4994765549</text:p>
              </table:table-cell>
              <table:table-cell office:value-type="float" office:value="48350.866526532">
                <text:p>48350.866526532</text:p>
              </table:table-cell>
              <table:table-cell office:value-type="float" office:value="47053.1131364744">
                <text:p>47053.1131364744</text:p>
              </table:table-cell>
              <table:table-cell office:value-type="float" office:value="45338.5587366032">
                <text:p>45338.5587366032</text:p>
              </table:table-cell>
              <table:table-cell office:value-type="float" office:value="44633.9618300887">
                <text:p>44633.9618300887</text:p>
              </table:table-cell>
              <table:table-cell office:value-type="float" office:value="43786.4404034939">
                <text:p>43786.4404034939</text:p>
              </table:table-cell>
              <table:table-cell office:value-type="float" office:value="43703.9359135913">
                <text:p>43703.9359135913</text:p>
              </table:table-cell>
              <table:table-cell office:value-type="float" office:value="42955.2187138507">
                <text:p>42955.2187138507</text:p>
              </table:table-cell>
              <table:table-cell office:value-type="float" office:value="42737.6690867814">
                <text:p>42737.6690867814</text:p>
              </table:table-cell>
              <table:table-cell office:value-type="float" office:value="42737.6690867814">
                <text:p>42737.6690867814</text:p>
              </table:table-cell>
              <table:table-cell office:value-type="float" office:value="42737.6690867814">
                <text:p>42737.6690867814</text:p>
              </table:table-cell>
              <table:table-cell office:value-type="float" office:value="42645.2998683918">
                <text:p>42645.2998683918</text:p>
              </table:table-cell>
              <table:table-cell office:value-type="float" office:value="41225.9874837347">
                <text:p>41225.9874837347</text:p>
              </table:table-cell>
              <table:table-cell office:value-type="float" office:value="41126.8237909159">
                <text:p>41126.8237909159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0845.2064507997">
                <text:p>40845.2064507997</text:p>
              </table:table-cell>
              <table:table-cell office:value-type="float" office:value="40762.701960897">
                <text:p>40762.701960897</text:p>
              </table:table-cell>
              <table:table-cell office:value-type="float" office:value="40762.701960897">
                <text:p>40762.701960897</text:p>
              </table:table-cell>
              <table:table-cell office:value-type="float" office:value="40762.701960897">
                <text:p>40762.701960897</text:p>
              </table:table-cell>
              <table:table-cell office:value-type="float" office:value="40761.6080321244">
                <text:p>40761.6080321244</text:p>
              </table:table-cell>
              <table:table-cell office:value-type="float" office:value="40732.9741593844">
                <text:p>40732.9741593844</text:p>
              </table:table-cell>
              <table:table-cell office:value-type="float" office:value="40466.4029686256">
                <text:p>40466.4029686256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  <table:table-cell office:value-type="float" office:value="40370.8435778835">
                <text:p>40370.8435778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0.982cm" svg:height="28.676cm" xlink:href=".." xlink:type="simple" chart:class="chart:line" chart:style-name="ch1">
        <chart:legend chart:legend-position="end" svg:x="49.089cm" svg:y="13.79cm" style:legend-expansion="high" chart:style-name="ch2"/>
        <chart:plot-area chart:style-name="ch3" table:cell-range-address="'Zdrojová data'.A1:'Zdrojová data'.A1 'Zdrojová data 2'.A33:'Zdrojová data 2'.CV34" chart:data-source-has-labels="column" svg:x="1.019cm" svg:y="0.573cm" svg:width="47.051cm" svg:height="27.53cm">
          <chart:coordinate-region svg:x="2.196cm" svg:y="0.772cm" svg:width="45.874cm" svg:height="26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Zdrojová data 2'.A33:'Zdrojová data 2'.CV33" chart:label-cell-address="'Zdrojová data'.A1:'Zdrojová data'.A1" chart:class="chart:line">
            <chart:data-point chart:repeated="100"/>
          </chart:series>
          <chart:series chart:style-name="ch7" chart:values-cell-range-address="'Zdrojová data 2'.A34:'Zdrojová data 2'.CV34" chart:label-cell-address="'Zdrojová data'.A1:'Zdrojová data'.A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Zdrojová data'.A1:'Zdrojová data'.A1</svg:desc>
                </draw:g>
              </table:table-cell>
              <table:table-cell office:value-type="float" office:value="82703.4795455234">
                <text:p>82703.4795455234</text:p>
                <draw:g>
                  <svg:desc>'Zdrojová data 2'.A33:'Zdrojová data 2'.CV33</svg:desc>
                </draw:g>
              </table:table-cell>
              <table:table-cell office:value-type="float" office:value="78030.9933222733">
                <text:p>78030.9933222733</text:p>
              </table:table-cell>
              <table:table-cell office:value-type="float" office:value="74287.1404097656">
                <text:p>74287.1404097656</text:p>
              </table:table-cell>
              <table:table-cell office:value-type="float" office:value="71452.4949242335">
                <text:p>71452.4949242335</text:p>
              </table:table-cell>
              <table:table-cell office:value-type="float" office:value="68408.5719298577">
                <text:p>68408.5719298577</text:p>
              </table:table-cell>
              <table:table-cell office:value-type="float" office:value="66731.9570482878">
                <text:p>66731.9570482878</text:p>
              </table:table-cell>
              <table:table-cell office:value-type="float" office:value="65110.0897396697">
                <text:p>65110.0897396697</text:p>
              </table:table-cell>
              <table:table-cell office:value-type="float" office:value="63771.3289363759">
                <text:p>63771.3289363759</text:p>
              </table:table-cell>
              <table:table-cell office:value-type="float" office:value="62310.7625307009">
                <text:p>62310.7625307009</text:p>
              </table:table-cell>
              <table:table-cell office:value-type="float" office:value="61181.8753892569">
                <text:p>61181.8753892569</text:p>
              </table:table-cell>
              <table:table-cell office:value-type="float" office:value="60166.0111187889">
                <text:p>60166.0111187889</text:p>
              </table:table-cell>
              <table:table-cell office:value-type="float" office:value="59055.2047548579">
                <text:p>59055.2047548579</text:p>
              </table:table-cell>
              <table:table-cell office:value-type="float" office:value="58279.6170987503">
                <text:p>58279.6170987503</text:p>
              </table:table-cell>
              <table:table-cell office:value-type="float" office:value="57580.0504651373">
                <text:p>57580.0504651373</text:p>
              </table:table-cell>
              <table:table-cell office:value-type="float" office:value="57033.3871803946">
                <text:p>57033.3871803946</text:p>
              </table:table-cell>
              <table:table-cell office:value-type="float" office:value="56273.3279411536">
                <text:p>56273.3279411536</text:p>
              </table:table-cell>
              <table:table-cell office:value-type="float" office:value="55709.7913327298">
                <text:p>55709.7913327298</text:p>
              </table:table-cell>
              <table:table-cell office:value-type="float" office:value="55187.5929998056">
                <text:p>55187.5929998056</text:p>
              </table:table-cell>
              <table:table-cell office:value-type="float" office:value="54593.7246857067">
                <text:p>54593.7246857067</text:p>
              </table:table-cell>
              <table:table-cell office:value-type="float" office:value="54156.3695231123">
                <text:p>54156.3695231123</text:p>
              </table:table-cell>
              <table:table-cell office:value-type="float" office:value="53703.2130863745">
                <text:p>53703.2130863745</text:p>
              </table:table-cell>
              <table:table-cell office:value-type="float" office:value="53229.869616554">
                <text:p>53229.869616554</text:p>
              </table:table-cell>
              <table:table-cell office:value-type="float" office:value="52766.6231331352">
                <text:p>52766.6231331352</text:p>
              </table:table-cell>
              <table:table-cell office:value-type="float" office:value="52280.4512973467">
                <text:p>52280.4512973467</text:p>
              </table:table-cell>
              <table:table-cell office:value-type="float" office:value="52009.1649821165">
                <text:p>52009.1649821165</text:p>
              </table:table-cell>
              <table:table-cell office:value-type="float" office:value="51679.4981859677">
                <text:p>51679.4981859677</text:p>
              </table:table-cell>
              <table:table-cell office:value-type="float" office:value="51410.1023867345">
                <text:p>51410.1023867345</text:p>
              </table:table-cell>
              <table:table-cell office:value-type="float" office:value="51130.4936984136">
                <text:p>51130.4936984136</text:p>
              </table:table-cell>
              <table:table-cell office:value-type="float" office:value="50845.3940627783">
                <text:p>50845.3940627783</text:p>
              </table:table-cell>
              <table:table-cell office:value-type="float" office:value="50575.7726248518">
                <text:p>50575.7726248518</text:p>
              </table:table-cell>
              <table:table-cell office:value-type="float" office:value="50428.9943947303">
                <text:p>50428.9943947303</text:p>
              </table:table-cell>
              <table:table-cell office:value-type="float" office:value="50235.9259394297">
                <text:p>50235.9259394297</text:p>
              </table:table-cell>
              <table:table-cell office:value-type="float" office:value="50077.7984722799">
                <text:p>50077.7984722799</text:p>
              </table:table-cell>
              <table:table-cell office:value-type="float" office:value="49840.335451258">
                <text:p>49840.335451258</text:p>
              </table:table-cell>
              <table:table-cell office:value-type="float" office:value="49677.9854815209">
                <text:p>49677.9854815209</text:p>
              </table:table-cell>
              <table:table-cell office:value-type="float" office:value="49489.7920488173">
                <text:p>49489.7920488173</text:p>
              </table:table-cell>
              <table:table-cell office:value-type="float" office:value="49330.9574730995">
                <text:p>49330.9574730995</text:p>
              </table:table-cell>
              <table:table-cell office:value-type="float" office:value="49042.413252052">
                <text:p>49042.413252052</text:p>
              </table:table-cell>
              <table:table-cell office:value-type="float" office:value="48873.7442338958">
                <text:p>48873.7442338958</text:p>
              </table:table-cell>
              <table:table-cell office:value-type="float" office:value="48621.0367913145">
                <text:p>48621.0367913145</text:p>
              </table:table-cell>
              <table:table-cell office:value-type="float" office:value="48493.8138669031">
                <text:p>48493.8138669031</text:p>
              </table:table-cell>
              <table:table-cell office:value-type="float" office:value="48360.7046291831">
                <text:p>48360.7046291831</text:p>
              </table:table-cell>
              <table:table-cell office:value-type="float" office:value="48219.2578090695">
                <text:p>48219.2578090695</text:p>
              </table:table-cell>
              <table:table-cell office:value-type="float" office:value="48064.9233080383">
                <text:p>48064.9233080383</text:p>
              </table:table-cell>
              <table:table-cell office:value-type="float" office:value="47931.0668826499">
                <text:p>47931.0668826499</text:p>
              </table:table-cell>
              <table:table-cell office:value-type="float" office:value="47870.758635435">
                <text:p>47870.758635435</text:p>
              </table:table-cell>
              <table:table-cell office:value-type="float" office:value="47635.028966721">
                <text:p>47635.028966721</text:p>
              </table:table-cell>
              <table:table-cell office:value-type="float" office:value="47530.6662309503">
                <text:p>47530.6662309503</text:p>
              </table:table-cell>
              <table:table-cell office:value-type="float" office:value="47411.4984998808">
                <text:p>47411.4984998808</text:p>
              </table:table-cell>
              <table:table-cell office:value-type="float" office:value="47283.1376569753">
                <text:p>47283.1376569753</text:p>
              </table:table-cell>
              <table:table-cell office:value-type="float" office:value="47212.3105137761">
                <text:p>47212.3105137761</text:p>
              </table:table-cell>
              <table:table-cell office:value-type="float" office:value="47150.2538446552">
                <text:p>47150.2538446552</text:p>
              </table:table-cell>
              <table:table-cell office:value-type="float" office:value="47031.9476108652">
                <text:p>47031.9476108652</text:p>
              </table:table-cell>
              <table:table-cell office:value-type="float" office:value="46937.5609884945">
                <text:p>46937.5609884945</text:p>
              </table:table-cell>
              <table:table-cell office:value-type="float" office:value="46871.4558289652">
                <text:p>46871.4558289652</text:p>
              </table:table-cell>
              <table:table-cell office:value-type="float" office:value="46777.15426436">
                <text:p>46777.15426436</text:p>
              </table:table-cell>
              <table:table-cell office:value-type="float" office:value="46718.1437651799">
                <text:p>46718.1437651799</text:p>
              </table:table-cell>
              <table:table-cell office:value-type="float" office:value="46685.6243690793">
                <text:p>46685.6243690793</text:p>
              </table:table-cell>
              <table:table-cell office:value-type="float" office:value="46651.6618149727">
                <text:p>46651.6618149727</text:p>
              </table:table-cell>
              <table:table-cell office:value-type="float" office:value="46617.1359433401">
                <text:p>46617.1359433401</text:p>
              </table:table-cell>
              <table:table-cell office:value-type="float" office:value="46538.509233296">
                <text:p>46538.509233296</text:p>
              </table:table-cell>
              <table:table-cell office:value-type="float" office:value="46477.1881854315">
                <text:p>46477.1881854315</text:p>
              </table:table-cell>
              <table:table-cell office:value-type="float" office:value="46405.6388452194">
                <text:p>46405.6388452194</text:p>
              </table:table-cell>
              <table:table-cell office:value-type="float" office:value="46329.6730858824">
                <text:p>46329.6730858824</text:p>
              </table:table-cell>
              <table:table-cell office:value-type="float" office:value="46269.2334970817">
                <text:p>46269.2334970817</text:p>
              </table:table-cell>
              <table:table-cell office:value-type="float" office:value="46177.9194169487">
                <text:p>46177.9194169487</text:p>
              </table:table-cell>
              <table:table-cell office:value-type="float" office:value="46153.4785906518">
                <text:p>46153.4785906518</text:p>
              </table:table-cell>
              <table:table-cell office:value-type="float" office:value="46111.0000601361">
                <text:p>46111.0000601361</text:p>
              </table:table-cell>
              <table:table-cell office:value-type="float" office:value="46071.009384421">
                <text:p>46071.009384421</text:p>
              </table:table-cell>
              <table:table-cell office:value-type="float" office:value="45990.8194323621">
                <text:p>45990.8194323621</text:p>
              </table:table-cell>
              <table:table-cell office:value-type="float" office:value="45983.0315414629">
                <text:p>45983.0315414629</text:p>
              </table:table-cell>
              <table:table-cell office:value-type="float" office:value="45974.0330674058">
                <text:p>45974.0330674058</text:p>
              </table:table-cell>
              <table:table-cell office:value-type="float" office:value="45949.1108257768">
                <text:p>45949.1108257768</text:p>
              </table:table-cell>
              <table:table-cell office:value-type="float" office:value="45922.1783629616">
                <text:p>45922.1783629616</text:p>
              </table:table-cell>
              <table:table-cell office:value-type="float" office:value="45893.9781912338">
                <text:p>45893.9781912338</text:p>
              </table:table-cell>
              <table:table-cell office:value-type="float" office:value="45783.859840134">
                <text:p>45783.859840134</text:p>
              </table:table-cell>
              <table:table-cell office:value-type="float" office:value="45748.4721457181">
                <text:p>45748.4721457181</text:p>
              </table:table-cell>
              <table:table-cell office:value-type="float" office:value="45736.7319245976">
                <text:p>45736.7319245976</text:p>
              </table:table-cell>
              <table:table-cell office:value-type="float" office:value="45691.672691598">
                <text:p>45691.672691598</text:p>
              </table:table-cell>
              <table:table-cell office:value-type="float" office:value="45648.4199297891">
                <text:p>45648.4199297891</text:p>
              </table:table-cell>
              <table:table-cell office:value-type="float" office:value="45504.2876614791">
                <text:p>45504.2876614791</text:p>
              </table:table-cell>
              <table:table-cell office:value-type="float" office:value="45478.589377974">
                <text:p>45478.589377974</text:p>
              </table:table-cell>
              <table:table-cell office:value-type="float" office:value="45454.9894748034">
                <text:p>45454.9894748034</text:p>
              </table:table-cell>
              <table:table-cell office:value-type="float" office:value="45436.1230836346">
                <text:p>45436.1230836346</text:p>
              </table:table-cell>
              <table:table-cell office:value-type="float" office:value="45368.3955739107">
                <text:p>45368.3955739107</text:p>
              </table:table-cell>
              <table:table-cell office:value-type="float" office:value="45318.0812301698">
                <text:p>45318.0812301698</text:p>
              </table:table-cell>
              <table:table-cell office:value-type="float" office:value="45306.7338684963">
                <text:p>45306.7338684963</text:p>
              </table:table-cell>
              <table:table-cell office:value-type="float" office:value="45274.0715245643">
                <text:p>45274.0715245643</text:p>
              </table:table-cell>
              <table:table-cell office:value-type="float" office:value="45236.3164076667">
                <text:p>45236.3164076667</text:p>
              </table:table-cell>
              <table:table-cell office:value-type="float" office:value="45218.4305524995">
                <text:p>45218.4305524995</text:p>
              </table:table-cell>
              <table:table-cell office:value-type="float" office:value="45206.7915450012">
                <text:p>45206.7915450012</text:p>
              </table:table-cell>
              <table:table-cell office:value-type="float" office:value="45180.8251098294">
                <text:p>45180.8251098294</text:p>
              </table:table-cell>
              <table:table-cell office:value-type="float" office:value="45151.8374836405">
                <text:p>45151.8374836405</text:p>
              </table:table-cell>
              <table:table-cell office:value-type="float" office:value="45125.4182045945">
                <text:p>45125.4182045945</text:p>
              </table:table-cell>
              <table:table-cell office:value-type="float" office:value="45085.4461023498">
                <text:p>45085.4461023498</text:p>
              </table:table-cell>
              <table:table-cell office:value-type="float" office:value="45048.9755806719">
                <text:p>45048.9755806719</text:p>
              </table:table-cell>
              <table:table-cell office:value-type="float" office:value="45002.1177881498">
                <text:p>45002.1177881498</text:p>
              </table:table-cell>
              <table:table-cell office:value-type="float" office:value="44968.3089838198">
                <text:p>44968.3089838198</text:p>
              </table:table-cell>
              <table:table-cell office:value-type="float" office:value="44948.3763173646">
                <text:p>44948.3763173646</text:p>
              </table:table-cell>
              <table:table-cell office:value-type="float" office:value="44938.3924708453">
                <text:p>44938.3924708453</text:p>
              </table:table-cell>
            </table:table-row>
            <table:table-row>
              <table:table-cell office:value-type="string">
                <text:p/>
                <draw:g>
                  <svg:desc>'Zdrojová data'.A1:'Zdrojová data'.A1</svg:desc>
                </draw:g>
              </table:table-cell>
              <table:table-cell office:value-type="float" office:value="58435.3258704407">
                <text:p>58435.3258704407</text:p>
                <draw:g>
                  <svg:desc>'Zdrojová data 2'.A34:'Zdrojová data 2'.CV34</svg:desc>
                </draw:g>
              </table:table-cell>
              <table:table-cell office:value-type="float" office:value="54502.498484781">
                <text:p>54502.498484781</text:p>
              </table:table-cell>
              <table:table-cell office:value-type="float" office:value="52186.1350317778">
                <text:p>52186.1350317778</text:p>
              </table:table-cell>
              <table:table-cell office:value-type="float" office:value="51740.0166315743">
                <text:p>51740.0166315743</text:p>
              </table:table-cell>
              <table:table-cell office:value-type="float" office:value="49850.5890127074">
                <text:p>49850.5890127074</text:p>
              </table:table-cell>
              <table:table-cell office:value-type="float" office:value="49850.5890127074">
                <text:p>49850.5890127074</text:p>
              </table:table-cell>
              <table:table-cell office:value-type="float" office:value="49484.5567717471">
                <text:p>49484.5567717471</text:p>
              </table:table-cell>
              <table:table-cell office:value-type="float" office:value="49084.4994765549">
                <text:p>49084.4994765549</text:p>
              </table:table-cell>
              <table:table-cell office:value-type="float" office:value="48350.866526532">
                <text:p>48350.866526532</text:p>
              </table:table-cell>
              <table:table-cell office:value-type="float" office:value="47053.1131364744">
                <text:p>47053.1131364744</text:p>
              </table:table-cell>
              <table:table-cell office:value-type="float" office:value="45338.5587366032">
                <text:p>45338.5587366032</text:p>
              </table:table-cell>
              <table:table-cell office:value-type="float" office:value="44633.9618300887">
                <text:p>44633.9618300887</text:p>
              </table:table-cell>
              <table:table-cell office:value-type="float" office:value="43786.4404034939">
                <text:p>43786.4404034939</text:p>
              </table:table-cell>
              <table:table-cell office:value-type="float" office:value="43703.9359135913">
                <text:p>43703.9359135913</text:p>
              </table:table-cell>
              <table:table-cell office:value-type="float" office:value="42955.2187138507">
                <text:p>42955.2187138507</text:p>
              </table:table-cell>
              <table:table-cell office:value-type="float" office:value="42737.6690867814">
                <text:p>42737.6690867814</text:p>
              </table:table-cell>
              <table:table-cell office:value-type="float" office:value="42737.6690867814">
                <text:p>42737.6690867814</text:p>
              </table:table-cell>
              <table:table-cell office:value-type="float" office:value="42737.6690867814">
                <text:p>42737.6690867814</text:p>
              </table:table-cell>
              <table:table-cell office:value-type="float" office:value="42645.2998683918">
                <text:p>42645.2998683918</text:p>
              </table:table-cell>
              <table:table-cell office:value-type="float" office:value="41225.9874837347">
                <text:p>41225.9874837347</text:p>
              </table:table-cell>
              <table:table-cell office:value-type="float" office:value="41126.8237909159">
                <text:p>41126.8237909159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1099.8713159598">
                <text:p>41099.8713159598</text:p>
              </table:table-cell>
              <table:table-cell office:value-type="float" office:value="40845.2064507997">
                <text:p>40845.2064507997</text:p>
              </table:table-cell>
              <table:table-cell office:value-type="float" office:value="40762.701960897">
                <text:p>40762.701960897</text:p>
              </table:table-cell>
              <table:table-cell office:value-type="float" office:value="40762.701960897">
                <text:p>40762.701960897</text:p>
              </table:table-cell>
              <table:table-cell office:value-type="float" office:value="40762.701960897">
                <text:p>40762.701960897</text:p>
              </table:table-cell>
              <table:table-cell office:value-type="float" office:value="40756.9572641799">
                <text:p>40756.9572641799</text:p>
              </table:table-cell>
              <table:table-cell office:value-type="float" office:value="40732.9741593844">
                <text:p>40732.9741593844</text:p>
              </table:table-cell>
              <table:table-cell office:value-type="float" office:value="40466.4029686256">
                <text:p>40466.4029686256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40152.7732776479">
                <text:p>40152.7732776479</text:p>
              </table:table-cell>
              <table:table-cell office:value-type="float" office:value="39935.7218652338">
                <text:p>39935.7218652338</text:p>
              </table:table-cell>
              <table:table-cell office:value-type="float" office:value="39935.7218652338">
                <text:p>39935.7218652338</text:p>
              </table:table-cell>
              <table:table-cell office:value-type="float" office:value="39935.7218652338">
                <text:p>39935.7218652338</text:p>
              </table:table-cell>
              <table:table-cell office:value-type="float" office:value="39820.7653583785">
                <text:p>39820.7653583785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630.6656607132">
                <text:p>39630.6656607132</text:p>
              </table:table-cell>
              <table:table-cell office:value-type="float" office:value="39533.9025276243">
                <text:p>39533.9025276243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9314.5713900911">
                <text:p>39314.5713900911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779.6338765695">
                <text:p>38779.6338765695</text:p>
              </table:table-cell>
              <table:table-cell office:value-type="float" office:value="38272.208876489">
                <text:p>38272.208876489</text:p>
              </table:table-cell>
              <table:table-cell office:value-type="float" office:value="38272.208876489">
                <text:p>38272.208876489</text:p>
              </table:table-cell>
              <table:table-cell office:value-type="float" office:value="38272.208876489">
                <text:p>38272.208876489</text:p>
              </table:table-cell>
              <table:table-cell office:value-type="float" office:value="38261.4141355007">
                <text:p>38261.4141355007</text:p>
              </table:table-cell>
              <table:table-cell office:value-type="float" office:value="37932.0414971707">
                <text:p>37932.0414971707</text:p>
              </table:table-cell>
              <table:table-cell office:value-type="float" office:value="37890.997141544">
                <text:p>37890.997141544</text:p>
              </table:table-cell>
              <table:table-cell office:value-type="float" office:value="37861.7665477326">
                <text:p>37861.7665477326</text:p>
              </table:table-cell>
              <table:table-cell office:value-type="float" office:value="37861.7665477326">
                <text:p>37861.7665477326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  <table:table-cell office:value-type="float" office:value="37787.3310751833">
                <text:p>37787.33107518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